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63.88mm" svg:y="18.33mm">
            <draw:object draw:notify-on-update-of-ranges="Sheet1.A1:Sheet1.A1 Sheet1.A3100:Sheet1.A3200 Sheet1.B1:Sheet1.B1 Sheet1.B3100:Sheet1.B3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9.2620504991087" calcext:value-type="float">
            <text:p>29.2620504991087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6.8239850741089" calcext:value-type="float">
            <text:p>6.823985074108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8.8981564249639" calcext:value-type="float">
            <text:p>18.8981564249639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4.29682531214283" calcext:value-type="float">
            <text:p>4.29682531214283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1.2062965506716" calcext:value-type="float">
            <text:p>11.2062965506716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6.9849720310245" calcext:value-type="float">
            <text:p>16.9849720310245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2.4945504040404" calcext:value-type="float">
            <text:p>12.4945504040404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1.6570095698746" calcext:value-type="float">
            <text:p>11.6570095698746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6.95328990661428" calcext:value-type="float">
            <text:p>6.9532899066142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10512343487773" calcext:value-type="float">
            <text:p>4.10512343487773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31.8251242291453" calcext:value-type="float">
            <text:p>31.825124229145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4070702428581" calcext:value-type="float">
            <text:p>4.0407070242858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84007194505228" calcext:value-type="float">
            <text:p>4.84007194505228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80.9042149206349" calcext:value-type="float">
            <text:p>80.9042149206349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6.74920973279594" calcext:value-type="float">
            <text:p>6.74920973279594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30.796202979798" calcext:value-type="float">
            <text:p>30.796202979798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7.45878590873016" calcext:value-type="float">
            <text:p>7.4587859087301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9.0547377622232" calcext:value-type="float">
            <text:p>29.0547377622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3717352839105" calcext:value-type="float">
            <text:p>28.3717352839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0043975799201" calcext:value-type="float">
            <text:p>27.0043975799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6068753571429" calcext:value-type="float">
            <text:p>66.60687535714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7122549675325" calcext:value-type="float">
            <text:p>19.71225496753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.1256420659341" calcext:value-type="float">
            <text:p>39.1256420659341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.09966594516594" calcext:value-type="float">
            <text:p>7.0996659451659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5.28967999732859" calcext:value-type="float">
            <text:p>5.28967999732859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15.6549518650794" calcext:value-type="float">
            <text:p>15.6549518650794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8.77577339723591" calcext:value-type="float">
            <text:p>8.7757733972359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.19693297788812" calcext:value-type="float">
            <text:p>8.19693297788812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8.46705913460964" calcext:value-type="float">
            <text:p>8.46705913460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25527868346" calcext:value-type="float">
            <text:p>3.9225527868346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21083452277869" calcext:value-type="float">
            <text:p>3.21083452277869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87.6231545238096" calcext:value-type="float">
            <text:p>87.6231545238096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73987932958635" calcext:value-type="float">
            <text:p>3.739879329586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6996442063492" calcext:value-type="float">
            <text:p>8.36996442063492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15.7268026540682" calcext:value-type="float">
            <text:p>15.7268026540682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20.9244042066822" calcext:value-type="float">
            <text:p>20.9244042066822</text:p>
          </table:table-cell>
        </table:table-row>
        <table:table-row table:style-name="ro1">
          <table:table-cell office:value-type="float" office:value="-3.23" calcext:value-type="float">
            <text:p>-3.23</text:p>
          </table:table-cell>
          <table:table-cell office:value-type="float" office:value="-3.30810518388733" calcext:value-type="float">
            <text:p>-3.30810518388733</text:p>
          </table:table-cell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134.313784209957" calcext:value-type="float">
            <text:p>134.31378420995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8.38609295343545" calcext:value-type="float">
            <text:p>8.38609295343545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6.3645415864691" calcext:value-type="float">
            <text:p>16.364541586469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1.7276831812632" calcext:value-type="float">
            <text:p>21.72768318126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.4972006904762" calcext:value-type="float">
            <text:p>21.4972006904762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0.2435551148851" calcext:value-type="float">
            <text:p>20.2435551148851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58071569369977" calcext:value-type="float">
            <text:p>4.58071569369977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7.93590783238589" calcext:value-type="float">
            <text:p>7.93590783238589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4331322191761" calcext:value-type="float">
            <text:p>4.433132219176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14575759575964" calcext:value-type="float">
            <text:p>3.1457575957596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6.80662330808081" calcext:value-type="float">
            <text:p>6.80662330808081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.75809365000941" calcext:value-type="float">
            <text:p>5.7580936500094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45252094863602" calcext:value-type="float">
            <text:p>3.45252094863602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50173410991169" calcext:value-type="float">
            <text:p>3.50173410991169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11.8807811111111" calcext:value-type="float">
            <text:p>11.880781111111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4.3126315069849" calcext:value-type="float">
            <text:p>4.3126315069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6906903132208" calcext:value-type="float">
            <text:p>2.96906903132208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11.6552424040404" calcext:value-type="float">
            <text:p>11.6552424040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5021905427113" calcext:value-type="float">
            <text:p>3.95021905427113</text:p>
          </table:table-cell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float" office:value="-3.9446715202052" calcext:value-type="float">
            <text:p>-3.9446715202052</text:p>
          </table:table-cell>
        </table:table-row>
        <table:table-row table:style-name="ro1">
          <table:table-cell office:value-type="float" office:value="-0.799999999999997" calcext:value-type="float">
            <text:p>-0.799999999999997</text:p>
          </table:table-cell>
          <table:table-cell office:value-type="float" office:value="-0.190378017483679" calcext:value-type="float">
            <text:p>-0.19037801748367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39580264094693" calcext:value-type="float">
            <text:p>8.39580264094693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92035434713434" calcext:value-type="float">
            <text:p>8.92035434713434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15.4532500352425" calcext:value-type="float">
            <text:p>15.4532500352425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16.4315645238095" calcext:value-type="float">
            <text:p>16.431564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9.6790389087302" calcext:value-type="float">
            <text:p>19.6790389087302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0.2058527020202" calcext:value-type="float">
            <text:p>20.2058527020202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66776592126654" calcext:value-type="float">
            <text:p>1.66776592126654</text:p>
          </table:table-cell>
        </table:table-row>
        <table:table-row table:style-name="ro1">
          <table:table-cell office:value-type="float" office:value="30.17" calcext:value-type="float">
            <text:p>30.17</text:p>
          </table:table-cell>
          <table:table-cell office:value-type="float" office:value="29.3781598437527" calcext:value-type="float">
            <text:p>29.3781598437527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4.34946496404586" calcext:value-type="float">
            <text:p>4.3494649640458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56878363654336" calcext:value-type="float">
            <text:p>4.5687836365433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1.7504754509379" calcext:value-type="float">
            <text:p>21.750475450937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9.8035045743146" calcext:value-type="float">
            <text:p>19.8035045743146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8.67914741991342" calcext:value-type="float">
            <text:p>8.67914741991342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07859943786198" calcext:value-type="float">
            <text:p>4.0785994378619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59304435205131" calcext:value-type="float">
            <text:p>3.5930443520513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1607787128995" calcext:value-type="float">
            <text:p>3.160778712899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.0820836616162" calcext:value-type="float">
            <text:p>15.0820836616162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34.7694485850261" calcext:value-type="float">
            <text:p>34.769448585026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54335618159999" calcext:value-type="float">
            <text:p>3.54335618159999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15.3108842424242" calcext:value-type="float">
            <text:p>15.310884242424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14964440747057" calcext:value-type="float">
            <text:p>1.14964440747057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0.8876804034854" calcext:value-type="float">
            <text:p>20.8876804034854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31171254041588" calcext:value-type="float">
            <text:p>4.31171254041588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4.55420157258529" calcext:value-type="float">
            <text:p>4.5542015725852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7.7057572438673" calcext:value-type="float">
            <text:p>37.705757243867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82610016108457" calcext:value-type="float">
            <text:p>3.82610016108457</text:p>
          </table:table-cell>
        </table:table-row>
        <table:table-row table:style-name="ro1">
          <table:table-cell office:value-type="float" office:value="37.91" calcext:value-type="float">
            <text:p>37.91</text:p>
          </table:table-cell>
          <table:table-cell office:value-type="float" office:value="30.5795779112554" calcext:value-type="float">
            <text:p>30.579577911255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8.8007401517927" calcext:value-type="float">
            <text:p>18.80074015179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2142542261905" calcext:value-type="float">
            <text:p>16.2142542261905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8.64770863780663" calcext:value-type="float">
            <text:p>8.64770863780663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8784019321061" calcext:value-type="float">
            <text:p>3.4878401932106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78845920740371" calcext:value-type="float">
            <text:p>3.7884592074037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1607787128995" calcext:value-type="float">
            <text:p>3.160778712899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6.234561984127" calcext:value-type="float">
            <text:p>16.23456198412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54604168181675" calcext:value-type="float">
            <text:p>3.54604168181675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7.86739970292548" calcext:value-type="float">
            <text:p>7.86739970292548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7.95149946655557" calcext:value-type="float">
            <text:p>7.95149946655557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7102136520526" calcext:value-type="float">
            <text:p>4.071021365205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4179417388167" calcext:value-type="float">
            <text:p>23.41794173881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.2239023556999" calcext:value-type="float">
            <text:p>65.2239023556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6398453923299" calcext:value-type="float">
            <text:p>26.63984539232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7117295400433" calcext:value-type="float">
            <text:p>21.71172954004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9856111237374" calcext:value-type="float">
            <text:p>20.9856111237374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39.2210492063492" calcext:value-type="float">
            <text:p>39.2210492063492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7.59094061577312" calcext:value-type="float">
            <text:p>7.59094061577312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12.0338102222222" calcext:value-type="float">
            <text:p>12.0338102222222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6.07001146692489" calcext:value-type="float">
            <text:p>6.07001146692489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10.432522045732" calcext:value-type="float">
            <text:p>10.43252204573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70480825779834" calcext:value-type="float">
            <text:p>3.7048082577983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6.3791341569542" calcext:value-type="float">
            <text:p>16.379134156954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78603791485223" calcext:value-type="float">
            <text:p>3.78603791485223</text:p>
          </table:table-cell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14.3337202958153" calcext:value-type="float">
            <text:p>14.3337202958153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59.3177941242254" calcext:value-type="float">
            <text:p>59.3177941242254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59.5699375396825" calcext:value-type="float">
            <text:p>59.5699375396825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49.1852303524744" calcext:value-type="float">
            <text:p>49.185230352474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818635866542994" calcext:value-type="float">
            <text:p>0.81863586654299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23980534976997" calcext:value-type="float">
            <text:p>1.23980534976997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53344690237436" calcext:value-type="float">
            <text:p>1.53344690237436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1.1998904761905" calcext:value-type="float">
            <text:p>11.199890476190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15902364002779" calcext:value-type="float">
            <text:p>4.1590236400277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29516614996149" calcext:value-type="float">
            <text:p>4.29516614996149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8.05488532446312" calcext:value-type="float">
            <text:p>8.05488532446312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7.84875289916834" calcext:value-type="float">
            <text:p>7.8487528991683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544057732837" calcext:value-type="float">
            <text:p>3.6544057732837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5.2198242646243" calcext:value-type="float">
            <text:p>15.2198242646243</text:p>
          </table:table-cell>
        </table:table-row>
        <table:table-row table:style-name="ro1">
          <table:table-cell office:value-type="float" office:value="119.43" calcext:value-type="float">
            <text:p>119.43</text:p>
          </table:table-cell>
          <table:table-cell office:value-type="float" office:value="99.5184351731601" calcext:value-type="float">
            <text:p>99.518435173160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4.48961972119184" calcext:value-type="float">
            <text:p>4.48961972119184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0.2360672619048" calcext:value-type="float">
            <text:p>10.2360672619048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17.941298534632" calcext:value-type="float">
            <text:p>17.941298534632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86448937899182" calcext:value-type="float">
            <text:p>4.8644893789918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6563148390198" calcext:value-type="float">
            <text:p>3.66563148390198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9.9165802882206" calcext:value-type="float">
            <text:p>19.916580288220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.07115009451659" calcext:value-type="float">
            <text:p>9.071150094516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2957418656607" calcext:value-type="float">
            <text:p>1.42957418656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0.8596150793651" calcext:value-type="float">
            <text:p>10.8596150793651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96.049323466811" calcext:value-type="float">
            <text:p>96.049323466811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7.62708762092912" calcext:value-type="float">
            <text:p>7.62708762092912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19.4637600595238" calcext:value-type="float">
            <text:p>19.463760059523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9.8960263911089" calcext:value-type="float">
            <text:p>19.8960263911089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15.3189706254856" calcext:value-type="float">
            <text:p>15.3189706254856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61.9454493650794" calcext:value-type="float">
            <text:p>61.9454493650794</text:p>
          </table:table-cell>
        </table:table-row>
        <table:table-row table:style-name="ro1">
          <table:table-cell office:value-type="float" office:value="50.95" calcext:value-type="float">
            <text:p>50.95</text:p>
          </table:table-cell>
          <table:table-cell office:value-type="float" office:value="52.1732168903319" calcext:value-type="float">
            <text:p>52.1732168903319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6.58305676545677" calcext:value-type="float">
            <text:p>6.5830567654567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41355967429086" calcext:value-type="float">
            <text:p>4.4135596742908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51945989707286" calcext:value-type="float">
            <text:p>1.51945989707286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17.7728892918193" calcext:value-type="float">
            <text:p>17.7728892918193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2.7726718253968" calcext:value-type="float">
            <text:p>12.7726718253968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08643807568737" calcext:value-type="float">
            <text:p>4.0864380756873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0320143867324" calcext:value-type="float">
            <text:p>4.00320143867324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2050572979786" calcext:value-type="float">
            <text:p>4.020505729797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1431725952381" calcext:value-type="float">
            <text:p>21.1431725952381</text:p>
          </table:table-cell>
        </table:table-row>
        <table:table-row table:style-name="ro1">
          <table:table-cell office:value-type="float" office:value="75.99" calcext:value-type="float">
            <text:p>75.99</text:p>
          </table:table-cell>
          <table:table-cell office:value-type="float" office:value="59.4329022193362" calcext:value-type="float">
            <text:p>59.432902219336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01012225722308" calcext:value-type="float">
            <text:p>4.01012225722308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6.92272429292929" calcext:value-type="float">
            <text:p>6.92272429292929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4.63717453935272" calcext:value-type="float">
            <text:p>4.63717453935272</text:p>
          </table:table-cell>
        </table:table-row>
        <table:table-row table:style-name="ro1">
          <table:table-cell office:value-type="float" office:value="29.17" calcext:value-type="float">
            <text:p>29.17</text:p>
          </table:table-cell>
          <table:table-cell office:value-type="float" office:value="30.5055848005738" calcext:value-type="float">
            <text:p>30.5055848005738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99661427690899" calcext:value-type="float">
            <text:p>3.99661427690899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4.0892045815086" calcext:value-type="float">
            <text:p>4.0892045815086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115.003784350649" calcext:value-type="float">
            <text:p>115.003784350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7527900863547" calcext:value-type="float">
            <text:p>3.8752790086354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1.2019781132756" calcext:value-type="float">
            <text:p>11.201978113275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.57655912231559" calcext:value-type="float">
            <text:p>6.5765591223155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.4583751298701" calcext:value-type="float">
            <text:p>19.458375129870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6476630442211" calcext:value-type="float">
            <text:p>4.26476630442211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2.6062038510101" calcext:value-type="float">
            <text:p>12.6062038510101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35.4320665474803" calcext:value-type="float">
            <text:p>35.432066547480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64865756115337" calcext:value-type="float">
            <text:p>3.64865756115337</text:p>
          </table:table-cell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33.5381315079365" calcext:value-type="float">
            <text:p>33.538131507936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24161898613361" calcext:value-type="float">
            <text:p>1.24161898613361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80.1776029004329" calcext:value-type="float">
            <text:p>80.1776029004329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82652645096996" calcext:value-type="float">
            <text:p>3.82652645096996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5.8976506271506" calcext:value-type="float">
            <text:p>15.8976506271506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6.9290891525142" calcext:value-type="float">
            <text:p>16.9290891525142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9.0786246861472" calcext:value-type="float">
            <text:p>19.078624686147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5.02714687860337" calcext:value-type="float">
            <text:p>5.02714687860337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9.70858142857143" calcext:value-type="float">
            <text:p>9.70858142857143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48255906187715" calcext:value-type="float">
            <text:p>3.48255906187715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8.3563153932179" calcext:value-type="float">
            <text:p>8.3563153932179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57881962403144" calcext:value-type="float">
            <text:p>4.578819624031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628581497114" calcext:value-type="float">
            <text:p>29.62858149711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12084235332357" calcext:value-type="float">
            <text:p>4.12084235332357</text:p>
          </table:table-cell>
        </table:table-row>
        <table:table-row table:style-name="ro1">
          <table:table-cell office:value-type="float" office:value="148.02" calcext:value-type="float">
            <text:p>148.02</text:p>
          </table:table-cell>
          <table:table-cell office:value-type="float" office:value="114.939113174603" calcext:value-type="float">
            <text:p>114.93911317460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7.38133916666667" calcext:value-type="float">
            <text:p>7.38133916666667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21933638133358" calcext:value-type="float">
            <text:p>4.21933638133358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7.34280935073777" calcext:value-type="float">
            <text:p>7.34280935073777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2.0791513888889" calcext:value-type="float">
            <text:p>12.0791513888889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7.92693417748918" calcext:value-type="float">
            <text:p>7.9269341774891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1.6348363180708" calcext:value-type="float">
            <text:p>21.634836318070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0190778915257" calcext:value-type="float">
            <text:p>4.019077891525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0.2261238675214" calcext:value-type="float">
            <text:p>20.2261238675214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7.74288874458874" calcext:value-type="float">
            <text:p>7.7428887445887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7244870329173" calcext:value-type="float">
            <text:p>4.7244870329173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72530909755154" calcext:value-type="float">
            <text:p>3.72530909755154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4.0546486930014" calcext:value-type="float">
            <text:p>14.0546486930014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93437566493993" calcext:value-type="float">
            <text:p>4.9343756649399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.25009788780664" calcext:value-type="float">
            <text:p>9.2500978878066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2732702581011" calcext:value-type="float">
            <text:p>4.22732702581011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13.132718546176" calcext:value-type="float">
            <text:p>13.132718546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5561745959087" calcext:value-type="float">
            <text:p>4.5561745959087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8.62678005890308" calcext:value-type="float">
            <text:p>8.626780058903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.4468834273183" calcext:value-type="float">
            <text:p>31.4468834273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.1246425930736" calcext:value-type="float">
            <text:p>23.12464259307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4495614314525" calcext:value-type="float">
            <text:p>17.44956143145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0190890451868" calcext:value-type="float">
            <text:p>16.0190890451868</text:p>
          </table:table-cell>
        </table:table-row>
        <table:table-row table:style-name="ro1">
          <table:table-cell office:value-type="float" office:value="51.39" calcext:value-type="float">
            <text:p>51.39</text:p>
          </table:table-cell>
          <table:table-cell office:value-type="float" office:value="53.9798448214286" calcext:value-type="float">
            <text:p>53.97984482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6829500290105" calcext:value-type="float">
            <text:p>3.5682950029010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.80067017564789" calcext:value-type="float">
            <text:p>3.80067017564789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17.0159626724387" calcext:value-type="float">
            <text:p>17.01596267243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8197566341991" calcext:value-type="float">
            <text:p>38.8197566341991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15.026670104618" calcext:value-type="float">
            <text:p>115.026670104618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6.77431163758025" calcext:value-type="float">
            <text:p>6.77431163758025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8.07542722800506" calcext:value-type="float">
            <text:p>8.0754272280050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10564807277057" calcext:value-type="float">
            <text:p>4.10564807277057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5.98042136431308" calcext:value-type="float">
            <text:p>5.98042136431308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7.39384733982684" calcext:value-type="float">
            <text:p>7.39384733982684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21.6716173124098" calcext:value-type="float">
            <text:p>21.6716173124098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78.3712768290044" calcext:value-type="float">
            <text:p>78.3712768290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0490712574395" calcext:value-type="float">
            <text:p>3.9049071257439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8.15437036976912" calcext:value-type="float">
            <text:p>8.1543703697691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0.0994624542124" calcext:value-type="float">
            <text:p>20.099462454212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0.1814921608947" calcext:value-type="float">
            <text:p>20.1814921608947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58.029949563492" calcext:value-type="float">
            <text:p>58.029949563492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89424823818835" calcext:value-type="float">
            <text:p>3.89424823818835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7.0936759365079" calcext:value-type="float">
            <text:p>17.0936759365079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4.11274306275023" calcext:value-type="float">
            <text:p>4.11274306275023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12.3647787680375" calcext:value-type="float">
            <text:p>12.3647787680375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7.87520795539973" calcext:value-type="float">
            <text:p>7.8752079553997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96021513516469" calcext:value-type="float">
            <text:p>3.96021513516469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.90657718797154" calcext:value-type="float">
            <text:p>3.9065771879715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0.1432050813076" calcext:value-type="float">
            <text:p>10.1432050813076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6.38897082167832" calcext:value-type="float">
            <text:p>6.3889708216783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22001255321251" calcext:value-type="float">
            <text:p>4.22001255321251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37.245164339827" calcext:value-type="float">
            <text:p>137.24516433982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09261896181189" calcext:value-type="float">
            <text:p>4.09261896181189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8.09712274584892" calcext:value-type="float">
            <text:p>8.09712274584892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2.0731503806977" calcext:value-type="float">
            <text:p>12.073150380697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9.8910429789655" calcext:value-type="float">
            <text:p>19.8910429789655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27.2842198268398" calcext:value-type="float">
            <text:p>27.284219826839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24516579022719" calcext:value-type="float">
            <text:p>3.24516579022719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89597574846071" calcext:value-type="float">
            <text:p>3.8959757484607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73893752642166" calcext:value-type="float">
            <text:p>3.7389375264216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21960333524167" calcext:value-type="float">
            <text:p>1.2196033352416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3.279664018759" calcext:value-type="float">
            <text:p>23.27966401875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1828306064349" calcext:value-type="float">
            <text:p>3.4182830606434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8.14550726911977" calcext:value-type="float">
            <text:p>8.1455072691197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.64951563369425" calcext:value-type="float">
            <text:p>8.6495156336942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.5376986435786" calcext:value-type="float">
            <text:p>17.537698643578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92655250538814" calcext:value-type="float">
            <text:p>3.9265525053881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38608411680512" calcext:value-type="float">
            <text:p>3.38608411680512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9.701435995671" calcext:value-type="float">
            <text:p>9.701435995671</text:p>
          </table:table-cell>
        </table:table-row>
        <table:table-row table:style-name="ro1">
          <table:table-cell office:value-type="float" office:value="30.98" calcext:value-type="float">
            <text:p>30.98</text:p>
          </table:table-cell>
          <table:table-cell office:value-type="float" office:value="37.9388476098901" calcext:value-type="float">
            <text:p>37.9388476098901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56271142127279" calcext:value-type="float">
            <text:p>3.5627114212727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70121476126094" calcext:value-type="float">
            <text:p>3.7012147612609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8.6540807481407" calcext:value-type="float">
            <text:p>18.654080748140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15962278553147" calcext:value-type="float">
            <text:p>8.15962278553147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11.8680996988796" calcext:value-type="float">
            <text:p>11.8680996988796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0.9858420890221" calcext:value-type="float">
            <text:p>10.9858420890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8929190546676" calcext:value-type="float">
            <text:p>10.8929190546676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38.3274553174603" calcext:value-type="float">
            <text:p>38.3274553174603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59292598497775" calcext:value-type="float">
            <text:p>3.59292598497775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6.68570785853036" calcext:value-type="float">
            <text:p>6.6857078585303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8.76523871101121" calcext:value-type="float">
            <text:p>8.76523871101121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37.5895142099567" calcext:value-type="float">
            <text:p>37.5895142099567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81642062922754" calcext:value-type="float">
            <text:p>3.81642062922754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5.66513062692139" calcext:value-type="float">
            <text:p>5.66513062692139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11.7776607650683" calcext:value-type="float">
            <text:p>11.7776607650683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9.11844821866774" calcext:value-type="float">
            <text:p>9.11844821866774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64011828457844" calcext:value-type="float">
            <text:p>3.6401182845784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24285253208183" calcext:value-type="float">
            <text:p>3.2428525320818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13988549480883" calcext:value-type="float">
            <text:p>3.139885494808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.6771546302309" calcext:value-type="float">
            <text:p>21.6771546302309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21.5376941378066" calcext:value-type="float">
            <text:p>21.53769413780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2.66089271645" calcext:value-type="float">
            <text:p>152.6608927164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94310485939719" calcext:value-type="float">
            <text:p>3.94310485939719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53494384301031" calcext:value-type="float">
            <text:p>3.5349438430103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0.9071486510711" calcext:value-type="float">
            <text:p>10.907148651071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.4318452777778" calcext:value-type="float">
            <text:p>19.4318452777778</text:p>
          </table:table-cell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12.9820568253968" calcext:value-type="float">
            <text:p>12.9820568253968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7.3328802741703" calcext:value-type="float">
            <text:p>17.3328802741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5472726133344" calcext:value-type="float">
            <text:p>7.05472726133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3609545907728" calcext:value-type="float">
            <text:p>3.9360954590772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9.0100514285714" calcext:value-type="float">
            <text:p>19.010051428571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1.0465037521645" calcext:value-type="float">
            <text:p>11.0465037521645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55.9545868982684" calcext:value-type="float">
            <text:p>55.9545868982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.1328672265512" calcext:value-type="float">
            <text:p>36.1328672265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7357480590775" calcext:value-type="float">
            <text:p>0.0387357480590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3050629220779" calcext:value-type="float">
            <text:p>22.30506292207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1275260930736" calcext:value-type="float">
            <text:p>23.1275260930736</text:p>
          </table:table-cell>
        </table:table-row>
        <table:table-row table:style-name="ro1">
          <table:table-cell office:value-type="float" office:value="39.11" calcext:value-type="float">
            <text:p>39.11</text:p>
          </table:table-cell>
          <table:table-cell office:value-type="float" office:value="52.1595297763348" calcext:value-type="float">
            <text:p>52.1595297763348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41.9591174404762" calcext:value-type="float">
            <text:p>41.959117440476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21135355490794" calcext:value-type="float">
            <text:p>1.21135355490794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6.05470750930872" calcext:value-type="float">
            <text:p>6.05470750930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2654805536662" calcext:value-type="float">
            <text:p>3.4265480553666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7401888264865" calcext:value-type="float">
            <text:p>3.740188826486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58864902187209" calcext:value-type="float">
            <text:p>3.58864902187209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.98679216313279" calcext:value-type="float">
            <text:p>2.98679216313279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6.92321308837508" calcext:value-type="float">
            <text:p>6.92321308837508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9.90446844805195" calcext:value-type="float">
            <text:p>9.90446844805195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98652469300834" calcext:value-type="float">
            <text:p>3.98652469300834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9.20477206893107" calcext:value-type="float">
            <text:p>9.20477206893107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9.72954866294524" calcext:value-type="float">
            <text:p>9.72954866294524</text:p>
          </table:table-cell>
        </table:table-row>
        <table:table-row table:style-name="ro1">
          <table:table-cell office:value-type="float" office:value="8.146" calcext:value-type="float">
            <text:p>8.146</text:p>
          </table:table-cell>
          <table:table-cell office:value-type="float" office:value="12.2909483730159" calcext:value-type="float">
            <text:p>12.2909483730159</text:p>
          </table:table-cell>
        </table:table-row>
        <table:table-row table:style-name="ro1">
          <table:table-cell office:value-type="float" office:value="20.386" calcext:value-type="float">
            <text:p>20.386</text:p>
          </table:table-cell>
          <table:table-cell office:value-type="float" office:value="28.8669400674603" calcext:value-type="float">
            <text:p>28.8669400674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8068238095238" calcext:value-type="float">
            <text:p>8.58068238095238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59.2515872301587" calcext:value-type="float">
            <text:p>59.2515872301587</text:p>
          </table:table-cell>
        </table:table-row>
        <table:table-row table:style-name="ro1">
          <table:table-cell office:value-type="float" office:value="99.53" calcext:value-type="float">
            <text:p>99.53</text:p>
          </table:table-cell>
          <table:table-cell office:value-type="float" office:value="83.0806413492064" calcext:value-type="float">
            <text:p>83.080641349206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89131846106239" calcext:value-type="float">
            <text:p>3.89131846106239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67649448046149" calcext:value-type="float">
            <text:p>3.676494480461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0465047263847" calcext:value-type="float">
            <text:p>27.0465047263847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21.2194406926407" calcext:value-type="float">
            <text:p>21.219440692640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.80601811050061" calcext:value-type="float">
            <text:p>6.8060181105006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0028129853543" calcext:value-type="float">
            <text:p>4.30028129853543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14361584915223" calcext:value-type="float">
            <text:p>4.14361584915223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3.5424191664381" calcext:value-type="float">
            <text:p>23.5424191664381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11004610023341" calcext:value-type="float">
            <text:p>4.11004610023341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4.05268143005034" calcext:value-type="float">
            <text:p>4.05268143005034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65.1236114285714" calcext:value-type="float">
            <text:p>65.123611428571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4168832340664" calcext:value-type="float">
            <text:p>3.9416883234066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5.122050506882" calcext:value-type="float">
            <text:p>15.122050506882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14.1284101458264" calcext:value-type="float">
            <text:p>14.1284101458264</text:p>
          </table:table-cell>
        </table:table-row>
        <table:table-row table:style-name="ro1">
          <table:table-cell office:value-type="float" office:value="30.895" calcext:value-type="float">
            <text:p>30.895</text:p>
          </table:table-cell>
          <table:table-cell office:value-type="float" office:value="42.6135238600289" calcext:value-type="float">
            <text:p>42.613523860028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904651188388" calcext:value-type="float">
            <text:p>3.63904651188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4.1099651538978" calcext:value-type="float">
            <text:p>4.1099651538978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1.7356482650683" calcext:value-type="float">
            <text:p>11.735648265068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41786698063349" calcext:value-type="float">
            <text:p>4.41786698063349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7.07872908203493" calcext:value-type="float">
            <text:p>7.0787290820349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62495397094032" calcext:value-type="float">
            <text:p>4.6249539709403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2.1791879076479" calcext:value-type="float">
            <text:p>22.1791879076479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7.09118353954474" calcext:value-type="float">
            <text:p>7.0911835395447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3980534976997" calcext:value-type="float">
            <text:p>1.23980534976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3159091250948" calcext:value-type="float">
            <text:p>3.431590912509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9037260894661" calcext:value-type="float">
            <text:p>17.9037260894661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2.8878249386724" calcext:value-type="float">
            <text:p>42.8878249386724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2.3806826587302" calcext:value-type="float">
            <text:p>12.3806826587302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0.960564512987" calcext:value-type="float">
            <text:p>10.960564512987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54419402230836" calcext:value-type="float">
            <text:p>4.54419402230836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2.0116968253968" calcext:value-type="float">
            <text:p>12.0116968253968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19.4779887968975" calcext:value-type="float">
            <text:p>19.477988796897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9.4378898489011" calcext:value-type="float">
            <text:p>19.437889848901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5517837166178" calcext:value-type="float">
            <text:p>3.45517837166178</text:p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29.1077027605934" calcext:value-type="float">
            <text:p>29.107702760593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12.3238958492063" calcext:value-type="float">
            <text:p>12.323895849206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0790876459951" calcext:value-type="float">
            <text:p>1.60790876459951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5.4481148665224" calcext:value-type="float">
            <text:p>15.4481148665224</text:p>
          </table:table-cell>
        </table:table-row>
        <table:table-row table:style-name="ro1">
          <table:table-cell office:value-type="float" office:value="96.68" calcext:value-type="float">
            <text:p>96.68</text:p>
          </table:table-cell>
          <table:table-cell office:value-type="float" office:value="86.3443691416916" calcext:value-type="float">
            <text:p>86.3443691416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8.73129943322582" calcext:value-type="float">
            <text:p>8.73129943322582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6.99841958433329" calcext:value-type="float">
            <text:p>6.99841958433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7.68421056666228" calcext:value-type="float">
            <text:p>7.68421056666228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3.218613510101" calcext:value-type="float">
            <text:p>33.21861351010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88421325792856" calcext:value-type="float">
            <text:p>3.88421325792856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98970596838266" calcext:value-type="float">
            <text:p>3.98970596838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0.8103394627595" calcext:value-type="float">
            <text:p>10.810339462759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58208069449171" calcext:value-type="float">
            <text:p>3.582080694491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9972920527185" calcext:value-type="float">
            <text:p>2.7997292052718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1.6768325396825" calcext:value-type="float">
            <text:p>41.6768325396825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65723454650416" calcext:value-type="float">
            <text:p>4.65723454650416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.0577949229325" calcext:value-type="float">
            <text:p>4.0577949229325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91966033827457" calcext:value-type="float">
            <text:p>8.91966033827457</text:p>
          </table:table-cell>
        </table:table-row>
        <table:table-row table:style-name="ro1">
          <table:table-cell office:value-type="float" office:value="42.27" calcext:value-type="float">
            <text:p>42.27</text:p>
          </table:table-cell>
          <table:table-cell office:value-type="float" office:value="36.041534491342" calcext:value-type="float">
            <text:p>36.04153449134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.89327587964344" calcext:value-type="float">
            <text:p>3.8932758796434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.47356270809302" calcext:value-type="float">
            <text:p>4.47356270809302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8.0563335912698" calcext:value-type="float">
            <text:p>28.0563335912698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19.3221570634921" calcext:value-type="float">
            <text:p>19.3221570634921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7.92690057422859" calcext:value-type="float">
            <text:p>7.9269005742285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.34539098926932" calcext:value-type="float">
            <text:p>4.34539098926932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.16691447438673" calcext:value-type="float">
            <text:p>7.1669144743867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9697224947642" calcext:value-type="float">
            <text:p>3.69697224947642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6.3926770751634" calcext:value-type="float">
            <text:p>6.392677075163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51570402827826" calcext:value-type="float">
            <text:p>4.515704028278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5120434379509" calcext:value-type="float">
            <text:p>24.5120434379509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3.13405662739729" calcext:value-type="float">
            <text:p>3.134056627397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4518422492785" calcext:value-type="float">
            <text:p>44.45184224927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8520395589965" calcext:value-type="float">
            <text:p>26.85203955899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34083626443" calcext:value-type="float">
            <text:p>18.340836264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.2288534036797" calcext:value-type="float">
            <text:p>46.2288534036797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118.063147238456" calcext:value-type="float">
            <text:p>118.06314723845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74345598762491" calcext:value-type="float">
            <text:p>3.74345598762491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6.85236541636142" calcext:value-type="float">
            <text:p>6.85236541636142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8.8561149098124" calcext:value-type="float">
            <text:p>18.8561149098124</text:p>
          </table:table-cell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21.2823000486458" calcext:value-type="float">
            <text:p>21.2823000486458</text:p>
          </table:table-cell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23.7459012229437" calcext:value-type="float">
            <text:p>23.7459012229437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6.80980021062271" calcext:value-type="float">
            <text:p>6.80980021062271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10.7153492030192" calcext:value-type="float">
            <text:p>10.7153492030192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2.0702209793311" calcext:value-type="float">
            <text:p>12.0702209793311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13.6246482142857" calcext:value-type="float">
            <text:p>13.624648214285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15087375556291" calcext:value-type="float">
            <text:p>3.15087375556291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29697704755013" calcext:value-type="float">
            <text:p>4.29697704755013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17.150829715701" calcext:value-type="float">
            <text:p>17.150829715701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11.5127777816628" calcext:value-type="float">
            <text:p>11.5127777816628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8.95701109307359" calcext:value-type="float">
            <text:p>8.95701109307359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2.0739621484072" calcext:value-type="float">
            <text:p>12.0739621484072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7.60459198497581" calcext:value-type="float">
            <text:p>7.60459198497581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52063234888576" calcext:value-type="float">
            <text:p>4.52063234888576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53839680488439" calcext:value-type="float">
            <text:p>7.5383968048843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.17401503402153" calcext:value-type="float">
            <text:p>7.17401503402153</text:p>
          </table:table-cell>
        </table:table-row>
        <table:table-row table:style-name="ro1">
          <table:table-cell office:value-type="float" office:value="43.97" calcext:value-type="float">
            <text:p>43.97</text:p>
          </table:table-cell>
          <table:table-cell office:value-type="float" office:value="70.8487062103175" calcext:value-type="float">
            <text:p>70.8487062103175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38.2505551748252" calcext:value-type="float">
            <text:p>38.2505551748252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7.06594867148374" calcext:value-type="float">
            <text:p>7.0659486714837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6.5185063297813" calcext:value-type="float">
            <text:p>16.5185063297813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7.0240038905826" calcext:value-type="float">
            <text:p>7.0240038905826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77531372421815" calcext:value-type="float">
            <text:p>4.775313724218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.04219432943176" calcext:value-type="float">
            <text:p>4.04219432943176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92.7546672619047" calcext:value-type="float">
            <text:p>92.754667261904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12572885552154" calcext:value-type="float">
            <text:p>4.12572885552154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10.3454757903208" calcext:value-type="float">
            <text:p>10.34547579032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.4440108730159" calcext:value-type="float">
            <text:p>21.444010873015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6.4362726111389" calcext:value-type="float">
            <text:p>16.4362726111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6892962308053" calcext:value-type="float">
            <text:p>3.86892962308053</text:p>
          </table:table-cell>
        </table:table-row>
        <table:table-row table:style-name="ro1">
          <table:table-cell office:value-type="float" office:value="39.77" calcext:value-type="float">
            <text:p>39.77</text:p>
          </table:table-cell>
          <table:table-cell office:value-type="float" office:value="40.5384649819625" calcext:value-type="float">
            <text:p>40.538464981962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42136908109617" calcext:value-type="float">
            <text:p>4.42136908109617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13265104108757" calcext:value-type="float">
            <text:p>4.132651041087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5615276486292" calcext:value-type="float">
            <text:p>25.5615276486292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5.07058968583704" calcext:value-type="float">
            <text:p>5.07058968583704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98652469300834" calcext:value-type="float">
            <text:p>3.9865246930083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5.07058968583704" calcext:value-type="float">
            <text:p>5.07058968583704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04.694254574315" calcext:value-type="float">
            <text:p>104.694254574315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19.0255690981241" calcext:value-type="float">
            <text:p>19.0255690981241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89422884163663" calcext:value-type="float">
            <text:p>3.89422884163663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12.5469260314685" calcext:value-type="float">
            <text:p>12.546926031468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1.6913473334998" calcext:value-type="float">
            <text:p>11.6913473334998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11.3748482611833" calcext:value-type="float">
            <text:p>11.3748482611833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4.0949945375186" calcext:value-type="float">
            <text:p>4.0949945375186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75531521899957" calcext:value-type="float">
            <text:p>3.75531521899957</text:p>
          </table:table-cell>
        </table:table-row>
        <table:table-row table:style-name="ro1">
          <table:table-cell office:value-type="float" office:value="61.53" calcext:value-type="float">
            <text:p>61.53</text:p>
          </table:table-cell>
          <table:table-cell office:value-type="float" office:value="43.2979152619048" calcext:value-type="float">
            <text:p>43.2979152619048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.77300733613699" calcext:value-type="float">
            <text:p>3.77300733613699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7.8908318203855" calcext:value-type="float">
            <text:p>7.8908318203855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8.43557347763348" calcext:value-type="float">
            <text:p>8.43557347763348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.26459530220347" calcext:value-type="float">
            <text:p>4.264595302203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4879260533911" calcext:value-type="float">
            <text:p>28.4879260533911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6.31136833460263" calcext:value-type="float">
            <text:p>6.31136833460263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69624779165279" calcext:value-type="float">
            <text:p>8.69624779165279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29247453878028" calcext:value-type="float">
            <text:p>1.29247453878028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.77171757687435" calcext:value-type="float">
            <text:p>3.7717175768743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4.27543208071782" calcext:value-type="float">
            <text:p>4.27543208071782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.73779866328117" calcext:value-type="float">
            <text:p>7.737798663281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.890029031746" calcext:value-type="float">
            <text:p>47.890029031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122525" calcext:value-type="float">
            <text:p>12.12252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6.73217043775669" calcext:value-type="float">
            <text:p>6.7321704377566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9.2948886904762" calcext:value-type="float">
            <text:p>19.2948886904762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1.586621475469" calcext:value-type="float">
            <text:p>31.58662147546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3649876873683" calcext:value-type="float">
            <text:p>4.3649876873683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35.2497896030358" calcext:value-type="float">
            <text:p>35.2497896030358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11039656546291" calcext:value-type="float">
            <text:p>4.11039656546291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29.2692042856327" calcext:value-type="float">
            <text:p>29.269204285632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24409572424603" calcext:value-type="float">
            <text:p>4.24409572424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401791848989" calcext:value-type="float">
            <text:p>3.84017918489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5673546259296" calcext:value-type="float">
            <text:p>15.567354625929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0490932725569" calcext:value-type="float">
            <text:p>4.20490932725569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6.94694870851371" calcext:value-type="float">
            <text:p>6.94694870851371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9.17422853951604" calcext:value-type="float">
            <text:p>9.17422853951604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7.94160024422328" calcext:value-type="float">
            <text:p>7.94160024422328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11.6607795634921" calcext:value-type="float">
            <text:p>11.6607795634921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27.2930522979798" calcext:value-type="float">
            <text:p>27.293052297979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.94925254364681" calcext:value-type="float">
            <text:p>2.94925254364681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8.33747732378732" calcext:value-type="float">
            <text:p>8.3374773237873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5561745959087" calcext:value-type="float">
            <text:p>4.556174595908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0.2896622538572" calcext:value-type="float">
            <text:p>20.2896622538572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7.33730885864136" calcext:value-type="float">
            <text:p>7.33730885864136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6.69717009307359" calcext:value-type="float">
            <text:p>6.69717009307359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7.1775413961039" calcext:value-type="float">
            <text:p>7.1775413961039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7.85207495225363" calcext:value-type="float">
            <text:p>7.8520749522536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35.2589228749029" calcext:value-type="float">
            <text:p>35.258922874902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31955661113599" calcext:value-type="float">
            <text:p>3.31955661113599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18.7493639087302" calcext:value-type="float">
            <text:p>18.749363908730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164496030619" calcext:value-type="float">
            <text:p>1.4164496030619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23980534976997" calcext:value-type="float">
            <text:p>1.23980534976997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5.75801153051412" calcext:value-type="float">
            <text:p>5.7580115305141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51508995454952" calcext:value-type="float">
            <text:p>1.51508995454952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96.0276371428572" calcext:value-type="float">
            <text:p>96.0276371428572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4.5244652705628" calcext:value-type="float">
            <text:p>94.5244652705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2433796027352" calcext:value-type="float">
            <text:p>3.8243379602735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76603853226174" calcext:value-type="float">
            <text:p>3.7660385322617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8.6718641117216" calcext:value-type="float">
            <text:p>18.6718641117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2023482539683" calcext:value-type="float">
            <text:p>17.2023482539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5522480568451" calcext:value-type="float">
            <text:p>6.4552248056845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2.7229131753247" calcext:value-type="float">
            <text:p>12.7229131753247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94.3456117063492" calcext:value-type="float">
            <text:p>94.345611706349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86065657647908" calcext:value-type="float">
            <text:p>6.860656576479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.180601504329" calcext:value-type="float">
            <text:p>50.1806015043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.4353606904762" calcext:value-type="float">
            <text:p>29.43536069047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3198351569264" calcext:value-type="float">
            <text:p>23.3198351569264</text:p>
          </table:table-cell>
        </table:table-row>
        <table:table-row table:style-name="ro1">
          <table:table-cell office:value-type="float" office:value="41.145" calcext:value-type="float">
            <text:p>41.145</text:p>
          </table:table-cell>
          <table:table-cell office:value-type="float" office:value="60.4018684108947" calcext:value-type="float">
            <text:p>60.4018684108947</text:p>
          </table:table-cell>
        </table:table-row>
        <table:table-row table:style-name="ro1">
          <table:table-cell office:value-type="float" office:value="12.255" calcext:value-type="float">
            <text:p>12.255</text:p>
          </table:table-cell>
          <table:table-cell office:value-type="float" office:value="20.1093286309524" calcext:value-type="float">
            <text:p>20.1093286309524</text:p>
          </table:table-cell>
        </table:table-row>
        <table:table-row table:style-name="ro1">
          <table:table-cell office:value-type="float" office:value="39.82" calcext:value-type="float">
            <text:p>39.82</text:p>
          </table:table-cell>
          <table:table-cell office:value-type="float" office:value="40.0448969516594" calcext:value-type="float">
            <text:p>40.0448969516594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7.39317758555382" calcext:value-type="float">
            <text:p>7.39317758555382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9.95041900685425" calcext:value-type="float">
            <text:p>9.95041900685425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6.64958557359308" calcext:value-type="float">
            <text:p>6.64958557359308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8.74718271339772" calcext:value-type="float">
            <text:p>8.74718271339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14803354922855" calcext:value-type="float">
            <text:p>7.14803354922855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9.75168992424242" calcext:value-type="float">
            <text:p>9.75168992424242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1.5392966705517" calcext:value-type="float">
            <text:p>11.5392966705517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13110705805407" calcext:value-type="float">
            <text:p>3.13110705805407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8612950013638" calcext:value-type="float">
            <text:p>3.48612950013638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1.5518199040404" calcext:value-type="float">
            <text:p>11.5518199040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6542538770485" calcext:value-type="float">
            <text:p>3.96542538770485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7.45393180474798" calcext:value-type="float">
            <text:p>7.45393180474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8019110087231" calcext:value-type="float">
            <text:p>6.08019110087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1984883179892" calcext:value-type="float">
            <text:p>7.1984883179892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43.6100651046176" calcext:value-type="float">
            <text:p>43.6100651046176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7.65138880952381" calcext:value-type="float">
            <text:p>7.6513888095238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64405078849749" calcext:value-type="float">
            <text:p>1.6440507884974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3742618517812" calcext:value-type="float">
            <text:p>3.3742618517812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7.11715744228" calcext:value-type="float">
            <text:p>37.11715744228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3.88056757895829" calcext:value-type="float">
            <text:p>3.88056757895829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5.6236320862471" calcext:value-type="float">
            <text:p>15.6236320862471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8.08378770977388" calcext:value-type="float">
            <text:p>8.0837877097738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95917989908719" calcext:value-type="float">
            <text:p>3.95917989908719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5.34060971247105" calcext:value-type="float">
            <text:p>5.34060971247105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95936709356476" calcext:value-type="float">
            <text:p>3.95936709356476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18.29528604798" calcext:value-type="float">
            <text:p>118.29528604798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7.59403125983494" calcext:value-type="float">
            <text:p>7.59403125983494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5.9669651717727" calcext:value-type="float">
            <text:p>15.9669651717727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76299261380708" calcext:value-type="float">
            <text:p>3.76299261380708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22.4748925025063" calcext:value-type="float">
            <text:p>22.4748925025063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18097369817488" calcext:value-type="float">
            <text:p>3.1809736981748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8.0898666540404" calcext:value-type="float">
            <text:p>18.0898666540404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6.8462792380952" calcext:value-type="float">
            <text:p>16.846279238095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4.8213872445887" calcext:value-type="float">
            <text:p>14.82138724458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.3818988798701" calcext:value-type="float">
            <text:p>39.3818988798701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7.99842048851275" calcext:value-type="float">
            <text:p>7.9984204885127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01960617435477" calcext:value-type="float">
            <text:p>4.01960617435477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11.9227797039072" calcext:value-type="float">
            <text:p>11.9227797039072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1.7279347538573" calcext:value-type="float">
            <text:p>11.727934753857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27824037537767" calcext:value-type="float">
            <text:p>4.27824037537767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54642021155339" calcext:value-type="float">
            <text:p>4.5464202115533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.31055700036075" calcext:value-type="float">
            <text:p>6.31055700036075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27.9150143629149" calcext:value-type="float">
            <text:p>27.9150143629149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4.168637027417" calcext:value-type="float">
            <text:p>14.16863702741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13840433879555" calcext:value-type="float">
            <text:p>3.13840433879555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2165654909796" calcext:value-type="float">
            <text:p>4.02165654909796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1.5286165551116" calcext:value-type="float">
            <text:p>11.5286165551116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79779734184865" calcext:value-type="float">
            <text:p>3.79779734184865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55.9571844416858" calcext:value-type="float">
            <text:p>55.9571844416858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7.0911826037851" calcext:value-type="float">
            <text:p>7.0911826037851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20.06188302886" calcext:value-type="float">
            <text:p>20.0618830288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7.355825988456" calcext:value-type="float">
            <text:p>17.3558259884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89408895382999" calcext:value-type="float">
            <text:p>3.89408895382999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2.98073178783882" calcext:value-type="float">
            <text:p>2.9807317878388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42972003426744" calcext:value-type="float">
            <text:p>3.42972003426744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37.1006572527473" calcext:value-type="float">
            <text:p>37.100657252747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45512687540884" calcext:value-type="float">
            <text:p>3.45512687540884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7.5363714466089" calcext:value-type="float">
            <text:p>37.5363714466089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58241938992242" calcext:value-type="float">
            <text:p>4.58241938992242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7.85404004245754" calcext:value-type="float">
            <text:p>7.8540400424575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6.62794356676004" calcext:value-type="float">
            <text:p>6.6279435667600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16855013601334" calcext:value-type="float">
            <text:p>4.1685501360133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70217176788375" calcext:value-type="float">
            <text:p>7.70217176788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36826416249367" calcext:value-type="float">
            <text:p>3.3682641624936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13902842260577" calcext:value-type="float">
            <text:p>4.1390284226057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66180181714568" calcext:value-type="float">
            <text:p>3.66180181714568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7.39382236970959" calcext:value-type="float">
            <text:p>7.39382236970959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4.9135617857143" calcext:value-type="float">
            <text:p>14.9135617857143</text:p>
          </table:table-cell>
        </table:table-row>
        <table:table-row table:style-name="ro1">
          <table:table-cell office:value-type="float" office:value="38.19" calcext:value-type="float">
            <text:p>38.19</text:p>
          </table:table-cell>
          <table:table-cell office:value-type="float" office:value="43.6950894585349" calcext:value-type="float">
            <text:p>43.6950894585349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10739395163523" calcext:value-type="float">
            <text:p>3.10739395163523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9.6160142965368" calcext:value-type="float">
            <text:p>9.6160142965368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6.95309474838249" calcext:value-type="float">
            <text:p>6.953094748382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.8983232738095" calcext:value-type="float">
            <text:p>59.8983232738095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7.53097600518376" calcext:value-type="float">
            <text:p>7.53097600518376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1.1749261868687" calcext:value-type="float">
            <text:p>11.174926186868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51771246907588" calcext:value-type="float">
            <text:p>4.51771246907588</text:p>
          </table:table-cell>
        </table:table-row>
        <table:table-row table:style-name="ro1">
          <table:table-cell office:value-type="float" office:value="35.39" calcext:value-type="float">
            <text:p>35.39</text:p>
          </table:table-cell>
          <table:table-cell office:value-type="float" office:value="26.6116878485959" calcext:value-type="float">
            <text:p>26.611687848595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0.5927836363636" calcext:value-type="float">
            <text:p>20.592783636363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56134391801705" calcext:value-type="float">
            <text:p>2.56134391801705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8.3412523358586" calcext:value-type="float">
            <text:p>18.3412523358586</text:p>
          </table:table-cell>
        </table:table-row>
        <table:table-row table:style-name="ro1">
          <table:table-cell office:value-type="float" office:value="27.185" calcext:value-type="float">
            <text:p>27.185</text:p>
          </table:table-cell>
          <table:table-cell office:value-type="float" office:value="38.9156961746032" calcext:value-type="float">
            <text:p>38.9156961746032</text:p>
          </table:table-cell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31.4550410606061" calcext:value-type="float">
            <text:p>31.4550410606061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0.0544397023809" calcext:value-type="float">
            <text:p>10.0544397023809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83.792479520202" calcext:value-type="float">
            <text:p>83.792479520202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15.8330854695305" calcext:value-type="float">
            <text:p>15.8330854695305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5.6306936111111" calcext:value-type="float">
            <text:p>15.6306936111111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31.039334491342" calcext:value-type="float">
            <text:p>31.03933449134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8929756064256" calcext:value-type="float">
            <text:p>3.8929756064256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8.11597849373464" calcext:value-type="float">
            <text:p>8.11597849373464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8.36743034992785" calcext:value-type="float">
            <text:p>8.3674303499278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66749551522171" calcext:value-type="float">
            <text:p>3.66749551522171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62.102585515873" calcext:value-type="float">
            <text:p>62.1025855158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.6578150793651" calcext:value-type="float">
            <text:p>56.6578150793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339050886442" calcext:value-type="float">
            <text:p>17.3390508864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.6119611976912" calcext:value-type="float">
            <text:p>34.6119611976912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31.4513932828283" calcext:value-type="float">
            <text:p>31.4513932828283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53007942343869" calcext:value-type="float">
            <text:p>4.53007942343869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.1378003909979" calcext:value-type="float">
            <text:p>17.137800390997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48410363216849" calcext:value-type="float">
            <text:p>6.4841036321684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2.9755801333627" calcext:value-type="float">
            <text:p>2.9755801333627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9.42970476534577" calcext:value-type="float">
            <text:p>9.42970476534577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6.38571663308913" calcext:value-type="float">
            <text:p>6.38571663308913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.2336307972583" calcext:value-type="float">
            <text:p>8.233630797258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87263519339206" calcext:value-type="float">
            <text:p>4.87263519339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7.4975087842713" calcext:value-type="float">
            <text:p>27.497508784271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.84206297397047" calcext:value-type="float">
            <text:p>8.8420629739704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3.5818900642136" calcext:value-type="float">
            <text:p>33.5818900642136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27556712403773" calcext:value-type="float">
            <text:p>4.27556712403773</text:p>
          </table:table-cell>
        </table:table-row>
        <table:table-row table:style-name="ro1">
          <table:table-cell table:style-name="ce1" office:value-type="float" office:value="4.44089209850063E-016" calcext:value-type="float">
            <text:p>4.44E-16</text:p>
          </table:table-cell>
          <table:table-cell office:value-type="float" office:value="-0.00391525576054507" calcext:value-type="float">
            <text:p>-0.00391525576054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80452542898278" calcext:value-type="float">
            <text:p>5.80452542898278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19.8535936165224" calcext:value-type="float">
            <text:p>19.8535936165224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15.283370468143" calcext:value-type="float">
            <text:p>15.283370468143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14.005561489899" calcext:value-type="float">
            <text:p>14.005561489899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59.8246125856252" calcext:value-type="float">
            <text:p>59.8246125856252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7.73048515096015" calcext:value-type="float">
            <text:p>7.73048515096015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6.9113700968476" calcext:value-type="float">
            <text:p>6.911370096847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82475920850733" calcext:value-type="float">
            <text:p>3.82475920850733</text:p>
          </table:table-cell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29.5168449858681" calcext:value-type="float">
            <text:p>29.5168449858681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10.4483122264957" calcext:value-type="float">
            <text:p>10.44831222649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4952225041625" calcext:value-type="float">
            <text:p>9.34952225041625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58.9718160091461" calcext:value-type="float">
            <text:p>58.971816009146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6.17596333333334" calcext:value-type="float">
            <text:p>6.17596333333334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14.0393212987013" calcext:value-type="float">
            <text:p>14.0393212987013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15.5600189116439" calcext:value-type="float">
            <text:p>15.560018911643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98130970846364" calcext:value-type="float">
            <text:p>3.98130970846364</text:p>
          </table:table-cell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19.485633521645" calcext:value-type="float">
            <text:p>19.48563352164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.90874430187613" calcext:value-type="float">
            <text:p>5.908744301876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4610619588745" calcext:value-type="float">
            <text:p>44.4610619588745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23.8482836111111" calcext:value-type="float">
            <text:p>23.848283611111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87417053276041" calcext:value-type="float">
            <text:p>3.8741705327604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80338033618724" calcext:value-type="float">
            <text:p>3.80338033618724</text:p>
          </table:table-cell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22.0751678968254" calcext:value-type="float">
            <text:p>22.075167896825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5.69585059264126" calcext:value-type="float">
            <text:p>5.69585059264126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6.48663644438895" calcext:value-type="float">
            <text:p>6.48663644438895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9.3065000595238" calcext:value-type="float">
            <text:p>29.3065000595238</text:p>
          </table:table-cell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18.0376733809524" calcext:value-type="float">
            <text:p>18.0376733809524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33.0714901073316" calcext:value-type="float">
            <text:p>33.0714901073316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0.9671084307359" calcext:value-type="float">
            <text:p>10.967108430735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70456150984428" calcext:value-type="float">
            <text:p>1.70456150984428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0.6923108044733" calcext:value-type="float">
            <text:p>10.6923108044733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34.856706038961" calcext:value-type="float">
            <text:p>34.85670603896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9.72733814213564" calcext:value-type="float">
            <text:p>9.72733814213564</text:p>
          </table:table-cell>
        </table:table-row>
        <table:table-row table:style-name="ro1">
          <table:table-cell office:value-type="float" office:value="129.78" calcext:value-type="float">
            <text:p>129.78</text:p>
          </table:table-cell>
          <table:table-cell office:value-type="float" office:value="102.883501533189" calcext:value-type="float">
            <text:p>102.883501533189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9.06199978513153" calcext:value-type="float">
            <text:p>9.06199978513153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6.61618007469654" calcext:value-type="float">
            <text:p>6.6161800746965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.13278617935986" calcext:value-type="float">
            <text:p>8.13278617935986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33.3484097510822" calcext:value-type="float">
            <text:p>33.3484097510822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9.71490529248529" calcext:value-type="float">
            <text:p>9.7149052924852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1198231240981" calcext:value-type="float">
            <text:p>6.11198231240981</text:p>
          </table:table-cell>
        </table:table-row>
        <table:table-row table:style-name="ro1">
          <table:table-cell table:style-name="ce1" office:value-type="float" office:value="-8.88178419700125E-016" calcext:value-type="float">
            <text:p>-8.88E-16</text:p>
          </table:table-cell>
          <table:table-cell office:value-type="float" office:value="-0.038803739512118" calcext:value-type="float">
            <text:p>-0.038803739512118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11.7854728174603" calcext:value-type="float">
            <text:p>11.7854728174603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5.39309343578936" calcext:value-type="float">
            <text:p>5.39309343578936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60952087038854" calcext:value-type="float">
            <text:p>4.6095208703885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9.16456301928464" calcext:value-type="float">
            <text:p>9.16456301928464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4.0617583008658" calcext:value-type="float">
            <text:p>14.0617583008658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.7206943939394" calcext:value-type="float">
            <text:p>17.7206943939394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8.10947289951475" calcext:value-type="float">
            <text:p>8.109472899514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.2286917352092" calcext:value-type="float">
            <text:p>31.22869173520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0119585515873" calcext:value-type="float">
            <text:p>42.0119585515873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5.83761301175948" calcext:value-type="float">
            <text:p>5.8376130117594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3399783098853" calcext:value-type="float">
            <text:p>1.3339978309885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9.1900332037815" calcext:value-type="float">
            <text:p>29.19003320378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.9287515842491" calcext:value-type="float">
            <text:p>36.928751584249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0.3157872538573" calcext:value-type="float">
            <text:p>20.315787253857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7096941041292" calcext:value-type="float">
            <text:p>3.7096941041292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79.6949287301587" calcext:value-type="float">
            <text:p>79.6949287301587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23.159408949939" calcext:value-type="float">
            <text:p>23.159408949939</text:p>
          </table:table-cell>
        </table:table-row>
        <table:table-row table:style-name="ro1">
          <table:table-cell office:value-type="float" office:value="40.67" calcext:value-type="float">
            <text:p>40.67</text:p>
          </table:table-cell>
          <table:table-cell office:value-type="float" office:value="34.5546184054834" calcext:value-type="float">
            <text:p>34.5546184054834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21.0608569368687" calcext:value-type="float">
            <text:p>21.0608569368687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47.9176019717782" calcext:value-type="float">
            <text:p>47.917601971778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94468302319128" calcext:value-type="float">
            <text:p>3.94468302319128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12.3830596284271" calcext:value-type="float">
            <text:p>12.3830596284271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6.22985941774892" calcext:value-type="float">
            <text:p>6.22985941774892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4.4642937085137" calcext:value-type="float">
            <text:p>14.464293708513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5424582035187" calcext:value-type="float">
            <text:p>5.5424582035187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3475964531229" calcext:value-type="float">
            <text:p>3.63475964531229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20.0802432936508" calcext:value-type="float">
            <text:p>20.0802432936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7.68873545248621" calcext:value-type="float">
            <text:p>7.6887354524862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39864888546585" calcext:value-type="float">
            <text:p>1.39864888546585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19.558717409812" calcext:value-type="float">
            <text:p>119.55871740981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4.25419460736331" calcext:value-type="float">
            <text:p>4.25419460736331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1.8008560949835" calcext:value-type="float">
            <text:p>11.8008560949835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17.1537961402486" calcext:value-type="float">
            <text:p>17.1537961402486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17.3326438639139" calcext:value-type="float">
            <text:p>17.332643863913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58825677022309" calcext:value-type="float">
            <text:p>4.58825677022309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6.90094882570208" calcext:value-type="float">
            <text:p>6.90094882570208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35.8156532539683" calcext:value-type="float">
            <text:p>35.81565325396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.2444645734821" calcext:value-type="float">
            <text:p>29.2444645734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.8617064757465" calcext:value-type="float">
            <text:p>55.8617064757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9023053336941" calcext:value-type="float">
            <text:p>19.90230533369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.0724425772838" calcext:value-type="float">
            <text:p>35.0724425772838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.61844906289025" calcext:value-type="float">
            <text:p>7.61844906289025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11115442510455" calcext:value-type="float">
            <text:p>3.11115442510455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12.4333520238095" calcext:value-type="float">
            <text:p>12.433352023809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913507994399" calcext:value-type="float">
            <text:p>4.1913507994399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11.1948541838717" calcext:value-type="float">
            <text:p>11.1948541838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2023946737828" calcext:value-type="float">
            <text:p>3.22023946737828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14865045298088" calcext:value-type="float">
            <text:p>3.14865045298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924109512987" calcext:value-type="float">
            <text:p>11.924109512987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31.3260105050505" calcext:value-type="float">
            <text:p>31.326010505050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7331077557074" calcext:value-type="float">
            <text:p>4.27331077557074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39484774571407" calcext:value-type="float">
            <text:p>4.39484774571407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17.3935170093795" calcext:value-type="float">
            <text:p>17.393517009379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32231927147951" calcext:value-type="float">
            <text:p>1.3223192714795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7.8488112992878" calcext:value-type="float">
            <text:p>7.8488112992878</text:p>
          </table:table-cell>
        </table:table-row>
        <table:table-row table:style-name="ro1">
          <table:table-cell office:value-type="float" office:value="18.162" calcext:value-type="float">
            <text:p>18.162</text:p>
          </table:table-cell>
          <table:table-cell office:value-type="float" office:value="25.7017608145743" calcext:value-type="float">
            <text:p>25.7017608145743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0.5057576966089" calcext:value-type="float">
            <text:p>20.5057576966089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16.1057460732323" calcext:value-type="float">
            <text:p>16.1057460732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6937603876679" calcext:value-type="float">
            <text:p>16.6937603876679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5.7628607201909" calcext:value-type="float">
            <text:p>5.7628607201909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6.47103688095238" calcext:value-type="float">
            <text:p>6.471036880952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.4016670238095" calcext:value-type="float">
            <text:p>41.401667023809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.2770136507937" calcext:value-type="float">
            <text:p>18.277013650793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59272549409725" calcext:value-type="float">
            <text:p>4.59272549409725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1.7811983953546" calcext:value-type="float">
            <text:p>21.7811983953546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7.88231330277566" calcext:value-type="float">
            <text:p>7.88231330277566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6.91598059608692" calcext:value-type="float">
            <text:p>6.91598059608692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17992832298986" calcext:value-type="float">
            <text:p>4.17992832298986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29.5851146462982" calcext:value-type="float">
            <text:p>29.5851146462982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8.6115710537646" calcext:value-type="float">
            <text:p>8.611571053764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9771310429817" calcext:value-type="float">
            <text:p>2.9771310429817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4.85697339406273" calcext:value-type="float">
            <text:p>4.8569733940627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.10512718102904" calcext:value-type="float">
            <text:p>5.10512718102904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14.2479106673882" calcext:value-type="float">
            <text:p>14.2479106673882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15.3432697546898" calcext:value-type="float">
            <text:p>15.343269754689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8442445663147" calcext:value-type="float">
            <text:p>4.2844244566314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10437131522981" calcext:value-type="float">
            <text:p>3.10437131522981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8.1400964461859" calcext:value-type="float">
            <text:p>8.1400964461859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0.3291044733045" calcext:value-type="float">
            <text:p>40.329104473304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53771189856587" calcext:value-type="float">
            <text:p>3.53771189856587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6.93411523015873" calcext:value-type="float">
            <text:p>6.93411523015873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6.95674896825397" calcext:value-type="float">
            <text:p>6.9567489682539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3.7833087669553" calcext:value-type="float">
            <text:p>13.7833087669553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21.4508956832612" calcext:value-type="float">
            <text:p>21.4508956832612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8.0600151734046" calcext:value-type="float">
            <text:p>8.0600151734046</text:p>
          </table:table-cell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18.1012731543457" calcext:value-type="float">
            <text:p>18.1012731543457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42.6471523665223" calcext:value-type="float">
            <text:p>42.6471523665223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7.82205866605617" calcext:value-type="float">
            <text:p>7.82205866605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37.8615556929182" calcext:value-type="float">
            <text:p>37.8615556929182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7.03162065531087" calcext:value-type="float">
            <text:p>7.0316206553108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99114121795091" calcext:value-type="float">
            <text:p>0.59911412179509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108536703357439" calcext:value-type="float">
            <text:p>0.108536703357439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7.13738814574315" calcext:value-type="float">
            <text:p>7.137388145743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90770256119023" calcext:value-type="float">
            <text:p>0.790770256119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9972920527185" calcext:value-type="float">
            <text:p>2.79972920527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3560326257077" calcext:value-type="float">
            <text:p>8.93560326257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9.443692976191" calcext:value-type="float">
            <text:p>169.443692976191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31.0813806313131" calcext:value-type="float">
            <text:p>31.08138063131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.7881876623377" calcext:value-type="float">
            <text:p>75.788187662337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5.85483223475871" calcext:value-type="float">
            <text:p>5.85483223475871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2304730681643" calcext:value-type="float">
            <text:p>4.2304730681643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30.4249471619981" calcext:value-type="float">
            <text:p>30.4249471619981</text:p>
          </table:table-cell>
        </table:table-row>
        <table:table-row table:style-name="ro1">
          <table:table-cell office:value-type="float" office:value="44.91" calcext:value-type="float">
            <text:p>44.91</text:p>
          </table:table-cell>
          <table:table-cell office:value-type="float" office:value="38.7307693542568" calcext:value-type="float">
            <text:p>38.73076935425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5746525642314" calcext:value-type="float">
            <text:p>4.15746525642314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15.0160777849928" calcext:value-type="float">
            <text:p>15.0160777849928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7.39485850366008" calcext:value-type="float">
            <text:p>7.3948585036600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98476859732392" calcext:value-type="float">
            <text:p>3.98476859732392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15.5975836152736" calcext:value-type="float">
            <text:p>15.5975836152736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50914312536847" calcext:value-type="float">
            <text:p>4.50914312536847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9.51580077705628" calcext:value-type="float">
            <text:p>9.5158007770562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7.29991413144046" calcext:value-type="float">
            <text:p>7.29991413144046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.6171883039501" calcext:value-type="float">
            <text:p>4.6171883039501</text:p>
          </table:table-cell>
        </table:table-row>
        <table:table-row table:style-name="ro1">
          <table:table-cell office:value-type="float" office:value="10.155" calcext:value-type="float">
            <text:p>10.155</text:p>
          </table:table-cell>
          <table:table-cell office:value-type="float" office:value="14.4397732734488" calcext:value-type="float">
            <text:p>14.4397732734488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9.83782485569985" calcext:value-type="float">
            <text:p>9.83782485569985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6.52594668650794" calcext:value-type="float">
            <text:p>6.52594668650794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42615960467671" calcext:value-type="float">
            <text:p>3.42615960467671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8.8186963924964" calcext:value-type="float">
            <text:p>18.8186963924964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7.84879031972249" calcext:value-type="float">
            <text:p>7.8487903197224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1.1040033730159" calcext:value-type="float">
            <text:p>21.1040033730159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62326840140656" calcext:value-type="float">
            <text:p>4.62326840140656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8.10801092532468" calcext:value-type="float">
            <text:p>8.10801092532468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8.15064933743158" calcext:value-type="float">
            <text:p>8.1506493374315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9.609986482684" calcext:value-type="float">
            <text:p>19.609986482684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28.8944364231602" calcext:value-type="float">
            <text:p>28.894436423160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.2644815242927" calcext:value-type="float">
            <text:p>6.2644815242927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23301898613361" calcext:value-type="float">
            <text:p>1.2330189861336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38499964494656" calcext:value-type="float">
            <text:p>2.38499964494656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22.2112617864358" calcext:value-type="float">
            <text:p>22.2112617864358</text:p>
          </table:table-cell>
        </table:table-row>
        <table:table-row table:style-name="ro1">
          <table:table-cell office:value-type="float" office:value="101.53" calcext:value-type="float">
            <text:p>101.53</text:p>
          </table:table-cell>
          <table:table-cell office:value-type="float" office:value="114.960905642136" calcext:value-type="float">
            <text:p>114.960905642136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6.63577105391634" calcext:value-type="float">
            <text:p>6.6357710539163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23642292085285" calcext:value-type="float">
            <text:p>1.23642292085285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00.942568387446" calcext:value-type="float">
            <text:p>100.9425683874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8109551111513" calcext:value-type="float">
            <text:p>4.18109551111513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7.40340904789655" calcext:value-type="float">
            <text:p>7.4034090478965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99930812202307" calcext:value-type="float">
            <text:p>3.99930812202307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36.6736879004329" calcext:value-type="float">
            <text:p>36.6736879004329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5.84116617041455" calcext:value-type="float">
            <text:p>5.84116617041455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2.7267814303752" calcext:value-type="float">
            <text:p>12.7267814303752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55427843965103" calcext:value-type="float">
            <text:p>3.55427843965103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9.59938115440116" calcext:value-type="float">
            <text:p>9.59938115440116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7.4090108297258" calcext:value-type="float">
            <text:p>17.40901082972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.2244771320346" calcext:value-type="float">
            <text:p>30.2244771320346</text:p>
          </table:table-cell>
        </table:table-row>
        <table:table-row table:style-name="ro1">
          <table:table-cell office:value-type="float" office:value="249.5" calcext:value-type="float">
            <text:p>249.5</text:p>
          </table:table-cell>
          <table:table-cell office:value-type="float" office:value="227.479214880952" calcext:value-type="float">
            <text:p>227.479214880952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88.5232229906205" calcext:value-type="float">
            <text:p>88.523222990620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1.4088130735931" calcext:value-type="float">
            <text:p>21.4088130735931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8.66884823422968" calcext:value-type="float">
            <text:p>8.6688482342296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8.181251991342" calcext:value-type="float">
            <text:p>18.181251991342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35866869760544" calcext:value-type="float">
            <text:p>4.35866869760544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38.28195752886" calcext:value-type="float">
            <text:p>38.2819575288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93533659427391" calcext:value-type="float">
            <text:p>3.9353365942739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8.3480936363636" calcext:value-type="float">
            <text:p>18.3480936363636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3.42621342322297" calcext:value-type="float">
            <text:p>3.42621342322297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7.1660573315296" calcext:value-type="float">
            <text:p>37.16605733152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.8761281622544" calcext:value-type="float">
            <text:p>51.8761281622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.5641110641026" calcext:value-type="float">
            <text:p>29.56411106410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.0602380738706" calcext:value-type="float">
            <text:p>39.06023807387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9819951248196" calcext:value-type="float">
            <text:p>23.9819951248196</text:p>
          </table:table-cell>
        </table:table-row>
        <table:table-row table:style-name="ro1">
          <table:table-cell office:value-type="float" office:value="50.23" calcext:value-type="float">
            <text:p>50.23</text:p>
          </table:table-cell>
          <table:table-cell office:value-type="float" office:value="47.8686698762838" calcext:value-type="float">
            <text:p>47.868669876283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43493040701767" calcext:value-type="float">
            <text:p>4.43493040701767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4.3680542308247" calcext:value-type="float">
            <text:p>14.36805423082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.0057439285714" calcext:value-type="float">
            <text:p>32.0057439285714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10.1569620376845" calcext:value-type="float">
            <text:p>10.156962037684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40267579079417" calcext:value-type="float">
            <text:p>1.40267579079417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.73132361275531" calcext:value-type="float">
            <text:p>4.7313236127553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9479848830773" calcext:value-type="float">
            <text:p>3.9479848830773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00694995762755" calcext:value-type="float">
            <text:p>4.00694995762755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16373542685483" calcext:value-type="float">
            <text:p>3.16373542685483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20.6010957738095" calcext:value-type="float">
            <text:p>20.6010957738095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1.9173068303334" calcext:value-type="float">
            <text:p>11.9173068303334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1.1394669264069" calcext:value-type="float">
            <text:p>11.1394669264069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7.08465933434599" calcext:value-type="float">
            <text:p>7.08465933434599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10.0918268740981" calcext:value-type="float">
            <text:p>10.0918268740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0788362545788" calcext:value-type="float">
            <text:p>22.0788362545788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0.4460220578686" calcext:value-type="float">
            <text:p>10.4460220578686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9.10004293650793" calcext:value-type="float">
            <text:p>9.10004293650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7735340851371" calcext:value-type="float">
            <text:p>10.7735340851371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13.0337364112554" calcext:value-type="float">
            <text:p>13.033736411255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23980534976997" calcext:value-type="float">
            <text:p>1.23980534976997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00.604670569986" calcext:value-type="float">
            <text:p>100.604670569986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41104321006131" calcext:value-type="float">
            <text:p>4.4110432100613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8109551111513" calcext:value-type="float">
            <text:p>4.18109551111513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7.9718561940837" calcext:value-type="float">
            <text:p>7.971856194083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66803820617818" calcext:value-type="float">
            <text:p>3.6680382061781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9.1510868881119" calcext:value-type="float">
            <text:p>19.151086888111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1.2508840277778" calcext:value-type="float">
            <text:p>21.250884027777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24161898613361" calcext:value-type="float">
            <text:p>1.24161898613361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.54399494222739" calcext:value-type="float">
            <text:p>3.54399494222739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7.62642335629157" calcext:value-type="float">
            <text:p>7.62642335629157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7.7030340173715" calcext:value-type="float">
            <text:p>17.703034017371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7205461247672" calcext:value-type="float">
            <text:p>3.47205461247672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46156104182373" calcext:value-type="float">
            <text:p>4.4615610418237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5.27314960278284" calcext:value-type="float">
            <text:p>5.27314960278284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22.484388991342" calcext:value-type="float">
            <text:p>22.484388991342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72.2166547099567" calcext:value-type="float">
            <text:p>72.216654709956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71339556656506" calcext:value-type="float">
            <text:p>3.71339556656506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6.92307144660895" calcext:value-type="float">
            <text:p>6.92307144660895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95440931517606" calcext:value-type="float">
            <text:p>3.9544093151760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9.7175592246642" calcext:value-type="float">
            <text:p>19.7175592246642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24.395804527417" calcext:value-type="float">
            <text:p>24.39580452741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7.31486104090354" calcext:value-type="float">
            <text:p>7.31486104090354</text:p>
          </table:table-cell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47.68224748557" calcext:value-type="float">
            <text:p>47.6822474855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5826481079317" calcext:value-type="float">
            <text:p>4.45826481079317</text:p>
          </table:table-cell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18.6096518975469" calcext:value-type="float">
            <text:p>18.6096518975469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47069807770007" calcext:value-type="float">
            <text:p>7.47069807770007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7.78463358585859" calcext:value-type="float">
            <text:p>7.78463358585859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0.3773572128852" calcext:value-type="float">
            <text:p>20.3773572128852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80926643661894" calcext:value-type="float">
            <text:p>3.8092664366189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62615647192718" calcext:value-type="float">
            <text:p>1.62615647192718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7.22018908815041" calcext:value-type="float">
            <text:p>7.2201890881504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17851248065296" calcext:value-type="float">
            <text:p>3.1785124806529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2.4587207753358" calcext:value-type="float">
            <text:p>12.458720775335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66214848381234" calcext:value-type="float">
            <text:p>3.66214848381234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2.8569957936508" calcext:value-type="float">
            <text:p>12.8569957936508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9.11115026751027" calcext:value-type="float">
            <text:p>9.11115026751027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.63407375457747" calcext:value-type="float">
            <text:p>7.6340737545774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97332789099234" calcext:value-type="float">
            <text:p>3.9733278909923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4.9394594246032" calcext:value-type="float">
            <text:p>24.9394594246032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97167780794649" calcext:value-type="float">
            <text:p>3.97167780794649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9.8768975829726" calcext:value-type="float">
            <text:p>29.876897582972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.69147287712287" calcext:value-type="float">
            <text:p>9.69147287712287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8.8618050396825" calcext:value-type="float">
            <text:p>38.8618050396825</text:p>
          </table:table-cell>
        </table:table-row>
        <table:table-row table:style-name="ro1">
          <table:table-cell office:value-type="float" office:value="109.75" calcext:value-type="float">
            <text:p>109.75</text:p>
          </table:table-cell>
          <table:table-cell office:value-type="float" office:value="92.6389536706349" calcext:value-type="float">
            <text:p>92.6389536706349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12.0817853823954" calcext:value-type="float">
            <text:p>12.0817853823954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8.87575172135435" calcext:value-type="float">
            <text:p>8.8757517213543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0.1172434065934" calcext:value-type="float">
            <text:p>20.117243406593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04302534894082" calcext:value-type="float">
            <text:p>4.04302534894082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56.979264163908" calcext:value-type="float">
            <text:p>56.979264163908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2.3099263888889" calcext:value-type="float">
            <text:p>22.3099263888889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8.04146845579972" calcext:value-type="float">
            <text:p>8.04146845579972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35.6697316507937" calcext:value-type="float">
            <text:p>35.6697316507937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6.31529531279178" calcext:value-type="float">
            <text:p>6.31529531279178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8.87301062409813" calcext:value-type="float">
            <text:p>8.8730106240981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43342867534429" calcext:value-type="float">
            <text:p>3.43342867534429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31.490159988164" calcext:value-type="float">
            <text:p>31.490159988164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120.99354531746" calcext:value-type="float">
            <text:p>120.99354531746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.47186340504006" calcext:value-type="float">
            <text:p>4.47186340504006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15.5373540568321" calcext:value-type="float">
            <text:p>15.5373540568321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6.69842628271728" calcext:value-type="float">
            <text:p>6.69842628271728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4.50148225284605" calcext:value-type="float">
            <text:p>4.5014822528460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95659699486608" calcext:value-type="float">
            <text:p>3.95659699486608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27.3688883333333" calcext:value-type="float">
            <text:p>27.3688883333333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69786450828881" calcext:value-type="float">
            <text:p>3.69786450828881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7.53792173988903" calcext:value-type="float">
            <text:p>7.5379217398890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6.13935888422035" calcext:value-type="float">
            <text:p>6.13935888422035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2.000863474803" calcext:value-type="float">
            <text:p>22.00086347480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945412038120862" calcext:value-type="float">
            <text:p>0.945412038120862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690981007670529" calcext:value-type="float">
            <text:p>0.690981007670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4544953805916" calcext:value-type="float">
            <text:p>16.45449538059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90770256119023" calcext:value-type="float">
            <text:p>0.79077025611902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7.1805588492063" calcext:value-type="float">
            <text:p>37.1805588492063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120.832986774892" calcext:value-type="float">
            <text:p>120.83298677489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20327325396826" calcext:value-type="float">
            <text:p>7.20327325396826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0.430447965368" calcext:value-type="float">
            <text:p>10.43044796536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9.50342044011544" calcext:value-type="float">
            <text:p>9.50342044011544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3.0081583549784" calcext:value-type="float">
            <text:p>13.008158354978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89688635203732" calcext:value-type="float">
            <text:p>3.89688635203732</text:p>
          </table:table-cell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23.8391444285714" calcext:value-type="float">
            <text:p>23.839144428571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5735999714253" calcext:value-type="float">
            <text:p>4.573599971425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.6961731748807" calcext:value-type="float">
            <text:p>19.6961731748807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6.42776681870031" calcext:value-type="float">
            <text:p>6.427766818700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0213174664225" calcext:value-type="float">
            <text:p>23.0213174664225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8.9291203246753" calcext:value-type="float">
            <text:p>18.9291203246753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6.34745517218076" calcext:value-type="float">
            <text:p>6.3474551721807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.93575510822511" calcext:value-type="float">
            <text:p>7.93575510822511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33.2962682420357" calcext:value-type="float">
            <text:p>33.296268242035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705803852715121" calcext:value-type="float">
            <text:p>0.705803852715121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10.0991767593518" calcext:value-type="float">
            <text:p>10.099176759351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6.13732679491089" calcext:value-type="float">
            <text:p>6.1373267949108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2820978876245" calcext:value-type="float">
            <text:p>4.1282097887624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0952873593903" calcext:value-type="float">
            <text:p>4.00952873593903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7.61066964688121" calcext:value-type="float">
            <text:p>7.61066964688121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6.0059486724387" calcext:value-type="float">
            <text:p>16.0059486724387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90375055369086" calcext:value-type="float">
            <text:p>3.90375055369086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8.99957362265512" calcext:value-type="float">
            <text:p>8.9995736226551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4.12608898633466" calcext:value-type="float">
            <text:p>4.1260889863346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6286289389281" calcext:value-type="float">
            <text:p>3.628628938928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90770256119023" calcext:value-type="float">
            <text:p>0.790770256119023</text:p>
          </table:table-cell>
        </table:table-row>
        <table:table-row table:style-name="ro1">
          <table:table-cell office:value-type="float" office:value="36.92" calcext:value-type="float">
            <text:p>36.92</text:p>
          </table:table-cell>
          <table:table-cell office:value-type="float" office:value="27.8190743464868" calcext:value-type="float">
            <text:p>27.8190743464868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88.0358093073593" calcext:value-type="float">
            <text:p>88.0358093073593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1.3200461994949" calcext:value-type="float">
            <text:p>11.320046199494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8.79546666594516" calcext:value-type="float">
            <text:p>8.79546666594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8799256382506" calcext:value-type="float">
            <text:p>8.58799256382506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16.3355522444222" calcext:value-type="float">
            <text:p>16.3355522444222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7.4556676326451" calcext:value-type="float">
            <text:p>17.4556676326451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4.8245948989899" calcext:value-type="float">
            <text:p>14.8245948989899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6.68108348748474" calcext:value-type="float">
            <text:p>6.68108348748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7715588782606" calcext:value-type="float">
            <text:p>18.7715588782606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1.8661164862915" calcext:value-type="float">
            <text:p>11.8661164862915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23.7024593253968" calcext:value-type="float">
            <text:p>23.7024593253968</text:p>
          </table:table-cell>
        </table:table-row>
        <table:table-row table:style-name="ro1">
          <table:table-cell office:value-type="float" office:value="37.46" calcext:value-type="float">
            <text:p>37.46</text:p>
          </table:table-cell>
          <table:table-cell office:value-type="float" office:value="36.9149326161616" calcext:value-type="float">
            <text:p>36.9149326161616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29.6094327074315" calcext:value-type="float">
            <text:p>29.6094327074315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522891011498" calcext:value-type="float">
            <text:p>4.522891011498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7.73389594894321" calcext:value-type="float">
            <text:p>7.73389594894321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33.7316437234987" calcext:value-type="float">
            <text:p>33.731643723498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62411594162415" calcext:value-type="float">
            <text:p>1.62411594162415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0.0026247380952" calcext:value-type="float">
            <text:p>10.0026247380952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25.8121048160173" calcext:value-type="float">
            <text:p>25.812104816017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.50710365069381" calcext:value-type="float">
            <text:p>7.5071036506938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50744147745085" calcext:value-type="float">
            <text:p>3.50744147745085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9.98654002919302" calcext:value-type="float">
            <text:p>9.9865400291930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.82382226673746" calcext:value-type="float">
            <text:p>3.82382226673746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2.1980893298368" calcext:value-type="float">
            <text:p>12.1980893298368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0.2138435227273" calcext:value-type="float">
            <text:p>10.2138435227273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0.8871908333333" calcext:value-type="float">
            <text:p>10.8871908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.6670322077922" calcext:value-type="float">
            <text:p>45.6670322077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7578097077922" calcext:value-type="float">
            <text:p>19.75780970779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7140686883949" calcext:value-type="float">
            <text:p>33.71406868839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5820552496115" calcext:value-type="float">
            <text:p>22.5820552496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8585945436508" calcext:value-type="float">
            <text:p>13.858594543650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6.95791141780522" calcext:value-type="float">
            <text:p>6.95791141780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80504210586799" calcext:value-type="float">
            <text:p>7.805042105867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0643610750361" calcext:value-type="float">
            <text:p>5.5064361075036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30780260481284" calcext:value-type="float">
            <text:p>1.3078026048128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44565723520632" calcext:value-type="float">
            <text:p>3.44565723520632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11.3605028646354" calcext:value-type="float">
            <text:p>11.3605028646354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8.47356255772006" calcext:value-type="float">
            <text:p>8.47356255772006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22.1239568555056" calcext:value-type="float">
            <text:p>22.1239568555056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40216619498966" calcext:value-type="float">
            <text:p>1.40216619498966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4.10541313112258" calcext:value-type="float">
            <text:p>4.10541313112258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35.0183825865801" calcext:value-type="float">
            <text:p>35.018382586580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5.20166141728343" calcext:value-type="float">
            <text:p>5.20166141728343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4.52695258509129" calcext:value-type="float">
            <text:p>4.52695258509129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26463347722639" calcext:value-type="float">
            <text:p>3.264633477226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.3639519733045" calcext:value-type="float">
            <text:p>41.3639519733045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7.0818181998557" calcext:value-type="float">
            <text:p>7.081818199855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43057949753122" calcext:value-type="float">
            <text:p>8.4305794975312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8.25348518398269" calcext:value-type="float">
            <text:p>8.2534851839826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43332264757173" calcext:value-type="float">
            <text:p>7.4333226475717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49846505656285" calcext:value-type="float">
            <text:p>4.4984650565628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35523486873133" calcext:value-type="float">
            <text:p>4.355234868731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6.91525287843478" calcext:value-type="float">
            <text:p>6.9152528784347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61880257095734" calcext:value-type="float">
            <text:p>1.618802570957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90770256119023" calcext:value-type="float">
            <text:p>0.790770256119023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6.1610582936508" calcext:value-type="float">
            <text:p>16.1610582936508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4.8145895382395" calcext:value-type="float">
            <text:p>24.8145895382395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7.459106926864" calcext:value-type="float">
            <text:p>37.45910692686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319031266211" calcext:value-type="float">
            <text:p>1.60319031266211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6.16914250593851" calcext:value-type="float">
            <text:p>6.16914250593851</text:p>
          </table:table-cell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40.7765056536797" calcext:value-type="float">
            <text:p>40.7765056536797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.02328906042315" calcext:value-type="float">
            <text:p>6.0232890604231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.11528388275614" calcext:value-type="float">
            <text:p>6.11528388275614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9.21018282419942" calcext:value-type="float">
            <text:p>9.21018282419942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6.05636432238341" calcext:value-type="float">
            <text:p>6.05636432238341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60.2820592261905" calcext:value-type="float">
            <text:p>60.282059226190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56037301707966" calcext:value-type="float">
            <text:p>4.56037301707966</text:p>
          </table:table-cell>
        </table:table-row>
        <table:table-row table:style-name="ro1">
          <table:table-cell office:value-type="float" office:value="55.48" calcext:value-type="float">
            <text:p>55.48</text:p>
          </table:table-cell>
          <table:table-cell office:value-type="float" office:value="43.4084200357143" calcext:value-type="float">
            <text:p>43.4084200357143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15.5952626587302" calcext:value-type="float">
            <text:p>15.595262658730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2.3672532306256" calcext:value-type="float">
            <text:p>12.3672532306256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12.1876099603175" calcext:value-type="float">
            <text:p>12.1876099603175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11.9513056526807" calcext:value-type="float">
            <text:p>11.951305652680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.075660021645" calcext:value-type="float">
            <text:p>17.075660021645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82873978980695" calcext:value-type="float">
            <text:p>3.82873978980695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5798158239875" calcext:value-type="float">
            <text:p>4.5798158239875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4.9317740781441" calcext:value-type="float">
            <text:p>14.9317740781441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9.60158094572095" calcext:value-type="float">
            <text:p>9.60158094572095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89379395851975" calcext:value-type="float">
            <text:p>3.89379395851975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4.2589732781108" calcext:value-type="float">
            <text:p>14.2589732781108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11.2046941269841" calcext:value-type="float">
            <text:p>11.2046941269841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04885916789789" calcext:value-type="float">
            <text:p>3.04885916789789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11.9376257975358" calcext:value-type="float">
            <text:p>11.9376257975358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1.1610116600067" calcext:value-type="float">
            <text:p>11.161011660006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10750431406971" calcext:value-type="float">
            <text:p>3.1075043140697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07890670194004" calcext:value-type="float">
            <text:p>3.0789067019400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6.58169133741481" calcext:value-type="float">
            <text:p>6.58169133741481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7.56961607594856" calcext:value-type="float">
            <text:p>7.56961607594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1.3524378968254" calcext:value-type="float">
            <text:p>21.352437896825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9.6254152272727" calcext:value-type="float">
            <text:p>19.6254152272727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9.896008262987" calcext:value-type="float">
            <text:p>39.896008262987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7.47366011055938" calcext:value-type="float">
            <text:p>7.47366011055938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50783598172909" calcext:value-type="float">
            <text:p>4.5078359817290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98139302715509" calcext:value-type="float">
            <text:p>3.98139302715509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8761634673677" calcext:value-type="float">
            <text:p>8.8761634673677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35230194011394" calcext:value-type="float">
            <text:p>4.35230194011394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15.8701034582085" calcext:value-type="float">
            <text:p>15.870103458208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00646864757465" calcext:value-type="float">
            <text:p>4.00646864757465</text:p>
          </table:table-cell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17.4470815003608" calcext:value-type="float">
            <text:p>17.4470815003608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9.06211436688312" calcext:value-type="float">
            <text:p>9.06211436688312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4.78895631820742" calcext:value-type="float">
            <text:p>4.78895631820742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25608751545597" calcext:value-type="float">
            <text:p>4.25608751545597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0.4305951183071" calcext:value-type="float">
            <text:p>20.4305951183071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8.36481028715729" calcext:value-type="float">
            <text:p>8.3648102871572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61810323030588" calcext:value-type="float">
            <text:p>1.6181032303058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4.20947231637826" calcext:value-type="float">
            <text:p>4.20947231637826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3.10506108656684" calcext:value-type="float">
            <text:p>3.1050610865668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.38256488122301" calcext:value-type="float">
            <text:p>5.3825648812230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5493798187683" calcext:value-type="float">
            <text:p>3.45493798187683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31.9945158173348" calcext:value-type="float">
            <text:p>31.9945158173348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7.35410310285818" calcext:value-type="float">
            <text:p>7.3541031028581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.74333265762016" calcext:value-type="float">
            <text:p>7.74333265762016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9.47804568437119" calcext:value-type="float">
            <text:p>9.47804568437119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1.8561860714286" calcext:value-type="float">
            <text:p>11.8561860714286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.32958902081252" calcext:value-type="float">
            <text:p>6.32958902081252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31.81" calcext:value-type="float">
            <text:p>31.81</text:p>
          </table:table-cell>
          <table:table-cell office:value-type="float" office:value="25.3936703066378" calcext:value-type="float">
            <text:p>25.3936703066378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37208776818823" calcext:value-type="float">
            <text:p>4.3720877681882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79602333660863" calcext:value-type="float">
            <text:p>3.79602333660863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4.5966299995403" calcext:value-type="float">
            <text:p>4.5966299995403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4.17263875659943" calcext:value-type="float">
            <text:p>4.1726387565994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98139302715509" calcext:value-type="float">
            <text:p>3.98139302715509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7.506819963925" calcext:value-type="float">
            <text:p>37.506819963925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10.203067128427" calcext:value-type="float">
            <text:p>110.20306712842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7.09155628787879" calcext:value-type="float">
            <text:p>7.09155628787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4789040666849" calcext:value-type="float">
            <text:p>7.3478904066684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0.6190683780664" calcext:value-type="float">
            <text:p>40.6190683780664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12.2138972871573" calcext:value-type="float">
            <text:p>12.213897287157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8.10319680731464" calcext:value-type="float">
            <text:p>8.10319680731464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78755118485284" calcext:value-type="float">
            <text:p>3.78755118485284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30.6510172261905" calcext:value-type="float">
            <text:p>30.6510172261905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21.1597347853535" calcext:value-type="float">
            <text:p>21.1597347853535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25.4432404419192" calcext:value-type="float">
            <text:p>25.4432404419192</text:p>
          </table:table-cell>
        </table:table-row>
        <table:table-row table:style-name="ro1">
          <table:table-cell office:value-type="float" office:value="56.11" calcext:value-type="float">
            <text:p>56.11</text:p>
          </table:table-cell>
          <table:table-cell office:value-type="float" office:value="41.240504752886" calcext:value-type="float">
            <text:p>41.240504752886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0.3496936450216" calcext:value-type="float">
            <text:p>10.349693645021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53995338681024" calcext:value-type="float">
            <text:p>3.53995338681024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6.69702565974875" calcext:value-type="float">
            <text:p>6.6970256597487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.82352817699552" calcext:value-type="float">
            <text:p>2.82352817699552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7.02168944610945" calcext:value-type="float">
            <text:p>7.0216894461094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7.46852701472118" calcext:value-type="float">
            <text:p>7.46852701472118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0.8373431385281" calcext:value-type="float">
            <text:p>10.8373431385281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28.1534549539715" calcext:value-type="float">
            <text:p>28.1534549539715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10.5703339646465" calcext:value-type="float">
            <text:p>10.5703339646465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8.31991233702572" calcext:value-type="float">
            <text:p>8.31991233702572</text:p>
          </table:table-cell>
        </table:table-row>
        <table:table-row table:style-name="ro1">
          <table:table-cell office:value-type="float" office:value="102.44" calcext:value-type="float">
            <text:p>102.44</text:p>
          </table:table-cell>
          <table:table-cell office:value-type="float" office:value="98.6975526479077" calcext:value-type="float">
            <text:p>98.6975526479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23018715314914" calcext:value-type="float">
            <text:p>8.23018715314914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13.0985679324564" calcext:value-type="float">
            <text:p>13.098567932456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7.84831530672269" calcext:value-type="float">
            <text:p>7.84831530672269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9.05394189416781" calcext:value-type="float">
            <text:p>9.0539418941678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3.4661397419802" calcext:value-type="float">
            <text:p>13.466139741980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3345984785757" calcext:value-type="float">
            <text:p>4.3345984785757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2.9369278744034" calcext:value-type="float">
            <text:p>12.936927874403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8.2008830429293" calcext:value-type="float">
            <text:p>18.200883042929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3.2759025695416" calcext:value-type="float">
            <text:p>13.2759025695416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8.68524059982844" calcext:value-type="float">
            <text:p>8.68524059982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6.93593379087931" calcext:value-type="float">
            <text:p>6.93593379087931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94618889869324" calcext:value-type="float">
            <text:p>3.94618889869324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10.9058638468476" calcext:value-type="float">
            <text:p>10.905863846847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.8990264833607" calcext:value-type="float">
            <text:p>5.8990264833607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7.48133166400267" calcext:value-type="float">
            <text:p>7.48133166400267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3.5577273593074" calcext:value-type="float">
            <text:p>13.5577273593074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15.7034525295538" calcext:value-type="float">
            <text:p>15.703452529553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9187881166842" calcext:value-type="float">
            <text:p>3.9187881166842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7.17342936426706" calcext:value-type="float">
            <text:p>7.17342936426706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12.2534013492063" calcext:value-type="float">
            <text:p>12.2534013492063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25.6963844950919" calcext:value-type="float">
            <text:p>25.6963844950919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4.0542301948052" calcext:value-type="float">
            <text:p>14.0542301948052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13.7953580339105" calcext:value-type="float">
            <text:p>13.79535803391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0216619498966" calcext:value-type="float">
            <text:p>1.40216619498966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8.68723196608946" calcext:value-type="float">
            <text:p>8.6872319660894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0.8787125815296" calcext:value-type="float">
            <text:p>10.878712581529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78411071389914" calcext:value-type="float">
            <text:p>3.7841107138991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00381293145061" calcext:value-type="float">
            <text:p>0.70038129314506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6.93431033910534" calcext:value-type="float">
            <text:p>6.9343103391053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77521440255733" calcext:value-type="float">
            <text:p>3.77521440255733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24690968206862" calcext:value-type="float">
            <text:p>4.246909682068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.550196933622" calcext:value-type="float">
            <text:p>33.550196933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9261748745372" calcext:value-type="float">
            <text:p>17.92617487453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6897991083916" calcext:value-type="float">
            <text:p>26.6897991083916</text:p>
          </table:table-cell>
        </table:table-row>
        <table:table-row table:style-name="ro1">
          <table:table-cell office:value-type="float" office:value="12.955" calcext:value-type="float">
            <text:p>12.955</text:p>
          </table:table-cell>
          <table:table-cell office:value-type="float" office:value="18.6002316756854" calcext:value-type="float">
            <text:p>18.600231675685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68521368106044" calcext:value-type="float">
            <text:p>1.68521368106044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21.4770996544012" calcext:value-type="float">
            <text:p>21.4770996544012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7.20853739446828" calcext:value-type="float">
            <text:p>7.20853739446828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9.43257394342586" calcext:value-type="float">
            <text:p>9.43257394342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2452323422688" calcext:value-type="float">
            <text:p>12.2452323422688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28.9955964285714" calcext:value-type="float">
            <text:p>28.995596428571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0.4000999801587" calcext:value-type="float">
            <text:p>20.4000999801587</text:p>
          </table:table-cell>
        </table:table-row>
        <table:table-row table:style-name="ro1">
          <table:table-cell office:value-type="float" office:value="48.74" calcext:value-type="float">
            <text:p>48.74</text:p>
          </table:table-cell>
          <table:table-cell office:value-type="float" office:value="47.0026068019481" calcext:value-type="float">
            <text:p>47.002606801948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59767175595399" calcext:value-type="float">
            <text:p>1.59767175595399</text:p>
          </table:table-cell>
        </table:table-row>
        <table:table-row table:style-name="ro1">
          <table:table-cell office:value-type="float" office:value="49.66" calcext:value-type="float">
            <text:p>49.66</text:p>
          </table:table-cell>
          <table:table-cell office:value-type="float" office:value="50.8935381803752" calcext:value-type="float">
            <text:p>50.8935381803752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5.7356160238095" calcext:value-type="float">
            <text:p>15.7356160238095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21079784358188" calcext:value-type="float">
            <text:p>4.21079784358188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16.9822931782107" calcext:value-type="float">
            <text:p>16.9822931782107</text:p>
          </table:table-cell>
        </table:table-row>
        <table:table-row table:style-name="ro1">
          <table:table-cell office:value-type="float" office:value="75.07" calcext:value-type="float">
            <text:p>75.07</text:p>
          </table:table-cell>
          <table:table-cell office:value-type="float" office:value="65.5306743571428" calcext:value-type="float">
            <text:p>65.530674357142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34405894230304" calcext:value-type="float">
            <text:p>4.3440589423030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36333056584755" calcext:value-type="float">
            <text:p>8.36333056584755</text:p>
          </table:table-cell>
        </table:table-row>
        <table:table-row table:style-name="ro1">
          <table:table-cell office:value-type="float" office:value="49.59" calcext:value-type="float">
            <text:p>49.59</text:p>
          </table:table-cell>
          <table:table-cell office:value-type="float" office:value="51.6279718055556" calcext:value-type="float">
            <text:p>51.6279718055556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4.3090195238095" calcext:value-type="float">
            <text:p>14.3090195238095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7.06683989646465" calcext:value-type="float">
            <text:p>7.0668398964646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01853165531364" calcext:value-type="float">
            <text:p>8.01853165531364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89.8971875396825" calcext:value-type="float">
            <text:p>89.89718753968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31424506993238" calcext:value-type="float">
            <text:p>4.3142450699323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66124574320156" calcext:value-type="float">
            <text:p>4.661245743201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33092943675498" calcext:value-type="float">
            <text:p>4.330929436754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94315400159414" calcext:value-type="float">
            <text:p>3.9431540015941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0319031266211" calcext:value-type="float">
            <text:p>1.60319031266211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6.64564969644734" calcext:value-type="float">
            <text:p>6.64564969644734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8.58036528138528" calcext:value-type="float">
            <text:p>8.5803652813852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60319031266211" calcext:value-type="float">
            <text:p>1.60319031266211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98274088267372" calcext:value-type="float">
            <text:p>2.9827408826737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0889619875495" calcext:value-type="float">
            <text:p>3.0889619875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3378351090623" calcext:value-type="float">
            <text:p>4.2337835109062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.6769236593962" calcext:value-type="float">
            <text:p>12.6769236593962</text:p>
          </table:table-cell>
        </table:table-row>
        <table:table-row table:style-name="ro1">
          <table:table-cell office:value-type="float" office:value="48.24" calcext:value-type="float">
            <text:p>48.24</text:p>
          </table:table-cell>
          <table:table-cell office:value-type="float" office:value="46.0449224170274" calcext:value-type="float">
            <text:p>46.044922417027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1.6277263517039" calcext:value-type="float">
            <text:p>11.627726351703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95229228548552" calcext:value-type="float">
            <text:p>3.95229228548552</text:p>
          </table:table-cell>
        </table:table-row>
        <table:table-row table:style-name="ro1">
          <table:table-cell office:value-type="float" office:value="41.27" calcext:value-type="float">
            <text:p>41.27</text:p>
          </table:table-cell>
          <table:table-cell office:value-type="float" office:value="40.8581767792893" calcext:value-type="float">
            <text:p>40.858176779289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25847922634812" calcext:value-type="float">
            <text:p>4.2584792263481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79924016206016" calcext:value-type="float">
            <text:p>6.7992401620601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0938510533911" calcext:value-type="float">
            <text:p>13.0938510533911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.16406221067821" calcext:value-type="float">
            <text:p>6.16406221067821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29.1923266411222" calcext:value-type="float">
            <text:p>29.19232664112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91976934292247" calcext:value-type="float">
            <text:p>3.91976934292247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5.6916002670614" calcext:value-type="float">
            <text:p>15.6916002670614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1.7317999009324" calcext:value-type="float">
            <text:p>11.7317999009324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0.1680484415584" calcext:value-type="float">
            <text:p>10.1680484415584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6.1716939134199" calcext:value-type="float">
            <text:p>16.171693913419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08161146384481" calcext:value-type="float">
            <text:p>3.08161146384481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86.0712984920635" calcext:value-type="float">
            <text:p>86.071298492063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.4330490013828" calcext:value-type="float">
            <text:p>4.433049001382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63393452581806" calcext:value-type="float">
            <text:p>4.6339345258180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97885696977922" calcext:value-type="float">
            <text:p>2.97885696977922</text:p>
          </table:table-cell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15.1583240576091" calcext:value-type="float">
            <text:p>15.1583240576091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37193297003389" calcext:value-type="float">
            <text:p>4.3719329700338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8.5425888852814" calcext:value-type="float">
            <text:p>18.5425888852814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7.77264706132756" calcext:value-type="float">
            <text:p>7.77264706132756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936523611418" calcext:value-type="float">
            <text:p>4.0936523611418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5.8254011010101" calcext:value-type="float">
            <text:p>15.8254011010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1936274259237" calcext:value-type="float">
            <text:p>7.61936274259237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9529291025641" calcext:value-type="float">
            <text:p>4.9529291025641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8.9956951767677" calcext:value-type="float">
            <text:p>38.9956951767677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58.840157121212" calcext:value-type="float">
            <text:p>158.840157121212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22213716652525" calcext:value-type="float">
            <text:p>4.2221371665252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30282218891663" calcext:value-type="float">
            <text:p>4.30282218891663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7439325108225" calcext:value-type="float">
            <text:p>14.7439325108225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40094392025478" calcext:value-type="float">
            <text:p>4.40094392025478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12.0615427539683" calcext:value-type="float">
            <text:p>12.061542753968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27180020319324" calcext:value-type="float">
            <text:p>4.27180020319324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10237631833672" calcext:value-type="float">
            <text:p>4.10237631833672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26755748577683" calcext:value-type="float">
            <text:p>4.26755748577683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9.77605910922411" calcext:value-type="float">
            <text:p>9.77605910922411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32.318567027417" calcext:value-type="float">
            <text:p>32.31856702741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690981007670529" calcext:value-type="float">
            <text:p>0.69098100767052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707381719284036" calcext:value-type="float">
            <text:p>0.707381719284036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7.12422260740592" calcext:value-type="float">
            <text:p>7.12422260740592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4.2899847655122" calcext:value-type="float">
            <text:p>24.289984765512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17869023878179" calcext:value-type="float">
            <text:p>3.17869023878179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99.9115285606061" calcext:value-type="float">
            <text:p>99.911528560606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41466908307904" calcext:value-type="float">
            <text:p>4.4146690830790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52615820342314" calcext:value-type="float">
            <text:p>3.52615820342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0559949355625" calcext:value-type="float">
            <text:p>8.10559949355625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7.82277429957135" calcext:value-type="float">
            <text:p>7.8227742995713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16751565606748" calcext:value-type="float">
            <text:p>4.16751565606748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8.59757349132065" calcext:value-type="float">
            <text:p>8.5975734913206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7.3942794062049" calcext:value-type="float">
            <text:p>17.3942794062049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8.33130080394279" calcext:value-type="float">
            <text:p>8.33130080394279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7.2046078028455" calcext:value-type="float">
            <text:p>7.2046078028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6209893127793" calcext:value-type="float">
            <text:p>4.06209893127793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35.2482258072483" calcext:value-type="float">
            <text:p>35.248225807248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7.6103242911715" calcext:value-type="float">
            <text:p>7.610324291171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7329921390619" calcext:value-type="float">
            <text:p>1.37329921390619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8.0714668073593" calcext:value-type="float">
            <text:p>18.0714668073593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10.0977328538129" calcext:value-type="float">
            <text:p>10.0977328538129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1.1388973051948" calcext:value-type="float">
            <text:p>11.138897305194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1255546889072" calcext:value-type="float">
            <text:p>1.61255546889072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86.5593752780553" calcext:value-type="float">
            <text:p>86.559375278055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.87346079566547" calcext:value-type="float">
            <text:p>6.8734607956654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6375552565637" calcext:value-type="float">
            <text:p>8.637555256563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63054814070361" calcext:value-type="float">
            <text:p>4.6305481407036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8.04220429015429" calcext:value-type="float">
            <text:p>8.04220429015429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8.72810982235738" calcext:value-type="float">
            <text:p>8.72810982235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6.4099521176046" calcext:value-type="float">
            <text:p>36.4099521176046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4.29894499831419" calcext:value-type="float">
            <text:p>4.2989449983141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9.2924987626263" calcext:value-type="float">
            <text:p>19.292498762626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.4341486399711" calcext:value-type="float">
            <text:p>19.434148639971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0539973553027" calcext:value-type="float">
            <text:p>3.20539973553027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11.6180544264069" calcext:value-type="float">
            <text:p>11.6180544264069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15094292685483" calcext:value-type="float">
            <text:p>3.15094292685483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78514766435414" calcext:value-type="float">
            <text:p>7.78514766435414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20.4972044448052" calcext:value-type="float">
            <text:p>20.4972044448052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4.0483053228716" calcext:value-type="float">
            <text:p>14.0483053228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4172016754783" calcext:value-type="float">
            <text:p>3.4172016754783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6.94651705479161" calcext:value-type="float">
            <text:p>6.94651705479161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13177622692191" calcext:value-type="float">
            <text:p>4.13177622692191</text:p>
          </table:table-cell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18.6359051298701" calcext:value-type="float">
            <text:p>18.6359051298701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10.3563503949939" calcext:value-type="float">
            <text:p>10.3563503949939</text:p>
          </table:table-cell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19.7453925018958" calcext:value-type="float">
            <text:p>19.7453925018958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9.58044326551226" calcext:value-type="float">
            <text:p>9.5804432655122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65044615059273" calcext:value-type="float">
            <text:p>3.65044615059273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0.159734484127" calcext:value-type="float">
            <text:p>40.15973448412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9.0804368181818" calcext:value-type="float">
            <text:p>19.0804368181818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52.02056469697" calcext:value-type="float">
            <text:p>152.0205646969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37279998737374" calcext:value-type="float">
            <text:p>8.3727999873737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8.57402462100644" calcext:value-type="float">
            <text:p>8.5740246210064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.36036449095756" calcext:value-type="float">
            <text:p>8.3603644909575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1.1575659705295" calcext:value-type="float">
            <text:p>11.157565970529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0146918009768" calcext:value-type="float">
            <text:p>8.0146918009768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1.8916202195027" calcext:value-type="float">
            <text:p>21.8916202195027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7.58111144896166" calcext:value-type="float">
            <text:p>7.58111144896166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8.8005661507937" calcext:value-type="float">
            <text:p>18.8005661507937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8.47584105341081" calcext:value-type="float">
            <text:p>8.4758410534108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6.309520458153" calcext:value-type="float">
            <text:p>16.30952045815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93392105220277" calcext:value-type="float">
            <text:p>3.93392105220277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66.3544835952381" calcext:value-type="float">
            <text:p>66.3544835952381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10.6507674819625" calcext:value-type="float">
            <text:p>10.6507674819625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6.4437447988123" calcext:value-type="float">
            <text:p>36.4437447988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5404455988456" calcext:value-type="float">
            <text:p>8.65404455988456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.25663616161616" calcext:value-type="float">
            <text:p>9.25663616161616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3.1781884848485" calcext:value-type="float">
            <text:p>13.1781884848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7424566883117" calcext:value-type="float">
            <text:p>35.7424566883117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15690594176372" calcext:value-type="float">
            <text:p>4.1569059417637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23980534976997" calcext:value-type="float">
            <text:p>1.23980534976997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9.12203730194806" calcext:value-type="float">
            <text:p>9.12203730194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27.2201875793651" calcext:value-type="float">
            <text:p>27.220187579365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2540814613028" calcext:value-type="float">
            <text:p>1.625408146130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.6424616814787" calcext:value-type="float">
            <text:p>46.6424616814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2757261789273" calcext:value-type="float">
            <text:p>17.27572617892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.0033792748918" calcext:value-type="float">
            <text:p>39.0033792748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8803739512118" calcext:value-type="float">
            <text:p>-0.03880373951211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80910749322592" calcext:value-type="float">
            <text:p>3.80910749322592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12.8299406493507" calcext:value-type="float">
            <text:p>12.8299406493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.19370611811391" calcext:value-type="float">
            <text:p>7.1937061181139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09514547613184" calcext:value-type="float">
            <text:p>3.09514547613184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7.36011306622936" calcext:value-type="float">
            <text:p>7.36011306622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004236944444" calcext:value-type="float">
            <text:p>13.700423694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3321938611111" calcext:value-type="float">
            <text:p>13.33219386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129.946534282107" calcext:value-type="float">
            <text:p>129.946534282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8180900525219" calcext:value-type="float">
            <text:p>4.1818090052521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53231900547107" calcext:value-type="float">
            <text:p>4.53231900547107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4.1714618759019" calcext:value-type="float">
            <text:p>14.171461875901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0317118030455" calcext:value-type="float">
            <text:p>4.30317118030455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6.1329888275613" calcext:value-type="float">
            <text:p>16.1329888275613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36.9420303651904" calcext:value-type="float">
            <text:p>36.9420303651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1066244590377" calcext:value-type="float">
            <text:p>6.2106624459037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5039150571977" calcext:value-type="float">
            <text:p>6.5039150571977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24.959459588714" calcext:value-type="float">
            <text:p>24.95945958871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3025404474318" calcext:value-type="float">
            <text:p>4.4302540447431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.27240365107115" calcext:value-type="float">
            <text:p>7.2724036510711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2742170327285" calcext:value-type="float">
            <text:p>3.6274217032728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39721232641975" calcext:value-type="float">
            <text:p>3.3972123264197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39864888546585" calcext:value-type="float">
            <text:p>1.3986488854658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.94500968650395" calcext:value-type="float">
            <text:p>2.94500968650395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0.2720039880952" calcext:value-type="float">
            <text:p>20.2720039880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6209893127793" calcext:value-type="float">
            <text:p>4.0620989312779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97633384585961" calcext:value-type="float">
            <text:p>3.976333845859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.6139979906205" calcext:value-type="float">
            <text:p>34.6139979906205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109.927241984127" calcext:value-type="float">
            <text:p>109.92724198412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8434626458077" calcext:value-type="float">
            <text:p>4.2843462645807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07353771174656" calcext:value-type="float">
            <text:p>4.07353771174656</text:p>
          </table:table-cell>
        </table:table-row>
        <table:table-row table:style-name="ro1">
          <table:table-cell office:value-type="float" office:value="100.06" calcext:value-type="float">
            <text:p>100.06</text:p>
          </table:table-cell>
          <table:table-cell office:value-type="float" office:value="91.3799612698413" calcext:value-type="float">
            <text:p>91.3799612698413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5.7571731637807" calcext:value-type="float">
            <text:p>15.7571731637807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7.17356780941281" calcext:value-type="float">
            <text:p>7.173567809412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3165597221619" calcext:value-type="float">
            <text:p>7.83165597221619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.1182583333333" calcext:value-type="float">
            <text:p>17.118258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16271473749179" calcext:value-type="float">
            <text:p>4.1627147374917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49038409390322" calcext:value-type="float">
            <text:p>4.49038409390322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2.9608133531746" calcext:value-type="float">
            <text:p>22.960813353174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44776151007744" calcext:value-type="float">
            <text:p>3.4477615100774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25699689291127" calcext:value-type="float">
            <text:p>3.2569968929112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15087375556291" calcext:value-type="float">
            <text:p>3.1508737555629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.6733466702742" calcext:value-type="float">
            <text:p>15.6733466702742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12.4389037376512" calcext:value-type="float">
            <text:p>12.4389037376512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11665678762431" calcext:value-type="float">
            <text:p>4.1166567876243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57745647013353" calcext:value-type="float">
            <text:p>3.57745647013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1812784434563" calcext:value-type="float">
            <text:p>4.3181278443456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.35645638888889" calcext:value-type="float">
            <text:p>9.35645638888889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0.3622257504805" calcext:value-type="float">
            <text:p>20.362225750480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22534544236385" calcext:value-type="float">
            <text:p>4.22534544236385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8.98936558913309" calcext:value-type="float">
            <text:p>8.9893655891330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73129769849595" calcext:value-type="float">
            <text:p>3.7312976984959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76285324078699" calcext:value-type="float">
            <text:p>3.7628532407869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22544398663795" calcext:value-type="float">
            <text:p>4.2254439866379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.64816267857142" calcext:value-type="float">
            <text:p>9.64816267857142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30.1187689098957" calcext:value-type="float">
            <text:p>30.1187689098957</text:p>
          </table:table-cell>
        </table:table-row>
        <table:table-row table:style-name="ro1">
          <table:table-cell office:value-type="float" office:value="12.996" calcext:value-type="float">
            <text:p>12.996</text:p>
          </table:table-cell>
          <table:table-cell office:value-type="float" office:value="14.680904281746" calcext:value-type="float">
            <text:p>14.680904281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6369733854551" calcext:value-type="float">
            <text:p>3.2636973385455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79222079356918" calcext:value-type="float">
            <text:p>7.79222079356918</text:p>
          </table:table-cell>
        </table:table-row>
        <table:table-row table:style-name="ro1">
          <table:table-cell office:value-type="float" office:value="235.5" calcext:value-type="float">
            <text:p>235.5</text:p>
          </table:table-cell>
          <table:table-cell office:value-type="float" office:value="240.743091388889" calcext:value-type="float">
            <text:p>240.743091388889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.38689858075854" calcext:value-type="float">
            <text:p>4.386898580758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6596187529158" calcext:value-type="float">
            <text:p>4.1659618752915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3.93090431707182" calcext:value-type="float">
            <text:p>3.93090431707182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.49717251327633" calcext:value-type="float">
            <text:p>4.49717251327633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1.7035966378066" calcext:value-type="float">
            <text:p>11.7035966378066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4.47507233332354" calcext:value-type="float">
            <text:p>4.4750723333235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4262449820084" calcext:value-type="float">
            <text:p>4.4262449820084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0.7490446013709" calcext:value-type="float">
            <text:p>40.749044601370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951110371454196" calcext:value-type="float">
            <text:p>0.95111037145419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23819447257699" calcext:value-type="float">
            <text:p>1.2381944725769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65572379278745" calcext:value-type="float">
            <text:p>3.65572379278745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.22076541861647" calcext:value-type="float">
            <text:p>4.22076541861647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7.24216059218559" calcext:value-type="float">
            <text:p>7.24216059218559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25.7957610190782" calcext:value-type="float">
            <text:p>25.795761019078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5449438579368" calcext:value-type="float">
            <text:p>1.45449438579368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34951001463512" calcext:value-type="float">
            <text:p>6.34951001463512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83169648034556" calcext:value-type="float">
            <text:p>7.83169648034556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4.5724561215174" calcext:value-type="float">
            <text:p>14.572456121517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9.5208328246753" calcext:value-type="float">
            <text:p>19.5208328246753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9.870880996781" calcext:value-type="float">
            <text:p>9.870880996781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7.188208489899" calcext:value-type="float">
            <text:p>17.188208489899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.00739534056014" calcext:value-type="float">
            <text:p>4.00739534056014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05595220020919" calcext:value-type="float">
            <text:p>3.05595220020919</text:p>
          </table:table-cell>
        </table:table-row>
        <table:table-row table:style-name="ro1">
          <table:table-cell office:value-type="float" office:value="18.915" calcext:value-type="float">
            <text:p>18.915</text:p>
          </table:table-cell>
          <table:table-cell office:value-type="float" office:value="30.1023913185426" calcext:value-type="float">
            <text:p>30.1023913185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6219432054057" calcext:value-type="float">
            <text:p>5.862194320540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4.168853459596" calcext:value-type="float">
            <text:p>154.16885345959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7.07890992750004" calcext:value-type="float">
            <text:p>7.07890992750004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4.44220524341916" calcext:value-type="float">
            <text:p>4.44220524341916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3284993844329" calcext:value-type="float">
            <text:p>4.3284993844329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8.6596046032671" calcext:value-type="float">
            <text:p>8.659604603267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62636394305364" calcext:value-type="float">
            <text:p>4.6263639430536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41380283549784" calcext:value-type="float">
            <text:p>8.41380283549784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8.24440453907204" calcext:value-type="float">
            <text:p>8.2444045390720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51207151678588" calcext:value-type="float">
            <text:p>4.51207151678588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5.7625033547009" calcext:value-type="float">
            <text:p>15.7625033547009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8.9397701623377" calcext:value-type="float">
            <text:p>18.9397701623377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65801951669517" calcext:value-type="float">
            <text:p>4.65801951669517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9.9907176113974" calcext:value-type="float">
            <text:p>19.990717611397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23566176799061" calcext:value-type="float">
            <text:p>4.23566176799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2773179922441" calcext:value-type="float">
            <text:p>3.6277317992244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08441426741737" calcext:value-type="float">
            <text:p>4.0844142674173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04064696575476" calcext:value-type="float">
            <text:p>4.0406469657547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14386064956831" calcext:value-type="float">
            <text:p>4.14386064956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.39675528493005" calcext:value-type="float">
            <text:p>5.39675528493005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05884547293647" calcext:value-type="float">
            <text:p>3.05884547293647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50701642281993" calcext:value-type="float">
            <text:p>3.5070164228199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88283366627525" calcext:value-type="float">
            <text:p>8.88283366627525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1.4410404256854" calcext:value-type="float">
            <text:p>21.4410404256854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77.6905342210567" calcext:value-type="float">
            <text:p>77.6905342210567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8.67408704906205" calcext:value-type="float">
            <text:p>8.6740870490620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6160253291553" calcext:value-type="float">
            <text:p>4.6160253291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8639397575758" calcext:value-type="float">
            <text:p>10.8639397575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8.1555427958153" calcext:value-type="float">
            <text:p>8.155542795815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3.6128255952381" calcext:value-type="float">
            <text:p>23.6128255952381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64356562311562" calcext:value-type="float">
            <text:p>4.64356562311562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6.92339312409812" calcext:value-type="float">
            <text:p>6.9233931240981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.98905766572703" calcext:value-type="float">
            <text:p>6.9890576657270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09401853934862" calcext:value-type="float">
            <text:p>3.0940185393486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4.14820989535456" calcext:value-type="float">
            <text:p>4.14820989535456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26.8253261067821" calcext:value-type="float">
            <text:p>26.825326106782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59818921396498" calcext:value-type="float">
            <text:p>3.59818921396498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54283363627289" calcext:value-type="float">
            <text:p>3.54283363627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7.879561708153" calcext:value-type="float">
            <text:p>17.879561708153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11.4664936075036" calcext:value-type="float">
            <text:p>11.4664936075036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7.58722081027633" calcext:value-type="float">
            <text:p>7.58722081027633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20.2801393202778" calcext:value-type="float">
            <text:p>20.2801393202778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29046476339315" calcext:value-type="float">
            <text:p>4.2904647633931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8.86187336048454" calcext:value-type="float">
            <text:p>8.86187336048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8762570526696" calcext:value-type="float">
            <text:p>27.8762570526696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7.9131244444444" calcext:value-type="float">
            <text:p>17.9131244444444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16.1136388852814" calcext:value-type="float">
            <text:p>16.113638885281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0.707940029859" calcext:value-type="float">
            <text:p>20.707940029859</text:p>
          </table:table-cell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314.817130238095" calcext:value-type="float">
            <text:p>314.8171302380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7.3502605396401" calcext:value-type="float">
            <text:p>7.3502605396401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2.6751836857032" calcext:value-type="float">
            <text:p>12.6751836857032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7.57601506204906" calcext:value-type="float">
            <text:p>7.5760150620490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43344590109379" calcext:value-type="float">
            <text:p>4.43344590109379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8.33891039258127" calcext:value-type="float">
            <text:p>8.3389103925812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9.3560977380952" calcext:value-type="float">
            <text:p>19.356097738095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16975338938555" calcext:value-type="float">
            <text:p>4.16975338938555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2.8108394439449" calcext:value-type="float">
            <text:p>12.8108394439449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39.6977975180375" calcext:value-type="float">
            <text:p>39.6977975180375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0.707940029859" calcext:value-type="float">
            <text:p>20.707940029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93716337884338" calcext:value-type="float">
            <text:p>8.9371633788433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9.2727729426129" calcext:value-type="float">
            <text:p>19.272772942612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1.9791848054723" calcext:value-type="float">
            <text:p>21.979184805472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769721186036" calcext:value-type="float">
            <text:p>13.6769721186036</text:p>
          </table:table-cell>
        </table:table-row>
        <table:table-row table:style-name="ro1">
          <table:table-cell table:style-name="ce1" office:value-type="float" office:value="8.88178419700125E-016" calcext:value-type="float">
            <text:p>8.88E-16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6.31986876414521" calcext:value-type="float">
            <text:p>6.31986876414521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9.89814922874348" calcext:value-type="float">
            <text:p>9.89814922874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294763230629" calcext:value-type="float">
            <text:p>6.1294763230629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83742872637162" calcext:value-type="float">
            <text:p>2.83742872637162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12.3675992063492" calcext:value-type="float">
            <text:p>12.3675992063492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4.8599877769453" calcext:value-type="float">
            <text:p>14.8599877769453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48090452161061" calcext:value-type="float">
            <text:p>4.48090452161061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0.5916168144356" calcext:value-type="float">
            <text:p>10.5916168144356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09578542660265" calcext:value-type="float">
            <text:p>3.0957854266026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8.65510434461737" calcext:value-type="float">
            <text:p>8.655104344617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9744822892386" calcext:value-type="float">
            <text:p>53.97448228923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3175861245372" calcext:value-type="float">
            <text:p>18.3175861245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3113404531024" calcext:value-type="float">
            <text:p>32.3113404531024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28.7909761264101" calcext:value-type="float">
            <text:p>28.7909761264101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2.9377459090909" calcext:value-type="float">
            <text:p>12.9377459090909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1.1430418867244" calcext:value-type="float">
            <text:p>11.1430418867244</text:p>
          </table:table-cell>
        </table:table-row>
        <table:table-row table:style-name="ro1">
          <table:table-cell office:value-type="float" office:value="34.18" calcext:value-type="float">
            <text:p>34.18</text:p>
          </table:table-cell>
          <table:table-cell office:value-type="float" office:value="38.5288575396825" calcext:value-type="float">
            <text:p>38.528857539682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4323277198546" calcext:value-type="float">
            <text:p>4.432327719854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1351789357864" calcext:value-type="float">
            <text:p>12.1351789357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153301748321" calcext:value-type="float">
            <text:p>1.6815330174832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30.9491935191198" calcext:value-type="float">
            <text:p>30.949193519119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4.8481016666667" calcext:value-type="float">
            <text:p>24.848101666666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6.59874185714286" calcext:value-type="float">
            <text:p>6.59874185714286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7.3046012301587" calcext:value-type="float">
            <text:p>17.3046012301587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7.57711111838326" calcext:value-type="float">
            <text:p>7.57711111838326</text:p>
          </table:table-cell>
        </table:table-row>
        <table:table-row table:style-name="ro1">
          <table:table-cell office:value-type="float" office:value="122.68" calcext:value-type="float">
            <text:p>122.68</text:p>
          </table:table-cell>
          <table:table-cell office:value-type="float" office:value="108.386614588745" calcext:value-type="float">
            <text:p>108.386614588745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114.621751190476" calcext:value-type="float">
            <text:p>114.621751190476</text:p>
          </table:table-cell>
        </table:table-row>
        <table:table-row table:style-name="ro1">
          <table:table-cell office:value-type="float" office:value="59.94" calcext:value-type="float">
            <text:p>59.94</text:p>
          </table:table-cell>
          <table:table-cell office:value-type="float" office:value="61.1177471031746" calcext:value-type="float">
            <text:p>61.1177471031746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0.8509768134921" calcext:value-type="float">
            <text:p>10.8509768134921</text:p>
          </table:table-cell>
        </table:table-row>
        <table:table-row table:style-name="ro1">
          <table:table-cell office:value-type="float" office:value="332.7" calcext:value-type="float">
            <text:p>332.7</text:p>
          </table:table-cell>
          <table:table-cell office:value-type="float" office:value="424.610658748196" calcext:value-type="float">
            <text:p>424.610658748196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37712018884073" calcext:value-type="float">
            <text:p>4.37712018884073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17.1764699260462" calcext:value-type="float">
            <text:p>17.1764699260462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16.3656679979416" calcext:value-type="float">
            <text:p>16.3656679979416</text:p>
          </table:table-cell>
        </table:table-row>
        <table:table-row table:style-name="ro1">
          <table:table-cell office:value-type="float" office:value="50.52" calcext:value-type="float">
            <text:p>50.52</text:p>
          </table:table-cell>
          <table:table-cell office:value-type="float" office:value="49.7403382276547" calcext:value-type="float">
            <text:p>49.7403382276547</text:p>
          </table:table-cell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12.808386984127" calcext:value-type="float">
            <text:p>12.808386984127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0.4987293700744" calcext:value-type="float">
            <text:p>10.49872937007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0494862445887" calcext:value-type="float">
            <text:p>35.0494862445887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.52496072209941" calcext:value-type="float">
            <text:p>4.52496072209941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.77888195377435" calcext:value-type="float">
            <text:p>3.7788819537743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79135066339216" calcext:value-type="float">
            <text:p>3.7913506633921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3.2057026587302" calcext:value-type="float">
            <text:p>13.2057026587302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4.1309137878788" calcext:value-type="float">
            <text:p>14.1309137878788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44558508161199" calcext:value-type="float">
            <text:p>1.44558508161199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34.425674484127" calcext:value-type="float">
            <text:p>34.42567448412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1.1453542316017" calcext:value-type="float">
            <text:p>11.1453542316017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10.6889023068598" calcext:value-type="float">
            <text:p>10.68890230685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98901197799423" calcext:value-type="float">
            <text:p>5.98901197799423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5.18318502667654" calcext:value-type="float">
            <text:p>5.1831850266765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30777837651232" calcext:value-type="float">
            <text:p>4.307778376512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4342317603508" calcext:value-type="float">
            <text:p>19.4342317603508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160.144921645022" calcext:value-type="float">
            <text:p>160.144921645022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8.27322760912699" calcext:value-type="float">
            <text:p>8.27322760912699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5744991536453" calcext:value-type="float">
            <text:p>4.574499153645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262243522216" calcext:value-type="float">
            <text:p>4.26224352221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71030114923773" calcext:value-type="float">
            <text:p>8.71030114923773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8.54580513863914" calcext:value-type="float">
            <text:p>8.54580513863914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39.9711468235931" calcext:value-type="float">
            <text:p>39.9711468235931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1.660555482573" calcext:value-type="float">
            <text:p>21.660555482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662534134435" calcext:value-type="float">
            <text:p>4.6662534134435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28.3968841498633" calcext:value-type="float">
            <text:p>28.3968841498633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04885916789789" calcext:value-type="float">
            <text:p>3.04885916789789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86041398842874" calcext:value-type="float">
            <text:p>3.86041398842874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16.4747752150072" calcext:value-type="float">
            <text:p>16.474775215007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5.00497699695287" calcext:value-type="float">
            <text:p>5.00497699695287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9.70787247224998" calcext:value-type="float">
            <text:p>9.70787247224998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44348547620873" calcext:value-type="float">
            <text:p>4.4434854762087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00773646014032" calcext:value-type="float">
            <text:p>4.00773646014032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18.0781004689755" calcext:value-type="float">
            <text:p>18.0781004689755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8.5998651179376" calcext:value-type="float">
            <text:p>18.599865117937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03877192475825" calcext:value-type="float">
            <text:p>6.0387719247582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6.14112038986014" calcext:value-type="float">
            <text:p>6.1411203898601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4.85197941596802" calcext:value-type="float">
            <text:p>4.85197941596802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.29858210597888" calcext:value-type="float">
            <text:p>2.2985821059788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43319193431767" calcext:value-type="float">
            <text:p>3.433191934317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21896124851943" calcext:value-type="float">
            <text:p>3.2189612485194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60600260707304" calcext:value-type="float">
            <text:p>2.60600260707304</text:p>
          </table:table-cell>
        </table:table-row>
        <table:table-row table:style-name="ro1">
          <table:table-cell office:value-type="float" office:value="11.425" calcext:value-type="float">
            <text:p>11.425</text:p>
          </table:table-cell>
          <table:table-cell office:value-type="float" office:value="18.7260255912699" calcext:value-type="float">
            <text:p>18.7260255912699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0.2027593396146" calcext:value-type="float">
            <text:p>10.2027593396146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31.8354962680375" calcext:value-type="float">
            <text:p>31.8354962680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708259515485" calcext:value-type="float">
            <text:p>10.0708259515485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7.94495386058386" calcext:value-type="float">
            <text:p>7.94495386058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7.27429924852925" calcext:value-type="float">
            <text:p>7.274299248529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31386636033901" calcext:value-type="float">
            <text:p>4.31386636033901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126.47506277417" calcext:value-type="float">
            <text:p>126.47506277417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7.6837051335829" calcext:value-type="float">
            <text:p>7.683705133582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62303476576241" calcext:value-type="float">
            <text:p>4.62303476576241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16.9850436093074" calcext:value-type="float">
            <text:p>16.985043609307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30268852171483" calcext:value-type="float">
            <text:p>4.3026885217148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8.27726697963282" calcext:value-type="float">
            <text:p>8.277266979632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104526469697" calcext:value-type="float">
            <text:p>20.10452646969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.57680323534309" calcext:value-type="float">
            <text:p>6.57680323534309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0.5314951857864" calcext:value-type="float">
            <text:p>10.5314951857864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7.5667827308802" calcext:value-type="float">
            <text:p>17.5667827308802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9.31758326118326" calcext:value-type="float">
            <text:p>9.31758326118326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9.32198987373738" calcext:value-type="float">
            <text:p>9.32198987373738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62622604897955" calcext:value-type="float">
            <text:p>3.626226048979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84632896921931" calcext:value-type="float">
            <text:p>3.8463289692193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49523856412036" calcext:value-type="float">
            <text:p>1.4952385641203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50471864828084" calcext:value-type="float">
            <text:p>3.5047186482808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6.4286676785714" calcext:value-type="float">
            <text:p>16.4286676785714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8.00780404759246" calcext:value-type="float">
            <text:p>8.00780404759246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4.32478429181929" calcext:value-type="float">
            <text:p>4.3247842918192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23917699444742" calcext:value-type="float">
            <text:p>3.2391769944474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9933755678269" calcext:value-type="float">
            <text:p>4.2993375567826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11494709449973" calcext:value-type="float">
            <text:p>4.1149470944997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0.0727029868742" calcext:value-type="float">
            <text:p>20.0727029868742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77.619656948052" calcext:value-type="float">
            <text:p>177.61965694805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19948867834939" calcext:value-type="float">
            <text:p>4.19948867834939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8.5131807005772" calcext:value-type="float">
            <text:p>8.5131807005772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0.5187456365856" calcext:value-type="float">
            <text:p>20.518745636585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548439529859" calcext:value-type="float">
            <text:p>13.548439529859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30.5225456785714" calcext:value-type="float">
            <text:p>30.522545678571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47196389818543" calcext:value-type="float">
            <text:p>4.47196389818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2357038120862" calcext:value-type="float">
            <text:p>0.922357038120862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7.97606825848824" calcext:value-type="float">
            <text:p>7.97606825848824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9.11401686507937" calcext:value-type="float">
            <text:p>9.1140168650793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.54752882699258" calcext:value-type="float">
            <text:p>2.547528826992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1600907864358" calcext:value-type="float">
            <text:p>18.1600907864358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9.9602543040293" calcext:value-type="float">
            <text:p>9.9602543040293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8.17691522258024" calcext:value-type="float">
            <text:p>8.176915222580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6694764300144" calcext:value-type="float">
            <text:p>16.6694764300144</text:p>
          </table:table-cell>
        </table:table-row>
        <table:table-row table:style-name="ro1">
          <table:table-cell office:value-type="float" office:value="24.58" calcext:value-type="float">
            <text:p>24.58</text:p>
          </table:table-cell>
          <table:table-cell office:value-type="float" office:value="19.6993726262626" calcext:value-type="float">
            <text:p>19.699372626262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22296618208649" calcext:value-type="float">
            <text:p>3.222966182086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.89743050122149" calcext:value-type="float">
            <text:p>7.8974305012214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2953796511829" calcext:value-type="float">
            <text:p>3.295379651182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3.839991976912" calcext:value-type="float">
            <text:p>13.83999197691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0.2037088232323" calcext:value-type="float">
            <text:p>10.203708823232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1436910525435" calcext:value-type="float">
            <text:p>1.6143691052543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81901574722798" calcext:value-type="float">
            <text:p>3.81901574722798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7.02362374857599" calcext:value-type="float">
            <text:p>7.0236237485759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11818127572149" calcext:value-type="float">
            <text:p>4.11818127572149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02910835507601" calcext:value-type="float">
            <text:p>4.02910835507601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9.22385128066378" calcext:value-type="float">
            <text:p>9.22385128066378</text:p>
          </table:table-cell>
        </table:table-row>
        <table:table-row table:style-name="ro1">
          <table:table-cell office:value-type="float" office:value="31.78" calcext:value-type="float">
            <text:p>31.78</text:p>
          </table:table-cell>
          <table:table-cell office:value-type="float" office:value="28.6853119047619" calcext:value-type="float">
            <text:p>28.685311904761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1.0851370824731" calcext:value-type="float">
            <text:p>21.0851370824731</text:p>
          </table:table-cell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184.003188773449" calcext:value-type="float">
            <text:p>184.003188773449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8.24615496031746" calcext:value-type="float">
            <text:p>8.24615496031746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7.7584003402153" calcext:value-type="float">
            <text:p>17.7584003402153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8.43865334086665" calcext:value-type="float">
            <text:p>8.43865334086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4990006029979" calcext:value-type="float">
            <text:p>4.04990006029979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8.17259198412699" calcext:value-type="float">
            <text:p>8.17259198412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9980715396825" calcext:value-type="float">
            <text:p>12.998071539682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8598421222201" calcext:value-type="float">
            <text:p>4.28598421222201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8.10988931105006" calcext:value-type="float">
            <text:p>8.10988931105006</text:p>
          </table:table-cell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26.8224411269841" calcext:value-type="float">
            <text:p>26.822441126984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4.85990495032745" calcext:value-type="float">
            <text:p>4.85990495032745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10.2772258802309" calcext:value-type="float">
            <text:p>10.277225880230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91563945905406" calcext:value-type="float">
            <text:p>3.91563945905406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3.5607700880231" calcext:value-type="float">
            <text:p>13.5607700880231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.70842941473559" calcext:value-type="float">
            <text:p>5.70842941473559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8.70260252164502" calcext:value-type="float">
            <text:p>8.70260252164502</text:p>
          </table:table-cell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30.4337841259706" calcext:value-type="float">
            <text:p>30.433784125970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77234563290495" calcext:value-type="float">
            <text:p>4.77234563290495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17.4903178769841" calcext:value-type="float">
            <text:p>17.4903178769841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3.180378436508" calcext:value-type="float">
            <text:p>33.18037843650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18779070019604" calcext:value-type="float">
            <text:p>4.1877907001960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3.6340497813298" calcext:value-type="float">
            <text:p>13.634049781329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5263994941613" calcext:value-type="float">
            <text:p>4.5263994941613</text:p>
          </table:table-cell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28.7469111904762" calcext:value-type="float">
            <text:p>28.7469111904762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6.87819385190896" calcext:value-type="float">
            <text:p>6.87819385190896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7.99507369240184" calcext:value-type="float">
            <text:p>7.99507369240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6694764300144" calcext:value-type="float">
            <text:p>16.6694764300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37579472005772" calcext:value-type="float">
            <text:p>9.37579472005772</text:p>
          </table:table-cell>
        </table:table-row>
        <table:table-row table:style-name="ro1">
          <table:table-cell office:value-type="float" office:value="231.7" calcext:value-type="float">
            <text:p>231.7</text:p>
          </table:table-cell>
          <table:table-cell office:value-type="float" office:value="257.118308849206" calcext:value-type="float">
            <text:p>257.118308849206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8.06497145826396" calcext:value-type="float">
            <text:p>8.06497145826396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8.78946537656788" calcext:value-type="float">
            <text:p>8.7894653765678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.88666228715729" calcext:value-type="float">
            <text:p>7.886662287157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8033615939616" calcext:value-type="float">
            <text:p>8.5803361593961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2.3402685873016" calcext:value-type="float">
            <text:p>12.3402685873016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9.5328388508714" calcext:value-type="float">
            <text:p>19.532838850871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53169162250801" calcext:value-type="float">
            <text:p>4.53169162250801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29.6152159505772" calcext:value-type="float">
            <text:p>29.61521595057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2.762866230159" calcext:value-type="float">
            <text:p>272.7628662301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6342950499501" calcext:value-type="float">
            <text:p>20.6342950499501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15.6641979924242" calcext:value-type="float">
            <text:p>15.664197992424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8.11863733256939" calcext:value-type="float">
            <text:p>8.11863733256939</text:p>
          </table:table-cell>
        </table:table-row>
        <table:table-row table:style-name="ro1">
          <table:table-cell office:value-type="float" office:value="36.82" calcext:value-type="float">
            <text:p>36.82</text:p>
          </table:table-cell>
          <table:table-cell office:value-type="float" office:value="33.0154420764791" calcext:value-type="float">
            <text:p>33.015442076479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6.4466855829726" calcext:value-type="float">
            <text:p>26.4466855829726</text:p>
          </table:table-cell>
        </table:table-row>
        <table:table-row table:style-name="ro1">
          <table:table-cell office:value-type="float" office:value="70.26" calcext:value-type="float">
            <text:p>70.26</text:p>
          </table:table-cell>
          <table:table-cell office:value-type="float" office:value="67.2412034271284" calcext:value-type="float">
            <text:p>67.241203427128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63342675981491" calcext:value-type="float">
            <text:p>7.6334267598149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.04459498809899" calcext:value-type="float">
            <text:p>8.0445949880989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36922297667451" calcext:value-type="float">
            <text:p>4.3692229766745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79127747797005" calcext:value-type="float">
            <text:p>3.7912774779700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98504367275535" calcext:value-type="float">
            <text:p>6.985043672755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442314047619" calcext:value-type="float">
            <text:p>63.442314047619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71767446566505" calcext:value-type="float">
            <text:p>6.7176744656650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.35990068181818" calcext:value-type="float">
            <text:p>9.35990068181818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8.20262266175218" calcext:value-type="float">
            <text:p>8.20262266175218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7.10965269286269" calcext:value-type="float">
            <text:p>7.1096526928626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0258385893259" calcext:value-type="float">
            <text:p>4.40258385893259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17387432735403" calcext:value-type="float">
            <text:p>4.173874327354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4566883152958" calcext:value-type="float">
            <text:p>28.45668831529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1526624365079" calcext:value-type="float">
            <text:p>36.15266243650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.632724989899" calcext:value-type="float">
            <text:p>28.6327249898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0278176190476" calcext:value-type="float">
            <text:p>39.0278176190476</text:p>
          </table:table-cell>
        </table:table-row>
        <table:table-row table:style-name="ro1">
          <table:table-cell office:value-type="float" office:value="30.59" calcext:value-type="float">
            <text:p>30.59</text:p>
          </table:table-cell>
          <table:table-cell office:value-type="float" office:value="36.0655713257576" calcext:value-type="float">
            <text:p>36.0655713257576</text:p>
          </table:table-cell>
        </table:table-row>
        <table:table-row table:style-name="ro1">
          <table:table-cell office:value-type="float" office:value="35.024" calcext:value-type="float">
            <text:p>35.024</text:p>
          </table:table-cell>
          <table:table-cell office:value-type="float" office:value="49.7832988095238" calcext:value-type="float">
            <text:p>49.7832988095238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7.55699342313242" calcext:value-type="float">
            <text:p>7.55699342313242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6.3459674404762" calcext:value-type="float">
            <text:p>16.3459674404762</text:p>
          </table:table-cell>
        </table:table-row>
        <table:table-row table:style-name="ro1">
          <table:table-cell office:value-type="float" office:value="11.465" calcext:value-type="float">
            <text:p>11.465</text:p>
          </table:table-cell>
          <table:table-cell office:value-type="float" office:value="16.0402338888889" calcext:value-type="float">
            <text:p>16.040233888888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06761426355083" calcext:value-type="float">
            <text:p>4.06761426355083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41.9979622474748" calcext:value-type="float">
            <text:p>41.997962247474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.00319099940189" calcext:value-type="float">
            <text:p>4.00319099940189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9.05405089466089" calcext:value-type="float">
            <text:p>9.0540508946608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5.54401532587468" calcext:value-type="float">
            <text:p>5.54401532587468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18.124601767316" calcext:value-type="float">
            <text:p>18.124601767316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11.3013667932068" calcext:value-type="float">
            <text:p>11.3013667932068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75066206165376" calcext:value-type="float">
            <text:p>7.75066206165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.61051919636006" calcext:value-type="float">
            <text:p>7.61051919636006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0.237372683508" calcext:value-type="float">
            <text:p>10.237372683508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7.32945707997558" calcext:value-type="float">
            <text:p>7.329457079975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.8943779756209" calcext:value-type="float">
            <text:p>28.8943779756209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7.0817769444444" calcext:value-type="float">
            <text:p>17.0817769444444</text:p>
          </table:table-cell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27.8361740546833" calcext:value-type="float">
            <text:p>27.8361740546833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6.40862529899839" calcext:value-type="float">
            <text:p>6.4086252989983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95390198810557" calcext:value-type="float">
            <text:p>3.95390198810557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90748285227454" calcext:value-type="float">
            <text:p>3.90748285227454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0.3752558044733" calcext:value-type="float">
            <text:p>10.3752558044733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128.949823766234" calcext:value-type="float">
            <text:p>128.949823766234</text:p>
          </table:table-cell>
        </table:table-row>
        <table:table-row table:style-name="ro1">
          <table:table-cell office:value-type="float" office:value="-9.58" calcext:value-type="float">
            <text:p>-9.58</text:p>
          </table:table-cell>
          <table:table-cell office:value-type="float" office:value="-7.73170218253968" calcext:value-type="float">
            <text:p>-7.73170218253968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7.91412507492508" calcext:value-type="float">
            <text:p>7.91412507492508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8.3708953095238" calcext:value-type="float">
            <text:p>28.3708953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109127378864" calcext:value-type="float">
            <text:p>3.63109127378864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5.81222330001698" calcext:value-type="float">
            <text:p>5.81222330001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0.62" calcext:value-type="float">
            <text:p>50.62</text:p>
          </table:table-cell>
          <table:table-cell office:value-type="float" office:value="47.0958992867965" calcext:value-type="float">
            <text:p>47.0958992867965</text:p>
          </table:table-cell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165.124407622655" calcext:value-type="float">
            <text:p>165.124407622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0683259451659" calcext:value-type="float">
            <text:p>15.0683259451659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8.78946537656788" calcext:value-type="float">
            <text:p>8.7894653765678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23993346617351" calcext:value-type="float">
            <text:p>4.23993346617351</text:p>
          </table:table-cell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28.3891407539683" calcext:value-type="float">
            <text:p>28.3891407539683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35029770709434" calcext:value-type="float">
            <text:p>4.35029770709434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22.7227098412698" calcext:value-type="float">
            <text:p>22.7227098412698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61.2178686904762" calcext:value-type="float">
            <text:p>61.2178686904762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9.5363087698413" calcext:value-type="float">
            <text:p>19.536308769841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1657427850493" calcext:value-type="float">
            <text:p>4.316574278504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99921826268285" calcext:value-type="float">
            <text:p>0.299921826268285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18.2534011002886" calcext:value-type="float">
            <text:p>18.2534011002886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9.1100539177489" calcext:value-type="float">
            <text:p>19.1100539177489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1.1333878210678" calcext:value-type="float">
            <text:p>11.1333878210678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33.7473354145854" calcext:value-type="float">
            <text:p>33.747335414585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4.2584061363636" calcext:value-type="float">
            <text:p>14.2584061363636</text:p>
          </table:table-cell>
        </table:table-row>
        <table:table-row table:style-name="ro1">
          <table:table-cell office:value-type="float" office:value="53.86" calcext:value-type="float">
            <text:p>53.86</text:p>
          </table:table-cell>
          <table:table-cell office:value-type="float" office:value="56.2569748884449" calcext:value-type="float">
            <text:p>56.2569748884449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7.50717719336219" calcext:value-type="float">
            <text:p>7.50717719336219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4.88693175734396" calcext:value-type="float">
            <text:p>4.8869317573439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82947416687887" calcext:value-type="float">
            <text:p>5.82947416687887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7.61995487984238" calcext:value-type="float">
            <text:p>7.61995487984238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5.55662604102571" calcext:value-type="float">
            <text:p>5.5566260410257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2379783707929" calcext:value-type="float">
            <text:p>4.02379783707929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7.7441024506127" calcext:value-type="float">
            <text:p>7.7441024506127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5.1815264008214" calcext:value-type="float">
            <text:p>15.181526400821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41580849206487" calcext:value-type="float">
            <text:p>4.4158084920648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086156564546" calcext:value-type="float">
            <text:p>4.3086156564546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11.7200218326118" calcext:value-type="float">
            <text:p>11.720021832611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64879875268976" calcext:value-type="float">
            <text:p>4.64879875268976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64659210667019" calcext:value-type="float">
            <text:p>3.64659210667019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13134349256691" calcext:value-type="float">
            <text:p>4.13134349256691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6.60694784848485" calcext:value-type="float">
            <text:p>6.606947848484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6219432054057" calcext:value-type="float">
            <text:p>5.8621943205405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.08350031385282" calcext:value-type="float">
            <text:p>9.0835003138528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3.67416509323193" calcext:value-type="float">
            <text:p>3.67416509323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0.8215088242313" calcext:value-type="float">
            <text:p>20.8215088242313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61.51840452381" calcext:value-type="float">
            <text:p>161.5184045238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15473218402625" calcext:value-type="float">
            <text:p>4.15473218402625</text:p>
          </table:table-cell>
        </table:table-row>
        <table:table-row table:style-name="ro1">
          <table:table-cell office:value-type="float" office:value="-9.58" calcext:value-type="float">
            <text:p>-9.58</text:p>
          </table:table-cell>
          <table:table-cell office:value-type="float" office:value="-7.89473079365079" calcext:value-type="float">
            <text:p>-7.8947307936507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09601809772461" calcext:value-type="float">
            <text:p>4.09601809772461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8.10468737662338" calcext:value-type="float">
            <text:p>8.1046873766233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4.11506630539285" calcext:value-type="float">
            <text:p>4.11506630539285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30.882626475469" calcext:value-type="float">
            <text:p>30.882626475469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4444236614237" calcext:value-type="float">
            <text:p>3.4444236614237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7.0523564840019" calcext:value-type="float">
            <text:p>7.052356484001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8.8224799339549" calcext:value-type="float">
            <text:p>18.822479933954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29111080781666" calcext:value-type="float">
            <text:p>4.29111080781666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2.7425390692641" calcext:value-type="float">
            <text:p>12.742539069264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22127098556963" calcext:value-type="float">
            <text:p>4.22127098556963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31.1283187698413" calcext:value-type="float">
            <text:p>31.128318769841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.21958904086234" calcext:value-type="float">
            <text:p>3.2195890408623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12635455100954" calcext:value-type="float">
            <text:p>4.12635455100954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6.99886700621274" calcext:value-type="float">
            <text:p>6.99886700621274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6.51305157857493" calcext:value-type="float">
            <text:p>6.5130515785749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.0880713961039" calcext:value-type="float">
            <text:p>20.088071396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8542147461754" calcext:value-type="float">
            <text:p>3.98542147461754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6.843484257115" calcext:value-type="float">
            <text:p>6.84348425711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00877472491637" calcext:value-type="float">
            <text:p>4.008774724916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65554783385016" calcext:value-type="float">
            <text:p>3.65554783385016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136.29023771645" calcext:value-type="float">
            <text:p>136.29023771645</text:p>
          </table:table-cell>
        </table:table-row>
        <table:table-row table:style-name="ro1">
          <table:table-cell office:value-type="float" office:value="103.04" calcext:value-type="float">
            <text:p>103.04</text:p>
          </table:table-cell>
          <table:table-cell office:value-type="float" office:value="90.8751107431458" calcext:value-type="float">
            <text:p>90.8751107431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38.7723783333333" calcext:value-type="float">
            <text:p>38.772378333333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9.4328168191808" calcext:value-type="float">
            <text:p>19.4328168191808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7.91964181207681" calcext:value-type="float">
            <text:p>7.91964181207681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76704209203629" calcext:value-type="float">
            <text:p>3.76704209203629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6.8468247460317" calcext:value-type="float">
            <text:p>16.8468247460317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15.5440835515873" calcext:value-type="float">
            <text:p>15.5440835515873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61647793874154" calcext:value-type="float">
            <text:p>7.61647793874154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30.6644025783516" calcext:value-type="float">
            <text:p>30.664402578351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81204570044088" calcext:value-type="float">
            <text:p>3.81204570044088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7.80892729574436" calcext:value-type="float">
            <text:p>7.80892729574436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7.02279548948857" calcext:value-type="float">
            <text:p>7.0227954894885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00367315000033" calcext:value-type="float">
            <text:p>6.00367315000033</text:p>
          </table:table-cell>
        </table:table-row>
        <table:table-row table:style-name="ro1">
          <table:table-cell office:value-type="float" office:value="-35.88" calcext:value-type="float">
            <text:p>-35.88</text:p>
          </table:table-cell>
          <table:table-cell office:value-type="float" office:value="-20.444589047619" calcext:value-type="float">
            <text:p>-20.444589047619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6.20384288532374" calcext:value-type="float">
            <text:p>6.2038428853237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54787888054842" calcext:value-type="float">
            <text:p>1.5478788805484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29874395361058" calcext:value-type="float">
            <text:p>4.29874395361058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7.89631873636141" calcext:value-type="float">
            <text:p>7.8963187363614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7.3233315909091" calcext:value-type="float">
            <text:p>17.323331590909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45447367150796" calcext:value-type="float">
            <text:p>1.45447367150796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6.06980354281829" calcext:value-type="float">
            <text:p>6.06980354281829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4.22552442419746" calcext:value-type="float">
            <text:p>4.225524424197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.0955624963925" calcext:value-type="float">
            <text:p>22.0955624963925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4.10720553201549" calcext:value-type="float">
            <text:p>4.10720553201549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float" office:value="72.6991055952381" calcext:value-type="float">
            <text:p>72.699105595238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.56750006314592" calcext:value-type="float">
            <text:p>6.5675000631459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6.67772200181461" calcext:value-type="float">
            <text:p>6.677722001814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1316157803063" calcext:value-type="float">
            <text:p>9.1316157803063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62398320751237" calcext:value-type="float">
            <text:p>3.6239832075123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1.16983" calcext:value-type="float">
            <text:p>21.16983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17.558330214646" calcext:value-type="float">
            <text:p>117.558330214646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8.36886068050005" calcext:value-type="float">
            <text:p>8.3688606805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14.8513441486292" calcext:value-type="float">
            <text:p>14.8513441486292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.13233013140808" calcext:value-type="float">
            <text:p>4.13233013140808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4.24855545821948" calcext:value-type="float">
            <text:p>4.24855545821948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4.64885645207692" calcext:value-type="float">
            <text:p>4.6488564520769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8.54750663971565" calcext:value-type="float">
            <text:p>8.5475066397156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3258761542901" calcext:value-type="float">
            <text:p>4.3258761542901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1.6026367857143" calcext:value-type="float">
            <text:p>41.6026367857143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31652167989166" calcext:value-type="float">
            <text:p>4.31652167989166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37.723481208514" calcext:value-type="float">
            <text:p>137.7234812085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.9792469588745" calcext:value-type="float">
            <text:p>57.979246958874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39978938353538" calcext:value-type="float">
            <text:p>4.3997893835353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0.8569772646798" calcext:value-type="float">
            <text:p>20.8569772646798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22.2480325134033" calcext:value-type="float">
            <text:p>22.24803251340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96.644203589466" calcext:value-type="float">
            <text:p>496.644203589466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8.55027206531558" calcext:value-type="float">
            <text:p>8.55027206531558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7.1281732395382" calcext:value-type="float">
            <text:p>17.128173239538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29583104069405" calcext:value-type="float">
            <text:p>8.2958310406940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22386358585858" calcext:value-type="float">
            <text:p>8.22386358585858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1.6253770223665" calcext:value-type="float">
            <text:p>61.625377022366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0.3780976785714" calcext:value-type="float">
            <text:p>20.378097678571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0.3127631959707" calcext:value-type="float">
            <text:p>10.3127631959707</text:p>
          </table:table-cell>
        </table:table-row>
        <table:table-row table:style-name="ro1">
          <table:table-cell office:value-type="float" office:value="70.25" calcext:value-type="float">
            <text:p>70.25</text:p>
          </table:table-cell>
          <table:table-cell office:value-type="float" office:value="67.1409383874459" calcext:value-type="float">
            <text:p>67.1409383874459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2.8772010714286" calcext:value-type="float">
            <text:p>12.8772010714286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4.7568642640693" calcext:value-type="float">
            <text:p>14.756864264069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56399514125189" calcext:value-type="float">
            <text:p>3.56399514125189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53.1502704599567" calcext:value-type="float">
            <text:p>53.1502704599567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4.80543476600034" calcext:value-type="float">
            <text:p>4.80543476600034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3.0858604212454" calcext:value-type="float">
            <text:p>13.085860421245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8.47404497058497" calcext:value-type="float">
            <text:p>8.4740449705849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.66580301719404" calcext:value-type="float">
            <text:p>2.6658030171940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44373235952417" calcext:value-type="float">
            <text:p>4.44373235952417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4.3101652813853" calcext:value-type="float">
            <text:p>14.3101652813853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6.3494201565657" calcext:value-type="float">
            <text:p>26.3494201565657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42.9749366378066" calcext:value-type="float">
            <text:p>42.9749366378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216348481241" calcext:value-type="float">
            <text:p>8.7216348481241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15.89196126443" calcext:value-type="float">
            <text:p>15.891961264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5882029761905" calcext:value-type="float">
            <text:p>25.58820297619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.1617915923521" calcext:value-type="float">
            <text:p>29.161791592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709169847881" calcext:value-type="float">
            <text:p>18.27091698478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.3584666558442" calcext:value-type="float">
            <text:p>30.35846665584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.1332501018981" calcext:value-type="float">
            <text:p>27.1332501018981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7.02671241745706" calcext:value-type="float">
            <text:p>7.02671241745706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2.8554640601066" calcext:value-type="float">
            <text:p>12.855464060106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2.98201684736263" calcext:value-type="float">
            <text:p>2.98201684736263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12.6970223556999" calcext:value-type="float">
            <text:p>12.6970223556999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0.1510322305195" calcext:value-type="float">
            <text:p>20.1510322305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1.792399468032" calcext:value-type="float">
            <text:p>11.792399468032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10.2478401239842" calcext:value-type="float">
            <text:p>10.2478401239842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8.85955120969674" calcext:value-type="float">
            <text:p>8.85955120969674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8.36633278029832" calcext:value-type="float">
            <text:p>8.36633278029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5449143439894" calcext:value-type="float">
            <text:p>4.0544914343989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.47210515873016" calcext:value-type="float">
            <text:p>5.4721051587301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6.0413090613276" calcext:value-type="float">
            <text:p>16.0413090613276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21138160935906" calcext:value-type="float">
            <text:p>1.2113816093590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516676363376" calcext:value-type="float">
            <text:p>3.516676363376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7.6436340959041" calcext:value-type="float">
            <text:p>7.6436340959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0306356160506" calcext:value-type="float">
            <text:p>16.0306356160506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29.7830244240336" calcext:value-type="float">
            <text:p>29.7830244240336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6.56905881483541" calcext:value-type="float">
            <text:p>6.5690588148354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40385515658232" calcext:value-type="float">
            <text:p>6.40385515658232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20.9647269660895" calcext:value-type="float">
            <text:p>20.9647269660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6.8695240981241" calcext:value-type="float">
            <text:p>6.8695240981241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16739463157911" calcext:value-type="float">
            <text:p>3.1673946315791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22159865440116" calcext:value-type="float">
            <text:p>6.2215986544011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25988416602847" calcext:value-type="float">
            <text:p>1.259884166028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.7798081349206" calcext:value-type="float">
            <text:p>92.77980813492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22181811548426" calcext:value-type="float">
            <text:p>4.22181811548426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7.40184357792792" calcext:value-type="float">
            <text:p>7.401843577927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3495188808414" calcext:value-type="float">
            <text:p>20.3495188808414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57.0831092113997" calcext:value-type="float">
            <text:p>57.083109211399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27204379975843" calcext:value-type="float">
            <text:p>4.2720437997584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29203510654603" calcext:value-type="float">
            <text:p>4.29203510654603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8.40324267676768" calcext:value-type="float">
            <text:p>8.40324267676768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39127376204173" calcext:value-type="float">
            <text:p>4.3912737620417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0.7482628968254" calcext:value-type="float">
            <text:p>20.7482628968254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0.6723155803412" calcext:value-type="float">
            <text:p>10.6723155803412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9.9031655980686" calcext:value-type="float">
            <text:p>19.903165598068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3707135989401" calcext:value-type="float">
            <text:p>4.237071359894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9833206435786" calcext:value-type="float">
            <text:p>17.9833206435786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2.7306113492063" calcext:value-type="float">
            <text:p>12.7306113492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503336580087" calcext:value-type="float">
            <text:p>7.9950333658008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0.361148978355" calcext:value-type="float">
            <text:p>20.36114897835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8326417930033" calcext:value-type="float">
            <text:p>4.2832641793003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8.20424103859756" calcext:value-type="float">
            <text:p>8.20424103859756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7.0368857767233" calcext:value-type="float">
            <text:p>17.036885776723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33091187883328" calcext:value-type="float">
            <text:p>1.33091187883328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29.691361596896" calcext:value-type="float">
            <text:p>29.691361596896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7.47200036207944" calcext:value-type="float">
            <text:p>7.4720003620794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1.9735452020202" calcext:value-type="float">
            <text:p>11.9735452020202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0.3270091233766" calcext:value-type="float">
            <text:p>20.327009123376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5100705837789" calcext:value-type="float">
            <text:p>2.51007058377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99921826268285" calcext:value-type="float">
            <text:p>0.299921826268285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6.3977080039405" calcext:value-type="float">
            <text:p>6.3977080039405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6185071318087" calcext:value-type="float">
            <text:p>4.06185071318087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.22991543872794" calcext:value-type="float">
            <text:p>4.22991543872794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3.4875786686924" calcext:value-type="float">
            <text:p>13.487578668692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83409796761913" calcext:value-type="float">
            <text:p>3.83409796761913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9.80316233802309" calcext:value-type="float">
            <text:p>9.80316233802309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1.1622902597403" calcext:value-type="float">
            <text:p>11.1622902597403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74890705920552" calcext:value-type="float">
            <text:p>3.74890705920552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6.47932653638029" calcext:value-type="float">
            <text:p>6.479326536380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.8641509587635" calcext:value-type="float">
            <text:p>28.8641509587635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21.2309403787879" calcext:value-type="float">
            <text:p>21.2309403787879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3.4754998647186" calcext:value-type="float">
            <text:p>13.475499864718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2.9711867784993" calcext:value-type="float">
            <text:p>22.971186778499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9537607137804" calcext:value-type="float">
            <text:p>1.1953760713780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.43524298618049" calcext:value-type="float">
            <text:p>8.43524298618049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32.582022891604" calcext:value-type="float">
            <text:p>32.5820228916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.22654368823042" calcext:value-type="float">
            <text:p>7.22654368823042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7.3205861125541" calcext:value-type="float">
            <text:p>17.320586112554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70395965155873" calcext:value-type="float">
            <text:p>3.70395965155873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32.1276034814308" calcext:value-type="float">
            <text:p>32.1276034814308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6.03221279777412" calcext:value-type="float">
            <text:p>6.0322127977741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2592957798778" calcext:value-type="float">
            <text:p>1.62592957798778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8.2714279779942" calcext:value-type="float">
            <text:p>18.27142797799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5405769047619" calcext:value-type="float">
            <text:p>15.5405769047619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19.3398964880952" calcext:value-type="float">
            <text:p>19.3398964880952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31.9154199199134" calcext:value-type="float">
            <text:p>31.9154199199134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6.4521399206349" calcext:value-type="float">
            <text:p>36.452139920634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4047442757979" calcext:value-type="float">
            <text:p>4.34047442757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3311645009569" calcext:value-type="float">
            <text:p>4.33311645009569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0.1880894699745" calcext:value-type="float">
            <text:p>20.188089469974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0.7893433256831" calcext:value-type="float">
            <text:p>20.7893433256831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31.9268809039149" calcext:value-type="float">
            <text:p>31.9268809039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125845931846" calcext:value-type="float">
            <text:p>5.0125845931846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95222380936268" calcext:value-type="float">
            <text:p>4.9522238093626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9317294067044" calcext:value-type="float">
            <text:p>6.1931729406704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.08061329587007" calcext:value-type="float">
            <text:p>4.0806132958700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8.2223800613276" calcext:value-type="float">
            <text:p>18.2223800613276</text:p>
          </table:table-cell>
        </table:table-row>
        <table:table-row table:style-name="ro1">
          <table:table-cell office:value-type="float" office:value="59.24" calcext:value-type="float">
            <text:p>59.24</text:p>
          </table:table-cell>
          <table:table-cell office:value-type="float" office:value="66.6094171269841" calcext:value-type="float">
            <text:p>66.6094171269841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7.76394523647186" calcext:value-type="float">
            <text:p>7.7639452364718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1436910525435" calcext:value-type="float">
            <text:p>1.61436910525435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6.87311021639179" calcext:value-type="float">
            <text:p>6.87311021639179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8.8658465959596" calcext:value-type="float">
            <text:p>8.8658465959596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6.9553487388853" calcext:value-type="float">
            <text:p>36.9553487388853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7.17727800899101" calcext:value-type="float">
            <text:p>7.17727800899101</text:p>
          </table:table-cell>
        </table:table-row>
        <table:table-row table:style-name="ro1">
          <table:table-cell office:value-type="float" office:value="37.77" calcext:value-type="float">
            <text:p>37.77</text:p>
          </table:table-cell>
          <table:table-cell office:value-type="float" office:value="34.6288537177678" calcext:value-type="float">
            <text:p>34.6288537177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3041225267988" calcext:value-type="float">
            <text:p>3.5304122526798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28100309122108" calcext:value-type="float">
            <text:p>4.28100309122108</text:p>
          </table:table-cell>
        </table:table-row>
        <table:table-row table:style-name="ro1">
          <table:table-cell office:value-type="float" office:value="49.24" calcext:value-type="float">
            <text:p>49.24</text:p>
          </table:table-cell>
          <table:table-cell office:value-type="float" office:value="45.7118010328283" calcext:value-type="float">
            <text:p>45.7118010328283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4.9260193412699" calcext:value-type="float">
            <text:p>34.9260193412699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28636954229378" calcext:value-type="float">
            <text:p>4.2863695422937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20739422524797" calcext:value-type="float">
            <text:p>4.2073942252479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02567539033188" calcext:value-type="float">
            <text:p>8.02567539033188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1.7613177561328" calcext:value-type="float">
            <text:p>41.761317756132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35684818758792" calcext:value-type="float">
            <text:p>4.35684818758792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8.27948377983129" calcext:value-type="float">
            <text:p>8.2794837798312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51564247595557" calcext:value-type="float">
            <text:p>4.51564247595557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62622920177432" calcext:value-type="float">
            <text:p>3.62622920177432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9.09254990262516" calcext:value-type="float">
            <text:p>9.09254990262516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6.10687084082584" calcext:value-type="float">
            <text:p>6.1068708408258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8.30154822155048" calcext:value-type="float">
            <text:p>8.3015482215504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.4248445660126" calcext:value-type="float">
            <text:p>8.424844566012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1.3987477460317" calcext:value-type="float">
            <text:p>21.3987477460317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116.558444963925" calcext:value-type="float">
            <text:p>116.558444963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1479711860861" calcext:value-type="float">
            <text:p>0.77147971186086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65993266327131" calcext:value-type="float">
            <text:p>3.6599326632713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0.6881304247142" calcext:value-type="float">
            <text:p>10.6881304247142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0.8333948023088" calcext:value-type="float">
            <text:p>20.8333948023088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30.6210832539682" calcext:value-type="float">
            <text:p>30.6210832539682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.16116730961199" calcext:value-type="float">
            <text:p>3.16116730961199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15.2460840064935" calcext:value-type="float">
            <text:p>15.2460840064935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9.2905113492064" calcext:value-type="float">
            <text:p>29.2905113492064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57.9558980598846" calcext:value-type="float">
            <text:p>57.9558980598846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8.41733445324201" calcext:value-type="float">
            <text:p>8.41733445324201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8.26268813525255" calcext:value-type="float">
            <text:p>8.2626881352525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2.3519848503947" calcext:value-type="float">
            <text:p>12.3519848503947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4.03004453302793" calcext:value-type="float">
            <text:p>4.0300445330279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38566728784925" calcext:value-type="float">
            <text:p>4.38566728784925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5.3002467424243" calcext:value-type="float">
            <text:p>35.3002467424243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.58642844548663" calcext:value-type="float">
            <text:p>3.586428445486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4420647582973" calcext:value-type="float">
            <text:p>19.4420647582973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.43205657072486" calcext:value-type="float">
            <text:p>7.43205657072486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0.2987185371295" calcext:value-type="float">
            <text:p>10.2987185371295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29.8702370070452" calcext:value-type="float">
            <text:p>29.8702370070452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27.5292421266234" calcext:value-type="float">
            <text:p>27.5292421266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4399946168211" calcext:value-type="float">
            <text:p>3.14399946168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0306356160506" calcext:value-type="float">
            <text:p>16.03063561605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5319493145743" calcext:value-type="float">
            <text:p>11.531949314574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6.5005104451659" calcext:value-type="float">
            <text:p>16.5005104451659</text:p>
          </table:table-cell>
        </table:table-row>
        <table:table-row table:style-name="ro1">
          <table:table-cell office:value-type="float" office:value="69.14" calcext:value-type="float">
            <text:p>69.14</text:p>
          </table:table-cell>
          <table:table-cell office:value-type="float" office:value="61.0084905699856" calcext:value-type="float">
            <text:p>61.0084905699856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7.68746795815296" calcext:value-type="float">
            <text:p>7.6874679581529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9.03116276628927" calcext:value-type="float">
            <text:p>9.03116276628927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21.7556829119769" calcext:value-type="float">
            <text:p>21.755682911976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37530301403137" calcext:value-type="float">
            <text:p>4.37530301403137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49.056324526356" calcext:value-type="float">
            <text:p>49.05632452635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7453211206488" calcext:value-type="float">
            <text:p>1.3745321120648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.09203919027589" calcext:value-type="float">
            <text:p>8.0920391902758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75996955627706" calcext:value-type="float">
            <text:p>7.75996955627706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9.61847182539683" calcext:value-type="float">
            <text:p>9.6184718253968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5564235044487" calcext:value-type="float">
            <text:p>4.4556423504448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8.13282269551441" calcext:value-type="float">
            <text:p>8.13282269551441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108.301641706349" calcext:value-type="float">
            <text:p>108.30164170634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3.5589840800866" calcext:value-type="float">
            <text:p>23.5589840800866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15.9891270265845" calcext:value-type="float">
            <text:p>15.9891270265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8983744440622" calcext:value-type="float">
            <text:p>4.0898374444062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1.3434981882007" calcext:value-type="float">
            <text:p>21.3434981882007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0.4944768253968" calcext:value-type="float">
            <text:p>10.49447682539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3307768253968" calcext:value-type="float">
            <text:p>28.33077682539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3554485995622" calcext:value-type="float">
            <text:p>16.35544859956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9661916341991" calcext:value-type="float">
            <text:p>33.966191634199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94748247321723" calcext:value-type="float">
            <text:p>3.94748247321723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1349458757454" calcext:value-type="float">
            <text:p>4.01349458757454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8.3021803499278" calcext:value-type="float">
            <text:p>18.3021803499278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5.88950589954163" calcext:value-type="float">
            <text:p>5.88950589954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0399950865801" calcext:value-type="float">
            <text:p>11.039995086580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.8652898612499" calcext:value-type="float">
            <text:p>11.8652898612499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8.70927844412897" calcext:value-type="float">
            <text:p>8.7092784441289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.17349545145337" calcext:value-type="float">
            <text:p>3.17349545145337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16.5214185282446" calcext:value-type="float">
            <text:p>16.5214185282446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21.9424840512266" calcext:value-type="float">
            <text:p>21.942484051226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.02829451977088" calcext:value-type="float">
            <text:p>3.0282945197708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67155597012908" calcext:value-type="float">
            <text:p>1.67155597012908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6.127648469697" calcext:value-type="float">
            <text:p>26.12764846969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9.83175047619048" calcext:value-type="float">
            <text:p>-9.83175047619048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.45603775503653" calcext:value-type="float">
            <text:p>3.45603775503653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7.68639619536154" calcext:value-type="float">
            <text:p>7.68639619536154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7.9873464996116" calcext:value-type="float">
            <text:p>7.987346499611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7453211206488" calcext:value-type="float">
            <text:p>1.3745321120648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8.9952287687313" calcext:value-type="float">
            <text:p>18.995228768731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59856673445234" calcext:value-type="float">
            <text:p>1.59856673445234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7.80138644877345" calcext:value-type="float">
            <text:p>7.8013864487734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.759546547619" calcext:value-type="float">
            <text:p>14.75954654761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0.3709827777778" calcext:value-type="float">
            <text:p>20.3709827777778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9.37563813492063" calcext:value-type="float">
            <text:p>9.37563813492063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80471767455567" calcext:value-type="float">
            <text:p>3.804717674555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7780656122628" calcext:value-type="float">
            <text:p>4.477806561226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53028151010741" calcext:value-type="float">
            <text:p>3.53028151010741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8.8686661904762" calcext:value-type="float">
            <text:p>38.868666190476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990517922615" calcext:value-type="float">
            <text:p>3.9905179226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0543089388389" calcext:value-type="float">
            <text:p>19.054308938838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34830732788126" calcext:value-type="float">
            <text:p>4.34830732788126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5.6744498329448" calcext:value-type="float">
            <text:p>15.6744498329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9126057825508" calcext:value-type="float">
            <text:p>13.9126057825508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8.24939282596215" calcext:value-type="float">
            <text:p>8.24939282596215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74.9717123162948" calcext:value-type="float">
            <text:p>74.971712316294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93568202159621" calcext:value-type="float">
            <text:p>3.935682021596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047986201367" calcext:value-type="float">
            <text:p>3.85047986201367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11.3251562698413" calcext:value-type="float">
            <text:p>11.325156269841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8.9016296356421" calcext:value-type="float">
            <text:p>18.9016296356421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8.30790964535465" calcext:value-type="float">
            <text:p>8.30790964535465</text:p>
          </table:table-cell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22.6083022222222" calcext:value-type="float">
            <text:p>22.60830222222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20115553123234" calcext:value-type="float">
            <text:p>4.20115553123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506574862405" calcext:value-type="float">
            <text:p>3.8550657486240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1.7551276010101" calcext:value-type="float">
            <text:p>11.755127601010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18419522469089" calcext:value-type="float">
            <text:p>8.18419522469089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33169341848143" calcext:value-type="float">
            <text:p>4.33169341848143</text:p>
          </table:table-cell>
        </table:table-row>
        <table:table-row table:style-name="ro1">
          <table:table-cell office:value-type="float" office:value="29.99" calcext:value-type="float">
            <text:p>29.99</text:p>
          </table:table-cell>
          <table:table-cell office:value-type="float" office:value="31.9613351896292" calcext:value-type="float">
            <text:p>31.9613351896292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3.9401383405483" calcext:value-type="float">
            <text:p>13.940138340548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82813496119923" calcext:value-type="float">
            <text:p>4.82813496119923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4.23203175158915" calcext:value-type="float">
            <text:p>4.23203175158915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7.75253296692046" calcext:value-type="float">
            <text:p>7.75253296692046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9.58015308071315" calcext:value-type="float">
            <text:p>9.5801530807131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6.42804853979354" calcext:value-type="float">
            <text:p>6.42804853979354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10.7545296302309" calcext:value-type="float">
            <text:p>10.7545296302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5186259548215" calcext:value-type="float">
            <text:p>3.95186259548215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1.1842806150794" calcext:value-type="float">
            <text:p>21.184280615079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7.63079103876238" calcext:value-type="float">
            <text:p>7.63079103876238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12349526147128" calcext:value-type="float">
            <text:p>4.12349526147128</text:p>
          </table:table-cell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27.8049891666667" calcext:value-type="float">
            <text:p>27.8049891666667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.92509376864255" calcext:value-type="float">
            <text:p>6.925093768642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9386017005703" calcext:value-type="float">
            <text:p>1.39386017005703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6.63709213383838" calcext:value-type="float">
            <text:p>6.6370921338383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.88108000541125" calcext:value-type="float">
            <text:p>9.88108000541125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73716490350713" calcext:value-type="float">
            <text:p>4.73716490350713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4.3435341558442" calcext:value-type="float">
            <text:p>14.343534155844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21138160935906" calcext:value-type="float">
            <text:p>1.21138160935906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7.81645356421356" calcext:value-type="float">
            <text:p>7.8164535642135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.38569373454082" calcext:value-type="float">
            <text:p>3.38569373454082</text:p>
          </table:table-cell>
        </table:table-row>
        <table:table-row table:style-name="ro1">
          <table:table-cell office:value-type="float" office:value="15.465" calcext:value-type="float">
            <text:p>15.465</text:p>
          </table:table-cell>
          <table:table-cell office:value-type="float" office:value="27.9832578174603" calcext:value-type="float">
            <text:p>27.983257817460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9317294067044" calcext:value-type="float">
            <text:p>6.1931729406704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1.6472466847042" calcext:value-type="float">
            <text:p>41.6472466847042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8.4203581349206" calcext:value-type="float">
            <text:p>38.420358134920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19690001047135" calcext:value-type="float">
            <text:p>4.1969000104713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50557480077909" calcext:value-type="float">
            <text:p>4.5055748007790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8088685604234" calcext:value-type="float">
            <text:p>4.2808868560423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0.1356778066378" calcext:value-type="float">
            <text:p>20.1356778066378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5.8959825952381" calcext:value-type="float">
            <text:p>25.8959825952381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8.1712238192363" calcext:value-type="float">
            <text:p>18.171223819236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.908018517843" calcext:value-type="float">
            <text:p>3.908018517843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7.69747595551097" calcext:value-type="float">
            <text:p>7.69747595551097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.19420114664502" calcext:value-type="float">
            <text:p>7.1942011466450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707381719284036" calcext:value-type="float">
            <text:p>0.707381719284036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27.8978806890332" calcext:value-type="float">
            <text:p>27.8978806890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4.2058230952381" calcext:value-type="float">
            <text:p>14.205823095238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42537400378406" calcext:value-type="float">
            <text:p>4.42537400378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407270507597" calcext:value-type="float">
            <text:p>3.0407270507597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9.6745805850261" calcext:value-type="float">
            <text:p>19.6745805850261</text:p>
          </table:table-cell>
        </table:table-row>
        <table:table-row table:style-name="ro1">
          <table:table-cell office:value-type="float" office:value="67.32" calcext:value-type="float">
            <text:p>67.32</text:p>
          </table:table-cell>
          <table:table-cell office:value-type="float" office:value="58.366824998557" calcext:value-type="float">
            <text:p>58.366824998557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5115597329493" calcext:value-type="float">
            <text:p>4.5115597329493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8.8013575613276" calcext:value-type="float">
            <text:p>38.801357561327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391054151499" calcext:value-type="float">
            <text:p>4.391054151499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8.75864881576757" calcext:value-type="float">
            <text:p>8.75864881576757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7.53447809711136" calcext:value-type="float">
            <text:p>7.53447809711136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21.5593197294372" calcext:value-type="float">
            <text:p>21.5593197294372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6.01725282278179" calcext:value-type="float">
            <text:p>6.0172528227817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49052709947666" calcext:value-type="float">
            <text:p>3.49052709947666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36395053142043" calcext:value-type="float">
            <text:p>4.3639505314204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.15079317468496" calcext:value-type="float">
            <text:p>4.1507931746849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15271042705162" calcext:value-type="float">
            <text:p>4.1527104270516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61883529736312" calcext:value-type="float">
            <text:p>3.6188352973631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.79541048015413" calcext:value-type="float">
            <text:p>5.79541048015413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8.08226779814141" calcext:value-type="float">
            <text:p>8.08226779814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407270507597" calcext:value-type="float">
            <text:p>3.040727050759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4.9207562445887" calcext:value-type="float">
            <text:p>24.9207562445887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11.1020598520924" calcext:value-type="float">
            <text:p>11.102059852092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2382855830793" calcext:value-type="float">
            <text:p>4.12382855830793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6.50410899000803" calcext:value-type="float">
            <text:p>6.50410899000803</text:p>
          </table:table-cell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36.7546947380952" calcext:value-type="float">
            <text:p>36.7546947380952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25.3127715909091" calcext:value-type="float">
            <text:p>25.3127715909091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7.42772198823399" calcext:value-type="float">
            <text:p>7.4277219882339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8093617595363" calcext:value-type="float">
            <text:p>3.8093617595363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8.73927170634921" calcext:value-type="float">
            <text:p>8.7392717063492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64630775258893" calcext:value-type="float">
            <text:p>1.646307752588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.4883058549783" calcext:value-type="float">
            <text:p>33.488305854978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8.11342434825408" calcext:value-type="float">
            <text:p>8.1134243482540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46909158542658" calcext:value-type="float">
            <text:p>4.46909158542658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6.2321061424686" calcext:value-type="float">
            <text:p>26.2321061424686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.07090107209021" calcext:value-type="float">
            <text:p>4.07090107209021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1.7168992222222" calcext:value-type="float">
            <text:p>11.716899222222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575357121515" calcext:value-type="float">
            <text:p>4.457535712151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2.6930756163281" calcext:value-type="float">
            <text:p>22.6930756163281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8.4642518001443" calcext:value-type="float">
            <text:p>8.4642518001443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6493916847771" calcext:value-type="float">
            <text:p>4.16493916847771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7.74981216864155" calcext:value-type="float">
            <text:p>7.74981216864155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21.9064963203463" calcext:value-type="float">
            <text:p>21.9064963203463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2.98796324205951" calcext:value-type="float">
            <text:p>2.98796324205951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29.2162132392463" calcext:value-type="float">
            <text:p>29.21621323924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3491970977633" calcext:value-type="float">
            <text:p>47.349197097763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3.843220479798" calcext:value-type="float">
            <text:p>13.8432204797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7724263582251" calcext:value-type="float">
            <text:p>27.7724263582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0839018402517" calcext:value-type="float">
            <text:p>3.70839018402517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103.803523888889" calcext:value-type="float">
            <text:p>103.803523888889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23.2440692914863" calcext:value-type="float">
            <text:p>23.2440692914863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7.7645442881465" calcext:value-type="float">
            <text:p>7.764544288146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97448184869072" calcext:value-type="float">
            <text:p>3.97448184869072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27.0874979256854" calcext:value-type="float">
            <text:p>27.087497925685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71927580433911" calcext:value-type="float">
            <text:p>8.71927580433911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6.48958275690773" calcext:value-type="float">
            <text:p>6.48958275690773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66.3065611904762" calcext:value-type="float">
            <text:p>66.3065611904762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27.9401915873016" calcext:value-type="float">
            <text:p>27.9401915873016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1.7178164069264" calcext:value-type="float">
            <text:p>11.7178164069264</text:p>
          </table:table-cell>
        </table:table-row>
        <table:table-row table:style-name="ro1">
          <table:table-cell office:value-type="float" office:value="58.83" calcext:value-type="float">
            <text:p>58.83</text:p>
          </table:table-cell>
          <table:table-cell office:value-type="float" office:value="66.1083528968254" calcext:value-type="float">
            <text:p>66.10835289682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1325475424575" calcext:value-type="float">
            <text:p>9.7132547542457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7.7027848593074" calcext:value-type="float">
            <text:p>17.702784859307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34108112595142" calcext:value-type="float">
            <text:p>0.834108112595142</text:p>
          </table:table-cell>
        </table:table-row>
        <table:table-row table:style-name="ro1">
          <table:table-cell office:value-type="float" office:value="64.44" calcext:value-type="float">
            <text:p>64.44</text:p>
          </table:table-cell>
          <table:table-cell office:value-type="float" office:value="70.0891794588744" calcext:value-type="float">
            <text:p>70.089179458874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.4849876434288" calcext:value-type="float">
            <text:p>3.484987643428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6.9059512942613" calcext:value-type="float">
            <text:p>6.9059512942613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7.6914471012321" calcext:value-type="float">
            <text:p>7.6914471012321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0.4526986747142" calcext:value-type="float">
            <text:p>10.452698674714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47640537075462" calcext:value-type="float">
            <text:p>4.47640537075462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05260850933841" calcext:value-type="float">
            <text:p>4.05260850933841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41828306064349" calcext:value-type="float">
            <text:p>3.4182830606434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700381293145061" calcext:value-type="float">
            <text:p>0.700381293145061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0.570660957931" calcext:value-type="float">
            <text:p>10.57066095793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5493798187683" calcext:value-type="float">
            <text:p>3.4549379818768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1.4154125036075" calcext:value-type="float">
            <text:p>11.4154125036075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6.53077030213938" calcext:value-type="float">
            <text:p>6.53077030213938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0.883509527417" calcext:value-type="float">
            <text:p>10.88350952741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6.2984387434787" calcext:value-type="float">
            <text:p>16.298438743478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0318890153271" calcext:value-type="float">
            <text:p>3.0318890153271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7.3668678416294" calcext:value-type="float">
            <text:p>7.36686784162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.9869209761905" calcext:value-type="float">
            <text:p>28.98692097619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.0650947691198" calcext:value-type="float">
            <text:p>22.0650947691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.1208391435787" calcext:value-type="float">
            <text:p>30.120839143578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8.3518283679654" calcext:value-type="float">
            <text:p>28.351828367965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16822615920919" calcext:value-type="float">
            <text:p>4.16822615920919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16.4943814169164" calcext:value-type="float">
            <text:p>16.494381416916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80097308888825" calcext:value-type="float">
            <text:p>4.8009730888882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6.8302161031697" calcext:value-type="float">
            <text:p>16.830216103169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71891617983897" calcext:value-type="float">
            <text:p>2.718916179838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54561074988563" calcext:value-type="float">
            <text:p>1.5456107498856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5.57330569699021" calcext:value-type="float">
            <text:p>5.573305696990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.3200919191919" calcext:value-type="float">
            <text:p>59.3200919191919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31641117897945" calcext:value-type="float">
            <text:p>4.31641117897945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6.30461865800866" calcext:value-type="float">
            <text:p>6.3046186580086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2.4291555555556" calcext:value-type="float">
            <text:p>12.4291555555556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24.7878631295094" calcext:value-type="float">
            <text:p>24.787863129509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5.92393630758131" calcext:value-type="float">
            <text:p>5.9239363075813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16315872820686" calcext:value-type="float">
            <text:p>4.1631587282068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6.46447012481962" calcext:value-type="float">
            <text:p>6.4644701248196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8.6284576154401" calcext:value-type="float">
            <text:p>18.62845761544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3666446969697" calcext:value-type="float">
            <text:p>20.3666446969697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00.685250963203" calcext:value-type="float">
            <text:p>100.685250963203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.4489237886525" calcext:value-type="float">
            <text:p>4.448923788652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18099698148274" calcext:value-type="float">
            <text:p>4.180996981482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680226940837" calcext:value-type="float">
            <text:p>11.868022694083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4.759438961039" calcext:value-type="float">
            <text:p>14.75943896103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9073334783688" calcext:value-type="float">
            <text:p>3.9907333478368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1.2594443711844" calcext:value-type="float">
            <text:p>11.259444371184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.36448937608845" calcext:value-type="float">
            <text:p>8.364489376088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5344837012987" calcext:value-type="float">
            <text:p>18.5344837012987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15.5235556368631" calcext:value-type="float">
            <text:p>15.5235556368631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.96618327800595" calcext:value-type="float">
            <text:p>3.96618327800595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9.86136680375181" calcext:value-type="float">
            <text:p>9.86136680375181</text:p>
          </table:table-cell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61.2803970634921" calcext:value-type="float">
            <text:p>61.2803970634921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7.7252985397878" calcext:value-type="float">
            <text:p>7.7252985397878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8.3240473232323" calcext:value-type="float">
            <text:p>18.324047323232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55593044571953" calcext:value-type="float">
            <text:p>3.55593044571953</text:p>
          </table:table-cell>
        </table:table-row>
        <table:table-row table:style-name="ro1">
          <table:table-cell table:style-name="ce1" office:value-type="float" office:value="3.5527136788005E-015" calcext:value-type="float">
            <text:p>3.55E-15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7099683144994" calcext:value-type="float">
            <text:p>4.2709968314499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5253295512503" calcext:value-type="float">
            <text:p>3.525329551250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2915746338312" calcext:value-type="float">
            <text:p>4.291574633831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13800607378594" calcext:value-type="float">
            <text:p>4.13800607378594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5.55117712727795" calcext:value-type="float">
            <text:p>5.551177127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817835714286" calcext:value-type="float">
            <text:p>11.3817835714286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8.95358331987457" calcext:value-type="float">
            <text:p>8.95358331987457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1.4234119083694" calcext:value-type="float">
            <text:p>11.423411908369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36198806333194" calcext:value-type="float">
            <text:p>4.3619880633319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63756929646344" calcext:value-type="float">
            <text:p>3.6375692964634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7.17982267066267" calcext:value-type="float">
            <text:p>7.17982267066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1717979500892" calcext:value-type="float">
            <text:p>9.5171797950089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9.9779772077922" calcext:value-type="float">
            <text:p>19.9779772077922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6.76020085178315" calcext:value-type="float">
            <text:p>6.7602008517831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4.02062165826439" calcext:value-type="float">
            <text:p>4.0206216582643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7.681575472583" calcext:value-type="float">
            <text:p>37.68157547258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47917014480701" calcext:value-type="float">
            <text:p>4.47917014480701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8.11939647691198" calcext:value-type="float">
            <text:p>8.11939647691198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33055228951882" calcext:value-type="float">
            <text:p>4.3305522895188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97117400860004" calcext:value-type="float">
            <text:p>3.971174008600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3213029530409" calcext:value-type="float">
            <text:p>4.4321302953040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1.1784649958375" calcext:value-type="float">
            <text:p>21.178464995837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0.3998168867244" calcext:value-type="float">
            <text:p>20.39981688672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.44654369769119" calcext:value-type="float">
            <text:p>8.44654369769119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2.9425031854257" calcext:value-type="float">
            <text:p>22.9425031854257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32.6119950396826" calcext:value-type="float">
            <text:p>32.611995039682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6632829739847" calcext:value-type="float">
            <text:p>3.663282973984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58349964734052" calcext:value-type="float">
            <text:p>1.5834996473405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.46612296167395" calcext:value-type="float">
            <text:p>3.4661229616739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.2399795404318" calcext:value-type="float">
            <text:p>10.239979540431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00381293145061" calcext:value-type="float">
            <text:p>0.7003812931450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0207849206349" calcext:value-type="float">
            <text:p>39.0207849206349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.83531296153223" calcext:value-type="float">
            <text:p>4.8353129615322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5517837166178" calcext:value-type="float">
            <text:p>3.4551783716617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45406280345708" calcext:value-type="float">
            <text:p>3.45406280345708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8.68943457936508" calcext:value-type="float">
            <text:p>8.689434579365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90770256119023" calcext:value-type="float">
            <text:p>0.79077025611902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0.3890481637807" calcext:value-type="float">
            <text:p>40.3890481637807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11312263555158" calcext:value-type="float">
            <text:p>4.113122635551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4612524747475" calcext:value-type="float">
            <text:p>20.461252474747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62.2133003571428" calcext:value-type="float">
            <text:p>62.213300357142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.38216997253639" calcext:value-type="float">
            <text:p>4.38216997253639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1.9504096572872" calcext:value-type="float">
            <text:p>11.9504096572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4.39373764670055" calcext:value-type="float">
            <text:p>4.3937376467005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6564048195916" calcext:value-type="float">
            <text:p>8.6564048195916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8.4797503174603" calcext:value-type="float">
            <text:p>38.4797503174603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31861951785241" calcext:value-type="float">
            <text:p>4.3186195178524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3213029530409" calcext:value-type="float">
            <text:p>4.43213029530409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8.11255096401005" calcext:value-type="float">
            <text:p>8.11255096401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8.41536073530337" calcext:value-type="float">
            <text:p>8.41536073530337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30.0530013546747" calcext:value-type="float">
            <text:p>30.0530013546747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47446240350845" calcext:value-type="float">
            <text:p>4.47446240350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7357480590775" calcext:value-type="float">
            <text:p>0.03873574805907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59522638528139" calcext:value-type="float">
            <text:p>9.59522638528139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8.9833239920635" calcext:value-type="float">
            <text:p>38.9833239920635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7.49888918488456" calcext:value-type="float">
            <text:p>7.4988891848845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4260080814449" calcext:value-type="float">
            <text:p>1.64260080814449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7.39734450254424" calcext:value-type="float">
            <text:p>7.3973445025442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.61619428799271" calcext:value-type="float">
            <text:p>5.6161942879927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54606524418478" calcext:value-type="float">
            <text:p>1.54606524418478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74527891238693" calcext:value-type="float">
            <text:p>4.74527891238693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12151173838836" calcext:value-type="float">
            <text:p>4.12151173838836</text:p>
          </table:table-cell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float" office:value="43.9271926046176" calcext:value-type="float">
            <text:p>43.9271926046176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7.52392263821772" calcext:value-type="float">
            <text:p>7.52392263821772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5.3084181944444" calcext:value-type="float">
            <text:p>25.30841819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0306356160506" calcext:value-type="float">
            <text:p>16.0306356160506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34.1995407287157" calcext:value-type="float">
            <text:p>34.199540728715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7.86641044615516" calcext:value-type="float">
            <text:p>7.8664104461551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40012199639603" calcext:value-type="float">
            <text:p>4.40012199639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5306783946609" calcext:value-type="float">
            <text:p>15.5306783946609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12147308286301" calcext:value-type="float">
            <text:p>4.12147308286301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7733467597602" calcext:value-type="float">
            <text:p>3.7733467597602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0.9189364051227" calcext:value-type="float">
            <text:p>20.9189364051227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24004485161548" calcext:value-type="float">
            <text:p>4.2400448516154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8.1995942271588" calcext:value-type="float">
            <text:p>8.199594227158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9.98074316794317" calcext:value-type="float">
            <text:p>9.98074316794317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96584381347164" calcext:value-type="float">
            <text:p>3.96584381347164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2.4441742809968" calcext:value-type="float">
            <text:p>12.4441742809968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64.0198197619048" calcext:value-type="float">
            <text:p>64.0198197619048</text:p>
          </table:table-cell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16.8122826365301" calcext:value-type="float">
            <text:p>16.8122826365301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.80463336257825" calcext:value-type="float">
            <text:p>5.80463336257825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22.8263242896825" calcext:value-type="float">
            <text:p>22.8263242896825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6.437863965368" calcext:value-type="float">
            <text:p>16.437863965368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34.441878212482" calcext:value-type="float">
            <text:p>34.441878212482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30592525125337" calcext:value-type="float">
            <text:p>4.3059252512533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4.38304408394352" calcext:value-type="float">
            <text:p>4.3830440839435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97692585070942" calcext:value-type="float">
            <text:p>3.9769258507094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2092597455832" calcext:value-type="float">
            <text:p>4.42092597455832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8.35105422966487" calcext:value-type="float">
            <text:p>8.3510542296648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6.75664024004161" calcext:value-type="float">
            <text:p>6.7566402400416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20.8621823088023" calcext:value-type="float">
            <text:p>20.8621823088023</text:p>
          </table:table-cell>
        </table:table-row>
        <table:table-row table:style-name="ro1">
          <table:table-cell table:style-name="ce1" office:value-type="float" office:value="-1.77635683940025E-015" calcext:value-type="float">
            <text:p>-1.78E-15</text:p>
          </table:table-cell>
          <table:table-cell office:value-type="float" office:value="0.0245757019761282" calcext:value-type="float">
            <text:p>0.024575701976128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19216551880929" calcext:value-type="float">
            <text:p>3.19216551880929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9.8735918682122" calcext:value-type="float">
            <text:p>9.87359186821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76536487547711" calcext:value-type="float">
            <text:p>2.765364875477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708259515485" calcext:value-type="float">
            <text:p>10.0708259515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805163888088" calcext:value-type="float">
            <text:p>3.46805163888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6004229617605" calcext:value-type="float">
            <text:p>51.6004229617605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9.50881311741363" calcext:value-type="float">
            <text:p>9.5088131174136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2.9594660079365" calcext:value-type="float">
            <text:p>12.9594660079365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24.8962776821789" calcext:value-type="float">
            <text:p>24.8962776821789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7.33585444777445" calcext:value-type="float">
            <text:p>7.3358544477744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1850946823144" calcext:value-type="float">
            <text:p>4.1850946823144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82.0071956078644" calcext:value-type="float">
            <text:p>82.007195607864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75658710955711" calcext:value-type="float">
            <text:p>6.75658710955711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98472561429322" calcext:value-type="float">
            <text:p>2.98472561429322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0.6149780793651" calcext:value-type="float">
            <text:p>10.6149780793651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1.9563165490621" calcext:value-type="float">
            <text:p>21.9563165490621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9.12174837051838" calcext:value-type="float">
            <text:p>9.1217483705183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47279074618507" calcext:value-type="float">
            <text:p>4.47279074618507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23980534976997" calcext:value-type="float">
            <text:p>1.239805349769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1718734023577" calcext:value-type="float">
            <text:p>3.91718734023577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115.313712896825" calcext:value-type="float">
            <text:p>115.31371289682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44642703231357" calcext:value-type="float">
            <text:p>4.44642703231357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03442993001255" calcext:value-type="float">
            <text:p>4.03442993001255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1.4589435571332" calcext:value-type="float">
            <text:p>11.4589435571332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9.40959710822511" calcext:value-type="float">
            <text:p>9.40959710822511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16.7333520833333" calcext:value-type="float">
            <text:p>16.733352083333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0.3294078427128" calcext:value-type="float">
            <text:p>20.329407842712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50356764380919" calcext:value-type="float">
            <text:p>3.50356764380919</text:p>
          </table:table-cell>
        </table:table-row>
        <table:table-row table:style-name="ro1">
          <table:table-cell office:value-type="float" office:value="65.96" calcext:value-type="float">
            <text:p>65.96</text:p>
          </table:table-cell>
          <table:table-cell office:value-type="float" office:value="54.5625997222222" calcext:value-type="float">
            <text:p>54.562599722222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97263827772099" calcext:value-type="float">
            <text:p>3.97263827772099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4.7613925392663" calcext:value-type="float">
            <text:p>14.7613925392663</text:p>
          </table:table-cell>
        </table:table-row>
        <table:table-row table:style-name="ro1">
          <table:table-cell office:value-type="float" office:value="30.82" calcext:value-type="float">
            <text:p>30.82</text:p>
          </table:table-cell>
          <table:table-cell office:value-type="float" office:value="23.0812851388889" calcext:value-type="float">
            <text:p>23.08128513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1700718256456" calcext:value-type="float">
            <text:p>3.3170071825645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1.6609012409812" calcext:value-type="float">
            <text:p>11.660901240981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9.94764585627723" calcext:value-type="float">
            <text:p>9.947645856277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928091466811" calcext:value-type="float">
            <text:p>26.9280914668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.9264721248196" calcext:value-type="float">
            <text:p>26.92647212481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.6993346230159" calcext:value-type="float">
            <text:p>20.6993346230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.6414765277778" calcext:value-type="float">
            <text:p>18.64147652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0533073929502" calcext:value-type="float">
            <text:p>15.0533073929502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17.3567905808081" calcext:value-type="float">
            <text:p>17.3567905808081</text:p>
          </table:table-cell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26.5021747402597" calcext:value-type="float">
            <text:p>26.5021747402597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9.1642649675325" calcext:value-type="float">
            <text:p>29.1642649675325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6.90644426641917" calcext:value-type="float">
            <text:p>6.90644426641917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0.383904004329" calcext:value-type="float">
            <text:p>10.383904004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6018395674603" calcext:value-type="float">
            <text:p>14.601839567460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8.5195841648629" calcext:value-type="float">
            <text:p>18.5195841648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739995981241" calcext:value-type="float">
            <text:p>5.4739995981241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5.908160422184" calcext:value-type="float">
            <text:p>15.90816042218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7.69804657287158" calcext:value-type="float">
            <text:p>7.6980465728715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2.75604748557" calcext:value-type="float">
            <text:p>12.7560474855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7.34553964694103" calcext:value-type="float">
            <text:p>7.34553964694103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8.64159642031944" calcext:value-type="float">
            <text:p>8.6415964203194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8.71950656385282" calcext:value-type="float">
            <text:p>8.71950656385282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22.74563497891" calcext:value-type="float">
            <text:p>22.74563497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712326795427" calcext:value-type="float">
            <text:p>18.371232679542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3.419744650262" calcext:value-type="float">
            <text:p>33.41974465026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7.22466041902542" calcext:value-type="float">
            <text:p>7.2246604190254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1.5980317821068" calcext:value-type="float">
            <text:p>21.598031782106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967961767486" calcext:value-type="float">
            <text:p>3.967961767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9878808545123" calcext:value-type="float">
            <text:p>3.59878808545123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5.8162881637807" calcext:value-type="float">
            <text:p>15.816288163780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03206833750673" calcext:value-type="float">
            <text:p>4.03206833750673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4.406937979798" calcext:value-type="float">
            <text:p>14.40693797979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1.6972618145743" calcext:value-type="float">
            <text:p>11.6972618145743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62.014998452381" calcext:value-type="float">
            <text:p>62.01499845238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2108802332651" calcext:value-type="float">
            <text:p>4.2108802332651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9.67675967207792" calcext:value-type="float">
            <text:p>9.676759672077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1557125474054" calcext:value-type="float">
            <text:p>4.41557125474054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1.3592353848929" calcext:value-type="float">
            <text:p>21.3592353848929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1.8738096302309" calcext:value-type="float">
            <text:p>31.8738096302309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6.76728993006993" calcext:value-type="float">
            <text:p>6.7672899300699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19156045411786" calcext:value-type="float">
            <text:p>4.1915604541178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4.15595698537774" calcext:value-type="float">
            <text:p>4.1559569853777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37053848130546" calcext:value-type="float">
            <text:p>1.37053848130546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24.6775450676546" calcext:value-type="float">
            <text:p>24.6775450676546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10530564179436" calcext:value-type="float">
            <text:p>3.1053056417943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6.16015556504798" calcext:value-type="float">
            <text:p>6.16015556504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7198257745522" calcext:value-type="float">
            <text:p>2.97198257745522</text:p>
          </table:table-cell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42.1657904062049" calcext:value-type="float">
            <text:p>42.1657904062049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8.3732166125541" calcext:value-type="float">
            <text:p>18.3732166125541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3.1942521246499" calcext:value-type="float">
            <text:p>33.1942521246499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89447536449984" calcext:value-type="float">
            <text:p>3.89447536449984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22.0888091630592" calcext:value-type="float">
            <text:p>22.088809163059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30695956680391" calcext:value-type="float">
            <text:p>4.3069595668039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.61204659090909" calcext:value-type="float">
            <text:p>7.61204659090909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22.4549644801587" calcext:value-type="float">
            <text:p>22.454964480158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9.5237166269841" calcext:value-type="float">
            <text:p>19.5237166269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346808503996" calcext:value-type="float">
            <text:p>7.0346808503996</text:p>
          </table:table-cell>
        </table:table-row>
        <table:table-row table:style-name="ro1">
          <table:table-cell office:value-type="float" office:value="57.62" calcext:value-type="float">
            <text:p>57.62</text:p>
          </table:table-cell>
          <table:table-cell office:value-type="float" office:value="40.3437287606838" calcext:value-type="float">
            <text:p>40.3437287606838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46959261570704" calcext:value-type="float">
            <text:p>4.46959261570704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5.658003007548" calcext:value-type="float">
            <text:p>25.658003007548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9.16830211038961" calcext:value-type="float">
            <text:p>9.16830211038961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6.1067249844877" calcext:value-type="float">
            <text:p>16.106724984487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65888440495765" calcext:value-type="float">
            <text:p>3.65888440495765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23.5842596031746" calcext:value-type="float">
            <text:p>23.584259603174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7.15527410409035" calcext:value-type="float">
            <text:p>7.1552741040903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47751912059745" calcext:value-type="float">
            <text:p>1.4775191205974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40862394611842" calcext:value-type="float">
            <text:p>4.4086239461184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1.9158867901543" calcext:value-type="float">
            <text:p>11.915886790154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43840976012835" calcext:value-type="float">
            <text:p>1.43840976012835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8.55120213601568" calcext:value-type="float">
            <text:p>8.55120213601568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7.73809134073212" calcext:value-type="float">
            <text:p>7.73809134073212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13289492917707" calcext:value-type="float">
            <text:p>4.1328949291770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91194007088598" calcext:value-type="float">
            <text:p>3.91194007088598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45402373781693" calcext:value-type="float">
            <text:p>3.45402373781693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0.8403979563492" calcext:value-type="float">
            <text:p>10.8403979563492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6.1052638281" calcext:value-type="float">
            <text:p>6.1052638281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12.522686271645" calcext:value-type="float">
            <text:p>12.522686271645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98286351711249" calcext:value-type="float">
            <text:p>7.982863517112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68011446877038" calcext:value-type="float">
            <text:p>3.68011446877038</text:p>
          </table:table-cell>
        </table:table-row>
        <table:table-row table:style-name="ro1">
          <table:table-cell office:value-type="float" office:value="10.045" calcext:value-type="float">
            <text:p>10.045</text:p>
          </table:table-cell>
          <table:table-cell office:value-type="float" office:value="14.8253053464265" calcext:value-type="float">
            <text:p>14.8253053464265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8.01413382106782" calcext:value-type="float">
            <text:p>8.01413382106782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14.871779745671" calcext:value-type="float">
            <text:p>14.871779745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97314481516849" calcext:value-type="float">
            <text:p>6.973144815168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7426387157287" calcext:value-type="float">
            <text:p>21.7426387157287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63597634999138" calcext:value-type="float">
            <text:p>3.635976349991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.137952965368" calcext:value-type="float">
            <text:p>21.13795296536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.85379653535354" calcext:value-type="float">
            <text:p>8.8537965353535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9.1223309545455" calcext:value-type="float">
            <text:p>19.1223309545455</text:p>
          </table:table-cell>
        </table:table-row>
        <table:table-row table:style-name="ro1">
          <table:table-cell office:value-type="float" office:value="100.86" calcext:value-type="float">
            <text:p>100.86</text:p>
          </table:table-cell>
          <table:table-cell office:value-type="float" office:value="88.1152831637807" calcext:value-type="float">
            <text:p>88.1152831637807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4.36753810570558" calcext:value-type="float">
            <text:p>4.3675381057055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16773374181374" calcext:value-type="float">
            <text:p>8.1677337418137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48521906391608" calcext:value-type="float">
            <text:p>3.48521906391608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1.1256578766234" calcext:value-type="float">
            <text:p>11.1256578766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7102572543754" calcext:value-type="float">
            <text:p>4.6710257254375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1.6183477812792" calcext:value-type="float">
            <text:p>11.6183477812792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8.04036464285714" calcext:value-type="float">
            <text:p>8.04036464285714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24.2584462193362" calcext:value-type="float">
            <text:p>24.2584462193362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0.5848710209235" calcext:value-type="float">
            <text:p>10.584871020923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7.8889700036075" calcext:value-type="float">
            <text:p>17.8889700036075</text:p>
          </table:table-cell>
        </table:table-row>
        <table:table-row table:style-name="ro1">
          <table:table-cell office:value-type="float" office:value="31.46" calcext:value-type="float">
            <text:p>31.46</text:p>
          </table:table-cell>
          <table:table-cell office:value-type="float" office:value="31.1138128968254" calcext:value-type="float">
            <text:p>31.113812896825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5185189099122" calcext:value-type="float">
            <text:p>2.9518518909912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.46973937833219" calcext:value-type="float">
            <text:p>9.46973937833219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64999913450228" calcext:value-type="float">
            <text:p>3.64999913450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4276197368108" calcext:value-type="float">
            <text:p>0.7842761973681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07381719284036" calcext:value-type="float">
            <text:p>0.707381719284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37579472005772" calcext:value-type="float">
            <text:p>9.37579472005772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70717890648625" calcext:value-type="float">
            <text:p>4.70717890648625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7.2046078028455" calcext:value-type="float">
            <text:p>7.204607802845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73868457611832" calcext:value-type="float">
            <text:p>7.73868457611832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23.984334642857" calcext:value-type="float">
            <text:p>123.984334642857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4.42225479841285" calcext:value-type="float">
            <text:p>4.4222547984128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63983377608502" calcext:value-type="float">
            <text:p>8.63983377608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29222169647358" calcext:value-type="float">
            <text:p>4.29222169647358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7.69668568542568" calcext:value-type="float">
            <text:p>7.69668568542568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14.8019162348762" calcext:value-type="float">
            <text:p>14.8019162348762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27.6161942886003" calcext:value-type="float">
            <text:p>27.6161942886003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7.82789630826903" calcext:value-type="float">
            <text:p>7.82789630826903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8.42909532161102" calcext:value-type="float">
            <text:p>8.4290953216110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54372282302665" calcext:value-type="float">
            <text:p>8.5437228230266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942034928576" calcext:value-type="float">
            <text:p>1.3942034928576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30.6694191328116" calcext:value-type="float">
            <text:p>30.6694191328116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27.0548995454545" calcext:value-type="float">
            <text:p>27.0548995454545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6.10015815379066" calcext:value-type="float">
            <text:p>6.1001581537906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1.8549287939838" calcext:value-type="float">
            <text:p>21.8549287939838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30.1858322030747" calcext:value-type="float">
            <text:p>30.1858322030747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15776409194831" calcext:value-type="float">
            <text:p>4.15776409194831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6.64264847791098" calcext:value-type="float">
            <text:p>6.64264847791098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22.4677233730159" calcext:value-type="float">
            <text:p>22.467723373015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4304643848069" calcext:value-type="float">
            <text:p>1.5430464384806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1.5911817238317" calcext:value-type="float">
            <text:p>11.591181723831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14618170813046" calcext:value-type="float">
            <text:p>3.14618170813046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8.46725589099799" calcext:value-type="float">
            <text:p>8.4672558909979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9317294067044" calcext:value-type="float">
            <text:p>6.19317294067044</text:p>
          </table:table-cell>
        </table:table-row>
        <table:table-row table:style-name="ro1">
          <table:table-cell office:value-type="float" office:value="40.28" calcext:value-type="float">
            <text:p>40.28</text:p>
          </table:table-cell>
          <table:table-cell office:value-type="float" office:value="35.9022156349206" calcext:value-type="float">
            <text:p>35.9022156349206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91.5525586904762" calcext:value-type="float">
            <text:p>91.552558690476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8636878097293" calcext:value-type="float">
            <text:p>4.48636878097293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5973479641934" calcext:value-type="float">
            <text:p>4.5973479641934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1.6558753391053" calcext:value-type="float">
            <text:p>11.6558753391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415831172269" calcext:value-type="float">
            <text:p>3.85415831172269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20.5064872444777" calcext:value-type="float">
            <text:p>20.506487244477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.20363068470418" calcext:value-type="float">
            <text:p>8.20363068470418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8.15628365005898" calcext:value-type="float">
            <text:p>8.15628365005898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8.27949643487444" calcext:value-type="float">
            <text:p>8.279496434874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1.4376551767677" calcext:value-type="float">
            <text:p>11.437655176767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38968916288444" calcext:value-type="float">
            <text:p>4.38968916288444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7.76978135198135" calcext:value-type="float">
            <text:p>7.76978135198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8242135844346" calcext:value-type="float">
            <text:p>30.8242135844346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6.99565087061087" calcext:value-type="float">
            <text:p>6.99565087061087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20.1218885350075" calcext:value-type="float">
            <text:p>20.1218885350075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7.25477319996096" calcext:value-type="float">
            <text:p>7.25477319996096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3.4141574963925" calcext:value-type="float">
            <text:p>23.414157496392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4.9675961547619" calcext:value-type="float">
            <text:p>24.9675961547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0837484886502" calcext:value-type="float">
            <text:p>16.0837484886502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31.0887173936474" calcext:value-type="float">
            <text:p>31.0887173936474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8.35993119047619" calcext:value-type="float">
            <text:p>8.3599311904761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5.764619417871" calcext:value-type="float">
            <text:p>5.764619417871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5.13291187220774" calcext:value-type="float">
            <text:p>5.13291187220774</text:p>
          </table:table-cell>
        </table:table-row>
        <table:table-row table:style-name="ro1">
          <table:table-cell office:value-type="float" office:value="29.22" calcext:value-type="float">
            <text:p>29.22</text:p>
          </table:table-cell>
          <table:table-cell office:value-type="float" office:value="30.8853457529548" calcext:value-type="float">
            <text:p>30.8853457529548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8.39901121350542" calcext:value-type="float">
            <text:p>8.39901121350542</text:p>
          </table:table-cell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211.278728888889" calcext:value-type="float">
            <text:p>211.27872888888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8516769093594" calcext:value-type="float">
            <text:p>4.2851676909359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60274326205258" calcext:value-type="float">
            <text:p>4.60274326205258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9.4058634194972" calcext:value-type="float">
            <text:p>19.4058634194972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2.3974168773873" calcext:value-type="float">
            <text:p>22.3974168773873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8.15547611471861" calcext:value-type="float">
            <text:p>8.15547611471861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0.8210350571651" calcext:value-type="float">
            <text:p>10.821035057165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8.53104411526812" calcext:value-type="float">
            <text:p>8.53104411526812</text:p>
          </table:table-cell>
        </table:table-row>
        <table:table-row table:style-name="ro1">
          <table:table-cell office:value-type="float" office:value="34.83" calcext:value-type="float">
            <text:p>34.83</text:p>
          </table:table-cell>
          <table:table-cell office:value-type="float" office:value="34.079936486014" calcext:value-type="float">
            <text:p>34.07993648601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8.6566456984682" calcext:value-type="float">
            <text:p>8.6566456984682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0.7180896428571" calcext:value-type="float">
            <text:p>20.7180896428571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27.9061179545455" calcext:value-type="float">
            <text:p>27.906117954545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47339658330732" calcext:value-type="float">
            <text:p>4.47339658330732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6.0164369733045" calcext:value-type="float">
            <text:p>16.0164369733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0434345021645" calcext:value-type="float">
            <text:p>8.043434502164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8.29009509379509" calcext:value-type="float">
            <text:p>8.29009509379509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61.319738435065" calcext:value-type="float">
            <text:p>61.319738435065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2.6399977247475" calcext:value-type="float">
            <text:p>42.6399977247475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1.9291541558442" calcext:value-type="float">
            <text:p>11.9291541558442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1.7565993833944" calcext:value-type="float">
            <text:p>11.7565993833944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63.4319268650794" calcext:value-type="float">
            <text:p>63.431926865079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4.4090508172383" calcext:value-type="float">
            <text:p>14.409050817238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4.0796213997114" calcext:value-type="float">
            <text:p>34.0796213997114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6.0152078715729" calcext:value-type="float">
            <text:p>16.0152078715729</text:p>
          </table:table-cell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28.4234544047619" calcext:value-type="float">
            <text:p>28.4234544047619</text:p>
          </table:table-cell>
        </table:table-row>
        <table:table-row table:style-name="ro1">
          <table:table-cell office:value-type="float" office:value="43.32" calcext:value-type="float">
            <text:p>43.32</text:p>
          </table:table-cell>
          <table:table-cell office:value-type="float" office:value="49.5226638708514" calcext:value-type="float">
            <text:p>49.522663870851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62615647192718" calcext:value-type="float">
            <text:p>1.6261564719271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7.56762052568776" calcext:value-type="float">
            <text:p>7.56762052568776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11.6551483542014" calcext:value-type="float">
            <text:p>11.6551483542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125199033189" calcext:value-type="float">
            <text:p>10.12519903318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9720365225215" calcext:value-type="float">
            <text:p>4.3972036522521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32716451147322" calcext:value-type="float">
            <text:p>4.32716451147322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6.0129458333333" calcext:value-type="float">
            <text:p>16.0129458333333</text:p>
          </table:table-cell>
        </table:table-row>
        <table:table-row table:style-name="ro1">
          <table:table-cell office:value-type="float" office:value="51.02" calcext:value-type="float">
            <text:p>51.02</text:p>
          </table:table-cell>
          <table:table-cell office:value-type="float" office:value="96.5529108170996" calcext:value-type="float">
            <text:p>96.552910817099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.3049729437229" calcext:value-type="float">
            <text:p>17.3049729437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7388719895382" calcext:value-type="float">
            <text:p>18.73887198953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0265905551948" calcext:value-type="float">
            <text:p>30.0265905551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0662699304535" calcext:value-type="float">
            <text:p>18.06626993045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3962463726551" calcext:value-type="float">
            <text:p>28.3962463726551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64011828457844" calcext:value-type="float">
            <text:p>3.6401182845784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6474372190758" calcext:value-type="float">
            <text:p>3.66474372190758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2.5262217241092" calcext:value-type="float">
            <text:p>12.5262217241092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48755398533799" calcext:value-type="float">
            <text:p>3.48755398533799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8.73545678482629" calcext:value-type="float">
            <text:p>8.7354567848262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0492142189758" calcext:value-type="float">
            <text:p>4.00492142189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8757632210989" calcext:value-type="float">
            <text:p>7.875763221098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.89548609003241" calcext:value-type="float">
            <text:p>2.8954860900324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92805304500885" calcext:value-type="float">
            <text:p>1.92805304500885</text:p>
          </table:table-cell>
        </table:table-row>
        <table:table-row table:style-name="ro1">
          <table:table-cell office:value-type="float" office:value="10.025" calcext:value-type="float">
            <text:p>10.025</text:p>
          </table:table-cell>
          <table:table-cell office:value-type="float" office:value="16.074404793956" calcext:value-type="float">
            <text:p>16.074404793956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6.9937889628427" calcext:value-type="float">
            <text:p>16.9937889628427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11.96888120116" calcext:value-type="float">
            <text:p>11.96888120116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5.3229488492063" calcext:value-type="float">
            <text:p>15.3229488492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9944236983849" calcext:value-type="float">
            <text:p>11.994423698384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8186326315844" calcext:value-type="float">
            <text:p>4.81863263158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7994667735253" calcext:value-type="float">
            <text:p>4.37994667735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9744914583417" calcext:value-type="float">
            <text:p>30.9744914583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29.523074512987" calcext:value-type="float">
            <text:p>29.523074512987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7.7227737501061" calcext:value-type="float">
            <text:p>7.7227737501061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7.775183510101" calcext:value-type="float">
            <text:p>17.775183510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35.1021630627706" calcext:value-type="float">
            <text:p>35.1021630627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77.5854797582972" calcext:value-type="float">
            <text:p>77.585479758297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07776748383599" calcext:value-type="float">
            <text:p>4.0777674838359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3.81530036289583" calcext:value-type="float">
            <text:p>3.8153003628958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.86845854506604" calcext:value-type="float">
            <text:p>6.86845854506604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0.8905561976912" calcext:value-type="float">
            <text:p>10.8905561976912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2.1858132283272" calcext:value-type="float">
            <text:p>12.18581322832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6859785566586" calcext:value-type="float">
            <text:p>4.16859785566586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77255587169444" calcext:value-type="float">
            <text:p>3.77255587169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8069516955267" calcext:value-type="float">
            <text:p>7.280695169552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79650858358016" calcext:value-type="float">
            <text:p>7.79650858358016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49.359750844156" calcext:value-type="float">
            <text:p>149.35975084415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7873035708859" calcext:value-type="float">
            <text:p>3.787303570885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.744913510101" calcext:value-type="float">
            <text:p>19.744913510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358023215812" calcext:value-type="float">
            <text:p>15.3580232158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03633596205843" calcext:value-type="float">
            <text:p>4.0363359620584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9.254072997558" calcext:value-type="float">
            <text:p>19.254072997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03156608934684" calcext:value-type="float">
            <text:p>4.03156608934684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18.5665070039683" calcext:value-type="float">
            <text:p>18.5665070039683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48981809757839" calcext:value-type="float">
            <text:p>4.489818097578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1.834243023088" calcext:value-type="float">
            <text:p>11.834243023088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6.79067205582429" calcext:value-type="float">
            <text:p>6.7906720558242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8423309545346" calcext:value-type="float">
            <text:p>4.28423309545346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.90286025924803" calcext:value-type="float">
            <text:p>3.90286025924803</text:p>
          </table:table-cell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27.5504156024531" calcext:value-type="float">
            <text:p>27.5504156024531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.64783037518038" calcext:value-type="float">
            <text:p>7.64783037518038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9.1871288492064" calcext:value-type="float">
            <text:p>19.187128849206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65188769278581" calcext:value-type="float">
            <text:p>3.65188769278581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9.5510134992785" calcext:value-type="float">
            <text:p>29.5510134992785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2.1000588111888" calcext:value-type="float">
            <text:p>12.100058811188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63089572099079" calcext:value-type="float">
            <text:p>1.6308957209907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61810323030588" calcext:value-type="float">
            <text:p>1.6181032303058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65618540901209" calcext:value-type="float">
            <text:p>3.65618540901209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.13351541307251" calcext:value-type="float">
            <text:p>4.13351541307251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10941530913531" calcext:value-type="float">
            <text:p>7.1094153091353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71398762164247" calcext:value-type="float">
            <text:p>3.71398762164247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9.57403922549673" calcext:value-type="float">
            <text:p>9.57403922549673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07789547870734" calcext:value-type="float">
            <text:p>3.07789547870734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4.4099393767344" calcext:value-type="float">
            <text:p>14.409939376734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4.3318708567136" calcext:value-type="float">
            <text:p>4.3318708567136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6.79796155656822" calcext:value-type="float">
            <text:p>6.79796155656822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36163919855336" calcext:value-type="float">
            <text:p>3.3616391985533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97843798539191" calcext:value-type="float">
            <text:p>3.97843798539191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0.8652972727273" calcext:value-type="float">
            <text:p>10.8652972727273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6.86505810121767" calcext:value-type="float">
            <text:p>6.8650581012176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70213663888405" calcext:value-type="float">
            <text:p>2.7021366388840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7.55786346700685" calcext:value-type="float">
            <text:p>7.55786346700685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28.0588366690009" calcext:value-type="float">
            <text:p>28.0588366690009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0.4407074007937" calcext:value-type="float">
            <text:p>10.44070740079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1161818903319" calcext:value-type="float">
            <text:p>9.31161818903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26.6665702994228" calcext:value-type="float">
            <text:p>26.6665702994228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73.4112513852814" calcext:value-type="float">
            <text:p>73.4112513852814</text:p>
          </table:table-cell>
        </table:table-row>
        <table:table-row table:style-name="ro1">
          <table:table-cell office:value-type="float" office:value="101.75" calcext:value-type="float">
            <text:p>101.75</text:p>
          </table:table-cell>
          <table:table-cell office:value-type="float" office:value="86.0589046897547" calcext:value-type="float">
            <text:p>86.0589046897547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15.0223333234821" calcext:value-type="float">
            <text:p>15.0223333234821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7.37742447330448" calcext:value-type="float">
            <text:p>7.3774244733044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7.69708080690551" calcext:value-type="float">
            <text:p>7.69708080690551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2.067003502886" calcext:value-type="float">
            <text:p>12.067003502886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34387357074572" calcext:value-type="float">
            <text:p>4.34387357074572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6.3872174531024" calcext:value-type="float">
            <text:p>16.387217453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3.95322517431923" calcext:value-type="float">
            <text:p>3.95322517431923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0.172863979354" calcext:value-type="float">
            <text:p>10.172863979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3083664939459" calcext:value-type="float">
            <text:p>3.8308366493945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61628959394225" calcext:value-type="float">
            <text:p>1.6162895939422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3.7078399206349" calcext:value-type="float">
            <text:p>33.7078399206349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18.6088520865801" calcext:value-type="float">
            <text:p>18.6088520865801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8.01864376364538" calcext:value-type="float">
            <text:p>8.01864376364538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0.3853513170996" calcext:value-type="float">
            <text:p>10.3853513170996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6.067956534854" calcext:value-type="float">
            <text:p>16.06795653485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23980534976997" calcext:value-type="float">
            <text:p>1.23980534976997</text:p>
          </table:table-cell>
        </table:table-row>
        <table:table-row table:style-name="ro1">
          <table:table-cell office:value-type="float" office:value="36.34" calcext:value-type="float">
            <text:p>36.34</text:p>
          </table:table-cell>
          <table:table-cell office:value-type="float" office:value="74.0784462968975" calcext:value-type="float">
            <text:p>74.0784462968975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5.0835636111111" calcext:value-type="float">
            <text:p>25.083563611111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6.03762492213342" calcext:value-type="float">
            <text:p>6.03762492213342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19965816511383" calcext:value-type="float">
            <text:p>3.19965816511383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.826789805474" calcext:value-type="float">
            <text:p>2.826789805474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30.9723907417582" calcext:value-type="float">
            <text:p>30.972390741758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5427326695527" calcext:value-type="float">
            <text:p>17.5427326695527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3.2731075396825" calcext:value-type="float">
            <text:p>23.2731075396825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62476758273692" calcext:value-type="float">
            <text:p>7.62476758273692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9.6060149949495" calcext:value-type="float">
            <text:p>9.6060149949495</text:p>
          </table:table-cell>
        </table:table-row>
        <table:table-row table:style-name="ro1">
          <table:table-cell office:value-type="float" office:value="71.99" calcext:value-type="float">
            <text:p>71.99</text:p>
          </table:table-cell>
          <table:table-cell office:value-type="float" office:value="81.0420060660174" calcext:value-type="float">
            <text:p>81.04200606601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38962986965914" calcext:value-type="float">
            <text:p>1.38962986965914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9.37457768939394" calcext:value-type="float">
            <text:p>9.37457768939394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8.15773089804689" calcext:value-type="float">
            <text:p>8.157730898046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.0947683134921" calcext:value-type="float">
            <text:p>99.0947683134921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7.78311902840623" calcext:value-type="float">
            <text:p>7.78311902840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6963183455484" calcext:value-type="float">
            <text:p>3.6696318345548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92020068181818" calcext:value-type="float">
            <text:p>7.9202006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7.48695711535884" calcext:value-type="float">
            <text:p>7.48695711535884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18.5573464484127" calcext:value-type="float">
            <text:p>18.557346448412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908257102748" calcext:value-type="float">
            <text:p>4.4908257102748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19.7190655988456" calcext:value-type="float">
            <text:p>19.7190655988456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0.7660975873016" calcext:value-type="float">
            <text:p>10.7660975873016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7.37327674103674" calcext:value-type="float">
            <text:p>7.37327674103674</text:p>
          </table:table-cell>
        </table:table-row>
        <table:table-row table:style-name="ro1">
          <table:table-cell office:value-type="float" office:value="37.59" calcext:value-type="float">
            <text:p>37.59</text:p>
          </table:table-cell>
          <table:table-cell office:value-type="float" office:value="76.244742435065" calcext:value-type="float">
            <text:p>76.244742435065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.40375374676855" calcext:value-type="float">
            <text:p>1.40375374676855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9.42273239316239" calcext:value-type="float">
            <text:p>9.4227323931623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5.6109365955988" calcext:value-type="float">
            <text:p>35.6109365955988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7.0535731490588" calcext:value-type="float">
            <text:p>7.053573149058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.00446802349789" calcext:value-type="float">
            <text:p>5.00446802349789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99485448191769" calcext:value-type="float">
            <text:p>3.9948544819176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71398762164247" calcext:value-type="float">
            <text:p>3.71398762164247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76543531285443" calcext:value-type="float">
            <text:p>3.76543531285443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8.53668378332668" calcext:value-type="float">
            <text:p>8.5366837833266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88681412698413" calcext:value-type="float">
            <text:p>4.88681412698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8559799596334" calcext:value-type="float">
            <text:p>-0.11855979959633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6437274334338" calcext:value-type="float">
            <text:p>1.6437274334338</text:p>
          </table:table-cell>
        </table:table-row>
        <table:table-row table:style-name="ro1">
          <table:table-cell office:value-type="float" office:value="30.79" calcext:value-type="float">
            <text:p>30.79</text:p>
          </table:table-cell>
          <table:table-cell office:value-type="float" office:value="28.0039067460318" calcext:value-type="float">
            <text:p>28.0039067460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8.6803583401876" calcext:value-type="float">
            <text:p>18.680358340187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8.38461541929963" calcext:value-type="float">
            <text:p>8.38461541929963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7098429427517" calcext:value-type="float">
            <text:p>8.709842942751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37944655577633" calcext:value-type="float">
            <text:p>4.37944655577633</text:p>
          </table:table-cell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19.8341323786769" calcext:value-type="float">
            <text:p>19.834132378676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26440314263908" calcext:value-type="float">
            <text:p>4.26440314263908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33.8479914213564" calcext:value-type="float">
            <text:p>33.8479914213564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7.95927769660292" calcext:value-type="float">
            <text:p>7.9592776966029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.5965733076646" calcext:value-type="float">
            <text:p>18.596573307664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36848402908273" calcext:value-type="float">
            <text:p>4.36848402908273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2.0804180631036" calcext:value-type="float">
            <text:p>12.0804180631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0414174935275" calcext:value-type="float">
            <text:p>3.5041417493527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.44614246009626" calcext:value-type="float">
            <text:p>4.4461424600962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63454756652319" calcext:value-type="float">
            <text:p>1.6345475665231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55669164485991" calcext:value-type="float">
            <text:p>4.55669164485991</text:p>
          </table:table-cell>
        </table:table-row>
        <table:table-row table:style-name="ro1">
          <table:table-cell office:value-type="float" office:value="44.84" calcext:value-type="float">
            <text:p>44.84</text:p>
          </table:table-cell>
          <table:table-cell office:value-type="float" office:value="61.2036003571429" calcext:value-type="float">
            <text:p>61.2036003571429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7.6443670938865" calcext:value-type="float">
            <text:p>7.6443670938865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6.0906728342491" calcext:value-type="float">
            <text:p>16.090672834249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4.23388212701792" calcext:value-type="float">
            <text:p>4.23388212701792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1.3899058405483" calcext:value-type="float">
            <text:p>11.3899058405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3861240451379" calcext:value-type="float">
            <text:p>1.386124045137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9184448020181" calcext:value-type="float">
            <text:p>4.1918444802018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54606524418478" calcext:value-type="float">
            <text:p>1.54606524418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8.87797197732249" calcext:value-type="float">
            <text:p>8.87797197732249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9.44659718975469" calcext:value-type="float">
            <text:p>9.44659718975469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46130901952685" calcext:value-type="float">
            <text:p>3.46130901952685</text:p>
          </table:table-cell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31.6730462033377" calcext:value-type="float">
            <text:p>31.6730462033377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16961423275555" calcext:value-type="float">
            <text:p>3.16961423275555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16.5566784902597" calcext:value-type="float">
            <text:p>16.5566784902597</text:p>
          </table:table-cell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17.7923322871573" calcext:value-type="float">
            <text:p>17.792332287157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6.9454117604618" calcext:value-type="float">
            <text:p>46.945411760461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3.2614534773566" calcext:value-type="float">
            <text:p>3.2614534773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5757019761282" calcext:value-type="float">
            <text:p>0.024575701976128</text:p>
          </table:table-cell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218.270139444444" calcext:value-type="float">
            <text:p>218.27013944444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22590646633767" calcext:value-type="float">
            <text:p>4.22590646633767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6.8760786255411" calcext:value-type="float">
            <text:p>16.8760786255411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12.713653474581" calcext:value-type="float">
            <text:p>12.713653474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0597800070844" calcext:value-type="float">
            <text:p>3.80597800070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6530588095238" calcext:value-type="float">
            <text:p>15.653058809523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31505419969436" calcext:value-type="float">
            <text:p>4.31505419969436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8.36651281810963" calcext:value-type="float">
            <text:p>8.3665128181096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61.320277718254" calcext:value-type="float">
            <text:p>61.320277718254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0.3456482539683" calcext:value-type="float">
            <text:p>10.3456482539683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48.5417996608947" calcext:value-type="float">
            <text:p>48.541799660894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34805059099644" calcext:value-type="float">
            <text:p>4.34805059099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6558462655434" calcext:value-type="float">
            <text:p>3.76558462655434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25.6418790542448" calcext:value-type="float">
            <text:p>25.6418790542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918291376401" calcext:value-type="float">
            <text:p>15.1918291376401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3.66835300358152" calcext:value-type="float">
            <text:p>3.66835300358152</text:p>
          </table:table-cell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25.3027700212843" calcext:value-type="float">
            <text:p>25.3027700212843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6.45464546536797" calcext:value-type="float">
            <text:p>6.45464546536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207934122429" calcext:value-type="float">
            <text:p>4.207934122429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41915584353358" calcext:value-type="float">
            <text:p>4.41915584353358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41191501780042" calcext:value-type="float">
            <text:p>4.41191501780042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7.353698248557" calcext:value-type="float">
            <text:p>17.353698248557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14.6024662532468" calcext:value-type="float">
            <text:p>14.6024662532468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6.76819823665223" calcext:value-type="float">
            <text:p>6.76819823665223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6.85017870657121" calcext:value-type="float">
            <text:p>6.85017870657121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43530821359315" calcext:value-type="float">
            <text:p>3.43530821359315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47894928711975" calcext:value-type="float">
            <text:p>3.4789492871197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50893329955629" calcext:value-type="float">
            <text:p>3.50893329955629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8.52223196608947" calcext:value-type="float">
            <text:p>8.52223196608947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4.04681553397603" calcext:value-type="float">
            <text:p>4.04681553397603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7.80932825572632" calcext:value-type="float">
            <text:p>7.80932825572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9525170815296" calcext:value-type="float">
            <text:p>22.952517081529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.64066345320733" calcext:value-type="float">
            <text:p>2.640663453207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8249068650794" calcext:value-type="float">
            <text:p>16.8249068650794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03792878707894" calcext:value-type="float">
            <text:p>4.0379287870789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9317294067044" calcext:value-type="float">
            <text:p>6.1931729406704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3.69940913789385" calcext:value-type="float">
            <text:p>3.699409137893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5592117532468" calcext:value-type="float">
            <text:p>13.559211753246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3.0022148376623" calcext:value-type="float">
            <text:p>13.0022148376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151.265351792929" calcext:value-type="float">
            <text:p>151.26535179292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8.20353414249422" calcext:value-type="float">
            <text:p>8.20353414249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7269778210678" calcext:value-type="float">
            <text:p>31.7269778210678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.4532136474106" calcext:value-type="float">
            <text:p>4.4532136474106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8.35117689116439" calcext:value-type="float">
            <text:p>8.35117689116439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6.51369346277905" calcext:value-type="float">
            <text:p>6.51369346277905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9.70596753246753" calcext:value-type="float">
            <text:p>9.7059675324675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082710629505" calcext:value-type="float">
            <text:p>1.408271062950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8.9148981150794" calcext:value-type="float">
            <text:p>38.9148981150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.19317294067044" calcext:value-type="float">
            <text:p>6.1931729406704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4685895672681" calcext:value-type="float">
            <text:p>3.4685895672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27.0326158549784" calcext:value-type="float">
            <text:p>27.0326158549784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6.3050407323232" calcext:value-type="float">
            <text:p>36.3050407323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11.6984035822511" calcext:value-type="float">
            <text:p>11.6984035822511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1.4277677027417" calcext:value-type="float">
            <text:p>11.4277677027417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7.89410123015873" calcext:value-type="float">
            <text:p>7.89410123015873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82841163212133" calcext:value-type="float">
            <text:p>3.8284116321213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6.2643865490065" calcext:value-type="float">
            <text:p>16.264386549006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.2812208129926" calcext:value-type="float">
            <text:p>14.2812208129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0974270785427" calcext:value-type="float">
            <text:p>3.70974270785427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7.00040546728075" calcext:value-type="float">
            <text:p>7.00040546728075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5.8717414443258" calcext:value-type="float">
            <text:p>5.8717414443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22.0483017460317" calcext:value-type="float">
            <text:p>22.0483017460317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35284247806215" calcext:value-type="float">
            <text:p>4.35284247806215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32.8458525974026" calcext:value-type="float">
            <text:p>32.8458525974026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.10570452655678" calcext:value-type="float">
            <text:p>8.10570452655678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6.13371045093795" calcext:value-type="float">
            <text:p>6.1337104509379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3.8945135046897" calcext:value-type="float">
            <text:p>13.8945135046897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8.64592003690754" calcext:value-type="float">
            <text:p>8.64592003690754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9.10088068903318" calcext:value-type="float">
            <text:p>9.1008806890331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.17437373809499" calcext:value-type="float">
            <text:p>4.17437373809499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6.64047966089466" calcext:value-type="float">
            <text:p>6.64047966089466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.76261982956123" calcext:value-type="float">
            <text:p>3.76261982956123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89211532617409" calcext:value-type="float">
            <text:p>3.89211532617409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6.55340984848485" calcext:value-type="float">
            <text:p>6.55340984848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35064695526696" calcext:value-type="float">
            <text:p>7.3506469552669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37699002610248" calcext:value-type="float">
            <text:p>5.3769900261024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8.78906325757576" calcext:value-type="float">
            <text:p>8.78906325757576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3.7932706544844" calcext:value-type="float">
            <text:p>13.7932706544844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117.592371626984" calcext:value-type="float">
            <text:p>117.59237162698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93846630353481" calcext:value-type="float">
            <text:p>3.93846630353481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39608802290079" calcext:value-type="float">
            <text:p>4.39608802290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8.80649997856011" calcext:value-type="float">
            <text:p>8.8064999785601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62717671261586" calcext:value-type="float">
            <text:p>4.62717671261586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6.6116778355099" calcext:value-type="float">
            <text:p>6.6116778355099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6.8739221825397" calcext:value-type="float">
            <text:p>16.873922182539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63608917143419" calcext:value-type="float">
            <text:p>3.63608917143419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21.7019860714286" calcext:value-type="float">
            <text:p>21.701986071428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71319114259553" calcext:value-type="float">
            <text:p>3.7131911425955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76677816472743" calcext:value-type="float">
            <text:p>6.7667781647274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42332865293974" calcext:value-type="float">
            <text:p>1.42332865293974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2.5584430988456" calcext:value-type="float">
            <text:p>12.558443098845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69372135230056" calcext:value-type="float">
            <text:p>3.6937213523005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37991782900433" calcext:value-type="float">
            <text:p>8.37991782900433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6.90389922633438" calcext:value-type="float">
            <text:p>6.9038992263343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20950381256078" calcext:value-type="float">
            <text:p>1.2095038125607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.21851402425352" calcext:value-type="float">
            <text:p>3.21851402425352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78.5427513095238" calcext:value-type="float">
            <text:p>78.5427513095238</text:p>
          </table:table-cell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16.0428840487291" calcext:value-type="float">
            <text:p>16.0428840487291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4.20923745878139" calcext:value-type="float">
            <text:p>4.20923745878139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15034481896911" calcext:value-type="float">
            <text:p>1.15034481896911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0.3912455194805" calcext:value-type="float">
            <text:p>10.391245519480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792496226837" calcext:value-type="float">
            <text:p>3.792496226837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8.12091173205419" calcext:value-type="float">
            <text:p>8.12091173205419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87.9001228321678" calcext:value-type="float">
            <text:p>87.9001228321678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7.84796532748511" calcext:value-type="float">
            <text:p>7.84796532748511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9.9678034869999" calcext:value-type="float">
            <text:p>19.967803486999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06090072242245" calcext:value-type="float">
            <text:p>4.0609007224224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.1734244444444" calcext:value-type="float">
            <text:p>15.173424444444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.36753106170815" calcext:value-type="float">
            <text:p>3.3675310617081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34797317397311" calcext:value-type="float">
            <text:p>4.34797317397311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61255546889072" calcext:value-type="float">
            <text:p>1.61255546889072</text:p>
          </table:table-cell>
        </table:table-row>
        <table:table-row table:style-name="ro1">
          <table:table-cell office:value-type="float" office:value="34.87" calcext:value-type="float">
            <text:p>34.87</text:p>
          </table:table-cell>
          <table:table-cell office:value-type="float" office:value="37.0971115198413" calcext:value-type="float">
            <text:p>37.097111519841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69447075956295" calcext:value-type="float">
            <text:p>3.6944707595629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36218036940348" calcext:value-type="float">
            <text:p>4.36218036940348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23.2615722059885" calcext:value-type="float">
            <text:p>23.2615722059885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7.95786509058591" calcext:value-type="float">
            <text:p>7.9578650905859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.2234236008436" calcext:value-type="float">
            <text:p>7.2234236008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73333833976462" calcext:value-type="float">
            <text:p>0.005733338339765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5383723768934" calcext:value-type="float">
            <text:p>4.538372376893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54909253642936" calcext:value-type="float">
            <text:p>1.54909253642936</text:p>
          </table:table-cell>
        </table:table-row>
        <table:table-row table:style-name="ro1">
          <table:table-cell office:value-type="float" office:value="35.12" calcext:value-type="float">
            <text:p>35.12</text:p>
          </table:table-cell>
          <table:table-cell office:value-type="float" office:value="35.8808061399712" calcext:value-type="float">
            <text:p>35.880806139971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1.7656002380952" calcext:value-type="float">
            <text:p>11.765600238095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8.1369042712843" calcext:value-type="float">
            <text:p>18.1369042712843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93140192938009" calcext:value-type="float">
            <text:p>3.93140192938009</text:p>
          </table:table-cell>
        </table:table-row>
        <table:table-row table:style-name="ro1">
          <table:table-cell office:value-type="float" office:value="42.72" calcext:value-type="float">
            <text:p>42.72</text:p>
          </table:table-cell>
          <table:table-cell office:value-type="float" office:value="45.7550118326118" calcext:value-type="float">
            <text:p>45.7550118326118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7.60459225468976" calcext:value-type="float">
            <text:p>7.60459225468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8.8375525603141" calcext:value-type="float">
            <text:p>28.8375525603141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4.4721342063492" calcext:value-type="float">
            <text:p>24.4721342063492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23.243982017316" calcext:value-type="float">
            <text:p>23.24398201731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6.2355715365191" calcext:value-type="float">
            <text:p>16.2355715365191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60.8853861507937" calcext:value-type="float">
            <text:p>60.8853861507937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6.9981636147186" calcext:value-type="float">
            <text:p>16.998163614718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94637366133866" calcext:value-type="float">
            <text:p>3.94637366133866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4.30027681565616" calcext:value-type="float">
            <text:p>4.30027681565616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22625163780664" calcext:value-type="float">
            <text:p>8.22625163780664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8.20982947763347" calcext:value-type="float">
            <text:p>8.209829477633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6621245371344" calcext:value-type="float">
            <text:p>8.2662124537134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5.39063770325822" calcext:value-type="float">
            <text:p>5.39063770325822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54.2158529906205" calcext:value-type="float">
            <text:p>54.2158529906205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8.21518471500722" calcext:value-type="float">
            <text:p>8.21518471500722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3.9221271592035" calcext:value-type="float">
            <text:p>3.9221271592035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2.2356157215007" calcext:value-type="float">
            <text:p>12.2356157215007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8.70262396733985" calcext:value-type="float">
            <text:p>8.7026239673398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87713668083283" calcext:value-type="float">
            <text:p>3.87713668083283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15.4330590609391" calcext:value-type="float">
            <text:p>15.4330590609391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43787518482108" calcext:value-type="float">
            <text:p>4.43787518482108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3.5024136724387" calcext:value-type="float">
            <text:p>13.502413672438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8.38038168109668" calcext:value-type="float">
            <text:p>8.38038168109668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7.55259517316017" calcext:value-type="float">
            <text:p>7.55259517316017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1.0908785281385" calcext:value-type="float">
            <text:p>11.0908785281385</text:p>
          </table:table-cell>
        </table:table-row>
        <table:table-row table:style-name="ro1">
          <table:table-cell office:value-type="float" office:value="30.26" calcext:value-type="float">
            <text:p>30.26</text:p>
          </table:table-cell>
          <table:table-cell office:value-type="float" office:value="36.8685478463204" calcext:value-type="float">
            <text:p>36.868547846320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31575923762249" calcext:value-type="float">
            <text:p>4.315759237622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2517094246032" calcext:value-type="float">
            <text:p>21.2517094246032</text:p>
          </table:table-cell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31.6859548412698" calcext:value-type="float">
            <text:p>31.685954841269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.61441044155844" calcext:value-type="float">
            <text:p>7.614410441558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7272490575164" calcext:value-type="float">
            <text:p>4.3727249057516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.20919735930736" calcext:value-type="float">
            <text:p>7.2091973593073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39114517988669" calcext:value-type="float">
            <text:p>1.39114517988669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7.44891179145607" calcext:value-type="float">
            <text:p>7.4489117914560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61165320750007" calcext:value-type="float">
            <text:p>3.6116532075000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45014371101228" calcext:value-type="float">
            <text:p>4.4501437110122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.31334839990118" calcext:value-type="float">
            <text:p>4.31334839990118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5.02981828323379" calcext:value-type="float">
            <text:p>5.02981828323379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8.02585940096755" calcext:value-type="float">
            <text:p>8.02585940096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0.805" calcext:value-type="float">
            <text:p>10.805</text:p>
          </table:table-cell>
          <table:table-cell office:value-type="float" office:value="17.3690564303752" calcext:value-type="float">
            <text:p>17.3690564303752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7.83315997186147" calcext:value-type="float">
            <text:p>7.833159971861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766980959596" calcext:value-type="float">
            <text:p>22.766980959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6701009365612" calcext:value-type="float">
            <text:p>2.56701009365612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6.55880365329115" calcext:value-type="float">
            <text:p>6.5588036532911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1.8009444184704" calcext:value-type="float">
            <text:p>11.800944418470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.77026296536796" calcext:value-type="float">
            <text:p>5.77026296536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3848014434611" calcext:value-type="float">
            <text:p>7.43848014434611</text:p>
          </table:table-cell>
        </table:table-row>
        <table:table-row table:style-name="ro1">
          <table:table-cell office:value-type="float" office:value="142.05" calcext:value-type="float">
            <text:p>142.05</text:p>
          </table:table-cell>
          <table:table-cell office:value-type="float" office:value="110.460978780664" calcext:value-type="float">
            <text:p>110.460978780664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9.29022651659452" calcext:value-type="float">
            <text:p>9.29022651659452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32.2545942063492" calcext:value-type="float">
            <text:p>32.2545942063492</text:p>
          </table:table-cell>
        </table:table-row>
        <table:table-row table:style-name="ro1">
          <table:table-cell office:value-type="float" office:value="38.69" calcext:value-type="float">
            <text:p>38.69</text:p>
          </table:table-cell>
          <table:table-cell office:value-type="float" office:value="41.7352558452381" calcext:value-type="float">
            <text:p>41.7352558452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7262857794259" calcext:value-type="float">
            <text:p>5.57262857794259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118.153926940837" calcext:value-type="float">
            <text:p>118.153926940837</text:p>
          </table:table-cell>
        </table:table-row>
        <table:table-row table:style-name="ro1">
          <table:table-cell office:value-type="float" office:value="104.07" calcext:value-type="float">
            <text:p>104.07</text:p>
          </table:table-cell>
          <table:table-cell office:value-type="float" office:value="99.8266954906205" calcext:value-type="float">
            <text:p>99.826695490620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8.58444961183261" calcext:value-type="float">
            <text:p>8.58444961183261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7.40049391265597" calcext:value-type="float">
            <text:p>7.4004939126559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13521273344904" calcext:value-type="float">
            <text:p>4.1352127334490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5.0201851551227" calcext:value-type="float">
            <text:p>25.020185155122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4.18631968169014" calcext:value-type="float">
            <text:p>4.18631968169014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.4112679424742" calcext:value-type="float">
            <text:p>17.411267942474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77379817676768" calcext:value-type="float">
            <text:p>9.7737981767676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6.99315440045249" calcext:value-type="float">
            <text:p>6.99315440045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8572267218772" calcext:value-type="float">
            <text:p>3.48572267218772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4.14037386052245" calcext:value-type="float">
            <text:p>4.14037386052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7.07149821900322" calcext:value-type="float">
            <text:p>7.0714982190032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34625059439201" calcext:value-type="float">
            <text:p>4.34625059439201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9.9081668997114" calcext:value-type="float">
            <text:p>19.9081668997114</text:p>
          </table:table-cell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167.83905270202" calcext:value-type="float">
            <text:p>167.83905270202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.90474472584948" calcext:value-type="float">
            <text:p>3.9047447258494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83365870723793" calcext:value-type="float">
            <text:p>3.83365870723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7.57756186470392" calcext:value-type="float">
            <text:p>7.57756186470392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8.36129388055831" calcext:value-type="float">
            <text:p>8.36129388055831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7.8156675523088" calcext:value-type="float">
            <text:p>7.815667552308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0.049741518204" calcext:value-type="float">
            <text:p>20.049741518204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8.68690171472971" calcext:value-type="float">
            <text:p>8.68690171472971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7.98638160253575" calcext:value-type="float">
            <text:p>7.986381602535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91211184265625" calcext:value-type="float">
            <text:p>0.791211184265625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6.65662050950683" calcext:value-type="float">
            <text:p>6.6566205095068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87944043481029" calcext:value-type="float">
            <text:p>7.87944043481029</text:p>
          </table:table-cell>
        </table:table-row>
        <table:table-row table:style-name="ro1">
          <table:table-cell office:value-type="float" office:value="60.13" calcext:value-type="float">
            <text:p>60.13</text:p>
          </table:table-cell>
          <table:table-cell office:value-type="float" office:value="74.4405260353535" calcext:value-type="float">
            <text:p>74.440526035353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.48268811256419" calcext:value-type="float">
            <text:p>4.4826881125641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2075024094517" calcext:value-type="float">
            <text:p>17.207502409451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83196022164835" calcext:value-type="float">
            <text:p>0.8319602216483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.48403478462608" calcext:value-type="float">
            <text:p>4.484034784626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06972291207159" calcext:value-type="float">
            <text:p>6.06972291207159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68153301748321" calcext:value-type="float">
            <text:p>1.68153301748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0512999978779" calcext:value-type="float">
            <text:p>6.70512999978779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6.97952439111499" calcext:value-type="float">
            <text:p>6.97952439111499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7.00840372942116" calcext:value-type="float">
            <text:p>7.0084037294211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86319362627647" calcext:value-type="float">
            <text:p>3.86319362627647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6.25975797597827" calcext:value-type="float">
            <text:p>6.2597579759782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90276045658525" calcext:value-type="float">
            <text:p>3.9027604565852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7.33359395954536" calcext:value-type="float">
            <text:p>7.33359395954536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1130123164766" calcext:value-type="float">
            <text:p>3.11301231647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016028531746" calcext:value-type="float">
            <text:p>28.01602853174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.1242044516595" calcext:value-type="float">
            <text:p>12.124204451659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.25029412869938" calcext:value-type="float">
            <text:p>3.2502941286993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98546572228534" calcext:value-type="float">
            <text:p>1.9854657222853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79010443735007" calcext:value-type="float">
            <text:p>2.790104437350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.21851402425352" calcext:value-type="float">
            <text:p>3.21851402425352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168.377398257576" calcext:value-type="float">
            <text:p>168.377398257576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29620777519802" calcext:value-type="float">
            <text:p>4.29620777519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24993556467215" calcext:value-type="float">
            <text:p>4.24993556467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9103809933168" calcext:value-type="float">
            <text:p>3.79103809933168</text:p>
          </table:table-cell>
        </table:table-row>
        <table:table-row table:style-name="ro1">
          <table:table-cell office:value-type="float" office:value="37.73" calcext:value-type="float">
            <text:p>37.73</text:p>
          </table:table-cell>
          <table:table-cell office:value-type="float" office:value="36.0278878174603" calcext:value-type="float">
            <text:p>36.0278878174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6549835914203" calcext:value-type="float">
            <text:p>3.56549835914203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8.09858080627705" calcext:value-type="float">
            <text:p>8.0985808062770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9972023051948" calcext:value-type="float">
            <text:p>10.9972023051948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1.6113635188015" calcext:value-type="float">
            <text:p>21.611363518801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.37323397810259" calcext:value-type="float">
            <text:p>4.3732339781025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8.6605975180375" calcext:value-type="float">
            <text:p>18.6605975180375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21.1102723257298" calcext:value-type="float">
            <text:p>21.1102723257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7855120833333" calcext:value-type="float">
            <text:p>16.78551208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51960743647815" calcext:value-type="float">
            <text:p>2.51960743647815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54.8051241075036" calcext:value-type="float">
            <text:p>54.8051241075036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14.9242663672439" calcext:value-type="float">
            <text:p>14.9242663672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0688498669723" calcext:value-type="float">
            <text:p>4.3068849866972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10930497315065" calcext:value-type="float">
            <text:p>4.10930497315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8677230462376" calcext:value-type="float">
            <text:p>4.286772304623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21007089886899" calcext:value-type="float">
            <text:p>4.2100708988689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9265832274384" calcext:value-type="float">
            <text:p>1.3926583227438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6.5284014772727" calcext:value-type="float">
            <text:p>36.528401477272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16344745273288" calcext:value-type="float">
            <text:p>4.1634474527328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9864888546585" calcext:value-type="float">
            <text:p>1.3986488854658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0.4711266701077" calcext:value-type="float">
            <text:p>10.471126670107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26927937113248" calcext:value-type="float">
            <text:p>4.2692793711324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71339231340784" calcext:value-type="float">
            <text:p>1.7133923134078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66976952652611" calcext:value-type="float">
            <text:p>6.66976952652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16782028625954" calcext:value-type="float">
            <text:p>-0.071678202862595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165.087575559163" calcext:value-type="float">
            <text:p>165.087575559163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1.2589541565657" calcext:value-type="float">
            <text:p>21.258954156565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87276692032739" calcext:value-type="float">
            <text:p>3.8727669203273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9.2418135097402" calcext:value-type="float">
            <text:p>19.2418135097402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66.1528525793651" calcext:value-type="float">
            <text:p>66.152852579365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6.6912109126984" calcext:value-type="float">
            <text:p>16.6912109126984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10158501145508" calcext:value-type="float">
            <text:p>4.10158501145508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16941947785548" calcext:value-type="float">
            <text:p>7.16941947785548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.16308672807581" calcext:value-type="float">
            <text:p>4.1630867280758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20.6112298719336" calcext:value-type="float">
            <text:p>20.611229871933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.01835939184988" calcext:value-type="float">
            <text:p>4.01835939184988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36.0760638203463" calcext:value-type="float">
            <text:p>36.0760638203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27577528478058" calcext:value-type="float">
            <text:p>7.27577528478058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0936902096328" calcext:value-type="float">
            <text:p>4.0936902096328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6437274334338" calcext:value-type="float">
            <text:p>1.6437274334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1596404459848" calcext:value-type="float">
            <text:p>3.915964044598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7919594819625" calcext:value-type="float">
            <text:p>17.7919594819625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118.13682354798" calcext:value-type="float">
            <text:p>118.13682354798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3703043924406" calcext:value-type="float">
            <text:p>4.3703043924406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10.8688857186147" calcext:value-type="float">
            <text:p>10.8688857186147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15.0948923737374" calcext:value-type="float">
            <text:p>15.0948923737374</text:p>
          </table:table-cell>
        </table:table-row>
        <table:table-row table:style-name="ro1">
          <table:table-cell office:value-type="float" office:value="-12.95" calcext:value-type="float">
            <text:p>-12.95</text:p>
          </table:table-cell>
          <table:table-cell office:value-type="float" office:value="-8.22072138888889" calcext:value-type="float">
            <text:p>-8.2207213888888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.27337847984774" calcext:value-type="float">
            <text:p>8.27337847984774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11.4383419433671" calcext:value-type="float">
            <text:p>11.4383419433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5694750933707" calcext:value-type="float">
            <text:p>7.05694750933707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8.4305148949661" calcext:value-type="float">
            <text:p>18.4305148949661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8.26570362665112" calcext:value-type="float">
            <text:p>8.2657036266511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52128442464972" calcext:value-type="float">
            <text:p>1.52128442464972</text:p>
          </table:table-cell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24.5136108134921" calcext:value-type="float">
            <text:p>24.5136108134921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7.65656353896104" calcext:value-type="float">
            <text:p>7.65656353896104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7.51485113801362" calcext:value-type="float">
            <text:p>7.51485113801362</text:p>
          </table:table-cell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24.2854704365079" calcext:value-type="float">
            <text:p>24.285470436507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.33682911853827" calcext:value-type="float">
            <text:p>4.33682911853827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92625875874126" calcext:value-type="float">
            <text:p>3.92625875874126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24161898613361" calcext:value-type="float">
            <text:p>1.2416189861336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5263044857535" calcext:value-type="float">
            <text:p>4.5263044857535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7.29264565838573" calcext:value-type="float">
            <text:p>7.29264565838573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47757244633559" calcext:value-type="float">
            <text:p>4.47757244633559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3.6345800207362" calcext:value-type="float">
            <text:p>3.6345800207362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12066408984668" calcext:value-type="float">
            <text:p>3.1206640898466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7.54306643542569" calcext:value-type="float">
            <text:p>7.54306643542569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7.31028257381507" calcext:value-type="float">
            <text:p>7.3102825738150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.00123413453861" calcext:value-type="float">
            <text:p>4.0012341345386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78934783186879" calcext:value-type="float">
            <text:p>3.78934783186879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7.23183834362851" calcext:value-type="float">
            <text:p>7.23183834362851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9.79472913913571" calcext:value-type="float">
            <text:p>9.7947291391357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3.04199670140502" calcext:value-type="float">
            <text:p>3.0419967014050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3.88788504387841" calcext:value-type="float">
            <text:p>3.8878850438784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3.03283997612731" calcext:value-type="float">
            <text:p>3.03283997612731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3.5301398997114" calcext:value-type="float">
            <text:p>13.530139899711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13311492646242" calcext:value-type="float">
            <text:p>4.13311492646242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61067257010606" calcext:value-type="float">
            <text:p>2.6106725701060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88341450204837" calcext:value-type="float">
            <text:p>3.88341450204837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01.368903809524" calcext:value-type="float">
            <text:p>101.368903809524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8.24776995823535" calcext:value-type="float">
            <text:p>8.24776995823535</text:p>
          </table:table-cell>
        </table:table-row>
        <table:table-row table:style-name="ro1">
          <table:table-cell office:value-type="float" office:value="76.38" calcext:value-type="float">
            <text:p>76.38</text:p>
          </table:table-cell>
          <table:table-cell office:value-type="float" office:value="60.085669517316" calcext:value-type="float">
            <text:p>60.08566951731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9.9096213888889" calcext:value-type="float">
            <text:p>19.9096213888889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1.154105611578" calcext:value-type="float">
            <text:p>11.15410561157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82682379336677" calcext:value-type="float">
            <text:p>3.82682379336677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9.86892770382396" calcext:value-type="float">
            <text:p>9.86892770382396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7.2942446110752" calcext:value-type="float">
            <text:p>7.294244611075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14282737946475" calcext:value-type="float">
            <text:p>4.14282737946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0.41" calcext:value-type="float">
            <text:p>30.41</text:p>
          </table:table-cell>
          <table:table-cell office:value-type="float" office:value="25.4101996176046" calcext:value-type="float">
            <text:p>25.410199617604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29032280549275" calcext:value-type="float">
            <text:p>4.29032280549275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166.7504570671" calcext:value-type="float">
            <text:p>166.7504570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0582806672217" calcext:value-type="float">
            <text:p>11.058280667221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8.4567588275613" calcext:value-type="float">
            <text:p>18.456758827561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7.95712314128682" calcext:value-type="float">
            <text:p>7.9571231412868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.33619835913325" calcext:value-type="float">
            <text:p>8.3361983591332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86915029487537" calcext:value-type="float">
            <text:p>3.8691502948753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3.6279410678211" calcext:value-type="float">
            <text:p>13.6279410678211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14176163997251" calcext:value-type="float">
            <text:p>4.14176163997251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11.3204918151065" calcext:value-type="float">
            <text:p>11.3204918151065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6.3929257936508" calcext:value-type="float">
            <text:p>36.3929257936508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77.2211026984128" calcext:value-type="float">
            <text:p>77.2211026984128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05660222975816" calcext:value-type="float">
            <text:p>4.05660222975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5008844272904" calcext:value-type="float">
            <text:p>3.65008844272904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45447367150796" calcext:value-type="float">
            <text:p>1.45447367150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24215443723" calcext:value-type="float">
            <text:p>17.32421544372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54430642785227" calcext:value-type="float">
            <text:p>1.54430642785227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1.7296616269841" calcext:value-type="float">
            <text:p>11.729661626984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.43220802636035" calcext:value-type="float">
            <text:p>4.43220802636035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7.738324469697" calcext:value-type="float">
            <text:p>17.73832446969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23748411255191" calcext:value-type="float">
            <text:p>1.23748411255191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11.8246761202686" calcext:value-type="float">
            <text:p>11.8246761202686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44919559439318" calcext:value-type="float">
            <text:p>3.44919559439318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6.98431258840016" calcext:value-type="float">
            <text:p>6.98431258840016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6.9786364949495" calcext:value-type="float">
            <text:p>6.978636494949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71339231340784" calcext:value-type="float">
            <text:p>1.71339231340784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20.9569665277778" calcext:value-type="float">
            <text:p>20.9569665277778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0.284173445166" calcext:value-type="float">
            <text:p>10.28417344516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66219301837052" calcext:value-type="float">
            <text:p>6.6621930183705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84710229989187" calcext:value-type="float">
            <text:p>3.8471022998918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.0977675317914" calcext:value-type="float">
            <text:p>4.0977675317914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93865554217934" calcext:value-type="float">
            <text:p>3.93865554217934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0379736035341" calcext:value-type="float">
            <text:p>4.0379736035341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0754694442897" calcext:value-type="float">
            <text:p>3.0754694442897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1313505934076" calcext:value-type="float">
            <text:p>3.131350593407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5982436991144" calcext:value-type="float">
            <text:p>3.598243699114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.9985449002664" calcext:value-type="float">
            <text:p>7.998544900266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6.1234656629482" calcext:value-type="float">
            <text:p>16.123465662948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.01207672614245" calcext:value-type="float">
            <text:p>3.01207672614245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21.6551608189033" calcext:value-type="float">
            <text:p>21.65516081890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13311492646242" calcext:value-type="float">
            <text:p>4.1331149264624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32072287410464" calcext:value-type="float">
            <text:p>3.32072287410464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09.610073968254" calcext:value-type="float">
            <text:p>109.61007396825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2913715979948" calcext:value-type="float">
            <text:p>4.42913715979948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14.5047586688312" calcext:value-type="float">
            <text:p>14.5047586688312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5.6320448253968" calcext:value-type="float">
            <text:p>35.632044825396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5.3924792794705" calcext:value-type="float">
            <text:p>15.392479279470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7.4781241001221" calcext:value-type="float">
            <text:p>7.4781241001221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71052972160472" calcext:value-type="float">
            <text:p>4.7105297216047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4959869826894" calcext:value-type="float">
            <text:p>3.04959869826894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8.3282815745366" calcext:value-type="float">
            <text:p>18.328281574536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0592940030328" calcext:value-type="float">
            <text:p>4.0592940030328</text:p>
          </table:table-cell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17.5844486668887" calcext:value-type="float">
            <text:p>17.5844486668887</text:p>
          </table:table-cell>
        </table:table-row>
        <table:table-row table:style-name="ro1">
          <table:table-cell office:value-type="float" office:value="49.71" calcext:value-type="float">
            <text:p>49.71</text:p>
          </table:table-cell>
          <table:table-cell office:value-type="float" office:value="51.3584759805195" calcext:value-type="float">
            <text:p>51.358475980519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3.6892290576091" calcext:value-type="float">
            <text:p>13.689229057609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39114517988669" calcext:value-type="float">
            <text:p>1.39114517988669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5.2657095598846" calcext:value-type="float">
            <text:p>15.2657095598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5159561327561" calcext:value-type="float">
            <text:p>7.2515956132756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88681412698413" calcext:value-type="float">
            <text:p>4.88681412698413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6.53767573121323" calcext:value-type="float">
            <text:p>6.5376757312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106.314635660173" calcext:value-type="float">
            <text:p>106.31463566017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56602600345851" calcext:value-type="float">
            <text:p>4.56602600345851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21.8242412850483" calcext:value-type="float">
            <text:p>21.824241285048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08529587112568" calcext:value-type="float">
            <text:p>4.0852958711256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5.1212259043734" calcext:value-type="float">
            <text:p>15.121225904373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7.67822860435316" calcext:value-type="float">
            <text:p>7.67822860435316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22912427869027" calcext:value-type="float">
            <text:p>4.22912427869027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41.3379102896826" calcext:value-type="float">
            <text:p>41.337910289682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06153370779471" calcext:value-type="float">
            <text:p>4.06153370779471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0.0321745869408" calcext:value-type="float">
            <text:p>20.0321745869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06249580457554" calcext:value-type="float">
            <text:p>7.0624958045755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9.21414266386391" calcext:value-type="float">
            <text:p>9.21414266386391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0.7562225613276" calcext:value-type="float">
            <text:p>20.756222561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64.9215697445888" calcext:value-type="float">
            <text:p>64.921569744588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07340278693285" calcext:value-type="float">
            <text:p>4.07340278693285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11.1608341450216" calcext:value-type="float">
            <text:p>11.160834145021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2530522700186" calcext:value-type="float">
            <text:p>1.32530522700186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89752456389242" calcext:value-type="float">
            <text:p>3.89752456389242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30.5949666955267" calcext:value-type="float">
            <text:p>30.5949666955267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.66042688581949" calcext:value-type="float">
            <text:p>6.6604268858194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1950228800981" calcext:value-type="float">
            <text:p>4.1950228800981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4.15274659175908" calcext:value-type="float">
            <text:p>4.15274659175908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5.3277351612277" calcext:value-type="float">
            <text:p>15.3277351612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12.5675711940837" calcext:value-type="float">
            <text:p>12.5675711940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4.00628009329053" calcext:value-type="float">
            <text:p>4.00628009329053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24.8221326190476" calcext:value-type="float">
            <text:p>24.8221326190476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7.39877879401035" calcext:value-type="float">
            <text:p>7.3987787940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027890020782" calcext:value-type="float">
            <text:p>7.91027890020782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9.85536222582973" calcext:value-type="float">
            <text:p>9.8553622258297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9.5328683152958" calcext:value-type="float">
            <text:p>19.5328683152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7069698908028" calcext:value-type="float">
            <text:p>3.47069698908028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160.8734770671" calcext:value-type="float">
            <text:p>160.8734770671</text:p>
          </table:table-cell>
        </table:table-row>
        <table:table-row table:style-name="ro1">
          <table:table-cell office:value-type="float" office:value="100.76" calcext:value-type="float">
            <text:p>100.76</text:p>
          </table:table-cell>
          <table:table-cell office:value-type="float" office:value="82.4165387049062" calcext:value-type="float">
            <text:p>82.416538704906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.9529013086913" calcext:value-type="float">
            <text:p>14.9529013086913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9.16795045482296" calcext:value-type="float">
            <text:p>9.16795045482296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9.16132657287157" calcext:value-type="float">
            <text:p>9.1613265728715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15416467315715" calcext:value-type="float">
            <text:p>3.15416467315715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6.36832764811985" calcext:value-type="float">
            <text:p>6.3683276481198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6.8588017970265" calcext:value-type="float">
            <text:p>6.858801797026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28123303477884" calcext:value-type="float">
            <text:p>1.28123303477884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29.614657370428" calcext:value-type="float">
            <text:p>29.614657370428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8.13494881613757" calcext:value-type="float">
            <text:p>8.13494881613757</text:p>
          </table:table-cell>
        </table:table-row>
        <table:table-row table:style-name="ro1">
          <table:table-cell office:value-type="float" office:value="29.31" calcext:value-type="float">
            <text:p>29.31</text:p>
          </table:table-cell>
          <table:table-cell office:value-type="float" office:value="34.9838739375902" calcext:value-type="float">
            <text:p>34.9838739375902</text:p>
          </table:table-cell>
        </table:table-row>
        <table:table-row table:style-name="ro1">
          <table:table-cell office:value-type="float" office:value="61.42" calcext:value-type="float">
            <text:p>61.42</text:p>
          </table:table-cell>
          <table:table-cell office:value-type="float" office:value="78.6294484523809" calcext:value-type="float">
            <text:p>78.629448452380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.6811490313853" calcext:value-type="float">
            <text:p>18.6811490313853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60148974605692" calcext:value-type="float">
            <text:p>3.6014897460569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5.85776664513265" calcext:value-type="float">
            <text:p>5.85776664513265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45370008906674" calcext:value-type="float">
            <text:p>4.4537000890667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3.59423131074307" calcext:value-type="float">
            <text:p>3.59423131074307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4.8637377404263" calcext:value-type="float">
            <text:p>24.8637377404263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21.4439785252525" calcext:value-type="float">
            <text:p>21.4439785252525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20.8418688492064" calcext:value-type="float">
            <text:p>20.841868849206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7.05500477997192" calcext:value-type="float">
            <text:p>7.0550047799719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11940758938505" calcext:value-type="float">
            <text:p>4.119407589385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.73560396470196" calcext:value-type="float">
            <text:p>5.73560396470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8069516955267" calcext:value-type="float">
            <text:p>7.2806951695526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6.37626922466422" calcext:value-type="float">
            <text:p>6.3762692246642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.00054832312441" calcext:value-type="float">
            <text:p>3.0005483231244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96999848015474" calcext:value-type="float">
            <text:p>2.969998480154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75561490718615" calcext:value-type="float">
            <text:p>1.75561490718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49.8542172294372" calcext:value-type="float">
            <text:p>49.8542172294372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66.6715218398269" calcext:value-type="float">
            <text:p>66.6715218398269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6.55867262806638" calcext:value-type="float">
            <text:p>6.55867262806638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3.95829353032315" calcext:value-type="float">
            <text:p>3.95829353032315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6.7834525750361" calcext:value-type="float">
            <text:p>16.7834525750361</text:p>
          </table:table-cell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27.4940242857143" calcext:value-type="float">
            <text:p>27.4940242857143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7223643951896" calcext:value-type="float">
            <text:p>3.7223643951896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0.400083538961" calcext:value-type="float">
            <text:p>10.400083538961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99099647784227" calcext:value-type="float">
            <text:p>3.99099647784227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69.9193602777778" calcext:value-type="float">
            <text:p>69.919360277777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9550263649096" calcext:value-type="float">
            <text:p>2.955026364909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9.71540033621933" calcext:value-type="float">
            <text:p>9.71540033621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8808801397522" calcext:value-type="float">
            <text:p>4.0880880139752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0.8971878790654" calcext:value-type="float">
            <text:p>10.8971878790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88418218544" calcext:value-type="float">
            <text:p>3.868841821854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8808801397522" calcext:value-type="float">
            <text:p>4.08808801397522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95187078566825" calcext:value-type="float">
            <text:p>2.9518707856682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9.50407246212121" calcext:value-type="float">
            <text:p>9.5040724621212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3994879442245" calcext:value-type="float">
            <text:p>4.3994879442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5895773446883" calcext:value-type="float">
            <text:p>3.65895773446883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.6667496622822" calcext:value-type="float">
            <text:p>15.666749662282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.27164120218016" calcext:value-type="float">
            <text:p>4.27164120218016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7.07411464923965" calcext:value-type="float">
            <text:p>7.07411464923965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3.70283112364726" calcext:value-type="float">
            <text:p>3.70283112364726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9.60298253357754" calcext:value-type="float">
            <text:p>9.6029825335775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.61117685979289" calcext:value-type="float">
            <text:p>3.61117685979289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6.11528884884723" calcext:value-type="float">
            <text:p>6.1152888488472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2166418921356" calcext:value-type="float">
            <text:p>17.2166418921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4435527641803" calcext:value-type="float">
            <text:p>3.14435527641803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84414315536617" calcext:value-type="float">
            <text:p>4.84414315536617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.73941426113186" calcext:value-type="float">
            <text:p>3.73941426113186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7.7786899600391" calcext:value-type="float">
            <text:p>7.7786899600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66278438768" calcext:value-type="float">
            <text:p>4.266278438768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58599043003565" calcext:value-type="float">
            <text:p>4.5859904300356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22576819753727" calcext:value-type="float">
            <text:p>4.22576819753727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80681007487822" calcext:value-type="float">
            <text:p>3.80681007487822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1.0174359235209" calcext:value-type="float">
            <text:p>11.017435923520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48918637583911" calcext:value-type="float">
            <text:p>3.48918637583911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26.816981765873" calcext:value-type="float">
            <text:p>26.816981765873</text:p>
          </table:table-cell>
        </table:table-row>
        <table:table-row table:style-name="ro1">
          <table:table-cell office:value-type="float" office:value="144.41" calcext:value-type="float">
            <text:p>144.41</text:p>
          </table:table-cell>
          <table:table-cell office:value-type="float" office:value="119.779285328283" calcext:value-type="float">
            <text:p>119.7792853282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506911507936" calcext:value-type="float">
            <text:p>10.650691150793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87401072347713" calcext:value-type="float">
            <text:p>3.8740107234771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42140296043384" calcext:value-type="float">
            <text:p>4.42140296043384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34811233940629" calcext:value-type="float">
            <text:p>4.34811233940629</text:p>
          </table:table-cell>
        </table:table-row>
        <table:table-row table:style-name="ro1">
          <table:table-cell office:value-type="float" office:value="55.52" calcext:value-type="float">
            <text:p>55.52</text:p>
          </table:table-cell>
          <table:table-cell office:value-type="float" office:value="56.102234953824" calcext:value-type="float">
            <text:p>56.102234953824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34686538980078" calcext:value-type="float">
            <text:p>4.3468653898007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06062593869073" calcext:value-type="float">
            <text:p>4.06062593869073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5.85900439946165" calcext:value-type="float">
            <text:p>5.8590043994616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3.80874368730174" calcext:value-type="float">
            <text:p>3.8087436873017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402032005772" calcext:value-type="float">
            <text:p>17.40203200577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08206208874458" calcext:value-type="float">
            <text:p>9.08206208874458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7.28899255053599" calcext:value-type="float">
            <text:p>7.28899255053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23.927472539683" calcext:value-type="float">
            <text:p>123.927472539683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4.16348420491085" calcext:value-type="float">
            <text:p>4.16348420491085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5.23766523154788" calcext:value-type="float">
            <text:p>5.23766523154788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9.6557845490621" calcext:value-type="float">
            <text:p>19.6557845490621</text:p>
          </table:table-cell>
        </table:table-row>
        <table:table-row table:style-name="ro1">
          <table:table-cell office:value-type="float" office:value="31.99" calcext:value-type="float">
            <text:p>31.99</text:p>
          </table:table-cell>
          <table:table-cell office:value-type="float" office:value="21.7975224909812" calcext:value-type="float">
            <text:p>21.7975224909812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5.72977099853888" calcext:value-type="float">
            <text:p>5.72977099853888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7.69181471722722" calcext:value-type="float">
            <text:p>7.6918147172272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3.52633175127654" calcext:value-type="float">
            <text:p>3.52633175127654</text:p>
          </table:table-cell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42.0740193668831" calcext:value-type="float">
            <text:p>42.0740193668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5.67796855404073" calcext:value-type="float">
            <text:p>5.67796855404073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5.6138416475192" calcext:value-type="float">
            <text:p>15.6138416475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5944878260608" calcext:value-type="float">
            <text:p>4.15944878260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1303761547929" calcext:value-type="float">
            <text:p>6.81303761547929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9.49502292243867" calcext:value-type="float">
            <text:p>9.49502292243867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5.88088995287607" calcext:value-type="float">
            <text:p>5.88088995287607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0.0648427597403" calcext:value-type="float">
            <text:p>10.064842759740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.87407816738817" calcext:value-type="float">
            <text:p>9.87407816738817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7.63657640607758" calcext:value-type="float">
            <text:p>7.63657640607758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65613678925879" calcext:value-type="float">
            <text:p>1.6561367892587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60319031266211" calcext:value-type="float">
            <text:p>1.60319031266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1409890694279" calcext:value-type="float">
            <text:p>3.61409890694279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10.082597027417" calcext:value-type="float">
            <text:p>110.082597027417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17.2033267063492" calcext:value-type="float">
            <text:p>17.203326706349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16577505796515" calcext:value-type="float">
            <text:p>4.16577505796515</text:p>
          </table:table-cell>
        </table:table-row>
        <table:table-row table:style-name="ro1">
          <table:table-cell office:value-type="float" office:value="53.77" calcext:value-type="float">
            <text:p>53.77</text:p>
          </table:table-cell>
          <table:table-cell office:value-type="float" office:value="61.3029594230769" calcext:value-type="float">
            <text:p>61.3029594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0.7908287784993" calcext:value-type="float">
            <text:p>10.790828778499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8.7495043037518" calcext:value-type="float">
            <text:p>18.7495043037518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67.4407299206349" calcext:value-type="float">
            <text:p>67.4407299206349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5.5423772520535" calcext:value-type="float">
            <text:p>15.5423772520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1517365329115" calcext:value-type="float">
            <text:p>8.31517365329115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7.42283652321535" calcext:value-type="float">
            <text:p>7.42283652321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7.9667398448774" calcext:value-type="float">
            <text:p>27.966739844877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81904399287424" calcext:value-type="float">
            <text:p>4.819043992874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94264855437047" calcext:value-type="float">
            <text:p>5.94264855437047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26.7976168759019" calcext:value-type="float">
            <text:p>26.7976168759019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89204363371598" calcext:value-type="float">
            <text:p>3.89204363371598</text:p>
          </table:table-cell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149.308512186147" calcext:value-type="float">
            <text:p>149.308512186147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119.817405411255" calcext:value-type="float">
            <text:p>119.81740541125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9.4058852566878" calcext:value-type="float">
            <text:p>19.4058852566878</text:p>
          </table:table-cell>
        </table:table-row>
        <table:table-row table:style-name="ro1">
          <table:table-cell office:value-type="float" office:value="53.26" calcext:value-type="float">
            <text:p>53.26</text:p>
          </table:table-cell>
          <table:table-cell office:value-type="float" office:value="38.8241541506682" calcext:value-type="float">
            <text:p>38.8241541506682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9.80909313131313" calcext:value-type="float">
            <text:p>9.8090931313131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8.0620685836386" calcext:value-type="float">
            <text:p>18.062068583638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6.77815662698413" calcext:value-type="float">
            <text:p>6.77815662698413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7.04911465426336" calcext:value-type="float">
            <text:p>7.04911465426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4959705218599" calcext:value-type="float">
            <text:p>30.4959705218599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5.14625903073527" calcext:value-type="float">
            <text:p>5.14625903073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9352188059163" calcext:value-type="float">
            <text:p>7.49352188059163</text:p>
          </table:table-cell>
        </table:table-row>
        <table:table-row table:style-name="ro1">
          <table:table-cell office:value-type="float" office:value="49.35" calcext:value-type="float">
            <text:p>49.35</text:p>
          </table:table-cell>
          <table:table-cell office:value-type="float" office:value="53.8331373001443" calcext:value-type="float">
            <text:p>53.833137300144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1.7237417027417" calcext:value-type="float">
            <text:p>21.723741702741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9.0414166493506" calcext:value-type="float">
            <text:p>19.041416649350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9726088546585" calcext:value-type="float">
            <text:p>1.39726088546585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4.3730795382395" calcext:value-type="float">
            <text:p>14.373079538239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4.22739377809222" calcext:value-type="float">
            <text:p>4.22739377809222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7.9165858044733" calcext:value-type="float">
            <text:p>37.9165858044733</text:p>
          </table:table-cell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27.8053883636364" calcext:value-type="float">
            <text:p>27.8053883636364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97011905092733" calcext:value-type="float">
            <text:p>3.9701190509273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7337281954721" calcext:value-type="float">
            <text:p>4.27337281954721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81239733941607" calcext:value-type="float">
            <text:p>3.8123973394160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76813539951537" calcext:value-type="float">
            <text:p>3.76813539951537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5.49385424723126" calcext:value-type="float">
            <text:p>5.49385424723126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4.39391409367808" calcext:value-type="float">
            <text:p>4.39391409367808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81904399287424" calcext:value-type="float">
            <text:p>4.81904399287424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6.68322041125541" calcext:value-type="float">
            <text:p>6.68322041125541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4.720638234127" calcext:value-type="float">
            <text:p>44.72063823412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96986557651238" calcext:value-type="float">
            <text:p>2.9698655765123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6.50565719193818" calcext:value-type="float">
            <text:p>6.50565719193818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7.6234096378066" calcext:value-type="float">
            <text:p>17.6234096378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77330451286" calcext:value-type="float">
            <text:p>3.97733045128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94264855437047" calcext:value-type="float">
            <text:p>5.9426485543704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72775062178932" calcext:value-type="float">
            <text:p>3.727750621789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.9000764177489" calcext:value-type="float">
            <text:p>33.9000764177489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3.872186979687" calcext:value-type="float">
            <text:p>13.872186979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51.688051037518" calcext:value-type="float">
            <text:p>51.688051037518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7.80176464646465" calcext:value-type="float">
            <text:p>7.8017646464646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97069414132327" calcext:value-type="float">
            <text:p>3.97069414132327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20.7441249025974" calcext:value-type="float">
            <text:p>20.744124902597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8.0577847161172" calcext:value-type="float">
            <text:p>18.0577847161172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16.1559723169886" calcext:value-type="float">
            <text:p>16.1559723169886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8.32609241901154" calcext:value-type="float">
            <text:p>8.32609241901154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4.33110487199508" calcext:value-type="float">
            <text:p>4.33110487199508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2.1992330847486" calcext:value-type="float">
            <text:p>12.1992330847486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4.54243025232843" calcext:value-type="float">
            <text:p>4.54243025232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2763226592049" calcext:value-type="float">
            <text:p>3.82763226592049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22204523714208" calcext:value-type="float">
            <text:p>4.2220452371420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48638078649346" calcext:value-type="float">
            <text:p>4.48638078649346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37271481076882" calcext:value-type="float">
            <text:p>1.37271481076882</text:p>
          </table:table-cell>
        </table:table-row>
        <table:table-row table:style-name="ro1">
          <table:table-cell office:value-type="float" office:value="39.93" calcext:value-type="float">
            <text:p>39.93</text:p>
          </table:table-cell>
          <table:table-cell office:value-type="float" office:value="41.0132910335498" calcext:value-type="float">
            <text:p>41.013291033549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7.72513393301144" calcext:value-type="float">
            <text:p>7.7251339330114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6.9613002153402" calcext:value-type="float">
            <text:p>16.961300215340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3953284148491" calcext:value-type="float">
            <text:p>1.3953284148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4902897763348" calcext:value-type="float">
            <text:p>24.4902897763348</text:p>
          </table:table-cell>
        </table:table-row>
        <table:table-row table:style-name="ro1">
          <table:table-cell office:value-type="float" office:value="12.015" calcext:value-type="float">
            <text:p>12.015</text:p>
          </table:table-cell>
          <table:table-cell office:value-type="float" office:value="16.0128726749639" calcext:value-type="float">
            <text:p>16.0128726749639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.70578408964874" calcext:value-type="float">
            <text:p>3.7057840896487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8.4780774815462" calcext:value-type="float">
            <text:p>18.478077481546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96437814879075" calcext:value-type="float">
            <text:p>1.96437814879075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95624614535608" calcext:value-type="float">
            <text:p>4.95624614535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51.217326179654" calcext:value-type="float">
            <text:p>151.217326179654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4.52810661239385" calcext:value-type="float">
            <text:p>4.5281066123938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0.1827652142857" calcext:value-type="float">
            <text:p>30.1827652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5231402680653" calcext:value-type="float">
            <text:p>8.45231402680653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5.6199993979632" calcext:value-type="float">
            <text:p>15.6199993979632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17838850110915" calcext:value-type="float">
            <text:p>4.1783885011091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4.8228300213675" calcext:value-type="float">
            <text:p>14.8228300213675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43106437821222" calcext:value-type="float">
            <text:p>4.4310643782122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1.5317290645466" calcext:value-type="float">
            <text:p>11.5317290645466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8.31829593134692" calcext:value-type="float">
            <text:p>8.3182959313469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36066197988533" calcext:value-type="float">
            <text:p>4.3606619798853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07134662550868" calcext:value-type="float">
            <text:p>1.07134662550868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52103383185138" calcext:value-type="float">
            <text:p>4.52103383185138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7.32631476515152" calcext:value-type="float">
            <text:p>7.32631476515152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35.5855433809524" calcext:value-type="float">
            <text:p>35.5855433809524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6.16898721760559" calcext:value-type="float">
            <text:p>6.16898721760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.85197806186567" calcext:value-type="float">
            <text:p>6.8519780618656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39726088546585" calcext:value-type="float">
            <text:p>1.3972608854658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43085293738256" calcext:value-type="float">
            <text:p>4.4308529373825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3.47053295703097" calcext:value-type="float">
            <text:p>3.4705329570309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39087961995852" calcext:value-type="float">
            <text:p>3.39087961995852</text:p>
          </table:table-cell>
        </table:table-row>
        <table:table-row table:style-name="ro1">
          <table:table-cell office:value-type="float" office:value="-6.11" calcext:value-type="float">
            <text:p>-6.11</text:p>
          </table:table-cell>
          <table:table-cell office:value-type="float" office:value="-5.8435871262658" calcext:value-type="float">
            <text:p>-5.843587126265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28489489660236" calcext:value-type="float">
            <text:p>3.284894896602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4.109625277778" calcext:value-type="float">
            <text:p>114.109625277778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2.8159227994228" calcext:value-type="float">
            <text:p>22.8159227994228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4.2746379866269" calcext:value-type="float">
            <text:p>4.2746379866269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2.9588454040404" calcext:value-type="float">
            <text:p>12.958845404040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9.51027080560531" calcext:value-type="float">
            <text:p>9.51027080560531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13110044079082" calcext:value-type="float">
            <text:p>4.13110044079082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21.5014192662338" calcext:value-type="float">
            <text:p>21.501419266233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97294294197858" calcext:value-type="float">
            <text:p>3.97294294197858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7.31215725152299" calcext:value-type="float">
            <text:p>7.31215725152299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8.51775819476275" calcext:value-type="float">
            <text:p>8.5177581947627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1.1067968921563" calcext:value-type="float">
            <text:p>31.1067968921563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.51160648784057" calcext:value-type="float">
            <text:p>4.5116064878405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40066295486913" calcext:value-type="float">
            <text:p>1.40066295486913</text:p>
          </table:table-cell>
        </table:table-row>
        <table:table-row table:style-name="ro1">
          <table:table-cell office:value-type="float" office:value="10.146" calcext:value-type="float">
            <text:p>10.146</text:p>
          </table:table-cell>
          <table:table-cell office:value-type="float" office:value="10.1301011161061" calcext:value-type="float">
            <text:p>10.1301011161061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.52411558660787" calcext:value-type="float">
            <text:p>3.5241155866078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358296873249" calcext:value-type="float">
            <text:p>1.4358296873249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5.8381812510823" calcext:value-type="float">
            <text:p>15.838181251082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.76652169635919" calcext:value-type="float">
            <text:p>7.76652169635919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6.9665451037851" calcext:value-type="float">
            <text:p>6.966545103785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76917013916005" calcext:value-type="float">
            <text:p>3.7691701391600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.91717138427226" calcext:value-type="float">
            <text:p>5.9171713842722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4652953765094" calcext:value-type="float">
            <text:p>4.4465295376509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6.8992406746032" calcext:value-type="float">
            <text:p>16.8992406746032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0.0777258291708" calcext:value-type="float">
            <text:p>10.0777258291708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20.4938987950252" calcext:value-type="float">
            <text:p>20.493898795025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.59443549975074" calcext:value-type="float">
            <text:p>7.59443549975074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6.54122884920635" calcext:value-type="float">
            <text:p>6.5412288492063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5.53157550336847" calcext:value-type="float">
            <text:p>5.53157550336847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4.42266076160933" calcext:value-type="float">
            <text:p>4.42266076160933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6.94658933870009" calcext:value-type="float">
            <text:p>6.94658933870009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5.70754049532096" calcext:value-type="float">
            <text:p>5.7075404953209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77551626490584" calcext:value-type="float">
            <text:p>3.7755162649058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3.8749236688312" calcext:value-type="float">
            <text:p>33.8749236688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3392368274091" calcext:value-type="float">
            <text:p>4.73392368274091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6.9967404761905" calcext:value-type="float">
            <text:p>16.996740476190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39265832274384" calcext:value-type="float">
            <text:p>1.3926583227438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9.830780770202" calcext:value-type="float">
            <text:p>19.83078077020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93681847467565" calcext:value-type="float">
            <text:p>5.93681847467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3415237929271" calcext:value-type="float">
            <text:p>3.63415237929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7780006786844" calcext:value-type="float">
            <text:p>3.5778000678684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66660338044659" calcext:value-type="float">
            <text:p>3.66660338044659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6.58499150125202" calcext:value-type="float">
            <text:p>6.58499150125202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26.7918227063492" calcext:value-type="float">
            <text:p>26.7918227063492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6.48925640748141" calcext:value-type="float">
            <text:p>6.48925640748141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46417109564389" calcext:value-type="float">
            <text:p>4.46417109564389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9.0865120721501" calcext:value-type="float">
            <text:p>19.086512072150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0.7847661507936" calcext:value-type="float">
            <text:p>10.7847661507936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6.41431182666612" calcext:value-type="float">
            <text:p>6.4143118266661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99474177801031" calcext:value-type="float">
            <text:p>3.99474177801031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76.495460225469" calcext:value-type="float">
            <text:p>76.49546022546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10039929568484" calcext:value-type="float">
            <text:p>4.10039929568484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7.37247315573316" calcext:value-type="float">
            <text:p>7.3724731557331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00241954779519" calcext:value-type="float">
            <text:p>4.00241954779519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7.95356994260641" calcext:value-type="float">
            <text:p>7.953569942606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.667481230159" calcext:value-type="float">
            <text:p>100.667481230159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8.0574620472583" calcext:value-type="float">
            <text:p>18.0574620472583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39745191585292" calcext:value-type="float">
            <text:p>3.39745191585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8.89" calcext:value-type="float">
            <text:p>28.89</text:p>
          </table:table-cell>
          <table:table-cell office:value-type="float" office:value="29.400466684894" calcext:value-type="float">
            <text:p>29.40046668489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20781992799479" calcext:value-type="float">
            <text:p>4.20781992799479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9.4577193015873" calcext:value-type="float">
            <text:p>9.457719301587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4923380282182" calcext:value-type="float">
            <text:p>3.492338028218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2.0417917893218" calcext:value-type="float">
            <text:p>32.041791789321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6.9569226587302" calcext:value-type="float">
            <text:p>16.9569226587302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.8588598968254" calcext:value-type="float">
            <text:p>25.8588598968254</text:p>
          </table:table-cell>
        </table:table-row>
        <table:table-row table:style-name="ro1">
          <table:table-cell office:value-type="float" office:value="65.99" calcext:value-type="float">
            <text:p>65.99</text:p>
          </table:table-cell>
          <table:table-cell office:value-type="float" office:value="66.2598319588744" calcext:value-type="float">
            <text:p>66.2598319588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1499017760018" calcext:value-type="float">
            <text:p>6.31499017760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9006013468171" calcext:value-type="float">
            <text:p>3.59006013468171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58398050911173" calcext:value-type="float">
            <text:p>4.5839805091117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39611174032843" calcext:value-type="float">
            <text:p>1.39611174032843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32.936242521645" calcext:value-type="float">
            <text:p>32.936242521645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7.72865855932515" calcext:value-type="float">
            <text:p>7.72865855932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97955597041847" calcext:value-type="float">
            <text:p>6.9795559704184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.0821669853012" calcext:value-type="float">
            <text:p>20.0821669853012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25.5911385789562" calcext:value-type="float">
            <text:p>25.5911385789562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8.16233655591358" calcext:value-type="float">
            <text:p>8.162336555913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7384763888889" calcext:value-type="float">
            <text:p>17.7384763888889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100.663941289683" calcext:value-type="float">
            <text:p>100.663941289683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99731502804729" calcext:value-type="float">
            <text:p>3.99731502804729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8.02276383902209" calcext:value-type="float">
            <text:p>8.0227638390220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8.3530405084915" calcext:value-type="float">
            <text:p>18.3530405084915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7.78652087987013" calcext:value-type="float">
            <text:p>7.78652087987013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0.1473652555778" calcext:value-type="float">
            <text:p>10.1473652555778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96962308770026" calcext:value-type="float">
            <text:p>3.96962308770026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8.83696246392497" calcext:value-type="float">
            <text:p>8.836962463924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0889379365079" calcext:value-type="float">
            <text:p>11.08893793650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4360304671717" calcext:value-type="float">
            <text:p>16.436030467171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.02719693223443" calcext:value-type="float">
            <text:p>6.02719693223443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10.0009943470418" calcext:value-type="float">
            <text:p>10.0009943470418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23.7148483760684" calcext:value-type="float">
            <text:p>23.7148483760684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7.42442255798124" calcext:value-type="float">
            <text:p>7.4244225579812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57942722590399" calcext:value-type="float">
            <text:p>2.57942722590399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69793359662759" calcext:value-type="float">
            <text:p>2.69793359662759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7.80094808225108" calcext:value-type="float">
            <text:p>7.8009480822510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09884636452508" calcext:value-type="float">
            <text:p>3.0988463645250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86071200702823" calcext:value-type="float">
            <text:p>3.86071200702823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8.45360430341588" calcext:value-type="float">
            <text:p>8.4536043034158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66037965817131" calcext:value-type="float">
            <text:p>2.660379658171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837532507215" calcext:value-type="float">
            <text:p>10.83753250721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93500050186239" calcext:value-type="float">
            <text:p>3.93500050186239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7.92400875116713" calcext:value-type="float">
            <text:p>7.92400875116713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8.88347115367966" calcext:value-type="float">
            <text:p>8.88347115367966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9.62385435092685" calcext:value-type="float">
            <text:p>9.6238543509268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66317395189149" calcext:value-type="float">
            <text:p>4.66317395189149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4.34849273294261" calcext:value-type="float">
            <text:p>4.34849273294261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25.8906481884782" calcext:value-type="float">
            <text:p>25.8906481884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6915644251304" calcext:value-type="float">
            <text:p>10.6915644251304</text:p>
          </table:table-cell>
        </table:table-row>
        <table:table-row table:style-name="ro1">
          <table:table-cell office:value-type="float" office:value="39.69" calcext:value-type="float">
            <text:p>39.69</text:p>
          </table:table-cell>
          <table:table-cell office:value-type="float" office:value="40.6442543647317" calcext:value-type="float">
            <text:p>40.6442543647317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4.9464493018093" calcext:value-type="float">
            <text:p>14.9464493018093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52.3747063152958" calcext:value-type="float">
            <text:p>52.374706315295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26082244144453" calcext:value-type="float">
            <text:p>8.260822441444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.1028173557" calcext:value-type="float">
            <text:p>101.102817355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7.79918012315462" calcext:value-type="float">
            <text:p>7.7991801231546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4.41143990609205" calcext:value-type="float">
            <text:p>4.41143990609205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7.88823566849817" calcext:value-type="float">
            <text:p>7.88823566849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5.5146037265512" calcext:value-type="float">
            <text:p>15.514603726551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6616893628898" calcext:value-type="float">
            <text:p>4.4661689362889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0.4938157221945" calcext:value-type="float">
            <text:p>20.4938157221945</text:p>
          </table:table-cell>
        </table:table-row>
        <table:table-row table:style-name="ro1">
          <table:table-cell office:value-type="float" office:value="34.79" calcext:value-type="float">
            <text:p>34.79</text:p>
          </table:table-cell>
          <table:table-cell office:value-type="float" office:value="32.2172888095238" calcext:value-type="float">
            <text:p>32.2172888095238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2742129743867" calcext:value-type="float">
            <text:p>13.27421297438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41830139914599" calcext:value-type="float">
            <text:p>3.41830139914599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18.6858859419192" calcext:value-type="float">
            <text:p>18.6858859419192</text:p>
          </table:table-cell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21.5630033928571" calcext:value-type="float">
            <text:p>21.563003392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5005623732418" calcext:value-type="float">
            <text:p>3.55005623732418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73249504132674" calcext:value-type="float">
            <text:p>4.73249504132674</text:p>
          </table:table-cell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19.9742064542767" calcext:value-type="float">
            <text:p>19.9742064542767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7.39758186507937" calcext:value-type="float">
            <text:p>7.39758186507937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6.09187991006216" calcext:value-type="float">
            <text:p>6.09187991006216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13.2911263772339" calcext:value-type="float">
            <text:p>13.2911263772339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4.13705364904339" calcext:value-type="float">
            <text:p>4.13705364904339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3.67682853734015" calcext:value-type="float">
            <text:p>3.6768285373401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5.9210978687979" calcext:value-type="float">
            <text:p>15.9210978687979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7.53205415121039" calcext:value-type="float">
            <text:p>7.53205415121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6786799664225" calcext:value-type="float">
            <text:p>22.678679966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38.2773923632756" calcext:value-type="float">
            <text:p>38.2773923632756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5.7741938383838" calcext:value-type="float">
            <text:p>25.774193838383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773032492785" calcext:value-type="float">
            <text:p>17.77303249278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44383256651097" calcext:value-type="float">
            <text:p>4.44383256651097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10.0568954076479" calcext:value-type="float">
            <text:p>10.05689540764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5743673595849" calcext:value-type="float">
            <text:p>17.574367359584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443558019203" calcext:value-type="float">
            <text:p>10.4435580192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.9887854761905" calcext:value-type="float">
            <text:p>47.988785476190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4.707142025197" calcext:value-type="float">
            <text:p>14.707142025197</text:p>
          </table:table-cell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162.74428270202" calcext:value-type="float">
            <text:p>162.74428270202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23.0132621554834" calcext:value-type="float">
            <text:p>23.0132621554834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1856269479038" calcext:value-type="float">
            <text:p>4.185626947903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8.993736040404" calcext:value-type="float">
            <text:p>18.993736040404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11.8912791378066" calcext:value-type="float">
            <text:p>11.891279137806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0.8094587787768" calcext:value-type="float">
            <text:p>10.8094587787768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90296115032342" calcext:value-type="float">
            <text:p>3.90296115032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712326795427" calcext:value-type="float">
            <text:p>18.3712326795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6219432054057" calcext:value-type="float">
            <text:p>5.862194320540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.348043518315" calcext:value-type="float">
            <text:p>58.348043518315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8.0522659786087" calcext:value-type="float">
            <text:p>8.0522659786087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6.65198778478058" calcext:value-type="float">
            <text:p>6.65198778478058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19.4832415073815" calcext:value-type="float">
            <text:p>19.4832415073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18613469516132" calcext:value-type="float">
            <text:p>3.18613469516132</text:p>
          </table:table-cell>
        </table:table-row>
        <table:table-row table:style-name="ro1">
          <table:table-cell office:value-type="float" office:value="10.115" calcext:value-type="float">
            <text:p>10.115</text:p>
          </table:table-cell>
          <table:table-cell office:value-type="float" office:value="14.5904547763348" calcext:value-type="float">
            <text:p>14.590454776334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7.79235933621933" calcext:value-type="float">
            <text:p>7.792359336219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.73550955740657" calcext:value-type="float">
            <text:p>3.7355095574065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3.03873791479669" calcext:value-type="float">
            <text:p>3.0387379147966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9023788997114" calcext:value-type="float">
            <text:p>9.9023788997114</text:p>
          </table:table-cell>
        </table:table-row>
        <table:table-row table:style-name="ro1">
          <table:table-cell office:value-type="float" office:value="49.23" calcext:value-type="float">
            <text:p>49.23</text:p>
          </table:table-cell>
          <table:table-cell office:value-type="float" office:value="42.3131388243146" calcext:value-type="float">
            <text:p>42.313138824314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742118962126603" calcext:value-type="float">
            <text:p>0.742118962126603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9.92354246753247" calcext:value-type="float">
            <text:p>9.92354246753247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7.00837640679983" calcext:value-type="float">
            <text:p>7.0083764067998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6.6966572316572" calcext:value-type="float">
            <text:p>16.696657231657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50486123018778" calcext:value-type="float">
            <text:p>4.50486123018778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7.79634818314726" calcext:value-type="float">
            <text:p>7.79634818314726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12.6718186399711" calcext:value-type="float">
            <text:p>12.671818639971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7638276916434" calcext:value-type="float">
            <text:p>1.57638276916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4276197368108" calcext:value-type="float">
            <text:p>0.7842761973681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.7319366477411" calcext:value-type="float">
            <text:p>33.731936647741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.7050274459927" calcext:value-type="float">
            <text:p>7.7050274459927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5.89999250721501" calcext:value-type="float">
            <text:p>5.89999250721501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19.0837739323177" calcext:value-type="float">
            <text:p>19.0837739323177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67822042322235" calcext:value-type="float">
            <text:p>4.67822042322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.4203387698413" calcext:value-type="float">
            <text:p>29.4203387698413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7.89166592261069" calcext:value-type="float">
            <text:p>7.89166592261069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26.3909906529581" calcext:value-type="float">
            <text:p>26.390990652958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8.0407294444445" calcext:value-type="float">
            <text:p>18.0407294444445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15.7613741341991" calcext:value-type="float">
            <text:p>15.7613741341991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7.4316880021367" calcext:value-type="float">
            <text:p>27.4316880021367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8.2590010983458" calcext:value-type="float">
            <text:p>8.2590010983458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93486247177098" calcext:value-type="float">
            <text:p>4.9348624717709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99435964869815" calcext:value-type="float">
            <text:p>3.99435964869815</text:p>
          </table:table-cell>
        </table:table-row>
        <table:table-row table:style-name="ro1">
          <table:table-cell office:value-type="float" office:value="198.42" calcext:value-type="float">
            <text:p>198.42</text:p>
          </table:table-cell>
          <table:table-cell office:value-type="float" office:value="178.733609090909" calcext:value-type="float">
            <text:p>178.733609090909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19772188684045" calcext:value-type="float">
            <text:p>4.1977218868404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7.3604872438672" calcext:value-type="float">
            <text:p>17.3604872438672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8.1618368217727" calcext:value-type="float">
            <text:p>8.1618368217727</text:p>
          </table:table-cell>
        </table:table-row>
        <table:table-row table:style-name="ro1">
          <table:table-cell office:value-type="float" office:value="32.71" calcext:value-type="float">
            <text:p>32.71</text:p>
          </table:table-cell>
          <table:table-cell office:value-type="float" office:value="27.5445048664844" calcext:value-type="float">
            <text:p>27.5445048664844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7.81620541531997" calcext:value-type="float">
            <text:p>7.81620541531997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1.2990738492063" calcext:value-type="float">
            <text:p>11.299073849206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8.78986363297747" calcext:value-type="float">
            <text:p>8.78986363297747</text:p>
          </table:table-cell>
        </table:table-row>
        <table:table-row table:style-name="ro1">
          <table:table-cell office:value-type="float" office:value="40.74" calcext:value-type="float">
            <text:p>40.74</text:p>
          </table:table-cell>
          <table:table-cell office:value-type="float" office:value="63.978423982684" calcext:value-type="float">
            <text:p>63.978423982684</text:p>
          </table:table-cell>
        </table:table-row>
        <table:table-row table:style-name="ro1">
          <table:table-cell office:value-type="float" office:value="26.335" calcext:value-type="float">
            <text:p>26.335</text:p>
          </table:table-cell>
          <table:table-cell office:value-type="float" office:value="52.138136031746" calcext:value-type="float">
            <text:p>52.138136031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153301748321" calcext:value-type="float">
            <text:p>1.68153301748321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5.90765279031426" calcext:value-type="float">
            <text:p>5.90765279031426</text:p>
          </table:table-cell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24.6435556734903" calcext:value-type="float">
            <text:p>24.6435556734903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4.02211543084897" calcext:value-type="float">
            <text:p>4.0221154308489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6.46899811177385" calcext:value-type="float">
            <text:p>6.4689981117738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80489194212792" calcext:value-type="float">
            <text:p>3.80489194212792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8.48027980880231" calcext:value-type="float">
            <text:p>8.4802798088023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83359400405151" calcext:value-type="float">
            <text:p>5.83359400405151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6.09335564043198" calcext:value-type="float">
            <text:p>6.09335564043198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1.4689286483239" calcext:value-type="float">
            <text:p>21.4689286483239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.21682663336663" calcext:value-type="float">
            <text:p>6.2168266333666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8.7649150516706" calcext:value-type="float">
            <text:p>18.7649150516706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7.94655489205791" calcext:value-type="float">
            <text:p>7.9465548920579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20969327761253" calcext:value-type="float">
            <text:p>3.2096932776125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66742710189183" calcext:value-type="float">
            <text:p>3.6674271018918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7188402300745" calcext:value-type="float">
            <text:p>1.718840230074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9.6332443253707" calcext:value-type="float">
            <text:p>29.6332443253707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6.4432690986791" calcext:value-type="float">
            <text:p>6.4432690986791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6.50410988601955" calcext:value-type="float">
            <text:p>6.50410988601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1931769899545" calcext:value-type="float">
            <text:p>17.193176989954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6.14779104617604" calcext:value-type="float">
            <text:p>6.14779104617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153301748321" calcext:value-type="float">
            <text:p>1.6815330174832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18167744847872" calcext:value-type="float">
            <text:p>4.18167744847872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17.5400463809524" calcext:value-type="float">
            <text:p>17.540046380952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96569958125208" calcext:value-type="float">
            <text:p>5.96569958125208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2.150312020202" calcext:value-type="float">
            <text:p>12.150312020202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19.8969889961428" calcext:value-type="float">
            <text:p>19.896988996142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7.01811472391593" calcext:value-type="float">
            <text:p>7.0181147239159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29455674497071" calcext:value-type="float">
            <text:p>6.29455674497071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6.08536017164638" calcext:value-type="float">
            <text:p>6.0853601716463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0.1110923260073" calcext:value-type="float">
            <text:p>20.1110923260073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6.09787584415584" calcext:value-type="float">
            <text:p>6.09787584415584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8.6409108331113" calcext:value-type="float">
            <text:p>18.6409108331113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6.3658113673529" calcext:value-type="float">
            <text:p>6.3658113673529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36.2615472546897" calcext:value-type="float">
            <text:p>36.2615472546897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13.8870664280968" calcext:value-type="float">
            <text:p>13.8870664280968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8.03412202380952" calcext:value-type="float">
            <text:p>8.0341220238095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8.06596401275625" calcext:value-type="float">
            <text:p>8.0659640127562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6.43316804137529" calcext:value-type="float">
            <text:p>6.43316804137529</text:p>
          </table:table-cell>
        </table:table-row>
        <table:table-row table:style-name="ro1">
          <table:table-cell office:value-type="float" office:value="32.17" calcext:value-type="float">
            <text:p>32.17</text:p>
          </table:table-cell>
          <table:table-cell office:value-type="float" office:value="44.35211775" calcext:value-type="float">
            <text:p>44.35211775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.6447073040848" calcext:value-type="float">
            <text:p>6.644707304084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.51731266737451" calcext:value-type="float">
            <text:p>3.5173126673745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12743545449364" calcext:value-type="float">
            <text:p>4.1274354544936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.38253853485094" calcext:value-type="float">
            <text:p>4.38253853485094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19.4614044606782" calcext:value-type="float">
            <text:p>19.461404460678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57838257968341" calcext:value-type="float">
            <text:p>3.57838257968341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21.383695515873" calcext:value-type="float">
            <text:p>21.383695515873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7.06763503563516" calcext:value-type="float">
            <text:p>7.06763503563516</text:p>
          </table:table-cell>
        </table:table-row>
        <table:table-row table:style-name="ro1">
          <table:table-cell office:value-type="float" office:value="58.73" calcext:value-type="float">
            <text:p>58.73</text:p>
          </table:table-cell>
          <table:table-cell office:value-type="float" office:value="61.6375995858586" calcext:value-type="float">
            <text:p>61.637599585858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.09859460224558" calcext:value-type="float">
            <text:p>4.09859460224558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0.3709824675325" calcext:value-type="float">
            <text:p>30.3709824675325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20.2499870097272" calcext:value-type="float">
            <text:p>20.2499870097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288612466332" calcext:value-type="float">
            <text:p>1.07288612466332</text:p>
          </table:table-cell>
        </table:table-row>
        <table:table-row table:style-name="ro1">
          <table:table-cell office:value-type="float" office:value="35.41" calcext:value-type="float">
            <text:p>35.41</text:p>
          </table:table-cell>
          <table:table-cell office:value-type="float" office:value="28.7389090977633" calcext:value-type="float">
            <text:p>28.7389090977633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.9109058739708" calcext:value-type="float">
            <text:p>5.910905873970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21463733861016" calcext:value-type="float">
            <text:p>3.21463733861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351712105765" calcext:value-type="float">
            <text:p>1.68351712105765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0.01260098224" calcext:value-type="float">
            <text:p>10.01260098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6.96089464563214" calcext:value-type="float">
            <text:p>6.9608946456321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.28440958638584" calcext:value-type="float">
            <text:p>6.28440958638584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7.2246998770674" calcext:value-type="float">
            <text:p>17.224699877067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7.93147399674884" calcext:value-type="float">
            <text:p>7.93147399674884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29.880411975802" calcext:value-type="float">
            <text:p>29.880411975802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4.5786008225108" calcext:value-type="float">
            <text:p>14.5786008225108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1.4616617052719" calcext:value-type="float">
            <text:p>11.4616617052719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7.05013764728026" calcext:value-type="float">
            <text:p>7.05013764728026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62.866058971862" calcext:value-type="float">
            <text:p>162.866058971862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8.63522504355578" calcext:value-type="float">
            <text:p>8.6352250435557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4.878038198052" calcext:value-type="float">
            <text:p>14.87803819805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19288230895647" calcext:value-type="float">
            <text:p>4.1928823089564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1.4959765764791" calcext:value-type="float">
            <text:p>11.4959765764791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4.38936810872657" calcext:value-type="float">
            <text:p>4.38936810872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73333833976462" calcext:value-type="float">
            <text:p>0.005733338339765</text:p>
          </table:table-cell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11.4846794078947" calcext:value-type="float">
            <text:p>11.48467940789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7085832467532" calcext:value-type="float">
            <text:p>10.7085832467532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25.9162704148629" calcext:value-type="float">
            <text:p>25.9162704148629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27.7992641125541" calcext:value-type="float">
            <text:p>27.7992641125541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9.75027673160173" calcext:value-type="float">
            <text:p>9.75027673160173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68563775262112" calcext:value-type="float">
            <text:p>3.68563775262112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85844500713339" calcext:value-type="float">
            <text:p>4.85844500713339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3.3288450106103" calcext:value-type="float">
            <text:p>13.3288450106103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20748674342418" calcext:value-type="float">
            <text:p>4.20748674342418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2.6380979154179" calcext:value-type="float">
            <text:p>12.638097915417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78472017772419" calcext:value-type="float">
            <text:p>3.78472017772419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16.6244278132978" calcext:value-type="float">
            <text:p>16.6244278132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860611488838" calcext:value-type="float">
            <text:p>2.8860611488838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10.1201547691198" calcext:value-type="float">
            <text:p>10.120154769119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74126305724623" calcext:value-type="float">
            <text:p>4.74126305724623</text:p>
          </table:table-cell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25.770614018204" calcext:value-type="float">
            <text:p>25.770614018204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9.9445841955267" calcext:value-type="float">
            <text:p>9.9445841955267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41.2721941291062" calcext:value-type="float">
            <text:p>41.2721941291062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5.5893196950272" calcext:value-type="float">
            <text:p>15.5893196950272</text:p>
          </table:table-cell>
        </table:table-row>
        <table:table-row table:style-name="ro1">
          <table:table-cell office:value-type="float" office:value="-5.53" calcext:value-type="float">
            <text:p>-5.53</text:p>
          </table:table-cell>
          <table:table-cell office:value-type="float" office:value="-7.60339031746032" calcext:value-type="float">
            <text:p>-7.603390317460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.969695010823" calcext:value-type="float">
            <text:p>145.96969501082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42140296043384" calcext:value-type="float">
            <text:p>4.42140296043384</text:p>
          </table:table-cell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138.27837287518" calcext:value-type="float">
            <text:p>138.2783728751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7.31847207251082" calcext:value-type="float">
            <text:p>7.3184720725108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56247679560535" calcext:value-type="float">
            <text:p>3.56247679560535</text:p>
          </table:table-cell>
        </table:table-row>
        <table:table-row table:style-name="ro1">
          <table:table-cell office:value-type="float" office:value="30.31" calcext:value-type="float">
            <text:p>30.31</text:p>
          </table:table-cell>
          <table:table-cell office:value-type="float" office:value="26.5313303427128" calcext:value-type="float">
            <text:p>26.5313303427128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6.6013396825397" calcext:value-type="float">
            <text:p>16.6013396825397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7.99847059644404" calcext:value-type="float">
            <text:p>7.99847059644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046192124542" calcext:value-type="float">
            <text:p>19.0046192124542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98700295155009" calcext:value-type="float">
            <text:p>3.9870029515500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0.7419651594517" calcext:value-type="float">
            <text:p>10.7419651594517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.72519623394316" calcext:value-type="float">
            <text:p>4.72519623394316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0.2384194461796" calcext:value-type="float">
            <text:p>20.238419446179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8.21076234108111" calcext:value-type="float">
            <text:p>8.2107623410811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0.568465696942" calcext:value-type="float">
            <text:p>30.568465696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4436389890392" calcext:value-type="float">
            <text:p>8.244363898903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2708398665224" calcext:value-type="float">
            <text:p>27.2708398665224</text:p>
          </table:table-cell>
        </table:table-row>
        <table:table-row table:style-name="ro1">
          <table:table-cell office:value-type="float" office:value="10.685" calcext:value-type="float">
            <text:p>10.685</text:p>
          </table:table-cell>
          <table:table-cell office:value-type="float" office:value="10.2799399454128" calcext:value-type="float">
            <text:p>10.2799399454128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7.01215893087801" calcext:value-type="float">
            <text:p>7.0121589308780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46567372940368" calcext:value-type="float">
            <text:p>1.46567372940368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30.1854865093605" calcext:value-type="float">
            <text:p>30.185486509360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2288593115651" calcext:value-type="float">
            <text:p>4.42288593115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0484924891775" calcext:value-type="float">
            <text:p>15.048492489177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6.19182158033633" calcext:value-type="float">
            <text:p>6.1918215803363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53644699574735" calcext:value-type="float">
            <text:p>1.53644699574735</text:p>
          </table:table-cell>
        </table:table-row>
        <table:table-row table:style-name="ro1">
          <table:table-cell office:value-type="float" office:value="42.19" calcext:value-type="float">
            <text:p>42.19</text:p>
          </table:table-cell>
          <table:table-cell office:value-type="float" office:value="39.9359832233045" calcext:value-type="float">
            <text:p>39.935983223304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59181793053799" calcext:value-type="float">
            <text:p>1.59181793053799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3.8871074320124" calcext:value-type="float">
            <text:p>33.8871074320124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4.57181224899606" calcext:value-type="float">
            <text:p>4.57181224899606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10.024970970696" calcext:value-type="float">
            <text:p>10.024970970696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43678768926072" calcext:value-type="float">
            <text:p>4.4367876892607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9.92168052308802" calcext:value-type="float">
            <text:p>9.9216805230880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57804521505538" calcext:value-type="float">
            <text:p>4.57804521505538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20.3280834052614" calcext:value-type="float">
            <text:p>20.3280834052614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7.59167297130206" calcext:value-type="float">
            <text:p>7.5916729713020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.52097766305916" calcext:value-type="float">
            <text:p>6.52097766305916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75714487384036" calcext:value-type="float">
            <text:p>3.75714487384036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4809615249875" calcext:value-type="float">
            <text:p>4.0480961524987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6149264407034" calcext:value-type="float">
            <text:p>3.96149264407034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5.4735881746032" calcext:value-type="float">
            <text:p>15.473588174603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5.6917688106338" calcext:value-type="float">
            <text:p>15.6917688106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5247744336219" calcext:value-type="float">
            <text:p>19.5247744336219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8.11692733926205" calcext:value-type="float">
            <text:p>8.11692733926205</text:p>
          </table:table-cell>
        </table:table-row>
        <table:table-row table:style-name="ro1">
          <table:table-cell office:value-type="float" office:value="41.14" calcext:value-type="float">
            <text:p>41.14</text:p>
          </table:table-cell>
          <table:table-cell office:value-type="float" office:value="33.5070867460317" calcext:value-type="float">
            <text:p>33.5070867460317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27.0040530176768" calcext:value-type="float">
            <text:p>27.004053017676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4.50289873073005" calcext:value-type="float">
            <text:p>4.50289873073005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16.7231129256854" calcext:value-type="float">
            <text:p>16.72311292568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6086611082251" calcext:value-type="float">
            <text:p>19.608661108225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3.6453583567821" calcext:value-type="float">
            <text:p>13.6453583567821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29370298545321" calcext:value-type="float">
            <text:p>4.29370298545321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25338580776717" calcext:value-type="float">
            <text:p>3.25338580776717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.42918135378207" calcext:value-type="float">
            <text:p>4.42918135378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4126941884705" calcext:value-type="float">
            <text:p>3.5412694188470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4.9751000624376" calcext:value-type="float">
            <text:p>14.9751000624376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7.45007706404103" calcext:value-type="float">
            <text:p>7.45007706404103</text:p>
          </table:table-cell>
        </table:table-row>
        <table:table-row table:style-name="ro1">
          <table:table-cell office:value-type="float" office:value="31.21" calcext:value-type="float">
            <text:p>31.21</text:p>
          </table:table-cell>
          <table:table-cell office:value-type="float" office:value="32.6981744146376" calcext:value-type="float">
            <text:p>32.6981744146376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7.34308115273615" calcext:value-type="float">
            <text:p>7.34308115273615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9.34785673160173" calcext:value-type="float">
            <text:p>9.34785673160173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8.0430556746032" calcext:value-type="float">
            <text:p>18.043055674603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.89051677438186" calcext:value-type="float">
            <text:p>3.890516774381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37298261689978" calcext:value-type="float">
            <text:p>6.37298261689978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77531372421815" calcext:value-type="float">
            <text:p>4.77531372421815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9.5695884735352" calcext:value-type="float">
            <text:p>19.569588473535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59530737379359" calcext:value-type="float">
            <text:p>4.59530737379359</text:p>
          </table:table-cell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25.6351582016178" calcext:value-type="float">
            <text:p>25.6351582016178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7.95491013394916" calcext:value-type="float">
            <text:p>7.95491013394916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24.8647804960317" calcext:value-type="float">
            <text:p>24.8647804960317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83.4705747405372" calcext:value-type="float">
            <text:p>83.4705747405372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78939687183878" calcext:value-type="float">
            <text:p>3.78939687183878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8.45047956121364" calcext:value-type="float">
            <text:p>8.450479561213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.4923632142857" calcext:value-type="float">
            <text:p>30.4923632142857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1.6724888888889" calcext:value-type="float">
            <text:p>21.672488888888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2692003547346" calcext:value-type="float">
            <text:p>3.1269200354734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30.0696990527528" calcext:value-type="float">
            <text:p>30.069699052752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60270645544111" calcext:value-type="float">
            <text:p>5.6027064554411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6.6184086219336" calcext:value-type="float">
            <text:p>16.6184086219336</text:p>
          </table:table-cell>
        </table:table-row>
        <table:table-row table:style-name="ro1">
          <table:table-cell office:value-type="float" office:value="-10.99" calcext:value-type="float">
            <text:p>-10.99</text:p>
          </table:table-cell>
          <table:table-cell office:value-type="float" office:value="-17.1782657142857" calcext:value-type="float">
            <text:p>-17.1782657142857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37.0999804573205" calcext:value-type="float">
            <text:p>37.099980457320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8.0736957405639" calcext:value-type="float">
            <text:p>8.0736957405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6.16254172842508" calcext:value-type="float">
            <text:p>6.1625417284250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92733521610862" calcext:value-type="float">
            <text:p>3.9273352161086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5.91536322355422" calcext:value-type="float">
            <text:p>5.9153632235542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4.22187088209986" calcext:value-type="float">
            <text:p>4.2218708820998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76260974344292" calcext:value-type="float">
            <text:p>4.7626097434429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20.6697062265512" calcext:value-type="float">
            <text:p>20.669706226551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26563448227437" calcext:value-type="float">
            <text:p>4.2656344822743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9.787628976912" calcext:value-type="float">
            <text:p>19.78762897691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51174128577294" calcext:value-type="float">
            <text:p>3.51174128577294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32.684634025974" calcext:value-type="float">
            <text:p>32.684634025974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16.2217836832612" calcext:value-type="float">
            <text:p>16.2217836832612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826590769671232" calcext:value-type="float">
            <text:p>0.826590769671232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37.0147203860029" calcext:value-type="float">
            <text:p>37.0147203860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93544183825357" calcext:value-type="float">
            <text:p>3.93544183825357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24.7747246886447" calcext:value-type="float">
            <text:p>24.774724688644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16755896214449" calcext:value-type="float">
            <text:p>4.16755896214449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8.04741693161414" calcext:value-type="float">
            <text:p>8.04741693161414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7.87680265604107" calcext:value-type="float">
            <text:p>7.8768026560410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88275681484761" calcext:value-type="float">
            <text:p>3.88275681484761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0.5438161562049" calcext:value-type="float">
            <text:p>10.5438161562049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7.78154143989036" calcext:value-type="float">
            <text:p>7.7815414398903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04156886237411" calcext:value-type="float">
            <text:p>3.04156886237411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6.4056848661959" calcext:value-type="float">
            <text:p>6.405684866195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82838890692641" calcext:value-type="float">
            <text:p>2.82838890692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0.7208841269841" calcext:value-type="float">
            <text:p>20.7208841269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90883235958486" calcext:value-type="float">
            <text:p>9.9088323595848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51270596077217" calcext:value-type="float">
            <text:p>4.51270596077217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83139112524567" calcext:value-type="float">
            <text:p>3.83139112524567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.13025888095238" calcext:value-type="float">
            <text:p>8.13025888095238</text:p>
          </table:table-cell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36.5906804047619" calcext:value-type="float">
            <text:p>36.5906804047619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29.5240194119769" calcext:value-type="float">
            <text:p>29.5240194119769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89686570302118" calcext:value-type="float">
            <text:p>6.8968657030211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47752139923571" calcext:value-type="float">
            <text:p>4.47752139923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2406903902333" calcext:value-type="float">
            <text:p>4.52406903902333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9.0533509526585" calcext:value-type="float">
            <text:p>19.053350952658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18132471372273" calcext:value-type="float">
            <text:p>4.18132471372273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9.4738076392496" calcext:value-type="float">
            <text:p>19.4738076392496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3.949733994894" calcext:value-type="float">
            <text:p>13.949733994894</text:p>
          </table:table-cell>
        </table:table-row>
        <table:table-row table:style-name="ro1">
          <table:table-cell office:value-type="float" office:value="33.47" calcext:value-type="float">
            <text:p>33.47</text:p>
          </table:table-cell>
          <table:table-cell office:value-type="float" office:value="45.9729775198413" calcext:value-type="float">
            <text:p>45.9729775198413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8.90421237227641" calcext:value-type="float">
            <text:p>8.90421237227641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21.8926882972583" calcext:value-type="float">
            <text:p>21.8926882972583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5.88761763395102" calcext:value-type="float">
            <text:p>5.887617633951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9089379761905" calcext:value-type="float">
            <text:p>25.9089379761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0478138167388" calcext:value-type="float">
            <text:p>7.20478138167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4189308621934" calcext:value-type="float">
            <text:p>6.0418930862193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22.0397746915584" calcext:value-type="float">
            <text:p>22.0397746915584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8.94357784090909" calcext:value-type="float">
            <text:p>8.94357784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7508883150999" calcext:value-type="float">
            <text:p>3.3750888315099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422235974153" calcext:value-type="float">
            <text:p>4.42223597415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8.8181716375291" calcext:value-type="float">
            <text:p>18.818171637529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20232630157163" calcext:value-type="float">
            <text:p>4.2023263015716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9.929949505772" calcext:value-type="float">
            <text:p>19.929949505772</text:p>
          </table:table-cell>
        </table:table-row>
        <table:table-row table:style-name="ro1">
          <table:table-cell office:value-type="float" office:value="312.3" calcext:value-type="float">
            <text:p>312.3</text:p>
          </table:table-cell>
          <table:table-cell office:value-type="float" office:value="331.906853986292" calcext:value-type="float">
            <text:p>331.906853986292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3.19482111245876" calcext:value-type="float">
            <text:p>-3.1948211124587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8.1182793079143" calcext:value-type="float">
            <text:p>18.118279307914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.9157502038207" calcext:value-type="float">
            <text:p>3.9157502038207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8.13004169524919" calcext:value-type="float">
            <text:p>8.1300416952491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0.1357304365079" calcext:value-type="float">
            <text:p>20.135730436507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2.1691513186487" calcext:value-type="float">
            <text:p>12.169151318648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39.4784494551282" calcext:value-type="float">
            <text:p>39.478449455128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04539946518813" calcext:value-type="float">
            <text:p>4.04539946518813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1.210595297619" calcext:value-type="float">
            <text:p>11.2105952976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0478854971503" calcext:value-type="float">
            <text:p>3.60478854971503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0.7572960970418" calcext:value-type="float">
            <text:p>20.75729609704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3211494098548" calcext:value-type="float">
            <text:p>21.3211494098548</text:p>
          </table:table-cell>
        </table:table-row>
        <table:table-row table:style-name="ro1">
          <table:table-cell office:value-type="float" office:value="30.27" calcext:value-type="float">
            <text:p>30.27</text:p>
          </table:table-cell>
          <table:table-cell office:value-type="float" office:value="28.132997703824" calcext:value-type="float">
            <text:p>28.132997703824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6.31948392385392" calcext:value-type="float">
            <text:p>6.3194839238539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1725813410765" calcext:value-type="float">
            <text:p>1.41725813410765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4.4446437529138" calcext:value-type="float">
            <text:p>14.4446437529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1026425510601" calcext:value-type="float">
            <text:p>34.1026425510601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36194372082854" calcext:value-type="float">
            <text:p>6.3619437208285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76356066781266" calcext:value-type="float">
            <text:p>4.7635606678126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37971775773545" calcext:value-type="float">
            <text:p>4.379717757735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4474173385716" calcext:value-type="float">
            <text:p>24.4474173385716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7.62296674836601" calcext:value-type="float">
            <text:p>7.62296674836601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9.90827999654" calcext:value-type="float">
            <text:p>19.90827999654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8.15235000035802" calcext:value-type="float">
            <text:p>8.15235000035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0172379959622" calcext:value-type="float">
            <text:p>4.00172379959622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18.7399634379509" calcext:value-type="float">
            <text:p>18.7399634379509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8.44048998525899" calcext:value-type="float">
            <text:p>8.44048998525899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6.9525889726568" calcext:value-type="float">
            <text:p>6.9525889726568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4.2199055591631" calcext:value-type="float">
            <text:p>14.219905559163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5243177182658" calcext:value-type="float">
            <text:p>3.524317718265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4.18921841922044" calcext:value-type="float">
            <text:p>4.189218419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68096896804176" calcext:value-type="float">
            <text:p>6.68096896804176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4.19835501213639" calcext:value-type="float">
            <text:p>4.19835501213639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14.3742581421356" calcext:value-type="float">
            <text:p>14.374258142135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9129022591794" calcext:value-type="float">
            <text:p>2.99129022591794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0.1385386435786" calcext:value-type="float">
            <text:p>10.1385386435786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3.0508681420689" calcext:value-type="float">
            <text:p>3.0508681420689</text:p>
          </table:table-cell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34.4477682142857" calcext:value-type="float">
            <text:p>34.4477682142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0951584787435" calcext:value-type="float">
            <text:p>17.0951584787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1.8224636904762" calcext:value-type="float">
            <text:p>11.822463690476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4.38807444699574" calcext:value-type="float">
            <text:p>4.3880744469957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6.4421189352314" calcext:value-type="float">
            <text:p>26.442118935231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0.7639728093296" calcext:value-type="float">
            <text:p>10.76397280932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.6936181735209" calcext:value-type="float">
            <text:p>40.6936181735209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4.6996182844933" calcext:value-type="float">
            <text:p>14.6996182844933</text:p>
          </table:table-cell>
        </table:table-row>
        <table:table-row table:style-name="ro1">
          <table:table-cell office:value-type="float" office:value="39.18" calcext:value-type="float">
            <text:p>39.18</text:p>
          </table:table-cell>
          <table:table-cell office:value-type="float" office:value="35.7815359279609" calcext:value-type="float">
            <text:p>35.7815359279609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4.30845196926805" calcext:value-type="float">
            <text:p>4.30845196926805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23.0550147738095" calcext:value-type="float">
            <text:p>23.055014773809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4652135953416" calcext:value-type="float">
            <text:p>3.4652135953416</text:p>
          </table:table-cell>
        </table:table-row>
        <table:table-row table:style-name="ro1">
          <table:table-cell office:value-type="float" office:value="31.37" calcext:value-type="float">
            <text:p>31.37</text:p>
          </table:table-cell>
          <table:table-cell office:value-type="float" office:value="31.0458676311434" calcext:value-type="float">
            <text:p>31.045867631143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62825174495914" calcext:value-type="float">
            <text:p>1.62825174495914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20.9152985055924" calcext:value-type="float">
            <text:p>20.9152985055924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.74985756233889" calcext:value-type="float">
            <text:p>3.74985756233889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4.7584955586081" calcext:value-type="float">
            <text:p>24.7584955586081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8.12903834162786" calcext:value-type="float">
            <text:p>8.12903834162786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4.13657502213396" calcext:value-type="float">
            <text:p>4.13657502213396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144.829256529582" calcext:value-type="float">
            <text:p>144.82925652958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75455605057016" calcext:value-type="float">
            <text:p>3.7545560505701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01324891736685" calcext:value-type="float">
            <text:p>4.01324891736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5.42" calcext:value-type="float">
            <text:p>35.42</text:p>
          </table:table-cell>
          <table:table-cell office:value-type="float" office:value="61.5372513492064" calcext:value-type="float">
            <text:p>61.537251349206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9.110702015873" calcext:value-type="float">
            <text:p>19.110702015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36.0797253651904" calcext:value-type="float">
            <text:p>36.079725365190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4.4146825851371" calcext:value-type="float">
            <text:p>14.4146825851371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9.0262788650794" calcext:value-type="float">
            <text:p>19.0262788650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5623083384419" calcext:value-type="float">
            <text:p>3.65623083384419</text:p>
          </table:table-cell>
        </table:table-row>
        <table:table-row table:style-name="ro1">
          <table:table-cell office:value-type="float" office:value="29.62" calcext:value-type="float">
            <text:p>29.62</text:p>
          </table:table-cell>
          <table:table-cell office:value-type="float" office:value="29.0404494525285" calcext:value-type="float">
            <text:p>29.0404494525285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9.0727791558442" calcext:value-type="float">
            <text:p>19.0727791558442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5.49471878840357" calcext:value-type="float">
            <text:p>5.49471878840357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20.3113745787356" calcext:value-type="float">
            <text:p>20.3113745787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9645503613054" calcext:value-type="float">
            <text:p>32.964550361305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0.1745168514819" calcext:value-type="float">
            <text:p>10.1745168514819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7196622563648" calcext:value-type="float">
            <text:p>4.719662256364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4.5987573390747" calcext:value-type="float">
            <text:p>24.5987573390747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4.34127039168523" calcext:value-type="float">
            <text:p>4.34127039168523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21.2799113915529" calcext:value-type="float">
            <text:p>21.2799113915529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7.72026431046627" calcext:value-type="float">
            <text:p>7.7202643104662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8.38137499278499" calcext:value-type="float">
            <text:p>8.38137499278499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83.2753312121212" calcext:value-type="float">
            <text:p>83.2753312121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0847408651341" calcext:value-type="float">
            <text:p>3.60847408651341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2.7331142413142" calcext:value-type="float">
            <text:p>12.733114241314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5.3174333170996" calcext:value-type="float">
            <text:p>15.3174333170996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7.6233779218004" calcext:value-type="float">
            <text:p>37.6233779218004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09799729780182" calcext:value-type="float">
            <text:p>4.09799729780182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4.9702937409812" calcext:value-type="float">
            <text:p>14.9702937409812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3.6512173124098" calcext:value-type="float">
            <text:p>13.65121731240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11908324675325" calcext:value-type="float">
            <text:p>6.11908324675325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89995495292224" calcext:value-type="float">
            <text:p>3.89995495292224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5.680818490197" calcext:value-type="float">
            <text:p>5.680818490197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12.245529009324" calcext:value-type="float">
            <text:p>12.24552900932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07970910953703" calcext:value-type="float">
            <text:p>3.07970910953703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9.5936766865079" calcext:value-type="float">
            <text:p>19.593676686507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.56084228282828" calcext:value-type="float">
            <text:p>7.56084228282828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2.1167900518926" calcext:value-type="float">
            <text:p>12.116790051892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70210397339589" calcext:value-type="float">
            <text:p>5.702103973395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0431413479331" calcext:value-type="float">
            <text:p>7.4043141347933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8262038006691" calcext:value-type="float">
            <text:p>4.4826203800669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29430648125361" calcext:value-type="float">
            <text:p>4.2943064812536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6.2988728227328" calcext:value-type="float">
            <text:p>16.298872822732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42889548435902" calcext:value-type="float">
            <text:p>3.4288954843590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35951378786246" calcext:value-type="float">
            <text:p>6.35951378786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6970707065751" calcext:value-type="float">
            <text:p>3.5697070706575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4409115815789" calcext:value-type="float">
            <text:p>6.4409115815789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7.91212046331822" calcext:value-type="float">
            <text:p>7.9121204633182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0.8744343253968" calcext:value-type="float">
            <text:p>20.874434325396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76316506512329" calcext:value-type="float">
            <text:p>4.7631650651232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5.9643225463425" calcext:value-type="float">
            <text:p>25.9643225463425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8.32611837895905" calcext:value-type="float">
            <text:p>8.3261183789590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.2544787481962" calcext:value-type="float">
            <text:p>18.2544787481962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0.54488502886" calcext:value-type="float">
            <text:p>40.544885028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2961525613276" calcext:value-type="float">
            <text:p>9.02961525613276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80794860505243" calcext:value-type="float">
            <text:p>3.8079486050524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5.888852492785" calcext:value-type="float">
            <text:p>15.88885249278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.01575777417027" calcext:value-type="float">
            <text:p>8.0157577741702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2.9575224365079" calcext:value-type="float">
            <text:p>22.9575224365079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.67539114477412" calcext:value-type="float">
            <text:p>3.67539114477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4270846742479" calcext:value-type="float">
            <text:p>3.74270846742479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58.6212129365079" calcext:value-type="float">
            <text:p>58.621212936507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3.7151810436785" calcext:value-type="float">
            <text:p>13.715181043678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75394812508225" calcext:value-type="float">
            <text:p>3.7539481250822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1.1469352128427" calcext:value-type="float">
            <text:p>21.1469352128427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29.6807946825397" calcext:value-type="float">
            <text:p>29.6807946825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4132097265117" calcext:value-type="float">
            <text:p>3.6413209726511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4546982353813" calcext:value-type="float">
            <text:p>4.445469823538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2857956677299" calcext:value-type="float">
            <text:p>23.2857956677299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45730095195797" calcext:value-type="float">
            <text:p>4.4573009519579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0.8702597104986" calcext:value-type="float">
            <text:p>20.8702597104986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6.68101145687646" calcext:value-type="float">
            <text:p>6.68101145687646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68.6163305396825" calcext:value-type="float">
            <text:p>68.61633053968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07695399191507" calcext:value-type="float">
            <text:p>4.0769539919150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1.7949346467193" calcext:value-type="float">
            <text:p>11.794934646719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9.0566058005883" calcext:value-type="float">
            <text:p>19.0566058005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0972606043987" calcext:value-type="float">
            <text:p>3.6097260604398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4.3047046997447" calcext:value-type="float">
            <text:p>14.3047046997447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23903339105339" calcext:value-type="float">
            <text:p>7.2390333910533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7.51410215723432" calcext:value-type="float">
            <text:p>7.51410215723432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22.7771542316017" calcext:value-type="float">
            <text:p>22.7771542316017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1.2756652388167" calcext:value-type="float">
            <text:p>21.275665238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4.13774757833564" calcext:value-type="float">
            <text:p>4.1377475783356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1053371605522" calcext:value-type="float">
            <text:p>2.0105337160552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9856673445234" calcext:value-type="float">
            <text:p>1.5985667344523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2184670885301" calcext:value-type="float">
            <text:p>4.2184670885301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9.08721432539683" calcext:value-type="float">
            <text:p>9.087214325396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326528860029" calcext:value-type="float">
            <text:p>15.132652886002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5395170964173" calcext:value-type="float">
            <text:p>4.4539517096417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0436621949946" calcext:value-type="float">
            <text:p>1.404366219499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.3579624170274" calcext:value-type="float">
            <text:p>21.357962417027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7779622130647" calcext:value-type="float">
            <text:p>17.777962213064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26697725707527" calcext:value-type="float">
            <text:p>4.26697725707527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5.99649147932623" calcext:value-type="float">
            <text:p>5.9964914793262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72859601776902" calcext:value-type="float">
            <text:p>4.72859601776902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4.5278008325812" calcext:value-type="float">
            <text:p>24.527800832581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65261083863849" calcext:value-type="float">
            <text:p>6.65261083863849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25.0328860347985" calcext:value-type="float">
            <text:p>25.0328860347985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10.0941385066045" calcext:value-type="float">
            <text:p>10.0941385066045</text:p>
          </table:table-cell>
        </table:table-row>
        <table:table-row table:style-name="ro1">
          <table:table-cell office:value-type="float" office:value="55.28" calcext:value-type="float">
            <text:p>55.28</text:p>
          </table:table-cell>
          <table:table-cell office:value-type="float" office:value="96.8807903968254" calcext:value-type="float">
            <text:p>96.880790396825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1.2136777316017" calcext:value-type="float">
            <text:p>21.213677731601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9.9176562121212" calcext:value-type="float">
            <text:p>19.9176562121212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39.0133015674603" calcext:value-type="float">
            <text:p>39.013301567460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4431257738778" calcext:value-type="float">
            <text:p>4.04431257738778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7.23081275108225" calcext:value-type="float">
            <text:p>7.2308127510822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10615673102193" calcext:value-type="float">
            <text:p>4.106156731021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893442424242" calcext:value-type="float">
            <text:p>17.189344242424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29371901515152" calcext:value-type="float">
            <text:p>6.29371901515152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14.5593244372294" calcext:value-type="float">
            <text:p>14.5593244372294</text:p>
          </table:table-cell>
        </table:table-row>
        <table:table-row table:style-name="ro1">
          <table:table-cell office:value-type="float" office:value="28.19" calcext:value-type="float">
            <text:p>28.19</text:p>
          </table:table-cell>
          <table:table-cell office:value-type="float" office:value="34.4922586795282" calcext:value-type="float">
            <text:p>34.492258679528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.59449824267032" calcext:value-type="float">
            <text:p>3.5944982426703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7.3753782575757" calcext:value-type="float">
            <text:p>27.3753782575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6602586672772" calcext:value-type="float">
            <text:p>23.66025866727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4355048379596" calcext:value-type="float">
            <text:p>1.14355048379596</text:p>
          </table:table-cell>
        </table:table-row>
        <table:table-row table:style-name="ro1">
          <table:table-cell office:value-type="float" office:value="39.89" calcext:value-type="float">
            <text:p>39.89</text:p>
          </table:table-cell>
          <table:table-cell office:value-type="float" office:value="37.5180283554354" calcext:value-type="float">
            <text:p>37.5180283554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9072152246005" calcext:value-type="float">
            <text:p>3.7907215224600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.07786913701842" calcext:value-type="float">
            <text:p>4.0778691370184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89099467244997" calcext:value-type="float">
            <text:p>0.689099467244997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9.5362117135642" calcext:value-type="float">
            <text:p>49.5362117135642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18.9226822394272" calcext:value-type="float">
            <text:p>18.9226822394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1369166666667" calcext:value-type="float">
            <text:p>7.01369166666667</text:p>
          </table:table-cell>
        </table:table-row>
        <table:table-row table:style-name="ro1">
          <table:table-cell office:value-type="float" office:value="45.57" calcext:value-type="float">
            <text:p>45.57</text:p>
          </table:table-cell>
          <table:table-cell office:value-type="float" office:value="44.8060317712843" calcext:value-type="float">
            <text:p>44.806031771284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39114517988669" calcext:value-type="float">
            <text:p>1.391145179886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5848603715729" calcext:value-type="float">
            <text:p>6.1584860371572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828469785840387" calcext:value-type="float">
            <text:p>0.828469785840387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28.9039566738817" calcext:value-type="float">
            <text:p>28.9039566738817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30.9146402153402" calcext:value-type="float">
            <text:p>30.9146402153402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.23967195969573" calcext:value-type="float">
            <text:p>4.23967195969573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42572650432616" calcext:value-type="float">
            <text:p>4.42572650432616</text:p>
          </table:table-cell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25.2105797483627" calcext:value-type="float">
            <text:p>25.210579748362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92133231906982" calcext:value-type="float">
            <text:p>6.92133231906982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4.7521031121905" calcext:value-type="float">
            <text:p>24.7521031121905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.6001860930736" calcext:value-type="float">
            <text:p>7.6001860930736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6.0295551226551" calcext:value-type="float">
            <text:p>16.0295551226551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17.339605248918" calcext:value-type="float">
            <text:p>117.339605248918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88438195915484" calcext:value-type="float">
            <text:p>3.88438195915484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82.363385" calcext:value-type="float">
            <text:p>82.363385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6.59819434799677" calcext:value-type="float">
            <text:p>6.5981943479967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5.7137924350649" calcext:value-type="float">
            <text:p>15.713792435064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7646292776831" calcext:value-type="float">
            <text:p>7.7646292776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111245751634" calcext:value-type="float">
            <text:p>5.8111245751634</text:p>
          </table:table-cell>
        </table:table-row>
        <table:table-row table:style-name="ro1">
          <table:table-cell office:value-type="float" office:value="11.045" calcext:value-type="float">
            <text:p>11.045</text:p>
          </table:table-cell>
          <table:table-cell office:value-type="float" office:value="16.8986294751082" calcext:value-type="float">
            <text:p>16.8986294751082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43.7354320689033" calcext:value-type="float">
            <text:p>43.735432068903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.39065556718542" calcext:value-type="float">
            <text:p>3.3906555671854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0.5795721410534" calcext:value-type="float">
            <text:p>10.5795721410534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2.9218188463203" calcext:value-type="float">
            <text:p>12.9218188463203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5.48766993333679" calcext:value-type="float">
            <text:p>5.4876699333367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5.50452949566139" calcext:value-type="float">
            <text:p>5.50452949566139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13.7713378246753" calcext:value-type="float">
            <text:p>13.771337824675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70210397339589" calcext:value-type="float">
            <text:p>5.7021039733958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67567298125974" calcext:value-type="float">
            <text:p>3.6756729812597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.53991774183483" calcext:value-type="float">
            <text:p>4.5399177418348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08656398466402" calcext:value-type="float">
            <text:p>2.08656398466402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3.41445852666469" calcext:value-type="float">
            <text:p>3.414458526664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91211184265625" calcext:value-type="float">
            <text:p>0.791211184265625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0.3694117995893" calcext:value-type="float">
            <text:p>10.369411799589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27896068510211" calcext:value-type="float">
            <text:p>3.2789606851021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11791541487759" calcext:value-type="float">
            <text:p>4.11791541487759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24.6370126922493" calcext:value-type="float">
            <text:p>24.6370126922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734223399933" calcext:value-type="float">
            <text:p>10.7734223399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4244945829856" calcext:value-type="float">
            <text:p>42.424494582985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.5437360622711" calcext:value-type="float">
            <text:p>15.5437360622711</text:p>
          </table:table-cell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float" office:value="48.8815699340039" calcext:value-type="float">
            <text:p>48.881569934003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4697288286651" calcext:value-type="float">
            <text:p>1.4697288286651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20.3301753246753" calcext:value-type="float">
            <text:p>20.330175324675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.2347580657836" calcext:value-type="float">
            <text:p>4.234758065783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.19827748356765" calcext:value-type="float">
            <text:p>4.19827748356765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5.73363797849999" calcext:value-type="float">
            <text:p>5.73363797849999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46661961712522" calcext:value-type="float">
            <text:p>5.4666196171252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51168840651048" calcext:value-type="float">
            <text:p>3.51168840651048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4.17180465992849" calcext:value-type="float">
            <text:p>4.17180465992849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60500394902574" calcext:value-type="float">
            <text:p>1.60500394902574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28.9069369227994" calcext:value-type="float">
            <text:p>28.906936922799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88738853512783" calcext:value-type="float">
            <text:p>3.88738853512783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106.93213218254" calcext:value-type="float">
            <text:p>106.9321321825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6.80958814318035" calcext:value-type="float">
            <text:p>6.8095881431803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.98683077150053" calcext:value-type="float">
            <text:p>3.9868307715005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4.8072948773449" calcext:value-type="float">
            <text:p>14.8072948773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1670501225569" calcext:value-type="float">
            <text:p>3.31670501225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51.4025280328283" calcext:value-type="float">
            <text:p>51.402528032828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8.1285662319625" calcext:value-type="float">
            <text:p>18.1285662319625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6.31837803030303" calcext:value-type="float">
            <text:p>6.31837803030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30466550892958" calcext:value-type="float">
            <text:p>4.3046655089295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9.81682924603174" calcext:value-type="float">
            <text:p>9.81682924603174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55.9381240376454" calcext:value-type="float">
            <text:p>55.938124037645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6527053434916" calcext:value-type="float">
            <text:p>3.6527053434916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5.8634794336219" calcext:value-type="float">
            <text:p>15.863479433621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6.61651445187166" calcext:value-type="float">
            <text:p>6.61651445187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110097794983" calcext:value-type="float">
            <text:p>11.1110097794983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7.52352854256854" calcext:value-type="float">
            <text:p>7.52352854256854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7.3849034040959" calcext:value-type="float">
            <text:p>7.3849034040959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11.1617692160062" calcext:value-type="float">
            <text:p>11.1617692160062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63.8817591017316" calcext:value-type="float">
            <text:p>63.8817591017316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14.7858150901876" calcext:value-type="float">
            <text:p>14.785815090187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54261139980169" calcext:value-type="float">
            <text:p>3.54261139980169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7.24929916787891" calcext:value-type="float">
            <text:p>7.2492991678789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0.9009800036075" calcext:value-type="float">
            <text:p>20.900980003607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19071667883293" calcext:value-type="float">
            <text:p>4.19071667883293</text:p>
          </table:table-cell>
        </table:table-row>
        <table:table-row table:style-name="ro1">
          <table:table-cell office:value-type="float" office:value="35.37" calcext:value-type="float">
            <text:p>35.37</text:p>
          </table:table-cell>
          <table:table-cell office:value-type="float" office:value="32.7579803849206" calcext:value-type="float">
            <text:p>32.757980384920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6.54774362602373" calcext:value-type="float">
            <text:p>6.5477436260237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1.5383853571429" calcext:value-type="float">
            <text:p>11.5383853571429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17686866858141" calcext:value-type="float">
            <text:p>8.17686866858141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0.8680249935065" calcext:value-type="float">
            <text:p>10.8680249935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1.0312041534577" calcext:value-type="float">
            <text:p>21.03120415345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0527738176078" calcext:value-type="float">
            <text:p>21.052773817607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6.48547507215008" calcext:value-type="float">
            <text:p>6.48547507215008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8.9305074007937" calcext:value-type="float">
            <text:p>18.9305074007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3988301595626" calcext:value-type="float">
            <text:p>8.33988301595626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9.80526861471862" calcext:value-type="float">
            <text:p>9.8052686147186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43051349636348" calcext:value-type="float">
            <text:p>3.4305134963634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35414137203249" calcext:value-type="float">
            <text:p>4.35414137203249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5.67556023724641" calcext:value-type="float">
            <text:p>5.6755602372464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.48167986669889" calcext:value-type="float">
            <text:p>4.4816798666988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5.0909815566378" calcext:value-type="float">
            <text:p>15.090981556637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1713621969697" calcext:value-type="float">
            <text:p>5.1713621969697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8.2268293939394" calcext:value-type="float">
            <text:p>18.226829393939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70497847378765" calcext:value-type="float">
            <text:p>3.7049784737876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66771298986263" calcext:value-type="float">
            <text:p>1.6677129898626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819843485590613" calcext:value-type="float">
            <text:p>0.819843485590613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3.6994659126984" calcext:value-type="float">
            <text:p>13.699465912698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.415869209728" calcext:value-type="float">
            <text:p>4.415869209728</text:p>
          </table:table-cell>
        </table:table-row>
        <table:table-row table:style-name="ro1">
          <table:table-cell office:value-type="float" office:value="80.25" calcext:value-type="float">
            <text:p>80.25</text:p>
          </table:table-cell>
          <table:table-cell office:value-type="float" office:value="82.1852119246032" calcext:value-type="float">
            <text:p>82.1852119246032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19.7752401260684" calcext:value-type="float">
            <text:p>19.775240126068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.35746744949495" calcext:value-type="float">
            <text:p>6.35746744949495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0.7437953955489" calcext:value-type="float">
            <text:p>10.7437953955489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7.37605574391724" calcext:value-type="float">
            <text:p>7.37605574391724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7.64313566738817" calcext:value-type="float">
            <text:p>7.643135667388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09656736567568" calcext:value-type="float">
            <text:p>4.0965673656756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9.5695076626984" calcext:value-type="float">
            <text:p>19.569507662698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0103390112999" calcext:value-type="float">
            <text:p>4.20103390112999</text:p>
          </table:table-cell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24.8056069467755" calcext:value-type="float">
            <text:p>24.80560694677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7671938868321" calcext:value-type="float">
            <text:p>6.07671938868321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68.594866502442" calcext:value-type="float">
            <text:p>68.594866502442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4.27606959860839" calcext:value-type="float">
            <text:p>4.27606959860839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90570895757703" calcext:value-type="float">
            <text:p>3.90570895757703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6.39883977793448" calcext:value-type="float">
            <text:p>6.39883977793448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5.86958880261067" calcext:value-type="float">
            <text:p>5.8695888026106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6.8339544047619" calcext:value-type="float">
            <text:p>16.8339544047619</text:p>
          </table:table-cell>
        </table:table-row>
        <table:table-row table:style-name="ro1">
          <table:table-cell office:value-type="float" office:value="-4.28" calcext:value-type="float">
            <text:p>-4.28</text:p>
          </table:table-cell>
          <table:table-cell office:value-type="float" office:value="-5.73154597041847" calcext:value-type="float">
            <text:p>-5.73154597041847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7.84702493867244" calcext:value-type="float">
            <text:p>7.8470249386724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.06543657385845" calcext:value-type="float">
            <text:p>2.0654365738584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62254577735479" calcext:value-type="float">
            <text:p>3.62254577735479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7.9816572773469" calcext:value-type="float">
            <text:p>37.981657277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32.4057927922078" calcext:value-type="float">
            <text:p>32.405792792207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4828091490504" calcext:value-type="float">
            <text:p>4.44828091490504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6.43012709054834" calcext:value-type="float">
            <text:p>6.43012709054834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47903269674717" calcext:value-type="float">
            <text:p>3.4790326967471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97528442352907" calcext:value-type="float">
            <text:p>3.97528442352907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27.756621468254" calcext:value-type="float">
            <text:p>27.756621468254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6.73539411255411" calcext:value-type="float">
            <text:p>6.7353941125541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58182515027166" calcext:value-type="float">
            <text:p>3.5818251502716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2499083155733" calcext:value-type="float">
            <text:p>10.24990831557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70311666841938" calcext:value-type="float">
            <text:p>4.7031166684193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6.1293615134865" calcext:value-type="float">
            <text:p>16.129361513486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4828091490504" calcext:value-type="float">
            <text:p>4.448280914905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4.9650864629815" calcext:value-type="float">
            <text:p>14.965086462981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68904213151228" calcext:value-type="float">
            <text:p>6.68904213151228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.3484460053432" calcext:value-type="float">
            <text:p>4.348446005343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6.0512717784993" calcext:value-type="float">
            <text:p>16.0512717784993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35906278721279" calcext:value-type="float">
            <text:p>7.3590627872127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22.1476627712565" calcext:value-type="float">
            <text:p>22.1476627712565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5.88418251866259" calcext:value-type="float">
            <text:p>5.88418251866259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92746519418666" calcext:value-type="float">
            <text:p>3.92746519418666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7.17869717920968" calcext:value-type="float">
            <text:p>7.17869717920968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87882662030646" calcext:value-type="float">
            <text:p>3.87882662030646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4.0032964285714" calcext:value-type="float">
            <text:p>14.0032964285714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69339428221728" calcext:value-type="float">
            <text:p>4.6933942822172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31196997557997" calcext:value-type="float">
            <text:p>5.31196997557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1377436507937" calcext:value-type="float">
            <text:p>7.1137743650793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26590769671232" calcext:value-type="float">
            <text:p>0.826590769671232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6.42237859059241" calcext:value-type="float">
            <text:p>6.42237859059241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20.2371788474026" calcext:value-type="float">
            <text:p>20.2371788474026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1.1386826969697" calcext:value-type="float">
            <text:p>61.138682696969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.30194696063745" calcext:value-type="float">
            <text:p>4.30194696063745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7.37446772727273" calcext:value-type="float">
            <text:p>7.37446772727273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4.9795028266178" calcext:value-type="float">
            <text:p>14.97950282661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2003278752615" calcext:value-type="float">
            <text:p>4.2003278752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7671938868321" calcext:value-type="float">
            <text:p>6.0767193886832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0103390112999" calcext:value-type="float">
            <text:p>4.20103390112999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4.6481615964591" calcext:value-type="float">
            <text:p>14.648161596459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07787022152349" calcext:value-type="float">
            <text:p>4.07787022152349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19.8987804269342" calcext:value-type="float">
            <text:p>19.8987804269342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7.6574412012987" calcext:value-type="float">
            <text:p>7.6574412012987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11308491587008" calcext:value-type="float">
            <text:p>4.11308491587008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03620484355624" calcext:value-type="float">
            <text:p>4.0362048435562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6.21561434036552" calcext:value-type="float">
            <text:p>6.21561434036552</text:p>
          </table:table-cell>
        </table:table-row>
        <table:table-row table:style-name="ro1">
          <table:table-cell office:value-type="float" office:value="30.31" calcext:value-type="float">
            <text:p>30.31</text:p>
          </table:table-cell>
          <table:table-cell office:value-type="float" office:value="35.8294190720391" calcext:value-type="float">
            <text:p>35.829419072039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46307908313322" calcext:value-type="float">
            <text:p>3.46307908313322</text:p>
          </table:table-cell>
        </table:table-row>
        <table:table-row table:style-name="ro1">
          <table:table-cell office:value-type="float" office:value="84.29" calcext:value-type="float">
            <text:p>84.29</text:p>
          </table:table-cell>
          <table:table-cell office:value-type="float" office:value="70.2229483412699" calcext:value-type="float">
            <text:p>70.2229483412699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.99663956398177" calcext:value-type="float">
            <text:p>5.99663956398177</text:p>
          </table:table-cell>
        </table:table-row>
        <table:table-row table:style-name="ro1">
          <table:table-cell office:value-type="float" office:value="31.51" calcext:value-type="float">
            <text:p>31.51</text:p>
          </table:table-cell>
          <table:table-cell office:value-type="float" office:value="29.5608031052281" calcext:value-type="float">
            <text:p>29.560803105228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92955068001443" calcext:value-type="float">
            <text:p>7.92955068001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0281219769773" calcext:value-type="float">
            <text:p>3.50281219769773</text:p>
          </table:table-cell>
        </table:table-row>
        <table:table-row table:style-name="ro1">
          <table:table-cell office:value-type="float" office:value="10.991" calcext:value-type="float">
            <text:p>10.991</text:p>
          </table:table-cell>
          <table:table-cell office:value-type="float" office:value="9.85715608008658" calcext:value-type="float">
            <text:p>9.85715608008658</text:p>
          </table:table-cell>
        </table:table-row>
        <table:table-row table:style-name="ro1">
          <table:table-cell office:value-type="float" office:value="60.47" calcext:value-type="float">
            <text:p>60.47</text:p>
          </table:table-cell>
          <table:table-cell office:value-type="float" office:value="64.1144293398268" calcext:value-type="float">
            <text:p>64.1144293398268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4.406" calcext:value-type="float">
            <text:p>4.406</text:p>
          </table:table-cell>
          <table:table-cell office:value-type="float" office:value="4.21494748147211" calcext:value-type="float">
            <text:p>4.21494748147211</text:p>
          </table:table-cell>
        </table:table-row>
        <table:table-row table:style-name="ro1">
          <table:table-cell office:value-type="float" office:value="25.501" calcext:value-type="float">
            <text:p>25.501</text:p>
          </table:table-cell>
          <table:table-cell office:value-type="float" office:value="21.625372797619" calcext:value-type="float">
            <text:p>21.625372797619</text:p>
          </table:table-cell>
        </table:table-row>
        <table:table-row table:style-name="ro1">
          <table:table-cell office:value-type="float" office:value="16.861" calcext:value-type="float">
            <text:p>16.861</text:p>
          </table:table-cell>
          <table:table-cell office:value-type="float" office:value="17.0756924199134" calcext:value-type="float">
            <text:p>17.0756924199134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1.38879470188228" calcext:value-type="float">
            <text:p>1.3887947018822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37.718" calcext:value-type="float">
            <text:p>37.718</text:p>
          </table:table-cell>
          <table:table-cell office:value-type="float" office:value="36.2940405678211" calcext:value-type="float">
            <text:p>36.2940405678211</text:p>
          </table:table-cell>
        </table:table-row>
        <table:table-row table:style-name="ro1">
          <table:table-cell office:value-type="float" office:value="5.532" calcext:value-type="float">
            <text:p>5.532</text:p>
          </table:table-cell>
          <table:table-cell office:value-type="float" office:value="4.64563310807856" calcext:value-type="float">
            <text:p>4.64563310807856</text:p>
          </table:table-cell>
        </table:table-row>
        <table:table-row table:style-name="ro1">
          <table:table-cell office:value-type="float" office:value="9.612" calcext:value-type="float">
            <text:p>9.612</text:p>
          </table:table-cell>
          <table:table-cell office:value-type="float" office:value="10.6323083997995" calcext:value-type="float">
            <text:p>10.6323083997995</text:p>
          </table:table-cell>
        </table:table-row>
        <table:table-row table:style-name="ro1">
          <table:table-cell office:value-type="float" office:value="40.42" calcext:value-type="float">
            <text:p>40.42</text:p>
          </table:table-cell>
          <table:table-cell office:value-type="float" office:value="41.1028654856385" calcext:value-type="float">
            <text:p>41.1028654856385</text:p>
          </table:table-cell>
        </table:table-row>
        <table:table-row table:style-name="ro1">
          <table:table-cell office:value-type="float" office:value="8.342" calcext:value-type="float">
            <text:p>8.342</text:p>
          </table:table-cell>
          <table:table-cell office:value-type="float" office:value="8.12638455747031" calcext:value-type="float">
            <text:p>8.1263845574703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09656736567568" calcext:value-type="float">
            <text:p>4.09656736567568</text:p>
          </table:table-cell>
        </table:table-row>
        <table:table-row table:style-name="ro1">
          <table:table-cell office:value-type="float" office:value="20.261" calcext:value-type="float">
            <text:p>20.261</text:p>
          </table:table-cell>
          <table:table-cell office:value-type="float" office:value="20.7719879389587" calcext:value-type="float">
            <text:p>20.7719879389587</text:p>
          </table:table-cell>
        </table:table-row>
        <table:table-row table:style-name="ro1">
          <table:table-cell office:value-type="float" office:value="4.232" calcext:value-type="float">
            <text:p>4.232</text:p>
          </table:table-cell>
          <table:table-cell office:value-type="float" office:value="4.24022623018983" calcext:value-type="float">
            <text:p>4.24022623018983</text:p>
          </table:table-cell>
        </table:table-row>
        <table:table-row table:style-name="ro1">
          <table:table-cell office:value-type="float" office:value="19.698" calcext:value-type="float">
            <text:p>19.698</text:p>
          </table:table-cell>
          <table:table-cell office:value-type="float" office:value="19.9632957602675" calcext:value-type="float">
            <text:p>19.9632957602675</text:p>
          </table:table-cell>
        </table:table-row>
        <table:table-row table:style-name="ro1">
          <table:table-cell office:value-type="float" office:value="5.426" calcext:value-type="float">
            <text:p>5.426</text:p>
          </table:table-cell>
          <table:table-cell office:value-type="float" office:value="4.76771694007188" calcext:value-type="float">
            <text:p>4.7677169400718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5586552034486" calcext:value-type="float">
            <text:p>4.35586552034486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64.1952015873016" calcext:value-type="float">
            <text:p>64.195201587301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9935524969516" calcext:value-type="float">
            <text:p>3.993552496951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3.6467998128038" calcext:value-type="float">
            <text:p>3.646799812803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.57550474630559" calcext:value-type="float">
            <text:p>3.5755047463055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5.1136237432012" calcext:value-type="float">
            <text:p>15.1136237432012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3.031216010101" calcext:value-type="float">
            <text:p>13.03121601010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9.37335486652236" calcext:value-type="float">
            <text:p>9.37335486652236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1.2364811904762" calcext:value-type="float">
            <text:p>31.236481190476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.27433482982704" calcext:value-type="float">
            <text:p>6.2743348298270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.93064207570207" calcext:value-type="float">
            <text:p>6.9306420757020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1.4844122113997" calcext:value-type="float">
            <text:p>11.4844122113997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6.64620304744275" calcext:value-type="float">
            <text:p>6.64620304744275</text:p>
          </table:table-cell>
        </table:table-row>
        <table:table-row table:style-name="ro1">
          <table:table-cell office:value-type="float" office:value="55.54" calcext:value-type="float">
            <text:p>55.54</text:p>
          </table:table-cell>
          <table:table-cell office:value-type="float" office:value="100.367824484127" calcext:value-type="float">
            <text:p>100.367824484127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2.4035890007215" calcext:value-type="float">
            <text:p>12.403589000721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55947712662397" calcext:value-type="float">
            <text:p>3.5594771266239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76728816104175" calcext:value-type="float">
            <text:p>3.7672881610417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8.37988858336108" calcext:value-type="float">
            <text:p>8.3798885833610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29168917562658" calcext:value-type="float">
            <text:p>4.29168917562658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4.52611921158354" calcext:value-type="float">
            <text:p>4.5261192115835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8568595668588" calcext:value-type="float">
            <text:p>3.8568595668588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.28825820645556" calcext:value-type="float">
            <text:p>7.2882582064555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4080149023153" calcext:value-type="float">
            <text:p>4.408014902315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.45698483516484" calcext:value-type="float">
            <text:p>5.4569848351648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7220620131723" calcext:value-type="float">
            <text:p>2.722062013172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35856278913897" calcext:value-type="float">
            <text:p>3.35856278913897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10.3881605952381" calcext:value-type="float">
            <text:p>-10.3881605952381</text:p>
          </table:table-cell>
        </table:table-row>
        <table:table-row table:style-name="ro1">
          <table:table-cell office:value-type="float" office:value="10.295" calcext:value-type="float">
            <text:p>10.295</text:p>
          </table:table-cell>
          <table:table-cell office:value-type="float" office:value="10.5041133906926" calcext:value-type="float">
            <text:p>10.5041133906926</text:p>
          </table:table-cell>
        </table:table-row>
        <table:table-row table:style-name="ro1">
          <table:table-cell office:value-type="float" office:value="5.478" calcext:value-type="float">
            <text:p>5.478</text:p>
          </table:table-cell>
          <table:table-cell office:value-type="float" office:value="5.35709069935457" calcext:value-type="float">
            <text:p>5.35709069935457</text:p>
          </table:table-cell>
        </table:table-row>
        <table:table-row table:style-name="ro1">
          <table:table-cell office:value-type="float" office:value="24.313" calcext:value-type="float">
            <text:p>24.313</text:p>
          </table:table-cell>
          <table:table-cell office:value-type="float" office:value="24.275910433619" calcext:value-type="float">
            <text:p>24.275910433619</text:p>
          </table:table-cell>
        </table:table-row>
        <table:table-row table:style-name="ro1">
          <table:table-cell office:value-type="float" office:value="10.202" calcext:value-type="float">
            <text:p>10.202</text:p>
          </table:table-cell>
          <table:table-cell office:value-type="float" office:value="10.4059320126263" calcext:value-type="float">
            <text:p>10.4059320126263</text:p>
          </table:table-cell>
        </table:table-row>
        <table:table-row table:style-name="ro1">
          <table:table-cell office:value-type="float" office:value="40.213" calcext:value-type="float">
            <text:p>40.213</text:p>
          </table:table-cell>
          <table:table-cell office:value-type="float" office:value="42.36782794196" calcext:value-type="float">
            <text:p>42.3678279419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7.1519531746032" calcext:value-type="float">
            <text:p>17.1519531746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9.67" calcext:value-type="float">
            <text:p>59.67</text:p>
          </table:table-cell>
          <table:table-cell office:value-type="float" office:value="51.5095586994949" calcext:value-type="float">
            <text:p>51.5095586994949</text:p>
          </table:table-cell>
        </table:table-row>
        <table:table-row table:style-name="ro1">
          <table:table-cell office:value-type="float" office:value="10.144" calcext:value-type="float">
            <text:p>10.144</text:p>
          </table:table-cell>
          <table:table-cell office:value-type="float" office:value="8.37288588940154" calcext:value-type="float">
            <text:p>8.37288588940154</text:p>
          </table:table-cell>
        </table:table-row>
        <table:table-row table:style-name="ro1">
          <table:table-cell office:value-type="float" office:value="14.045" calcext:value-type="float">
            <text:p>14.045</text:p>
          </table:table-cell>
          <table:table-cell office:value-type="float" office:value="12.2136815891053" calcext:value-type="float">
            <text:p>12.2136815891053</text:p>
          </table:table-cell>
        </table:table-row>
        <table:table-row table:style-name="ro1">
          <table:table-cell office:value-type="float" office:value="2.926" calcext:value-type="float">
            <text:p>2.926</text:p>
          </table:table-cell>
          <table:table-cell office:value-type="float" office:value="3.60721620606299" calcext:value-type="float">
            <text:p>3.60721620606299</text:p>
          </table:table-cell>
        </table:table-row>
        <table:table-row table:style-name="ro1">
          <table:table-cell office:value-type="float" office:value="9.088" calcext:value-type="float">
            <text:p>9.088</text:p>
          </table:table-cell>
          <table:table-cell office:value-type="float" office:value="7.78776267321568" calcext:value-type="float">
            <text:p>7.78776267321568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4.31804395204735" calcext:value-type="float">
            <text:p>4.3180439520473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70394150620503" calcext:value-type="float">
            <text:p>3.70394150620503</text:p>
          </table:table-cell>
        </table:table-row>
        <table:table-row table:style-name="ro1">
          <table:table-cell office:value-type="float" office:value="4.558" calcext:value-type="float">
            <text:p>4.558</text:p>
          </table:table-cell>
          <table:table-cell office:value-type="float" office:value="3.93119768526726" calcext:value-type="float">
            <text:p>3.93119768526726</text:p>
          </table:table-cell>
        </table:table-row>
        <table:table-row table:style-name="ro1">
          <table:table-cell office:value-type="float" office:value="19.254" calcext:value-type="float">
            <text:p>19.254</text:p>
          </table:table-cell>
          <table:table-cell office:value-type="float" office:value="17.5654206038961" calcext:value-type="float">
            <text:p>17.5654206038961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1.33091187883328" calcext:value-type="float">
            <text:p>1.33091187883328</text:p>
          </table:table-cell>
        </table:table-row>
        <table:table-row table:style-name="ro1">
          <table:table-cell office:value-type="float" office:value="19.196" calcext:value-type="float">
            <text:p>19.196</text:p>
          </table:table-cell>
          <table:table-cell office:value-type="float" office:value="17.6719670959596" calcext:value-type="float">
            <text:p>17.6719670959596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97.4537259848485" calcext:value-type="float">
            <text:p>97.4537259848485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97.1864133261183" calcext:value-type="float">
            <text:p>97.186413326118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17943551767677" calcext:value-type="float">
            <text:p>6.17943551767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1174790125793" calcext:value-type="float">
            <text:p>3.91174790125793</text:p>
          </table:table-cell>
        </table:table-row>
        <table:table-row table:style-name="ro1">
          <table:table-cell office:value-type="float" office:value="36.59" calcext:value-type="float">
            <text:p>36.59</text:p>
          </table:table-cell>
          <table:table-cell office:value-type="float" office:value="63.1619740223665" calcext:value-type="float">
            <text:p>63.1619740223665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20.9483508820346" calcext:value-type="float">
            <text:p>20.948350882034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8.363234258658" calcext:value-type="float">
            <text:p>18.363234258658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5.79163944444444" calcext:value-type="float">
            <text:p>5.7916394444444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6512360352486" calcext:value-type="float">
            <text:p>3.66512360352486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29.3742746056575" calcext:value-type="float">
            <text:p>29.3742746056575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0.2996520446775" calcext:value-type="float">
            <text:p>10.299652044677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3091187883328" calcext:value-type="float">
            <text:p>1.33091187883328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4.5387876082251" calcext:value-type="float">
            <text:p>14.538787608225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07220072548076" calcext:value-type="float">
            <text:p>4.07220072548076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19.903081467699" calcext:value-type="float">
            <text:p>19.903081467699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6.43443212301587" calcext:value-type="float">
            <text:p>6.4344321230158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9.39818385669886" calcext:value-type="float">
            <text:p>9.39818385669886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0.5036203210678" calcext:value-type="float">
            <text:p>10.5036203210678</text:p>
          </table:table-cell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25.7202906848707" calcext:value-type="float">
            <text:p>25.720290684870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47743025587552" calcext:value-type="float">
            <text:p>4.47743025587552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18.5740847835498" calcext:value-type="float">
            <text:p>18.5740847835498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7.82809543001443" calcext:value-type="float">
            <text:p>7.8280954300144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3.86408322584502" calcext:value-type="float">
            <text:p>3.86408322584502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8.3943710263348" calcext:value-type="float">
            <text:p>38.3943710263348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.90963415618466" calcext:value-type="float">
            <text:p>3.9096341561846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5.5675142063492" calcext:value-type="float">
            <text:p>15.5675142063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2304014766272" calcext:value-type="float">
            <text:p>5.62304014766272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53239467558993" calcext:value-type="float">
            <text:p>4.5323946755899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76229562770563" calcext:value-type="float">
            <text:p>7.76229562770563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16.643596461039" calcext:value-type="float">
            <text:p>16.643596461039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8.52490932187809" calcext:value-type="float">
            <text:p>8.52490932187809</text:p>
          </table:table-cell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25.3801611832612" calcext:value-type="float">
            <text:p>25.3801611832612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9.24974292929293" calcext:value-type="float">
            <text:p>9.24974292929293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7.02168097776493" calcext:value-type="float">
            <text:p>7.02168097776493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1.6856196261487" calcext:value-type="float">
            <text:p>11.6856196261487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6.66226748556999" calcext:value-type="float">
            <text:p>6.6622674855699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.86401924603175" calcext:value-type="float">
            <text:p>-7.8640192460317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4.02997881378451" calcext:value-type="float">
            <text:p>4.0299788137845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338209272444" calcext:value-type="float">
            <text:p>4.338209272444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4.0692582756133" calcext:value-type="float">
            <text:p>14.06925827561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35856278913897" calcext:value-type="float">
            <text:p>3.35856278913897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8.02528677045177" calcext:value-type="float">
            <text:p>8.02528677045177</text:p>
          </table:table-cell>
        </table:table-row>
        <table:table-row table:style-name="ro1">
          <table:table-cell office:value-type="float" office:value="3.664" calcext:value-type="float">
            <text:p>3.664</text:p>
          </table:table-cell>
          <table:table-cell office:value-type="float" office:value="3.99761586941354" calcext:value-type="float">
            <text:p>3.99761586941354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3.98009183489243" calcext:value-type="float">
            <text:p>3.98009183489243</text:p>
          </table:table-cell>
        </table:table-row>
        <table:table-row table:style-name="ro1">
          <table:table-cell office:value-type="float" office:value="3.924" calcext:value-type="float">
            <text:p>3.924</text:p>
          </table:table-cell>
          <table:table-cell office:value-type="float" office:value="4.17139243807777" calcext:value-type="float">
            <text:p>4.17139243807777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.40163733544916" calcext:value-type="float">
            <text:p>4.40163733544916</text:p>
          </table:table-cell>
        </table:table-row>
        <table:table-row table:style-name="ro1">
          <table:table-cell office:value-type="float" office:value="39.97" calcext:value-type="float">
            <text:p>39.97</text:p>
          </table:table-cell>
          <table:table-cell office:value-type="float" office:value="36.7592665727461" calcext:value-type="float">
            <text:p>36.7592665727461</text:p>
          </table:table-cell>
        </table:table-row>
        <table:table-row table:style-name="ro1">
          <table:table-cell office:value-type="float" office:value="4.222" calcext:value-type="float">
            <text:p>4.222</text:p>
          </table:table-cell>
          <table:table-cell office:value-type="float" office:value="4.20584503531317" calcext:value-type="float">
            <text:p>4.2058450353131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81417367402897" calcext:value-type="float">
            <text:p>3.8141736740289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7.04694387085137" calcext:value-type="float">
            <text:p>7.0469438708513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34666280736608" calcext:value-type="float">
            <text:p>1.34666280736608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5.5111693362193" calcext:value-type="float">
            <text:p>25.5111693362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6374210204559" calcext:value-type="float">
            <text:p>7.56374210204559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.3777871275783" calcext:value-type="float">
            <text:p>7.3777871275783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25.7986068059024" calcext:value-type="float">
            <text:p>25.798606805902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21078548173675" calcext:value-type="float">
            <text:p>4.21078548173675</text:p>
          </table:table-cell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15.2555105531233" calcext:value-type="float">
            <text:p>15.2555105531233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7.51550279033994" calcext:value-type="float">
            <text:p>7.51550279033994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.95808903405283" calcext:value-type="float">
            <text:p>5.95808903405283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9.7510107233045" calcext:value-type="float">
            <text:p>39.7510107233045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13.5519368253968" calcext:value-type="float">
            <text:p>13.5519368253968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83.9295833333334" calcext:value-type="float">
            <text:p>83.9295833333334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47551955520548" calcext:value-type="float">
            <text:p>4.4755195552054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5.919904502442" calcext:value-type="float">
            <text:p>55.91990450244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.34737601300678" calcext:value-type="float">
            <text:p>4.3473760130067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6.8733681583694" calcext:value-type="float">
            <text:p>16.873368158369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10.2097634963925" calcext:value-type="float">
            <text:p>10.209763496392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44187675226736" calcext:value-type="float">
            <text:p>3.44187675226736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23659373570501" calcext:value-type="float">
            <text:p>4.2365937357050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6.2209092929293" calcext:value-type="float">
            <text:p>16.2209092929293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.26432721801659" calcext:value-type="float">
            <text:p>4.2643272180165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8.7832776984127" calcext:value-type="float">
            <text:p>18.783277698412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083751306416" calcext:value-type="float">
            <text:p>4.083751306416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4.1235551785714" calcext:value-type="float">
            <text:p>34.123555178571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3.0704275677101" calcext:value-type="float">
            <text:p>13.0704275677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3.91165093899837" calcext:value-type="float">
            <text:p>3.91165093899837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5.7831947294372" calcext:value-type="float">
            <text:p>15.783194729437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01469367862528" calcext:value-type="float">
            <text:p>4.01469367862528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6.96627537712288" calcext:value-type="float">
            <text:p>6.96627537712288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17422313422713" calcext:value-type="float">
            <text:p>4.1742231342271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.28720968614719" calcext:value-type="float">
            <text:p>9.28720968614719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6.3722251855128" calcext:value-type="float">
            <text:p>6.3722251855128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12947230063504" calcext:value-type="float">
            <text:p>4.12947230063504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9.96445034326784" calcext:value-type="float">
            <text:p>9.9644503432678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76011154873954" calcext:value-type="float">
            <text:p>3.7601115487395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.33630039393939" calcext:value-type="float">
            <text:p>8.33630039393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.4836140295815" calcext:value-type="float">
            <text:p>31.483614029581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00381293145061" calcext:value-type="float">
            <text:p>0.700381293145061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.06696895328281" calcext:value-type="float">
            <text:p>4.06696895328281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45.4293241847042" calcext:value-type="float">
            <text:p>45.4293241847042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115.006484801587" calcext:value-type="float">
            <text:p>115.006484801587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.32233622201158" calcext:value-type="float">
            <text:p>4.32233622201158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31.0053352417027" calcext:value-type="float">
            <text:p>31.005335241702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30434284370986" calcext:value-type="float">
            <text:p>4.30434284370986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7.64291807400932" calcext:value-type="float">
            <text:p>7.64291807400932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9.06584388499906" calcext:value-type="float">
            <text:p>9.06584388499906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6.30978593770608" calcext:value-type="float">
            <text:p>6.3097859377060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05803852715121" calcext:value-type="float">
            <text:p>0.70580385271512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61628959394225" calcext:value-type="float">
            <text:p>1.61628959394225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30.5166158441558" calcext:value-type="float">
            <text:p>30.5166158441558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17.0908158982684" calcext:value-type="float">
            <text:p>17.090815898268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65614394248018" calcext:value-type="float">
            <text:p>3.65614394248018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7.6406548809524" calcext:value-type="float">
            <text:p>17.6406548809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378487918928" calcext:value-type="float">
            <text:p>3.46378487918928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8.3977939529914" calcext:value-type="float">
            <text:p>18.3977939529914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7.28046467511247" calcext:value-type="float">
            <text:p>7.2804646751124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89178743500603" calcext:value-type="float">
            <text:p>3.89178743500603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97.0770666269841" calcext:value-type="float">
            <text:p>97.0770666269841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18.9101649148629" calcext:value-type="float">
            <text:p>18.9101649148629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25.8464043331668" calcext:value-type="float">
            <text:p>25.846404333166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.15528079885273" calcext:value-type="float">
            <text:p>3.15528079885273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8.05396003463203" calcext:value-type="float">
            <text:p>8.0539600346320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3.2635661742424" calcext:value-type="float">
            <text:p>13.2635661742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8.3202437745588" calcext:value-type="float">
            <text:p>18.3202437745588</text:p>
          </table:table-cell>
        </table:table-row>
        <table:table-row table:style-name="ro1">
          <table:table-cell office:value-type="float" office:value="31.67" calcext:value-type="float">
            <text:p>31.67</text:p>
          </table:table-cell>
          <table:table-cell office:value-type="float" office:value="25.6517219047619" calcext:value-type="float">
            <text:p>25.651721904761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79724522907648" calcext:value-type="float">
            <text:p>7.7972452290764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28280342786398" calcext:value-type="float">
            <text:p>3.28280342786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4189308621934" calcext:value-type="float">
            <text:p>6.04189308621934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9.06959381385281" calcext:value-type="float">
            <text:p>9.06959381385281</text:p>
          </table:table-cell>
        </table:table-row>
        <table:table-row table:style-name="ro1">
          <table:table-cell office:value-type="float" office:value="50.12" calcext:value-type="float">
            <text:p>50.12</text:p>
          </table:table-cell>
          <table:table-cell office:value-type="float" office:value="49.94476098018" calcext:value-type="float">
            <text:p>49.9447609801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96166273574211" calcext:value-type="float">
            <text:p>3.9616627357421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.90367551399548" calcext:value-type="float">
            <text:p>2.90367551399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15.7871181665557" calcext:value-type="float">
            <text:p>15.787118166555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820579072151" calcext:value-type="float">
            <text:p>3.63820579072151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4.6177302579365" calcext:value-type="float">
            <text:p>24.617730257936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51768682818028" calcext:value-type="float">
            <text:p>1.51768682818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5869400793651" calcext:value-type="float">
            <text:p>6.7586940079365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52570189625114" calcext:value-type="float">
            <text:p>3.525701896251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.1684705357143" calcext:value-type="float">
            <text:p>38.1684705357143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7.33811428266178" calcext:value-type="float">
            <text:p>7.33811428266178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6.51495006979132" calcext:value-type="float">
            <text:p>6.51495006979132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.49625626544859" calcext:value-type="float">
            <text:p>4.4962562654485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.1863252910978" calcext:value-type="float">
            <text:p>17.1863252910978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7.66271457431458" calcext:value-type="float">
            <text:p>7.66271457431458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16.817307973693" calcext:value-type="float">
            <text:p>16.817307973693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8.40656724053724" calcext:value-type="float">
            <text:p>8.40656724053724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52.0795673484849" calcext:value-type="float">
            <text:p>52.079567348484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37292536173196" calcext:value-type="float">
            <text:p>3.37292536173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7889675441225" calcext:value-type="float">
            <text:p>8.87889675441225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25.8590565663503" calcext:value-type="float">
            <text:p>25.859056566350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72015785457201" calcext:value-type="float">
            <text:p>3.72015785457201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6.59813755687123" calcext:value-type="float">
            <text:p>6.5981375568712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6.6220615725941" calcext:value-type="float">
            <text:p>16.6220615725941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3.94603557740746" calcext:value-type="float">
            <text:p>3.94603557740746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7.08360555965277" calcext:value-type="float">
            <text:p>7.08360555965277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8.37559220860078" calcext:value-type="float">
            <text:p>8.3755922086007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.48930196016465" calcext:value-type="float">
            <text:p>2.48930196016465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6.0888984025974" calcext:value-type="float">
            <text:p>16.088898402597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.97873017585356" calcext:value-type="float">
            <text:p>6.9787301758535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.21779446969697" calcext:value-type="float">
            <text:p>8.21779446969697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6.0577384025974" calcext:value-type="float">
            <text:p>16.057738402597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8.0788900252525" calcext:value-type="float">
            <text:p>18.0788900252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59028712414825" calcext:value-type="float">
            <text:p>3.59028712414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8681403968254" calcext:value-type="float">
            <text:p>9.3868140396825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4.19951929836074" calcext:value-type="float">
            <text:p>4.19951929836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8.34136126623377" calcext:value-type="float">
            <text:p>8.341361266233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9799800468976" calcext:value-type="float">
            <text:p>20.979980046897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70210397339589" calcext:value-type="float">
            <text:p>5.70210397339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6067768939394" calcext:value-type="float">
            <text:p>6.060677689393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02606529193029" calcext:value-type="float">
            <text:p>4.02606529193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3999154365079" calcext:value-type="float">
            <text:p>10.399915436507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21904793361249" calcext:value-type="float">
            <text:p>4.21904793361249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32.7469523762349" calcext:value-type="float">
            <text:p>32.74695237623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2.0735863258637" calcext:value-type="float">
            <text:p>12.07358632586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2326958484571" calcext:value-type="float">
            <text:p>32.2326958484571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5.7269997799423" calcext:value-type="float">
            <text:p>15.7269997799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0.51" calcext:value-type="float">
            <text:p>60.51</text:p>
          </table:table-cell>
          <table:table-cell office:value-type="float" office:value="64.2112653715729" calcext:value-type="float">
            <text:p>64.2112653715729</text:p>
          </table:table-cell>
        </table:table-row>
        <table:table-row table:style-name="ro1">
          <table:table-cell office:value-type="float" office:value="114.75" calcext:value-type="float">
            <text:p>114.75</text:p>
          </table:table-cell>
          <table:table-cell office:value-type="float" office:value="146.341054455267" calcext:value-type="float">
            <text:p>146.341054455267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7696858138389" calcext:value-type="float">
            <text:p>25.7696858138389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5.0078357503607" calcext:value-type="float">
            <text:p>25.007835750360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2145397573605" calcext:value-type="float">
            <text:p>4.2214539757360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.6653354220779" calcext:value-type="float">
            <text:p>16.665335422077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79627429305662" calcext:value-type="float">
            <text:p>4.79627429305662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96038105181778" calcext:value-type="float">
            <text:p>3.96038105181778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496209040404" calcext:value-type="float">
            <text:p>17.49620904040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5.0917912698413" calcext:value-type="float">
            <text:p>15.091791269841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14347775768328" calcext:value-type="float">
            <text:p>4.1434777576832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99184062202307" calcext:value-type="float">
            <text:p>3.99184062202307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89610341153579" calcext:value-type="float">
            <text:p>3.89610341153579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24.4331234632035" calcext:value-type="float">
            <text:p>24.433123463203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7.15117211649462" calcext:value-type="float">
            <text:p>7.1511721164946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.0240960918989" calcext:value-type="float">
            <text:p>3.0240960918989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7.88018923860453" calcext:value-type="float">
            <text:p>7.88018923860453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4.0162164635603" calcext:value-type="float">
            <text:p>4.0162164635603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21.4988152867965" calcext:value-type="float">
            <text:p>21.498815286796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7.66655024531024" calcext:value-type="float">
            <text:p>7.6665502453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7.88004494155844" calcext:value-type="float">
            <text:p>7.88004494155844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42994836069234" calcext:value-type="float">
            <text:p>3.42994836069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882924063396" calcext:value-type="float">
            <text:p>11.4882924063396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20.1844259298012" calcext:value-type="float">
            <text:p>20.184425929801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39114517988669" calcext:value-type="float">
            <text:p>1.39114517988669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21.3210363492064" calcext:value-type="float">
            <text:p>21.3210363492064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13017693374934" calcext:value-type="float">
            <text:p>4.13017693374934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41.0816613275613" calcext:value-type="float">
            <text:p>41.0816613275613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.06899815374402" calcext:value-type="float">
            <text:p>3.06899815374402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24091550669794" calcext:value-type="float">
            <text:p>4.24091550669794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5.1172352561328" calcext:value-type="float">
            <text:p>15.1172352561328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0.2361167163947" calcext:value-type="float">
            <text:p>10.2361167163947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4.8764210732323" calcext:value-type="float">
            <text:p>14.8764210732323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7.25522727272727" calcext:value-type="float">
            <text:p>7.255227272727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9377131421357" calcext:value-type="float">
            <text:p>36.9377131421357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3.70290240432461" calcext:value-type="float">
            <text:p>3.70290240432461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7.4219597977023" calcext:value-type="float">
            <text:p>7.4219597977023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6.33247648490399" calcext:value-type="float">
            <text:p>6.33247648490399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40444244282793" calcext:value-type="float">
            <text:p>4.40444244282793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7.70249813852814" calcext:value-type="float">
            <text:p>7.70249813852814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7.16270188885676" calcext:value-type="float">
            <text:p>7.1627018888567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16258910866911" calcext:value-type="float">
            <text:p>6.16258910866911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0.8864551628927" calcext:value-type="float">
            <text:p>10.886455162892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3032450119313" calcext:value-type="float">
            <text:p>4.3032450119313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.86599024802862" calcext:value-type="float">
            <text:p>3.8659902480286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4.072610505746" calcext:value-type="float">
            <text:p>4.07261050574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.83463813597222" calcext:value-type="float">
            <text:p>7.83463813597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087738067488" calcext:value-type="float">
            <text:p>3.09087738067488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4.3982532265512" calcext:value-type="float">
            <text:p>14.3982532265512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1883536298055" calcext:value-type="float">
            <text:p>4.21883536298055</text:p>
          </table:table-cell>
        </table:table-row>
        <table:table-row table:style-name="ro1">
          <table:table-cell office:value-type="float" office:value="39.94" calcext:value-type="float">
            <text:p>39.94</text:p>
          </table:table-cell>
          <table:table-cell office:value-type="float" office:value="42.0575085274301" calcext:value-type="float">
            <text:p>42.0575085274301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29.311121992211" calcext:value-type="float">
            <text:p>29.311121992211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6.5529491464646" calcext:value-type="float">
            <text:p>16.5529491464646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5.42965428899417" calcext:value-type="float">
            <text:p>5.4296542889941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44155708582293" calcext:value-type="float">
            <text:p>1.44155708582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23204150127517" calcext:value-type="float">
            <text:p>-0.723204150127517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4.3712056918637" calcext:value-type="float">
            <text:p>14.371205691863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28123303477884" calcext:value-type="float">
            <text:p>1.28123303477884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6.82389715673216" calcext:value-type="float">
            <text:p>6.8238971567321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.15101475748023" calcext:value-type="float">
            <text:p>4.15101475748023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34.5794428210678" calcext:value-type="float">
            <text:p>34.5794428210678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20.7230645248363" calcext:value-type="float">
            <text:p>20.7230645248363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7.30533706962482" calcext:value-type="float">
            <text:p>7.3053370696248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17275922429757" calcext:value-type="float">
            <text:p>3.17275922429757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7.2592702200577" calcext:value-type="float">
            <text:p>17.2592702200577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5.34721979331127" calcext:value-type="float">
            <text:p>5.34721979331127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7.68177005244755" calcext:value-type="float">
            <text:p>7.6817700524475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7.6202322301587" calcext:value-type="float">
            <text:p>17.6202322301587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14999681628665" calcext:value-type="float">
            <text:p>4.14999681628665</text:p>
          </table:table-cell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20.4116656998557" calcext:value-type="float">
            <text:p>20.4116656998557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.3097725035085" calcext:value-type="float">
            <text:p>4.3097725035085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45864978768755" calcext:value-type="float">
            <text:p>4.45864978768755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16.8020033649684" calcext:value-type="float">
            <text:p>16.8020033649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4.17481017711414" calcext:value-type="float">
            <text:p>4.17481017711414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.66004899400792" calcext:value-type="float">
            <text:p>3.6600489940079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90888180655552" calcext:value-type="float">
            <text:p>6.90888180655552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5.48817344572095" calcext:value-type="float">
            <text:p>5.4881734457209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72925789565119" calcext:value-type="float">
            <text:p>3.72925789565119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14.9029538618326" calcext:value-type="float">
            <text:p>14.9029538618326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7.36963282828283" calcext:value-type="float">
            <text:p>7.36963282828283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01940747328945" calcext:value-type="float">
            <text:p>4.019407473289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19843485590613" calcext:value-type="float">
            <text:p>0.819843485590613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21.2592693787879" calcext:value-type="float">
            <text:p>21.2592693787879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76208436947752" calcext:value-type="float">
            <text:p>3.76208436947752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29.2268521509412" calcext:value-type="float">
            <text:p>29.2268521509412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6.57215065883678" calcext:value-type="float">
            <text:p>6.57215065883678</text:p>
          </table:table-cell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13.5789757842713" calcext:value-type="float">
            <text:p>13.5789757842713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9.9776496923164" calcext:value-type="float">
            <text:p>19.977649692316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4.32113274911266" calcext:value-type="float">
            <text:p>4.32113274911266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6.22329367158985" calcext:value-type="float">
            <text:p>6.2232936715898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58770903148995" calcext:value-type="float">
            <text:p>3.58770903148995</text:p>
          </table:table-cell>
        </table:table-row>
        <table:table-row table:style-name="ro1">
          <table:table-cell office:value-type="float" office:value="29.26" calcext:value-type="float">
            <text:p>29.26</text:p>
          </table:table-cell>
          <table:table-cell office:value-type="float" office:value="29.418627761544" calcext:value-type="float">
            <text:p>29.41862776154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5.5375173556999" calcext:value-type="float">
            <text:p>15.5375173556999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6.39070503501401" calcext:value-type="float">
            <text:p>6.390705035014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1.5506269660895" calcext:value-type="float">
            <text:p>11.5506269660895</text:p>
          </table:table-cell>
        </table:table-row>
        <table:table-row table:style-name="ro1">
          <table:table-cell office:value-type="float" office:value="40.43" calcext:value-type="float">
            <text:p>40.43</text:p>
          </table:table-cell>
          <table:table-cell office:value-type="float" office:value="40.9999963968385" calcext:value-type="float">
            <text:p>40.9999963968385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5.5375173556999" calcext:value-type="float">
            <text:p>15.5375173556999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21.4994783802309" calcext:value-type="float">
            <text:p>21.4994783802309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2.3600960944027" calcext:value-type="float">
            <text:p>12.360096094402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5.63538578839286" calcext:value-type="float">
            <text:p>5.63538578839286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8.26368691686092" calcext:value-type="float">
            <text:p>8.2636869168609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98396779453605" calcext:value-type="float">
            <text:p>3.98396779453605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8.61901259018759" calcext:value-type="float">
            <text:p>8.61901259018759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35.2321503304049" calcext:value-type="float">
            <text:p>35.2321503304049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14383628845963" calcext:value-type="float">
            <text:p>3.1438362884596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9.2313627561328" calcext:value-type="float">
            <text:p>19.231362756132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39409669557733" calcext:value-type="float">
            <text:p>3.3940966955773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29635954254205" calcext:value-type="float">
            <text:p>4.2963595425420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43599078976579" calcext:value-type="float">
            <text:p>7.43599078976579</text:p>
          </table:table-cell>
        </table:table-row>
        <table:table-row table:style-name="ro1">
          <table:table-cell office:value-type="float" office:value="65.19" calcext:value-type="float">
            <text:p>65.19</text:p>
          </table:table-cell>
          <table:table-cell office:value-type="float" office:value="52.3298761201299" calcext:value-type="float">
            <text:p>52.3298761201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543288131803" calcext:value-type="float">
            <text:p>2.9454328813180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39251890836941" calcext:value-type="float">
            <text:p>2.3925189083694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3.93309527769879" calcext:value-type="float">
            <text:p>3.93309527769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63789072891635" calcext:value-type="float">
            <text:p>1.63789072891635</text:p>
          </table:table-cell>
        </table:table-row>
        <table:table-row table:style-name="ro1">
          <table:table-cell office:value-type="float" office:value="49.48" calcext:value-type="float">
            <text:p>49.48</text:p>
          </table:table-cell>
          <table:table-cell office:value-type="float" office:value="41.3005727619048" calcext:value-type="float">
            <text:p>41.3005727619048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40.9394258611111" calcext:value-type="float">
            <text:p>40.9394258611111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3.2767888383838" calcext:value-type="float">
            <text:p>13.2767888383838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.036894333135" calcext:value-type="float">
            <text:p>4.03689433313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1631827978591" calcext:value-type="float">
            <text:p>4.1631827978591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25.3279420634921" calcext:value-type="float">
            <text:p>25.327942063492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41026310739244" calcext:value-type="float">
            <text:p>1.4102631073924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58422500872737" calcext:value-type="float">
            <text:p>3.58422500872737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6.38812674956686" calcext:value-type="float">
            <text:p>6.38812674956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9.81" calcext:value-type="float">
            <text:p>29.81</text:p>
          </table:table-cell>
          <table:table-cell office:value-type="float" office:value="33.7418583946609" calcext:value-type="float">
            <text:p>33.7418583946609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1.5569942936508" calcext:value-type="float">
            <text:p>11.5569942936508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4.994316922446" calcext:value-type="float">
            <text:p>24.994316922446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7.79686499350649" calcext:value-type="float">
            <text:p>7.79686499350649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7.06517902014652" calcext:value-type="float">
            <text:p>7.0651790201465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2718243365422" calcext:value-type="float">
            <text:p>4.2718243365422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47.4944000649351" calcext:value-type="float">
            <text:p>47.4944000649351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.04509458968416" calcext:value-type="float">
            <text:p>4.04509458968416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26.9905227777778" calcext:value-type="float">
            <text:p>26.990522777777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91429333710364" calcext:value-type="float">
            <text:p>3.9142933371036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8.6817927697303" calcext:value-type="float">
            <text:p>18.681792769730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8.7517888961039" calcext:value-type="float">
            <text:p>18.7517888961039</text:p>
          </table:table-cell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11.8727153737602" calcext:value-type="float">
            <text:p>11.87271537376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8542213275613" calcext:value-type="float">
            <text:p>22.85422132756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.6496039709735" calcext:value-type="float">
            <text:p>27.6496039709735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32.519576984127" calcext:value-type="float">
            <text:p>32.519576984127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9.03905911616162" calcext:value-type="float">
            <text:p>9.03905911616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5174745238095" calcext:value-type="float">
            <text:p>7.55174745238095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9.95946728668261" calcext:value-type="float">
            <text:p>9.9594672866826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3.02972314082557" calcext:value-type="float">
            <text:p>3.02972314082557</text:p>
          </table:table-cell>
        </table:table-row>
        <table:table-row table:style-name="ro1">
          <table:table-cell office:value-type="float" office:value="2.726" calcext:value-type="float">
            <text:p>2.726</text:p>
          </table:table-cell>
          <table:table-cell office:value-type="float" office:value="3.46698720435685" calcext:value-type="float">
            <text:p>3.46698720435685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34684865645007" calcext:value-type="float">
            <text:p>3.3468486564500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20160587694164" calcext:value-type="float">
            <text:p>4.2016058769416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17034337372803" calcext:value-type="float">
            <text:p>3.1703433737280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7.24796987347122" calcext:value-type="float">
            <text:p>7.2479698734712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8.86223980880231" calcext:value-type="float">
            <text:p>8.86223980880231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0.0521443578644" calcext:value-type="float">
            <text:p>10.0521443578644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9.35221269191919" calcext:value-type="float">
            <text:p>9.3522126919191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3.7134836825397" calcext:value-type="float">
            <text:p>23.7134836825397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59662443451336" calcext:value-type="float">
            <text:p>2.59662443451336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5.6720342324016" calcext:value-type="float">
            <text:p>15.672034232401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55735599954904" calcext:value-type="float">
            <text:p>3.5573559995490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70210397339589" calcext:value-type="float">
            <text:p>5.7021039733958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.76886235346525" calcext:value-type="float">
            <text:p>6.76886235346525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92999312329721" calcext:value-type="float">
            <text:p>4.9299931232972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56015927104085" calcext:value-type="float">
            <text:p>3.5601592710408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4.0590609018759" calcext:value-type="float">
            <text:p>14.059060901875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0455770429392" calcext:value-type="float">
            <text:p>4.3045577042939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6.5504744588745" calcext:value-type="float">
            <text:p>36.5504744588745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9.08223791486292" calcext:value-type="float">
            <text:p>9.08223791486292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37.9580520238095" calcext:value-type="float">
            <text:p>37.9580520238095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5.9868409360084" calcext:value-type="float">
            <text:p>15.9868409360084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27.9992946509412" calcext:value-type="float">
            <text:p>27.9992946509412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1.3847481746032" calcext:value-type="float">
            <text:p>11.3847481746032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25.4697840945166" calcext:value-type="float">
            <text:p>25.4697840945166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.52290521674451" calcext:value-type="float">
            <text:p>3.52290521674451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4.26585552229391" calcext:value-type="float">
            <text:p>4.26585552229391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6.50248412074037" calcext:value-type="float">
            <text:p>6.50248412074037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18617813240365" calcext:value-type="float">
            <text:p>3.18617813240365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6.3282059784823" calcext:value-type="float">
            <text:p>6.3282059784823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21367239082697" calcext:value-type="float">
            <text:p>4.21367239082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6747801777742" calcext:value-type="float">
            <text:p>4.66747801777742</text:p>
          </table:table-cell>
        </table:table-row>
        <table:table-row table:style-name="ro1">
          <table:table-cell office:value-type="float" office:value="34.825" calcext:value-type="float">
            <text:p>34.825</text:p>
          </table:table-cell>
          <table:table-cell office:value-type="float" office:value="23.0579099007937" calcext:value-type="float">
            <text:p>23.0579099007937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7.61205961038961" calcext:value-type="float">
            <text:p>7.61205961038961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17.2060892056277" calcext:value-type="float">
            <text:p>17.2060892056277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7.8116720770418" calcext:value-type="float">
            <text:p>7.8116720770418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30.8001776587302" calcext:value-type="float">
            <text:p>30.8001776587302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9.7336301767677" calcext:value-type="float">
            <text:p>19.733630176767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90483844247" calcext:value-type="float">
            <text:p>3.69048384424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.36120634837384" calcext:value-type="float">
            <text:p>8.36120634837384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3.81406082126534" calcext:value-type="float">
            <text:p>3.8140608212653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42534406232521" calcext:value-type="float">
            <text:p>3.42534406232521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8082198820052" calcext:value-type="float">
            <text:p>3.808219882005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33091187883328" calcext:value-type="float">
            <text:p>1.33091187883328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4.25237647532417" calcext:value-type="float">
            <text:p>4.25237647532417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4.62617118980529" calcext:value-type="float">
            <text:p>4.62617118980529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23.5762646201299" calcext:value-type="float">
            <text:p>23.5762646201299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4.45434610421363" calcext:value-type="float">
            <text:p>4.45434610421363</text:p>
          </table:table-cell>
        </table:table-row>
        <table:table-row table:style-name="ro1">
          <table:table-cell office:value-type="float" office:value="59.01" calcext:value-type="float">
            <text:p>59.01</text:p>
          </table:table-cell>
          <table:table-cell office:value-type="float" office:value="48.8636663979077" calcext:value-type="float">
            <text:p>48.863666397907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6.68296154312062" calcext:value-type="float">
            <text:p>6.6829615431206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61077103723413" calcext:value-type="float">
            <text:p>1.6107710372341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0.5169722932623" calcext:value-type="float">
            <text:p>30.5169722932623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16.032614523532" calcext:value-type="float">
            <text:p>16.032614523532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9.583482533189" calcext:value-type="float">
            <text:p>19.583482533189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7.63724025759491" calcext:value-type="float">
            <text:p>7.63724025759491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4.15162244406921" calcext:value-type="float">
            <text:p>4.15162244406921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3.99722708777817" calcext:value-type="float">
            <text:p>3.99722708777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6.7977835642136" calcext:value-type="float">
            <text:p>16.7977835642136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24.7611600721501" calcext:value-type="float">
            <text:p>24.7611600721501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8.0005022979798" calcext:value-type="float">
            <text:p>8.0005022979798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.12397430622794" calcext:value-type="float">
            <text:p>4.12397430622794</text:p>
          </table:table-cell>
        </table:table-row>
        <table:table-row table:style-name="ro1">
          <table:table-cell office:value-type="float" office:value="56.52" calcext:value-type="float">
            <text:p>56.52</text:p>
          </table:table-cell>
          <table:table-cell office:value-type="float" office:value="43.5133450606061" calcext:value-type="float">
            <text:p>43.5133450606061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4.11475705643336" calcext:value-type="float">
            <text:p>4.11475705643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8.88642286907537" calcext:value-type="float">
            <text:p>8.88642286907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4.005823607733" calcext:value-type="float">
            <text:p>4.005823607733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7.7249302813853" calcext:value-type="float">
            <text:p>27.7249302813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77294428929112" calcext:value-type="float">
            <text:p>3.77294428929112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74987168543079" calcext:value-type="float">
            <text:p>3.74987168543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3608109126984" calcext:value-type="float">
            <text:p>24.3608109126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543288131803" calcext:value-type="float">
            <text:p>2.94543288131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14670200349206" calcext:value-type="float">
            <text:p>3.14670200349206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6.95398996309247" calcext:value-type="float">
            <text:p>6.95398996309247</text:p>
          </table:table-cell>
        </table:table-row>
        <table:table-row table:style-name="ro1">
          <table:table-cell office:value-type="float" office:value="19.07" calcext:value-type="float">
            <text:p>19.07</text:p>
          </table:table-cell>
          <table:table-cell office:value-type="float" office:value="16.8154323033911" calcext:value-type="float">
            <text:p>16.8154323033911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4.9571970754246" calcext:value-type="float">
            <text:p>14.9571970754246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4.05554699814203" calcext:value-type="float">
            <text:p>4.05554699814203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4.8956999007937" calcext:value-type="float">
            <text:p>14.8956999007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5381868437118" calcext:value-type="float">
            <text:p>6.35381868437118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.70351707464319" calcext:value-type="float">
            <text:p>6.7035170746431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43212992837236" calcext:value-type="float">
            <text:p>4.43212992837236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9.98922623376624" calcext:value-type="float">
            <text:p>9.98922623376624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9.89573939060939" calcext:value-type="float">
            <text:p>9.89573939060939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19.2524101363636" calcext:value-type="float">
            <text:p>19.2524101363636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3.63567837035485" calcext:value-type="float">
            <text:p>3.63567837035485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3.2866035569986" calcext:value-type="float">
            <text:p>33.286603556998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5.3724950549451" calcext:value-type="float">
            <text:p>15.3724950549451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9.34054093073593" calcext:value-type="float">
            <text:p>9.3405409307359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8.8488691305916" calcext:value-type="float">
            <text:p>18.8488691305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081493672381" calcext:value-type="float">
            <text:p>3.1081493672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81259192668443" calcext:value-type="float">
            <text:p>8.8125919266844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4.8460578846154" calcext:value-type="float">
            <text:p>14.846057884615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6.75419497049605" calcext:value-type="float">
            <text:p>6.7541949704960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39832129393443" calcext:value-type="float">
            <text:p>3.39832129393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15.5662572763348" calcext:value-type="float">
            <text:p>15.5662572763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9.86846462148962" calcext:value-type="float">
            <text:p>9.868464621489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62321028220113" calcext:value-type="float">
            <text:p>0.76232102822011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63404795122549" calcext:value-type="float">
            <text:p>4.63404795122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912749590816" calcext:value-type="float">
            <text:p>4.491274959081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.74904400009411" calcext:value-type="float">
            <text:p>6.74904400009411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6.91541366883117" calcext:value-type="float">
            <text:p>6.9154136688311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96805074217932" calcext:value-type="float">
            <text:p>3.9680507421793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6702751767677" calcext:value-type="float">
            <text:p>10.6702751767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5726687813069" calcext:value-type="float">
            <text:p>4.75726687813069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.59369122370607" calcext:value-type="float">
            <text:p>4.59369122370607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0.6081783513709" calcext:value-type="float">
            <text:p>10.6081783513709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.4829909099703" calcext:value-type="float">
            <text:p>4.4829909099703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1.3054129473304" calcext:value-type="float">
            <text:p>11.30541294733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91333659390568" calcext:value-type="float">
            <text:p>3.91333659390568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9.02275186002886" calcext:value-type="float">
            <text:p>9.0227518600288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5.9823192152292" calcext:value-type="float">
            <text:p>15.9823192152292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5.96449203900348" calcext:value-type="float">
            <text:p>5.96449203900348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5.6042311981833" calcext:value-type="float">
            <text:p>5.604231198183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99804031471572" calcext:value-type="float">
            <text:p>3.9980403147157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40706947497594" calcext:value-type="float">
            <text:p>3.4070694749759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93373447328233" calcext:value-type="float">
            <text:p>0.893373447328233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4.8447672610723" calcext:value-type="float">
            <text:p>14.8447672610723</text:p>
          </table:table-cell>
        </table:table-row>
        <table:table-row table:style-name="ro1">
          <table:table-cell office:value-type="float" office:value="31.39" calcext:value-type="float">
            <text:p>31.39</text:p>
          </table:table-cell>
          <table:table-cell office:value-type="float" office:value="26.4265046284271" calcext:value-type="float">
            <text:p>26.42650462842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5353185882868" calcext:value-type="float">
            <text:p>1.535318588286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38557641375063" calcext:value-type="float">
            <text:p>3.38557641375063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8.72460341956985" calcext:value-type="float">
            <text:p>8.72460341956985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66.1694689126984" calcext:value-type="float">
            <text:p>66.1694689126984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9.27331271672772" calcext:value-type="float">
            <text:p>9.2733127167277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68965920602534" calcext:value-type="float">
            <text:p>3.68965920602534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.20166997918694" calcext:value-type="float">
            <text:p>4.2016699791869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.30384854726972" calcext:value-type="float">
            <text:p>6.30384854726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415811962482" calcext:value-type="float">
            <text:p>10.41581196248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8521597658739" calcext:value-type="float">
            <text:p>4.4852159765873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3935672141405" calcext:value-type="float">
            <text:p>4.23935672141405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0.0641673684459" calcext:value-type="float">
            <text:p>20.064167368445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22243286298055" calcext:value-type="float">
            <text:p>4.22243286298055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18.8670213181818" calcext:value-type="float">
            <text:p>18.8670213181818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50744147745085" calcext:value-type="float">
            <text:p>3.50744147745085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4.1918771143383" calcext:value-type="float">
            <text:p>4.1918771143383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4.2827224891775" calcext:value-type="float">
            <text:p>14.2827224891775</text:p>
          </table:table-cell>
        </table:table-row>
        <table:table-row table:style-name="ro1">
          <table:table-cell office:value-type="float" office:value="25.13" calcext:value-type="float">
            <text:p>25.13</text:p>
          </table:table-cell>
          <table:table-cell office:value-type="float" office:value="26.865650487013" calcext:value-type="float">
            <text:p>26.865650487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7806256160506" calcext:value-type="float">
            <text:p>19.7806256160506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83965948316969" calcext:value-type="float">
            <text:p>3.83965948316969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3.98758933770667" calcext:value-type="float">
            <text:p>3.98758933770667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25.0219013888889" calcext:value-type="float">
            <text:p>25.021901388888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.86483763997114" calcext:value-type="float">
            <text:p>6.86483763997114</text:p>
          </table:table-cell>
        </table:table-row>
        <table:table-row table:style-name="ro1">
          <table:table-cell office:value-type="float" office:value="49.76" calcext:value-type="float">
            <text:p>49.76</text:p>
          </table:table-cell>
          <table:table-cell office:value-type="float" office:value="45.9820904314787" calcext:value-type="float">
            <text:p>45.9820904314787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24.6875752835192" calcext:value-type="float">
            <text:p>24.6875752835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7812757753358" calcext:value-type="float">
            <text:p>14.7812757753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17758586464739" calcext:value-type="float">
            <text:p>0.717758586464739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18.3968493116883" calcext:value-type="float">
            <text:p>18.3968493116883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27.5348900468975" calcext:value-type="float">
            <text:p>27.5348900468975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7.46213545689817" calcext:value-type="float">
            <text:p>7.46213545689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4203313924182" calcext:value-type="float">
            <text:p>3.74203313924182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16656597894437" calcext:value-type="float">
            <text:p>4.1665659789443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4.3634801123876" calcext:value-type="float">
            <text:p>34.3634801123876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64408161183914" calcext:value-type="float">
            <text:p>4.64408161183914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9.0013745505051" calcext:value-type="float">
            <text:p>19.0013745505051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7.39323305269616" calcext:value-type="float">
            <text:p>7.3932330526961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.10380685464391" calcext:value-type="float">
            <text:p>3.10380685464391</text:p>
          </table:table-cell>
        </table:table-row>
        <table:table-row table:style-name="ro1">
          <table:table-cell office:value-type="float" office:value="51.02" calcext:value-type="float">
            <text:p>51.02</text:p>
          </table:table-cell>
          <table:table-cell office:value-type="float" office:value="100.332805977633" calcext:value-type="float">
            <text:p>100.332805977633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15.2701901269841" calcext:value-type="float">
            <text:p>15.2701901269841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8.3393351572039" calcext:value-type="float">
            <text:p>38.3393351572039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57.7531880347594" calcext:value-type="float">
            <text:p>57.75318803475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87654673730631" calcext:value-type="float">
            <text:p>3.8765467373063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2.5385318362193" calcext:value-type="float">
            <text:p>22.538531836219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5.1985897402597" calcext:value-type="float">
            <text:p>15.1985897402597</text:p>
          </table:table-cell>
        </table:table-row>
        <table:table-row table:style-name="ro1">
          <table:table-cell office:value-type="float" office:value="40.29" calcext:value-type="float">
            <text:p>40.29</text:p>
          </table:table-cell>
          <table:table-cell office:value-type="float" office:value="27.9898812842713" calcext:value-type="float">
            <text:p>27.9898812842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6316583580483" calcext:value-type="float">
            <text:p>3.6631658358048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58667368823986" calcext:value-type="float">
            <text:p>6.58667368823986</text:p>
          </table:table-cell>
        </table:table-row>
        <table:table-row table:style-name="ro1">
          <table:table-cell office:value-type="float" office:value="65.47" calcext:value-type="float">
            <text:p>65.47</text:p>
          </table:table-cell>
          <table:table-cell office:value-type="float" office:value="56.0132913356252" calcext:value-type="float">
            <text:p>56.0132913356252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35.4973727020202" calcext:value-type="float">
            <text:p>35.4973727020202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11316224440154" calcext:value-type="float">
            <text:p>4.1131622444015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0629623139065" calcext:value-type="float">
            <text:p>4.0062962313906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77759263665291" calcext:value-type="float">
            <text:p>3.77759263665291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8.60206367174492" calcext:value-type="float">
            <text:p>8.60206367174492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0313798475862" calcext:value-type="float">
            <text:p>4.031379847586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7.26760734810606" calcext:value-type="float">
            <text:p>7.267607348106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0140364462713" calcext:value-type="float">
            <text:p>1.10140364462713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28.044791024531" calcext:value-type="float">
            <text:p>28.04479102453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8.38838969336219" calcext:value-type="float">
            <text:p>8.38838969336219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.32638763055142" calcext:value-type="float">
            <text:p>6.3263876305514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6.15800035914086" calcext:value-type="float">
            <text:p>6.1580003591408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994444252806" calcext:value-type="float">
            <text:p>2.799444425280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36087207792208" calcext:value-type="float">
            <text:p>5.3608720779220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8208102969236" calcext:value-type="float">
            <text:p>1.820810296923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12232034544987" calcext:value-type="float">
            <text:p>4.12232034544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128346537074" calcext:value-type="float">
            <text:p>10.128346537074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39.235698531746" calcext:value-type="float">
            <text:p>39.235698531746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32.9593779761905" calcext:value-type="float">
            <text:p>32.9593779761905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12.1297929292929" calcext:value-type="float">
            <text:p>12.1297929292929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74044866255802" calcext:value-type="float">
            <text:p>3.74044866255802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38.1162524053724" calcext:value-type="float">
            <text:p>38.116252405372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95453456709956" calcext:value-type="float">
            <text:p>6.95453456709956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15.1283585420135" calcext:value-type="float">
            <text:p>15.1283585420135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9.64436857142857" calcext:value-type="float">
            <text:p>9.64436857142857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0.585605959596" calcext:value-type="float">
            <text:p>10.58560595959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6.25371821400821" calcext:value-type="float">
            <text:p>6.2537182140082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45547601335188" calcext:value-type="float">
            <text:p>1.45547601335188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63464871557755" calcext:value-type="float">
            <text:p>3.6346487155775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.75925592043626" calcext:value-type="float">
            <text:p>7.7592559204362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43475462740307" calcext:value-type="float">
            <text:p>4.43475462740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7743938986641" calcext:value-type="float">
            <text:p>3.47743938986641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20.5881215440116" calcext:value-type="float">
            <text:p>20.5881215440116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51.2010882539683" calcext:value-type="float">
            <text:p>51.2010882539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0.014866525419" calcext:value-type="float">
            <text:p>10.01486652541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7141975855903" calcext:value-type="float">
            <text:p>3.714197585590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1.3498923989899" calcext:value-type="float">
            <text:p>21.349892398989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7.96866883809001" calcext:value-type="float">
            <text:p>7.9686688380900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70888991069895" calcext:value-type="float">
            <text:p>3.7088899106989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4.18040519559636" calcext:value-type="float">
            <text:p>4.18040519559636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7.9394571704249" calcext:value-type="float">
            <text:p>7.9394571704249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0948094273058" calcext:value-type="float">
            <text:p>3.0948094273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77.9659358225108" calcext:value-type="float">
            <text:p>77.965935822510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9455660918881" calcext:value-type="float">
            <text:p>4.59455660918881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25.4638073076923" calcext:value-type="float">
            <text:p>25.4638073076923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15.1115689120602" calcext:value-type="float">
            <text:p>15.1115689120602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7.7772797564935" calcext:value-type="float">
            <text:p>7.7772797564935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8.30026449811069" calcext:value-type="float">
            <text:p>8.3002644981106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1.7190706184926" calcext:value-type="float">
            <text:p>11.7190706184926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15.8707572402597" calcext:value-type="float">
            <text:p>15.8707572402597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59649466469756" calcext:value-type="float">
            <text:p>3.59649466469756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7.7056532936508" calcext:value-type="float">
            <text:p>17.705653293650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8.96937261904762" calcext:value-type="float">
            <text:p>8.96937261904762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0.916135070028" calcext:value-type="float">
            <text:p>20.91613507002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43219658702051" calcext:value-type="float">
            <text:p>1.43219658702051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6.26527434092052" calcext:value-type="float">
            <text:p>6.26527434092052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18.0944017424242" calcext:value-type="float">
            <text:p>18.0944017424242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4.8151285515873" calcext:value-type="float">
            <text:p>24.8151285515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4485220975763" calcext:value-type="float">
            <text:p>8.5448522097576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37666112922537" calcext:value-type="float">
            <text:p>4.37666112922537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4.29225626909931" calcext:value-type="float">
            <text:p>4.2922562690993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77518441353482" calcext:value-type="float">
            <text:p>3.77518441353482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3.6648470472583" calcext:value-type="float">
            <text:p>13.664847047258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.74180187161222" calcext:value-type="float">
            <text:p>3.7418018716122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0984642052132" calcext:value-type="float">
            <text:p>4.30984642052132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7.91267141770424" calcext:value-type="float">
            <text:p>7.91267141770424</text:p>
          </table:table-cell>
        </table:table-row>
        <table:table-row table:style-name="ro1">
          <table:table-cell office:value-type="float" office:value="68.46" calcext:value-type="float">
            <text:p>68.46</text:p>
          </table:table-cell>
          <table:table-cell office:value-type="float" office:value="62.991821984127" calcext:value-type="float">
            <text:p>62.99182198412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81962843799642" calcext:value-type="float">
            <text:p>3.81962843799642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9.1201287504162" calcext:value-type="float">
            <text:p>19.120128750416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51187688633193" calcext:value-type="float">
            <text:p>3.5118768863319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39386017005703" calcext:value-type="float">
            <text:p>1.39386017005703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95996553692044" calcext:value-type="float">
            <text:p>3.95996553692044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7.54442899262831" calcext:value-type="float">
            <text:p>7.54442899262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1318091718669" calcext:value-type="float">
            <text:p>0.81318091718669</text:p>
          </table:table-cell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28.9257543524531" calcext:value-type="float">
            <text:p>28.9257543524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1016650131345" calcext:value-type="float">
            <text:p>-1.61016650131345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11.4102612518038" calcext:value-type="float">
            <text:p>11.410261251803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63074711574253" calcext:value-type="float">
            <text:p>4.6307471157425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.66570908225325" calcext:value-type="float">
            <text:p>5.6657090822532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4256713156449" calcext:value-type="float">
            <text:p>1.42567131564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77477910883353" calcext:value-type="float">
            <text:p>4.7747791088335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8342071455358" calcext:value-type="float">
            <text:p>3.834207145535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4688860985795" calcext:value-type="float">
            <text:p>4.34688860985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127515226995" calcext:value-type="float">
            <text:p>12.112751522699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83723544447466" calcext:value-type="float">
            <text:p>3.83723544447466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37.7348801190476" calcext:value-type="float">
            <text:p>37.734880119047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39713465427845" calcext:value-type="float">
            <text:p>4.39713465427845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1.3548191561217" calcext:value-type="float">
            <text:p>11.354819156121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3605291442374" calcext:value-type="float">
            <text:p>5.3605291442374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78258350765414" calcext:value-type="float">
            <text:p>3.782583507654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2.453602597403" calcext:value-type="float">
            <text:p>512.453602597403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7.6328039862915" calcext:value-type="float">
            <text:p>17.632803986291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55511951514571" calcext:value-type="float">
            <text:p>1.5551195151457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87560117921166" calcext:value-type="float">
            <text:p>6.8756011792116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.15753190974168" calcext:value-type="float">
            <text:p>8.15753190974168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0.6955124080087" calcext:value-type="float">
            <text:p>10.695512408008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.64138726911977" calcext:value-type="float">
            <text:p>9.64138726911977</text:p>
          </table:table-cell>
        </table:table-row>
        <table:table-row table:style-name="ro1">
          <table:table-cell office:value-type="float" office:value="50.49" calcext:value-type="float">
            <text:p>50.49</text:p>
          </table:table-cell>
          <table:table-cell office:value-type="float" office:value="49.422175529242" calcext:value-type="float">
            <text:p>49.422175529242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46067372294372" calcext:value-type="float">
            <text:p>7.4606737229437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61167997573769" calcext:value-type="float">
            <text:p>3.6116799757376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12137133782093" calcext:value-type="float">
            <text:p>4.1213713378209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0.1246973340548" calcext:value-type="float">
            <text:p>10.1246973340548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14.3861120021645" calcext:value-type="float">
            <text:p>14.386112002164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31783953128422" calcext:value-type="float">
            <text:p>3.31783953128422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8.28573694444444" calcext:value-type="float">
            <text:p>8.2857369444444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.16996095173661" calcext:value-type="float">
            <text:p>4.16996095173661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21.3665591774892" calcext:value-type="float">
            <text:p>21.3665591774892</text:p>
          </table:table-cell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19.5865017063492" calcext:value-type="float">
            <text:p>19.5865017063492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11.3577892979243" calcext:value-type="float">
            <text:p>11.357789297924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0883393773348" calcext:value-type="float">
            <text:p>4.0883393773348</text:p>
          </table:table-cell>
        </table:table-row>
        <table:table-row table:style-name="ro1">
          <table:table-cell office:value-type="float" office:value="54.29" calcext:value-type="float">
            <text:p>54.29</text:p>
          </table:table-cell>
          <table:table-cell office:value-type="float" office:value="35.8490752619047" calcext:value-type="float">
            <text:p>35.8490752619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0552631493506" calcext:value-type="float">
            <text:p>26.055263149350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8.8195935497836" calcext:value-type="float">
            <text:p>18.819593549783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.1540899053724" calcext:value-type="float">
            <text:p>8.1540899053724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0.0113076847042" calcext:value-type="float">
            <text:p>10.0113076847042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35857563534035" calcext:value-type="float">
            <text:p>4.358575635340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.7200847979798" calcext:value-type="float">
            <text:p>87.72008479797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6705295264639" calcext:value-type="float">
            <text:p>3.86705295264639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8.8498778881674" calcext:value-type="float">
            <text:p>28.8498778881674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7.86828262584638" calcext:value-type="float">
            <text:p>7.86828262584638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5.9532731746032" calcext:value-type="float">
            <text:p>25.953273174603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93701146235755" calcext:value-type="float">
            <text:p>3.93701146235755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7.67096037878788" calcext:value-type="float">
            <text:p>7.67096037878788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7.8241157406607" calcext:value-type="float">
            <text:p>7.8241157406607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45.0607393134921" calcext:value-type="float">
            <text:p>45.0607393134921</text:p>
          </table:table-cell>
        </table:table-row>
        <table:table-row table:style-name="ro1">
          <table:table-cell office:value-type="float" office:value="1012.7" calcext:value-type="float">
            <text:p>1012.7</text:p>
          </table:table-cell>
          <table:table-cell office:value-type="float" office:value="516.122888311688" calcext:value-type="float">
            <text:p>516.122888311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2529766263748" calcext:value-type="float">
            <text:p>4.42529766263748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10.6543179365079" calcext:value-type="float">
            <text:p>10.6543179365079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96.3525673376623" calcext:value-type="float">
            <text:p>96.35256733766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65824895743146" calcext:value-type="float">
            <text:p>7.6582489574314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7.3583890396825" calcext:value-type="float">
            <text:p>27.3583890396825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52.6682187835498" calcext:value-type="float">
            <text:p>52.6682187835498</text:p>
          </table:table-cell>
        </table:table-row>
        <table:table-row table:style-name="ro1">
          <table:table-cell office:value-type="float" office:value="69.04" calcext:value-type="float">
            <text:p>69.04</text:p>
          </table:table-cell>
          <table:table-cell office:value-type="float" office:value="71.1350776948052" calcext:value-type="float">
            <text:p>71.135077694805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1.7803936544012" calcext:value-type="float">
            <text:p>11.7803936544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9078711008083" calcext:value-type="float">
            <text:p>3.39078711008083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7.01770276100138" calcext:value-type="float">
            <text:p>7.01770276100138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06114630312088" calcext:value-type="float">
            <text:p>3.06114630312088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6.59555311216561" calcext:value-type="float">
            <text:p>6.59555311216561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86952973027501" calcext:value-type="float">
            <text:p>3.86952973027501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3.5956264502164" calcext:value-type="float">
            <text:p>13.5956264502164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6.98807606833061" calcext:value-type="float">
            <text:p>6.9880760683306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772227829197" calcext:value-type="float">
            <text:p>5.4772227829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798693560606" calcext:value-type="float">
            <text:p>6.079869356060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3067849449253" calcext:value-type="float">
            <text:p>3.13067849449253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8.25939142857143" calcext:value-type="float">
            <text:p>-8.2593914285714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93540415096427" calcext:value-type="float">
            <text:p>3.93540415096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25846778821473" calcext:value-type="float">
            <text:p>4.2584677882147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.61507753968254" calcext:value-type="float">
            <text:p>7.61507753968254</text:p>
          </table:table-cell>
        </table:table-row>
        <table:table-row table:style-name="ro1">
          <table:table-cell office:value-type="float" office:value="49.29" calcext:value-type="float">
            <text:p>49.29</text:p>
          </table:table-cell>
          <table:table-cell office:value-type="float" office:value="53.1479515295815" calcext:value-type="float">
            <text:p>53.1479515295815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.35865501501435" calcext:value-type="float">
            <text:p>3.3586550150143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0.3435241938617" calcext:value-type="float">
            <text:p>10.343524193861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7331645112602" calcext:value-type="float">
            <text:p>1.6733164511260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39919123367794" calcext:value-type="float">
            <text:p>3.39919123367794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67.2930645598846" calcext:value-type="float">
            <text:p>67.293064559884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4688860985795" calcext:value-type="float">
            <text:p>4.34688860985795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26.2760417460317" calcext:value-type="float">
            <text:p>26.2760417460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5265479761905" calcext:value-type="float">
            <text:p>11.52654797619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99401124674861" calcext:value-type="float">
            <text:p>3.99401124674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8247274585137" calcext:value-type="float">
            <text:p>18.824727458513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.1540899053724" calcext:value-type="float">
            <text:p>8.154089905372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49320634010998" calcext:value-type="float">
            <text:p>4.49320634010998</text:p>
          </table:table-cell>
        </table:table-row>
        <table:table-row table:style-name="ro1">
          <table:table-cell office:value-type="float" office:value="50.46" calcext:value-type="float">
            <text:p>50.46</text:p>
          </table:table-cell>
          <table:table-cell office:value-type="float" office:value="47.7862009848485" calcext:value-type="float">
            <text:p>47.786200984848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54095407509158" calcext:value-type="float">
            <text:p>5.54095407509158</text:p>
          </table:table-cell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53.1116711168831" calcext:value-type="float">
            <text:p>53.1116711168831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4.2160657503608" calcext:value-type="float">
            <text:p>14.21606575036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.56951663614163" calcext:value-type="float">
            <text:p>6.5695166361416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35296069939505" calcext:value-type="float">
            <text:p>3.35296069939505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9.77896017088175" calcext:value-type="float">
            <text:p>9.7789601708817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71647753803198" calcext:value-type="float">
            <text:p>3.71647753803198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30.4783903427128" calcext:value-type="float">
            <text:p>30.478390342712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9.9825251190476" calcext:value-type="float">
            <text:p>19.982525119047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2565133069816" calcext:value-type="float">
            <text:p>4.2565133069816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63.4248688492063" calcext:value-type="float">
            <text:p>63.424868849206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9.64621205988456" calcext:value-type="float">
            <text:p>9.64621205988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842796790281" calcext:value-type="float">
            <text:p>3.86842796790281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2.6851247619048" calcext:value-type="float">
            <text:p>22.685124761904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1310412876059" calcext:value-type="float">
            <text:p>4.131041287605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5779904414624" calcext:value-type="float">
            <text:p>4.457799044146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1124553435258" calcext:value-type="float">
            <text:p>4.41124553435258</text:p>
          </table:table-cell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float" office:value="39.1788775775613" calcext:value-type="float">
            <text:p>39.17887757756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470442955933" calcext:value-type="float">
            <text:p>4.3470442955933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8.4346205794206" calcext:value-type="float">
            <text:p>18.43462057942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00257498099639" calcext:value-type="float">
            <text:p>4.00257498099639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4.4712311904762" calcext:value-type="float">
            <text:p>14.471231190476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7309166817831" calcext:value-type="float">
            <text:p>3.730916681783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64948177655678" calcext:value-type="float">
            <text:p>6.6494817765567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73674901331806" calcext:value-type="float">
            <text:p>3.73674901331806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17.5010630735931" calcext:value-type="float">
            <text:p>17.5010630735931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4.29299472811908" calcext:value-type="float">
            <text:p>4.29299472811908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7.11260169999247" calcext:value-type="float">
            <text:p>7.1126016999924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5.2645253841991" calcext:value-type="float">
            <text:p>15.2645253841991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67912172651612" calcext:value-type="float">
            <text:p>3.67912172651612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63861210667019" calcext:value-type="float">
            <text:p>3.63861210667019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9.49639731554265" calcext:value-type="float">
            <text:p>9.4963973155426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.07801644485495" calcext:value-type="float">
            <text:p>7.078016444854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3607800576507" calcext:value-type="float">
            <text:p>26.360780057650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772227829197" calcext:value-type="float">
            <text:p>5.477222782919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08370580200034" calcext:value-type="float">
            <text:p>7.08370580200034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8.3482493650794" calcext:value-type="float">
            <text:p>38.3482493650794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23.2895032380952" calcext:value-type="float">
            <text:p>23.2895032380952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8.9032216349206" calcext:value-type="float">
            <text:p>28.903221634920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97582008736777" calcext:value-type="float">
            <text:p>3.9758200873677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7.09415025801684" calcext:value-type="float">
            <text:p>7.0941502580168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.2871233326118" calcext:value-type="float">
            <text:p>11.287123332611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8631941225915" calcext:value-type="float">
            <text:p>1.5863194122591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54956130591631" calcext:value-type="float">
            <text:p>8.54956130591631</text:p>
          </table:table-cell>
        </table:table-row>
        <table:table-row table:style-name="ro1">
          <table:table-cell office:value-type="float" office:value="29.69" calcext:value-type="float">
            <text:p>29.69</text:p>
          </table:table-cell>
          <table:table-cell office:value-type="float" office:value="29.0759926839827" calcext:value-type="float">
            <text:p>29.0759926839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2928447467737" calcext:value-type="float">
            <text:p>7.62928447467737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1.2238576095542" calcext:value-type="float">
            <text:p>11.223857609554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8.31241299221831" calcext:value-type="float">
            <text:p>8.31241299221831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9.28974825396825" calcext:value-type="float">
            <text:p>9.289748253968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55759501121051" calcext:value-type="float">
            <text:p>4.5575950112105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8.6863941666667" calcext:value-type="float">
            <text:p>18.6863941666667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5.86292673520923" calcext:value-type="float">
            <text:p>-5.86292673520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4.85" calcext:value-type="float">
            <text:p>54.85</text:p>
          </table:table-cell>
          <table:table-cell office:value-type="float" office:value="94.4014131709957" calcext:value-type="float">
            <text:p>94.401413170995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9.67789677516928" calcext:value-type="float">
            <text:p>9.67789677516928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70.4436824480519" calcext:value-type="float">
            <text:p>70.4436824480519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8.09235028259752" calcext:value-type="float">
            <text:p>8.0923502825975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0.4324138228716" calcext:value-type="float">
            <text:p>20.432413822871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18035967017625" calcext:value-type="float">
            <text:p>4.18035967017625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0.8272069844045" calcext:value-type="float">
            <text:p>10.827206984404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49362589105339" calcext:value-type="float">
            <text:p>7.4936258910533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8.5434443795094" calcext:value-type="float">
            <text:p>48.5434443795094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30.6140497041847" calcext:value-type="float">
            <text:p>30.6140497041847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6.5189591269841" calcext:value-type="float">
            <text:p>16.518959126984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1.3623482972583" calcext:value-type="float">
            <text:p>11.362348297258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70764011126935" calcext:value-type="float">
            <text:p>4.70764011126935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7.88195772825138" calcext:value-type="float">
            <text:p>7.8819577282513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.8761144949495" calcext:value-type="float">
            <text:p>9.8761144949495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79557529817186" calcext:value-type="float">
            <text:p>2.79557529817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27.8839276668142" calcext:value-type="float">
            <text:p>27.8839276668142</text:p>
          </table:table-cell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25.859707596102" calcext:value-type="float">
            <text:p>25.859707596102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.93403942890443" calcext:value-type="float">
            <text:p>7.9340394289044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9.40764289033189" calcext:value-type="float">
            <text:p>9.40764289033189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64537846064067" calcext:value-type="float">
            <text:p>6.6453784606406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29811508770822" calcext:value-type="float">
            <text:p>3.29811508770822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74.1409928571429" calcext:value-type="float">
            <text:p>74.14099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5.8119606818182" calcext:value-type="float">
            <text:p>15.8119606818182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05184958259793" calcext:value-type="float">
            <text:p>4.05184958259793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27.4644096681097" calcext:value-type="float">
            <text:p>27.4644096681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482330501443" calcext:value-type="float">
            <text:p>19.0482330501443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21501258047508" calcext:value-type="float">
            <text:p>7.2150125804750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.51733106545742" calcext:value-type="float">
            <text:p>6.5173310654574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3926100593836" calcext:value-type="float">
            <text:p>4.03926100593836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7.60693844955045" calcext:value-type="float">
            <text:p>7.6069384495504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58321962019542" calcext:value-type="float">
            <text:p>3.5832196201954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74968331714883" calcext:value-type="float">
            <text:p>4.7496833171488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.1565885007215" calcext:value-type="float">
            <text:p>17.1565885007215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8.73569527646296" calcext:value-type="float">
            <text:p>8.73569527646296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15.2303383599734" calcext:value-type="float">
            <text:p>15.2303383599734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7.60605622799423" calcext:value-type="float">
            <text:p>7.60605622799423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8.41797084776335" calcext:value-type="float">
            <text:p>8.4179708477633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73320533668086" calcext:value-type="float">
            <text:p>8.73320533668086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57674534969669" calcext:value-type="float">
            <text:p>3.5767453496966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75099628163419" calcext:value-type="float">
            <text:p>3.7509962816341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8.1120248448773" calcext:value-type="float">
            <text:p>18.1120248448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0.3546993109668" calcext:value-type="float">
            <text:p>10.3546993109668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20.6045438460706" calcext:value-type="float">
            <text:p>20.604543846070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8169583404938" calcext:value-type="float">
            <text:p>1.5816958340493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8352036162623" calcext:value-type="float">
            <text:p>1.58352036162623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9.53511690476191" calcext:value-type="float">
            <text:p>9.5351169047619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7.7488957572983" calcext:value-type="float">
            <text:p>17.748895757298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29446518886669" calcext:value-type="float">
            <text:p>4.2944651888666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07469298677892" calcext:value-type="float">
            <text:p>4.07469298677892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9.9026794011544" calcext:value-type="float">
            <text:p>19.9026794011544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4.428875017205" calcext:value-type="float">
            <text:p>14.428875017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3741730146977" calcext:value-type="float">
            <text:p>4.3374173014697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36055988794539" calcext:value-type="float">
            <text:p>8.3605598879453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.30258635433451" calcext:value-type="float">
            <text:p>6.3025863543345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36087207792208" calcext:value-type="float">
            <text:p>5.360872077922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3864614496615" calcext:value-type="float">
            <text:p>26.386461449661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2449510237333" calcext:value-type="float">
            <text:p>7.2449510237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7.2264885800866" calcext:value-type="float">
            <text:p>17.226488580086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13749560270366" calcext:value-type="float">
            <text:p>3.13749560270366</text:p>
          </table:table-cell>
        </table:table-row>
        <table:table-row table:style-name="ro1">
          <table:table-cell office:value-type="float" office:value="124.96" calcext:value-type="float">
            <text:p>124.96</text:p>
          </table:table-cell>
          <table:table-cell office:value-type="float" office:value="140.329013762626" calcext:value-type="float">
            <text:p>140.32901376262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7.56584717474132" calcext:value-type="float">
            <text:p>7.5658471747413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13754902433106" calcext:value-type="float">
            <text:p>3.137549024331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.2932004040404" calcext:value-type="float">
            <text:p>38.2932004040404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0.1735905555556" calcext:value-type="float">
            <text:p>20.1735905555556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2.4058785408709" calcext:value-type="float">
            <text:p>12.405878540870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35934637351333" calcext:value-type="float">
            <text:p>4.35934637351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.01974567259538" calcext:value-type="float">
            <text:p>8.0197456725953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87214811723443" calcext:value-type="float">
            <text:p>3.8721481172344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85642693857017" calcext:value-type="float">
            <text:p>3.8564269385701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6.6246694264069" calcext:value-type="float">
            <text:p>26.624669426406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9.17410583333334" calcext:value-type="float">
            <text:p>9.17410583333334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26.9215365309866" calcext:value-type="float">
            <text:p>26.9215365309866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5.29688978193517" calcext:value-type="float">
            <text:p>5.296889781935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71406828779554" calcext:value-type="float">
            <text:p>3.71406828779554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34.5338425591076" calcext:value-type="float">
            <text:p>34.533842559107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4539032195046" calcext:value-type="float">
            <text:p>3.4539032195046</text:p>
          </table:table-cell>
        </table:table-row>
        <table:table-row table:style-name="ro1">
          <table:table-cell office:value-type="float" office:value="51.36" calcext:value-type="float">
            <text:p>51.36</text:p>
          </table:table-cell>
          <table:table-cell office:value-type="float" office:value="48.0693179112554" calcext:value-type="float">
            <text:p>48.0693179112554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9.81682529165279" calcext:value-type="float">
            <text:p>9.8168252916527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5.91945159055942" calcext:value-type="float">
            <text:p>5.9194515905594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04959088887817" calcext:value-type="float">
            <text:p>4.0495908888781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8.71036309163059" calcext:value-type="float">
            <text:p>8.71036309163059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114.653530873016" calcext:value-type="float">
            <text:p>114.653530873016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678149716415" calcext:value-type="float">
            <text:p>3.6367814971641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.3393358658009" calcext:value-type="float">
            <text:p>10.3393358658009</text:p>
          </table:table-cell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25.1694840674603" calcext:value-type="float">
            <text:p>25.1694840674603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8.15088738705165" calcext:value-type="float">
            <text:p>8.15088738705165</text:p>
          </table:table-cell>
        </table:table-row>
        <table:table-row table:style-name="ro1">
          <table:table-cell office:value-type="float" office:value="35.402" calcext:value-type="float">
            <text:p>35.402</text:p>
          </table:table-cell>
          <table:table-cell office:value-type="float" office:value="51.7643587012987" calcext:value-type="float">
            <text:p>51.764358701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5155588192853" calcext:value-type="float">
            <text:p>3.35155588192853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100.658981691919" calcext:value-type="float">
            <text:p>100.65898169191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2491052672987" calcext:value-type="float">
            <text:p>4.2249105267298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38414535353535" calcext:value-type="float">
            <text:p>7.3841453535353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5.8773589466089" calcext:value-type="float">
            <text:p>15.877358946608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92573163126042" calcext:value-type="float">
            <text:p>3.92573163126042</text:p>
          </table:table-cell>
        </table:table-row>
        <table:table-row table:style-name="ro1">
          <table:table-cell office:value-type="float" office:value="776.45" calcext:value-type="float">
            <text:p>776.45</text:p>
          </table:table-cell>
          <table:table-cell office:value-type="float" office:value="516.122888311688" calcext:value-type="float">
            <text:p>516.12288831168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7.62516100103245" calcext:value-type="float">
            <text:p>7.62516100103245</text:p>
          </table:table-cell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56.4778364880952" calcext:value-type="float">
            <text:p>56.4778364880952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33.4322248015873" calcext:value-type="float">
            <text:p>33.4322248015873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11.2232516468254" calcext:value-type="float">
            <text:p>11.223251646825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29792391406902" calcext:value-type="float">
            <text:p>6.2979239140690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0.9437809915966" calcext:value-type="float">
            <text:p>10.9437809915966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5.4712212380952" calcext:value-type="float">
            <text:p>15.4712212380952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89.8446314105339" calcext:value-type="float">
            <text:p>89.844631410533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6038605524486" calcext:value-type="float">
            <text:p>4.4603860552448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.6119815367965" calcext:value-type="float">
            <text:p>16.611981536796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5.16704756943349" calcext:value-type="float">
            <text:p>5.16704756943349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5.98200269958928" calcext:value-type="float">
            <text:p>5.98200269958928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67032171783092" calcext:value-type="float">
            <text:p>7.670321717830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72684643117831" calcext:value-type="float">
            <text:p>3.72684643117831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7.56110609990584" calcext:value-type="float">
            <text:p>7.56110609990584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8.19594945418471" calcext:value-type="float">
            <text:p>8.1959494541847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6.8244686706349" calcext:value-type="float">
            <text:p>16.8244686706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6476291046176" calcext:value-type="float">
            <text:p>26.647629104617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772227829197" calcext:value-type="float">
            <text:p>5.4772227829197</text:p>
          </table:table-cell>
        </table:table-row>
        <table:table-row table:style-name="ro1">
          <table:table-cell office:value-type="float" office:value="-21.94" calcext:value-type="float">
            <text:p>-21.94</text:p>
          </table:table-cell>
          <table:table-cell office:value-type="float" office:value="-20.2899565476191" calcext:value-type="float">
            <text:p>-20.2899565476191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120.392551821789" calcext:value-type="float">
            <text:p>120.392551821789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92716802912991" calcext:value-type="float">
            <text:p>3.92716802912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2511936422269" calcext:value-type="float">
            <text:p>3.42511936422269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6.6877043217893" calcext:value-type="float">
            <text:p>26.6877043217893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07410412661946" calcext:value-type="float">
            <text:p>4.0741041266194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0.503858528416" calcext:value-type="float">
            <text:p>10.503858528416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office:value-type="float" office:value="43.4603993993506" calcext:value-type="float">
            <text:p>43.460399399350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58191477883228" calcext:value-type="float">
            <text:p>6.58191477883228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5.8289644011544" calcext:value-type="float">
            <text:p>5.8289644011544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6.2669880275594" calcext:value-type="float">
            <text:p>26.266988027559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.74134070707071" calcext:value-type="float">
            <text:p>7.74134070707071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6.36353948509824" calcext:value-type="float">
            <text:p>6.3635394850982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4.6516635064935" calcext:value-type="float">
            <text:p>14.6516635064935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69.6614298683261" calcext:value-type="float">
            <text:p>69.66142986832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551249563492" calcext:value-type="float">
            <text:p>43.551249563492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4.8005243484849" calcext:value-type="float">
            <text:p>14.8005243484849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65.4654829761905" calcext:value-type="float">
            <text:p>65.4654829761905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26.7106035775336" calcext:value-type="float">
            <text:p>26.7106035775336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6.91845873015873" calcext:value-type="float">
            <text:p>6.9184587301587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31.5979910353535" calcext:value-type="float">
            <text:p>31.597991035353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.453741478244" calcext:value-type="float">
            <text:p>14.45374147824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6.5141702994228" calcext:value-type="float">
            <text:p>16.5141702994228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7.87983348899466" calcext:value-type="float">
            <text:p>7.8798334889946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2369005547929" calcext:value-type="float">
            <text:p>5.236900554792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5.74187039543789" calcext:value-type="float">
            <text:p>5.7418703954378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79228988793915" calcext:value-type="float">
            <text:p>4.79228988793915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26631123069234" calcext:value-type="float">
            <text:p>4.2663112306923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8.7230251725171" calcext:value-type="float">
            <text:p>8.723025172517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6.02412158116883" calcext:value-type="float">
            <text:p>6.02412158116883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1.9159503643579" calcext:value-type="float">
            <text:p>11.9159503643579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7.89330773750119" calcext:value-type="float">
            <text:p>7.8933077375011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.0720836489899" calcext:value-type="float">
            <text:p>10.0720836489899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26.4922494112554" calcext:value-type="float">
            <text:p>26.492249411255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6.7904085858586" calcext:value-type="float">
            <text:p>26.790408585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49372953196838" calcext:value-type="float">
            <text:p>4.4937295319683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7.9751807599547" calcext:value-type="float">
            <text:p>7.9751807599547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33.0131089989177" calcext:value-type="float">
            <text:p>33.0131089989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5764721650678" calcext:value-type="float">
            <text:p>4.5576472165067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05803852715121" calcext:value-type="float">
            <text:p>0.70580385271512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88333013307241" calcext:value-type="float">
            <text:p>3.88333013307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2578554176558" calcext:value-type="float">
            <text:p>3.42578554176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4.45251450456555" calcext:value-type="float">
            <text:p>4.4525145045655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9.03942800499208" calcext:value-type="float">
            <text:p>9.0394280049920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.53486473381194" calcext:value-type="float">
            <text:p>5.5348647338119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01398087443228" calcext:value-type="float">
            <text:p>4.013980874432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5961326695527" calcext:value-type="float">
            <text:p>26.5961326695527</text:p>
          </table:table-cell>
        </table:table-row>
        <table:table-row table:style-name="ro1">
          <table:table-cell office:value-type="float" office:value="39.66" calcext:value-type="float">
            <text:p>39.66</text:p>
          </table:table-cell>
          <table:table-cell office:value-type="float" office:value="36.6864786083361" calcext:value-type="float">
            <text:p>36.6864786083361</text:p>
          </table:table-cell>
        </table:table-row>
        <table:table-row table:style-name="ro1">
          <table:table-cell office:value-type="float" office:value="69.11" calcext:value-type="float">
            <text:p>69.11</text:p>
          </table:table-cell>
          <table:table-cell office:value-type="float" office:value="73.6705505305805" calcext:value-type="float">
            <text:p>73.67055053058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2752691569886" calcext:value-type="float">
            <text:p>4.42752691569886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6.68786011454919" calcext:value-type="float">
            <text:p>6.68786011454919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6.68786011454919" calcext:value-type="float">
            <text:p>6.6878601145491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61104361460237" calcext:value-type="float">
            <text:p>3.6110436146023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17758586464739" calcext:value-type="float">
            <text:p>0.717758586464739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26.1131517773893" calcext:value-type="float">
            <text:p>26.1131517773893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2.437528481241" calcext:value-type="float">
            <text:p>42.43752848124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04442250638186" calcext:value-type="float">
            <text:p>4.0444225063818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56099505848591" calcext:value-type="float">
            <text:p>1.56099505848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8867122330447" calcext:value-type="float">
            <text:p>10.886712233044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5623138474026" calcext:value-type="float">
            <text:p>8.5623138474026</text:p>
          </table:table-cell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110.530134444444" calcext:value-type="float">
            <text:p>110.53013444444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69836772701262" calcext:value-type="float">
            <text:p>3.69836772701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3562883107536" calcext:value-type="float">
            <text:p>29.356288310753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65420097918834" calcext:value-type="float">
            <text:p>1.65420097918834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10.3970548881674" calcext:value-type="float">
            <text:p>10.397054888167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39044801479656" calcext:value-type="float">
            <text:p>1.39044801479656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59.578400515873" calcext:value-type="float">
            <text:p>59.578400515873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5.188138244117" calcext:value-type="float">
            <text:p>15.188138244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6390238927739" calcext:value-type="float">
            <text:p>7.36390238927739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02401954560075" calcext:value-type="float">
            <text:p>4.0240195456007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.2863130952381" calcext:value-type="float">
            <text:p>12.286313095238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8.48278795988597" calcext:value-type="float">
            <text:p>8.4827879598859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8.74083504466231" calcext:value-type="float">
            <text:p>8.74083504466231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8.54372594877345" calcext:value-type="float">
            <text:p>8.54372594877345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771479711860861" calcext:value-type="float">
            <text:p>0.771479711860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81455895546962" calcext:value-type="float">
            <text:p>6.81455895546962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67762456708476" calcext:value-type="float">
            <text:p>4.6776245670847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95972975055104" calcext:value-type="float">
            <text:p>3.95972975055104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8.3064327723665" calcext:value-type="float">
            <text:p>48.306432772366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93319167277167" calcext:value-type="float">
            <text:p>4.9331916727716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3.78330020732535" calcext:value-type="float">
            <text:p>3.78330020732535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8.8640930483406" calcext:value-type="float">
            <text:p>18.864093048340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13048287510296" calcext:value-type="float">
            <text:p>4.1304828751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8.59870070808578" calcext:value-type="float">
            <text:p>8.5987007080857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50054917593355" calcext:value-type="float">
            <text:p>4.50054917593355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24.7553838095238" calcext:value-type="float">
            <text:p>24.7553838095238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0.4401009574315" calcext:value-type="float">
            <text:p>40.4401009574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9222202386274" calcext:value-type="float">
            <text:p>11.9222202386274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83930506935875" calcext:value-type="float">
            <text:p>7.83930506935875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5.4880742568543" calcext:value-type="float">
            <text:p>35.4880742568543</text:p>
          </table:table-cell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37.0678014179285" calcext:value-type="float">
            <text:p>37.067801417928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18885172244242" calcext:value-type="float">
            <text:p>4.1888517224424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521263710364" calcext:value-type="float">
            <text:p>1.521263710364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9.52343055916306" calcext:value-type="float">
            <text:p>9.5234305591630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07381719284036" calcext:value-type="float">
            <text:p>0.707381719284036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29.5021921230159" calcext:value-type="float">
            <text:p>29.50219212301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2570892538614" calcext:value-type="float">
            <text:p>1.2257089253861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92342354716455" calcext:value-type="float">
            <text:p>2.92342354716455</text:p>
          </table:table-cell>
        </table:table-row>
        <table:table-row table:style-name="ro1">
          <table:table-cell office:value-type="float" office:value="69.04" calcext:value-type="float">
            <text:p>69.04</text:p>
          </table:table-cell>
          <table:table-cell office:value-type="float" office:value="64.5737043650794" calcext:value-type="float">
            <text:p>64.573704365079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.71294063091134" calcext:value-type="float">
            <text:p>4.7129406309113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72475149179252" calcext:value-type="float">
            <text:p>4.72475149179252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9.67020778138528" calcext:value-type="float">
            <text:p>9.6702077813852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.486975943501" calcext:value-type="float">
            <text:p>15.486975943501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10.6764940126263" calcext:value-type="float">
            <text:p>10.6764940126263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.02024694311536" calcext:value-type="float">
            <text:p>6.02024694311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726002702999" calcext:value-type="float">
            <text:p>1.8072600270299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6926021031263" calcext:value-type="float">
            <text:p>3.6692602103126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4981052935749" calcext:value-type="float">
            <text:p>4.34981052935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.6819761825397" calcext:value-type="float">
            <text:p>70.681976182539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6036136264657" calcext:value-type="float">
            <text:p>3.6603613626465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84404182133063" calcext:value-type="float">
            <text:p>3.8440418213306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5.060623524531" calcext:value-type="float">
            <text:p>25.060623524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8134586784667" calcext:value-type="float">
            <text:p>3.8813458678466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.8917853282828" calcext:value-type="float">
            <text:p>10.8917853282828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7.83930506935875" calcext:value-type="float">
            <text:p>7.83930506935875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0.2591723212898" calcext:value-type="float">
            <text:p>10.259172321289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1.1920932990621" calcext:value-type="float">
            <text:p>21.192093299062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5.4119482593795" calcext:value-type="float">
            <text:p>35.411948259379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26983292586042" calcext:value-type="float">
            <text:p>4.2698329258604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.5597637837163" calcext:value-type="float">
            <text:p>11.559763783716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8539492474645" calcext:value-type="float">
            <text:p>3.4853949247464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40380963768218" calcext:value-type="float">
            <text:p>3.4038096376821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7.10343754162891" calcext:value-type="float">
            <text:p>7.10343754162891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6.70355008133044" calcext:value-type="float">
            <text:p>6.70355008133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2637261507936" calcext:value-type="float">
            <text:p>17.263726150793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60614746011342" calcext:value-type="float">
            <text:p>5.6061474601134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22845644424553" calcext:value-type="float">
            <text:p>3.2284564442455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58234785475135" calcext:value-type="float">
            <text:p>3.5823478547513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.63339227777778" calcext:value-type="float">
            <text:p>8.6333922777777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763732444589" calcext:value-type="float">
            <text:p>4.7637324445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66738592126654" calcext:value-type="float">
            <text:p>1.66738592126654</text:p>
          </table:table-cell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36.8555227100677" calcext:value-type="float">
            <text:p>36.855522710067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8.10304491495064" calcext:value-type="float">
            <text:p>8.10304491495064</text:p>
          </table:table-cell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18.0988566626984" calcext:value-type="float">
            <text:p>18.0988566626984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4.80915861651042" calcext:value-type="float">
            <text:p>4.80915861651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4072574891775" calcext:value-type="float">
            <text:p>10.4072574891775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7.3114647985348" calcext:value-type="float">
            <text:p>7.311464798534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68918833065414" calcext:value-type="float">
            <text:p>3.6891883306541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70271694661335" calcext:value-type="float">
            <text:p>3.70271694661335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5.3609203518704" calcext:value-type="float">
            <text:p>15.3609203518704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57.4718288690476" calcext:value-type="float">
            <text:p>57.4718288690476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6.52551411392529" calcext:value-type="float">
            <text:p>6.52551411392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4878001731602" calcext:value-type="float">
            <text:p>18.487800173160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8.28005048340549" calcext:value-type="float">
            <text:p>8.28005048340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994444252806" calcext:value-type="float">
            <text:p>2.799444425280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34456332417583" calcext:value-type="float">
            <text:p>5.3445633241758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20097216902004" calcext:value-type="float">
            <text:p>4.20097216902004</text:p>
          </table:table-cell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float" office:value="33.4744848953824" calcext:value-type="float">
            <text:p>33.474484895382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6367049475072" calcext:value-type="float">
            <text:p>4.36367049475072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6.70484892216118" calcext:value-type="float">
            <text:p>6.70484892216118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54.5825514185978" calcext:value-type="float">
            <text:p>54.5825514185978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3.78043713497592" calcext:value-type="float">
            <text:p>3.78043713497592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31.8557598662449" calcext:value-type="float">
            <text:p>31.85575986624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90517488790608" calcext:value-type="float">
            <text:p>3.9051748879060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9.2881601007326" calcext:value-type="float">
            <text:p>19.288160100732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0939435808471" calcext:value-type="float">
            <text:p>4.4093943580847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.316739472472" calcext:value-type="float">
            <text:p>14.31673947247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8.02297521008403" calcext:value-type="float">
            <text:p>8.02297521008403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12.0597158621934" calcext:value-type="float">
            <text:p>12.0597158621934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8.53931347196485" calcext:value-type="float">
            <text:p>8.539313471964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50.6610905519481" calcext:value-type="float">
            <text:p>50.66109055194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6280230121055" calcext:value-type="float">
            <text:p>4.56280230121055</text:p>
          </table:table-cell>
        </table:table-row>
        <table:table-row table:style-name="ro1">
          <table:table-cell office:value-type="float" office:value="3.451" calcext:value-type="float">
            <text:p>3.451</text:p>
          </table:table-cell>
          <table:table-cell office:value-type="float" office:value="3.48751968351093" calcext:value-type="float">
            <text:p>3.4875196835109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9008369748502" calcext:value-type="float">
            <text:p>4.09008369748502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4.55887815633248" calcext:value-type="float">
            <text:p>4.55887815633248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7.500139034854" calcext:value-type="float">
            <text:p>17.50013903485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5.3947111742424" calcext:value-type="float">
            <text:p>15.3947111742424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.76692801113186" calcext:value-type="float">
            <text:p>3.7669280111318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45517837166178" calcext:value-type="float">
            <text:p>3.4551783716617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37559369728083" calcext:value-type="float">
            <text:p>4.37559369728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65470207077313" calcext:value-type="float">
            <text:p>3.654702070773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1609236075036" calcext:value-type="float">
            <text:p>18.160923607503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069029065311" calcext:value-type="float">
            <text:p>3.5806902906531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70240714583948" calcext:value-type="float">
            <text:p>3.70240714583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4727419227994" calcext:value-type="float">
            <text:p>26.472741922799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8240329560644" calcext:value-type="float">
            <text:p>5.8240329560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6.17765386257533" calcext:value-type="float">
            <text:p>6.17765386257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14735406842888" calcext:value-type="float">
            <text:p>4.14735406842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0306812373737" calcext:value-type="float">
            <text:p>11.0306812373737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1.9327179181929" calcext:value-type="float">
            <text:p>11.93271791819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.9423446031746" calcext:value-type="float">
            <text:p>69.9423446031746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8.3182464642857" calcext:value-type="float">
            <text:p>18.31824646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7835264646465" calcext:value-type="float">
            <text:p>18.7835264646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74945952381" calcext:value-type="float">
            <text:p>26.57494595238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5.5826793614719" calcext:value-type="float">
            <text:p>15.5826793614719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9.66480370129871" calcext:value-type="float">
            <text:p>9.66480370129871</text:p>
          </table:table-cell>
        </table:table-row>
        <table:table-row table:style-name="ro1">
          <table:table-cell office:value-type="float" office:value="56.06" calcext:value-type="float">
            <text:p>56.06</text:p>
          </table:table-cell>
          <table:table-cell office:value-type="float" office:value="53.5412161536797" calcext:value-type="float">
            <text:p>53.5412161536797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8.00186638417139" calcext:value-type="float">
            <text:p>8.00186638417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65603378062581" calcext:value-type="float">
            <text:p>5.65603378062581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0840545378406" calcext:value-type="float">
            <text:p>4.5084054537840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47915506501371" calcext:value-type="float">
            <text:p>4.4791550650137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3087427705628" calcext:value-type="float">
            <text:p>10.308742770562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.46594296320346" calcext:value-type="float">
            <text:p>6.465942963203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.8587429834055" calcext:value-type="float">
            <text:p>35.858742983405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9.96574613997114" calcext:value-type="float">
            <text:p>9.9657461399711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151153699773" calcext:value-type="float">
            <text:p>3.151153699773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9.67223846320347" calcext:value-type="float">
            <text:p>9.6722384632034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5405069263517" calcext:value-type="float">
            <text:p>3.95405069263517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57.3295755952381" calcext:value-type="float">
            <text:p>57.3295755952381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5.3191116249029" calcext:value-type="float">
            <text:p>35.319111624902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8.7912197492785" calcext:value-type="float">
            <text:p>18.791219749278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6.0734248015873" calcext:value-type="float">
            <text:p>26.073424801587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7.53512644576012" calcext:value-type="float">
            <text:p>7.5351264457601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7.97056181439862" calcext:value-type="float">
            <text:p>7.97056181439862</text:p>
          </table:table-cell>
        </table:table-row>
        <table:table-row table:style-name="ro1">
          <table:table-cell office:value-type="float" office:value="63.74" calcext:value-type="float">
            <text:p>63.74</text:p>
          </table:table-cell>
          <table:table-cell office:value-type="float" office:value="60.7649305937951" calcext:value-type="float">
            <text:p>60.7649305937951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0.4818650535576" calcext:value-type="float">
            <text:p>10.481865053557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93397352210593" calcext:value-type="float">
            <text:p>4.9339735221059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22986012289391" calcext:value-type="float">
            <text:p>4.2298601228939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1695130986497" calcext:value-type="float">
            <text:p>3.1169513098649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27.9915735714286" calcext:value-type="float">
            <text:p>27.9915735714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530027063492" calcext:value-type="float">
            <text:p>10.553002706349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6463515772151" calcext:value-type="float">
            <text:p>3.6646351577215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00997635642524" calcext:value-type="float">
            <text:p>4.0099763564252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45266985821682" calcext:value-type="float">
            <text:p>1.45266985821682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54.4135519137807" calcext:value-type="float">
            <text:p>54.4135519137807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49545592495423" calcext:value-type="float">
            <text:p>4.49545592495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0473344001758" calcext:value-type="float">
            <text:p>3.30473344001758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12.7052610064935" calcext:value-type="float">
            <text:p>12.7052610064935</text:p>
          </table:table-cell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75.2596208297258" calcext:value-type="float">
            <text:p>75.2596208297258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6.9992951392496" calcext:value-type="float">
            <text:p>16.9992951392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4654211544012" calcext:value-type="float">
            <text:p>8.4465421154401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32341739540053" calcext:value-type="float">
            <text:p>3.32341739540053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30.2692018711844" calcext:value-type="float">
            <text:p>30.269201871184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0.0326388528138" calcext:value-type="float">
            <text:p>10.0326388528138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06253831721192" calcext:value-type="float">
            <text:p>4.06253831721192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7.99009074747475" calcext:value-type="float">
            <text:p>7.99009074747475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9.97590956457431" calcext:value-type="float">
            <text:p>9.97590956457431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7.8915064484127" calcext:value-type="float">
            <text:p>17.8915064484127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20.3311088492064" calcext:value-type="float">
            <text:p>20.331108849206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8.92140191787744" calcext:value-type="float">
            <text:p>8.92140191787744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7.68284004017851" calcext:value-type="float">
            <text:p>7.68284004017851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25.7414712518038" calcext:value-type="float">
            <text:p>25.7414712518038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4.865101257215" calcext:value-type="float">
            <text:p>34.8651012572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80082547046616" calcext:value-type="float">
            <text:p>3.80082547046616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7.4809732359307" calcext:value-type="float">
            <text:p>27.48097323593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05803852715121" calcext:value-type="float">
            <text:p>0.7058038527151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1318091718669" calcext:value-type="float">
            <text:p>0.8131809171866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772227829197" calcext:value-type="float">
            <text:p>5.4772227829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798693560606" calcext:value-type="float">
            <text:p>6.07986935606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.4932992121767" calcext:value-type="float">
            <text:p>31.493299212176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7821913691298" calcext:value-type="float">
            <text:p>2.7821913691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3432541948595" calcext:value-type="float">
            <text:p>4.3343254194859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6.892315" calcext:value-type="float">
            <text:p>16.892315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52.752591006494" calcext:value-type="float">
            <text:p>152.75259100649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.52818167460317" calcext:value-type="float">
            <text:p>6.52818167460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47834294011544" calcext:value-type="float">
            <text:p>7.478342940115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.7180276659452" calcext:value-type="float">
            <text:p>23.7180276659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4.7978967784993" calcext:value-type="float">
            <text:p>24.7978967784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9701060810641" calcext:value-type="float">
            <text:p>3.89701060810641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17038384317951" calcext:value-type="float">
            <text:p>4.1703838431795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1.768119015873" calcext:value-type="float">
            <text:p>11.76811901587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.9217067857143" calcext:value-type="float">
            <text:p>17.9217067857143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10.583568041403" calcext:value-type="float">
            <text:p>10.58356804140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88975460955884" calcext:value-type="float">
            <text:p>8.88975460955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0181047258297" calcext:value-type="float">
            <text:p>5.5018104725829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2.5871015793651" calcext:value-type="float">
            <text:p>22.587101579365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9.0274888476801" calcext:value-type="float">
            <text:p>39.0274888476801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0.3064206746032" calcext:value-type="float">
            <text:p>10.3064206746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.71035962718516" calcext:value-type="float">
            <text:p>6.71035962718516</text:p>
          </table:table-cell>
        </table:table-row>
        <table:table-row table:style-name="ro1">
          <table:table-cell office:value-type="float" office:value="10.175" calcext:value-type="float">
            <text:p>10.175</text:p>
          </table:table-cell>
          <table:table-cell office:value-type="float" office:value="13.5893214678932" calcext:value-type="float">
            <text:p>13.5893214678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6995709496059" calcext:value-type="float">
            <text:p>3.16995709496059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3.5755358946609" calcext:value-type="float">
            <text:p>13.5755358946609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0.4285761724387" calcext:value-type="float">
            <text:p>20.428576172438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3.9219933080808" calcext:value-type="float">
            <text:p>13.921993308080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68653645530527" calcext:value-type="float">
            <text:p>3.6865364553052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8.69908487193362" calcext:value-type="float">
            <text:p>8.6990848719336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91968884943347" calcext:value-type="float">
            <text:p>2.9196888494334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95770126901496" calcext:value-type="float">
            <text:p>2.95770126901496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7.07127403871541" calcext:value-type="float">
            <text:p>7.07127403871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4158273989899" calcext:value-type="float">
            <text:p>26.4158273989899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19113875870861" calcext:value-type="float">
            <text:p>5.19113875870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93561517906013" calcext:value-type="float">
            <text:p>1.93561517906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1985456158221" calcext:value-type="float">
            <text:p>3.11985456158221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7.10139078216838" calcext:value-type="float">
            <text:p>7.1013907821683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.16940475108225" calcext:value-type="float">
            <text:p>-6.16940475108225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30.2146574435532" calcext:value-type="float">
            <text:p>30.2146574435532</text:p>
          </table:table-cell>
        </table:table-row>
        <table:table-row table:style-name="ro1">
          <table:table-cell office:value-type="float" office:value="45.31" calcext:value-type="float">
            <text:p>45.31</text:p>
          </table:table-cell>
          <table:table-cell office:value-type="float" office:value="46.6449293831169" calcext:value-type="float">
            <text:p>46.6449293831169</text:p>
          </table:table-cell>
        </table:table-row>
        <table:table-row table:style-name="ro1">
          <table:table-cell office:value-type="float" office:value="30.98" calcext:value-type="float">
            <text:p>30.98</text:p>
          </table:table-cell>
          <table:table-cell office:value-type="float" office:value="35.8792402867965" calcext:value-type="float">
            <text:p>35.8792402867965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0.3569095626596" calcext:value-type="float">
            <text:p>10.3569095626596</text:p>
          </table:table-cell>
        </table:table-row>
        <table:table-row table:style-name="ro1">
          <table:table-cell office:value-type="float" office:value="26.045" calcext:value-type="float">
            <text:p>26.045</text:p>
          </table:table-cell>
          <table:table-cell office:value-type="float" office:value="36.7301526497114" calcext:value-type="float">
            <text:p>36.730152649711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4.4768773250361" calcext:value-type="float">
            <text:p>14.4768773250361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9.49809718434343" calcext:value-type="float">
            <text:p>9.49809718434343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39784801702063" calcext:value-type="float">
            <text:p>4.39784801702063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0.469451539849" calcext:value-type="float">
            <text:p>20.469451539849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27626203676286" calcext:value-type="float">
            <text:p>4.27626203676286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9.716710515873" calcext:value-type="float">
            <text:p>39.716710515873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6.8355415989566" calcext:value-type="float">
            <text:p>16.8355415989566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7.4432806468254" calcext:value-type="float">
            <text:p>37.443280646825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8529849142883" calcext:value-type="float">
            <text:p>3.985298491428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2290131637807" calcext:value-type="float">
            <text:p>82.2290131637807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98652469300834" calcext:value-type="float">
            <text:p>3.9865246930083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4.04294575804843" calcext:value-type="float">
            <text:p>4.04294575804843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8.01588756743372" calcext:value-type="float">
            <text:p>8.0158875674337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.02218862304362" calcext:value-type="float">
            <text:p>9.02218862304362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6.9234787301587" calcext:value-type="float">
            <text:p>16.923478730158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62861719364257" calcext:value-type="float">
            <text:p>3.6286171936425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.0285259451659" calcext:value-type="float">
            <text:p>12.028525945165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3.5025759379509" calcext:value-type="float">
            <text:p>13.5025759379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1029963275613" calcext:value-type="float">
            <text:p>25.1029963275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2831811466312" calcext:value-type="float">
            <text:p>4.92831811466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6982208404806" calcext:value-type="float">
            <text:p>3.36982208404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1985456158221" calcext:value-type="float">
            <text:p>3.11985456158221</text:p>
          </table:table-cell>
        </table:table-row>
        <table:table-row table:style-name="ro1">
          <table:table-cell office:value-type="float" office:value="60.94" calcext:value-type="float">
            <text:p>60.94</text:p>
          </table:table-cell>
          <table:table-cell office:value-type="float" office:value="66.3869044047619" calcext:value-type="float">
            <text:p>66.38690440476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237059523809" calcext:value-type="float">
            <text:p>16.0237059523809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office:value-type="float" office:value="49.1073528174603" calcext:value-type="float">
            <text:p>49.107352817460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54340400879908" calcext:value-type="float">
            <text:p>4.54340400879908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31.0646946021685" calcext:value-type="float">
            <text:p>31.0646946021685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7.63876748112706" calcext:value-type="float">
            <text:p>7.6387674811270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90357478992937" calcext:value-type="float">
            <text:p>7.90357478992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94256398177909" calcext:value-type="float">
            <text:p>6.9425639817790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64968689563215" calcext:value-type="float">
            <text:p>3.6496868956321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0.5716383116883" calcext:value-type="float">
            <text:p>10.571638311688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2411594162415" calcext:value-type="float">
            <text:p>1.6241159416241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38608405747584" calcext:value-type="float">
            <text:p>4.38608405747584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5.1957324084249" calcext:value-type="float">
            <text:p>15.1957324084249</text:p>
          </table:table-cell>
        </table:table-row>
        <table:table-row table:style-name="ro1">
          <table:table-cell office:value-type="float" office:value="86.04" calcext:value-type="float">
            <text:p>86.04</text:p>
          </table:table-cell>
          <table:table-cell office:value-type="float" office:value="81.6417482936508" calcext:value-type="float">
            <text:p>81.6417482936508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5.2296071861472" calcext:value-type="float">
            <text:p>15.229607186147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5560636457808" calcext:value-type="float">
            <text:p>4.35560636457808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33.8501777551337" calcext:value-type="float">
            <text:p>33.8501777551337</text:p>
          </table:table-cell>
        </table:table-row>
        <table:table-row table:style-name="ro1">
          <table:table-cell office:value-type="float" office:value="39.57" calcext:value-type="float">
            <text:p>39.57</text:p>
          </table:table-cell>
          <table:table-cell office:value-type="float" office:value="38.9711796031746" calcext:value-type="float">
            <text:p>38.9711796031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2.5288758580309" calcext:value-type="float">
            <text:p>22.5288758580309</text:p>
          </table:table-cell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21.1761523623599" calcext:value-type="float">
            <text:p>21.176152362359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8.0025447857143" calcext:value-type="float">
            <text:p>18.0025447857143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16.4346098665224" calcext:value-type="float">
            <text:p>16.4346098665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5847497287157" calcext:value-type="float">
            <text:p>50.5847497287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95599464059821" calcext:value-type="float">
            <text:p>3.9559946405982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02093956645556" calcext:value-type="float">
            <text:p>3.0209395664555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91201283709754" calcext:value-type="float">
            <text:p>4.9120128370975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23220217313321" calcext:value-type="float">
            <text:p>3.23220217313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4140986147656" calcext:value-type="float">
            <text:p>3.94140986147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4051747366522" calcext:value-type="float">
            <text:p>12.4051747366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956466233633" calcext:value-type="float">
            <text:p>1.369564662336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77677862650419" calcext:value-type="float">
            <text:p>1.77677862650419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32.3675373063254" calcext:value-type="float">
            <text:p>32.3675373063254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90.7011827525252" calcext:value-type="float">
            <text:p>90.7011827525252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.69480339590611" calcext:value-type="float">
            <text:p>4.6948033959061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66840208550224" calcext:value-type="float">
            <text:p>3.66840208550224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62509177294929" calcext:value-type="float">
            <text:p>3.62509177294929</text:p>
          </table:table-cell>
        </table:table-row>
        <table:table-row table:style-name="ro1">
          <table:table-cell office:value-type="float" office:value="86.84" calcext:value-type="float">
            <text:p>86.84</text:p>
          </table:table-cell>
          <table:table-cell office:value-type="float" office:value="82.9251784126984" calcext:value-type="float">
            <text:p>82.9251784126984</text:p>
          </table:table-cell>
        </table:table-row>
        <table:table-row table:style-name="ro1">
          <table:table-cell office:value-type="float" office:value="30.17" calcext:value-type="float">
            <text:p>30.17</text:p>
          </table:table-cell>
          <table:table-cell office:value-type="float" office:value="28.8407040595238" calcext:value-type="float">
            <text:p>28.8407040595238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18.0649086648074" calcext:value-type="float">
            <text:p>18.0649086648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9204457037339" calcext:value-type="float">
            <text:p>4.49204457037339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17.9786961218781" calcext:value-type="float">
            <text:p>17.9786961218781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0.9512283769841" calcext:value-type="float">
            <text:p>10.9512283769841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43753911857284" calcext:value-type="float">
            <text:p>3.4375391185728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4.12347379363393" calcext:value-type="float">
            <text:p>4.12347379363393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55184541116804" calcext:value-type="float">
            <text:p>3.55184541116804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14870343529422" calcext:value-type="float">
            <text:p>4.1487034352942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44556003871432" calcext:value-type="float">
            <text:p>3.44556003871432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6.9129460533911" calcext:value-type="float">
            <text:p>26.9129460533911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0.8103630735931" calcext:value-type="float">
            <text:p>10.810363073593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21138160935906" calcext:value-type="float">
            <text:p>1.21138160935906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5.3635626201576" calcext:value-type="float">
            <text:p>15.363562620157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7425269723334" calcext:value-type="float">
            <text:p>1.6742526972333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10910428081212" calcext:value-type="float">
            <text:p>4.10910428081212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36.8446932521645" calcext:value-type="float">
            <text:p>36.8446932521645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8.6281930699856" calcext:value-type="float">
            <text:p>18.628193069985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07071988157776" calcext:value-type="float">
            <text:p>4.07071988157776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9.7423910079365" calcext:value-type="float">
            <text:p>9.7423910079365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18.8092786580087" calcext:value-type="float">
            <text:p>18.8092786580087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12.1776079884005" calcext:value-type="float">
            <text:p>12.1776079884005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8.5435288650794" calcext:value-type="float">
            <text:p>28.5435288650794</text:p>
          </table:table-cell>
        </table:table-row>
        <table:table-row table:style-name="ro1">
          <table:table-cell office:value-type="float" office:value="66.24" calcext:value-type="float">
            <text:p>66.24</text:p>
          </table:table-cell>
          <table:table-cell office:value-type="float" office:value="66.2442326428571" calcext:value-type="float">
            <text:p>66.244232642857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3587447222704" calcext:value-type="float">
            <text:p>1.335874472227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1535623595849" calcext:value-type="float">
            <text:p>37.153562359584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54089773091212" calcext:value-type="float">
            <text:p>1.5408977309121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51.4713831890332" calcext:value-type="float">
            <text:p>51.4713831890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92542952380952" calcext:value-type="float">
            <text:p>8.92542952380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96971156016253" calcext:value-type="float">
            <text:p>3.96971156016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1486704184704" calcext:value-type="float">
            <text:p>9.0148670418470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86637788461538" calcext:value-type="float">
            <text:p>4.86637788461538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27.0444540873016" calcext:value-type="float">
            <text:p>27.044454087301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60622218343911" calcext:value-type="float">
            <text:p>4.60622218343911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6.2099815093795" calcext:value-type="float">
            <text:p>16.2099815093795</text:p>
          </table:table-cell>
        </table:table-row>
        <table:table-row table:style-name="ro1">
          <table:table-cell office:value-type="float" office:value="57.38" calcext:value-type="float">
            <text:p>57.38</text:p>
          </table:table-cell>
          <table:table-cell office:value-type="float" office:value="59.0916668809524" calcext:value-type="float">
            <text:p>59.0916668809524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7.74504437059673" calcext:value-type="float">
            <text:p>7.7450443705967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.53995487734488" calcext:value-type="float">
            <text:p>8.5399548773448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.04734106811901" calcext:value-type="float">
            <text:p>4.04734106811901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58946244694138" calcext:value-type="float">
            <text:p>4.58946244694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7866878066378" calcext:value-type="float">
            <text:p>7.27866878066378</text:p>
          </table:table-cell>
        </table:table-row>
        <table:table-row table:style-name="ro1">
          <table:table-cell office:value-type="float" office:value="87.14" calcext:value-type="float">
            <text:p>87.14</text:p>
          </table:table-cell>
          <table:table-cell office:value-type="float" office:value="79.7435155194805" calcext:value-type="float">
            <text:p>79.74351551948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96596687039268" calcext:value-type="float">
            <text:p>3.9659668703926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.27862735479496" calcext:value-type="float">
            <text:p>7.27862735479496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6014203101729" calcext:value-type="float">
            <text:p>4.26014203101729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22.061617547619" calcext:value-type="float">
            <text:p>22.06161754761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.482114978355" calcext:value-type="float">
            <text:p>10.482114978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6849203593074" calcext:value-type="float">
            <text:p>8.2684920359307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0.7289728965479" calcext:value-type="float">
            <text:p>10.728972896547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.76445181818182" calcext:value-type="float">
            <text:p>6.76445181818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7233167424242" calcext:value-type="float">
            <text:p>25.7233167424242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40.1483640043502" calcext:value-type="float">
            <text:p>40.148364004350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1.2481164141414" calcext:value-type="float">
            <text:p>11.2481164141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4041251429126" calcext:value-type="float">
            <text:p>4.74041251429126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8.15392062146187" calcext:value-type="float">
            <text:p>8.1539206214618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6.9989997763348" calcext:value-type="float">
            <text:p>16.998999776334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9.60088413530913" calcext:value-type="float">
            <text:p>9.60088413530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947039213564" calcext:value-type="float">
            <text:p>14.094703921356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.79227061799312" calcext:value-type="float">
            <text:p>7.7922706179931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.4320460714286" calcext:value-type="float">
            <text:p>29.432046071428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.18342151833461" calcext:value-type="float">
            <text:p>6.18342151833461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41640744466361" calcext:value-type="float">
            <text:p>4.41640744466361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4.13908046183728" calcext:value-type="float">
            <text:p>4.139080461837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.39701916693729" calcext:value-type="float">
            <text:p>5.39701916693729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.00884898405516" calcext:value-type="float">
            <text:p>6.00884898405516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1590094097423" calcext:value-type="float">
            <text:p>8.159009409742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507203856169" calcext:value-type="float">
            <text:p>2.7550720385616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56584048858575" calcext:value-type="float">
            <text:p>2.565840488585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1194546608947" calcext:value-type="float">
            <text:p>25.119454660894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994444252806" calcext:value-type="float">
            <text:p>2.799444425280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47480099554909" calcext:value-type="float">
            <text:p>0.647480099554909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7.48896837301587" calcext:value-type="float">
            <text:p>-7.4889683730158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.58921420634921" calcext:value-type="float">
            <text:p>-9.58921420634921</text:p>
          </table:table-cell>
        </table:table-row>
        <table:table-row table:style-name="ro1">
          <table:table-cell office:value-type="float" office:value="-8.35" calcext:value-type="float">
            <text:p>-8.35</text:p>
          </table:table-cell>
          <table:table-cell office:value-type="float" office:value="-8.28631948412699" calcext:value-type="float">
            <text:p>-8.28631948412699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28.7290127829687" calcext:value-type="float">
            <text:p>28.729012782968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6.2413382950938" calcext:value-type="float">
            <text:p>16.2413382950938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57.5012024076479" calcext:value-type="float">
            <text:p>57.501202407647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34661130952381" calcext:value-type="float">
            <text:p>7.3466113095238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1.3809243326118" calcext:value-type="float">
            <text:p>11.3809243326118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9.48125317321567" calcext:value-type="float">
            <text:p>9.48125317321567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7.42936347763348" calcext:value-type="float">
            <text:p>7.4293634776334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8027035637189" calcext:value-type="float">
            <text:p>1.6802703563718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05506422066269" calcext:value-type="float">
            <text:p>4.05506422066269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22.2172047380953" calcext:value-type="float">
            <text:p>22.2172047380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947039213564" calcext:value-type="float">
            <text:p>14.0947039213564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9.63953111327561" calcext:value-type="float">
            <text:p>9.6395311132756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64.4496153968254" calcext:value-type="float">
            <text:p>64.4496153968254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59.7046703932179" calcext:value-type="float">
            <text:p>59.704670393217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8554078904115" calcext:value-type="float">
            <text:p>3.9855407890411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1.073347994228" calcext:value-type="float">
            <text:p>21.07334799422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.0608043722944" calcext:value-type="float">
            <text:p>12.06080437229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.6251212085137" calcext:value-type="float">
            <text:p>17.6251212085137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6.01711183091418" calcext:value-type="float">
            <text:p>6.01711183091418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9.08171532467533" calcext:value-type="float">
            <text:p>9.08171532467533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05349131075503" calcext:value-type="float">
            <text:p>3.05349131075503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7.43817464030826" calcext:value-type="float">
            <text:p>7.4381746403082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9.1168310425685" calcext:value-type="float">
            <text:p>19.116831042568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1590094097423" calcext:value-type="float">
            <text:p>8.159009409742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39436937229437" calcext:value-type="float">
            <text:p>7.3943693722943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.76445181818182" calcext:value-type="float">
            <text:p>6.76445181818182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28.9607453834776" calcext:value-type="float">
            <text:p>28.960745383477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27910210486404" calcext:value-type="float">
            <text:p>4.27910210486404</text:p>
          </table:table-cell>
        </table:table-row>
        <table:table-row table:style-name="ro1">
          <table:table-cell office:value-type="float" office:value="162.36" calcext:value-type="float">
            <text:p>162.36</text:p>
          </table:table-cell>
          <table:table-cell office:value-type="float" office:value="158.75575521645" calcext:value-type="float">
            <text:p>158.75575521645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29.7732744715219" calcext:value-type="float">
            <text:p>29.773274471521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8.31114343608896" calcext:value-type="float">
            <text:p>8.31114343608896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9.1808801420801" calcext:value-type="float">
            <text:p>19.1808801420801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1.0032884978355" calcext:value-type="float">
            <text:p>21.0032884978355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1.7191044960317" calcext:value-type="float">
            <text:p>31.719104496031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3.8478883741259" calcext:value-type="float">
            <text:p>13.847888374125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1.0352729945055" calcext:value-type="float">
            <text:p>11.035272994505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63377885109167" calcext:value-type="float">
            <text:p>4.633778851091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3148010784727" calcext:value-type="float">
            <text:p>1.63148010784727</text:p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126.750097218615" calcext:value-type="float">
            <text:p>126.75009721861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6602731377432" calcext:value-type="float">
            <text:p>4.36602731377432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55779121461872" calcext:value-type="float">
            <text:p>7.5577912146187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68879364019022" calcext:value-type="float">
            <text:p>7.6887936401902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95367520308171" calcext:value-type="float">
            <text:p>3.9536752030817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28463806885681" calcext:value-type="float">
            <text:p>4.2846380688568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6784902568463" calcext:value-type="float">
            <text:p>1.66784902568463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6.17575015792637" calcext:value-type="float">
            <text:p>6.1757501579263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88400441300757" calcext:value-type="float">
            <text:p>3.88400441300757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10.1936197907648" calcext:value-type="float">
            <text:p>10.1936197907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374813539139" calcext:value-type="float">
            <text:p>3.9374813539139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8.95378261904762" calcext:value-type="float">
            <text:p>8.95378261904762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0.8521111471861" calcext:value-type="float">
            <text:p>10.8521111471861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4.03311828022512" calcext:value-type="float">
            <text:p>4.03311828022512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90346797068294" calcext:value-type="float">
            <text:p>3.9034679706829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57775335430619" calcext:value-type="float">
            <text:p>3.5777533543061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5.10827824517469" calcext:value-type="float">
            <text:p>5.1082782451746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80876250864436" calcext:value-type="float">
            <text:p>2.8087625086443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.19228441919192" calcext:value-type="float">
            <text:p>6.1922844191919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.0503741071429" calcext:value-type="float">
            <text:p>16.0503741071429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8.01662194444445" calcext:value-type="float">
            <text:p>8.0166219444444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60899941391941" calcext:value-type="float">
            <text:p>4.60899941391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056830981241" calcext:value-type="float">
            <text:p>14.60568309812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275749541847" calcext:value-type="float">
            <text:p>26.27574954184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7.67886841991342" calcext:value-type="float">
            <text:p>7.6788684199134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52408570521747" calcext:value-type="float">
            <text:p>3.52408570521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3571696997447" calcext:value-type="float">
            <text:p>9.935716969974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9721597910406" calcext:value-type="float">
            <text:p>1.9721597910406</text:p>
          </table:table-cell>
        </table:table-row>
        <table:table-row table:style-name="ro1">
          <table:table-cell office:value-type="float" office:value="157.97" calcext:value-type="float">
            <text:p>157.97</text:p>
          </table:table-cell>
          <table:table-cell office:value-type="float" office:value="156.842607766955" calcext:value-type="float">
            <text:p>156.84260776695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34504139635832" calcext:value-type="float">
            <text:p>4.34504139635832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7.73784312447002" calcext:value-type="float">
            <text:p>7.737843124470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7279538845691" calcext:value-type="float">
            <text:p>0.717279538845691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22.9816427074315" calcext:value-type="float">
            <text:p>22.981642707431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30370409770663" calcext:value-type="float">
            <text:p>4.30370409770663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26.0238746349206" calcext:value-type="float">
            <text:p>26.0238746349206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8.01765231240981" calcext:value-type="float">
            <text:p>8.0176523124098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.84823187496651" calcext:value-type="float">
            <text:p>7.84823187496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5.4611278540904" calcext:value-type="float">
            <text:p>15.4611278540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9220043932179" calcext:value-type="float">
            <text:p>50.922004393217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77789999776923" calcext:value-type="float">
            <text:p>2.77789999776923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3.0139054662168" calcext:value-type="float">
            <text:p>53.013905466216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7.52903123015873" calcext:value-type="float">
            <text:p>7.52903123015873</text:p>
          </table:table-cell>
        </table:table-row>
        <table:table-row table:style-name="ro1">
          <table:table-cell office:value-type="float" office:value="110.15" calcext:value-type="float">
            <text:p>110.15</text:p>
          </table:table-cell>
          <table:table-cell office:value-type="float" office:value="122.529224209957" calcext:value-type="float">
            <text:p>122.52922420995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78176626767677" calcext:value-type="float">
            <text:p>7.7817662676767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001123796527" calcext:value-type="float">
            <text:p>4.00112379652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37552411591547" calcext:value-type="float">
            <text:p>4.375524115915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84276197368108" calcext:value-type="float">
            <text:p>0.784276197368108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119.878512409812" calcext:value-type="float">
            <text:p>119.87851240981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8.6727671906427" calcext:value-type="float">
            <text:p>18.672767190642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6.893066286075" calcext:value-type="float">
            <text:p>16.89306628607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33683881093741" calcext:value-type="float">
            <text:p>4.3368388109374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95823034913488" calcext:value-type="float">
            <text:p>3.95823034913488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56.0238204300144" calcext:value-type="float">
            <text:p>56.0238204300144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4.52078410606174" calcext:value-type="float">
            <text:p>4.52078410606174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11209474477318" calcext:value-type="float">
            <text:p>4.11209474477318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41935328144725" calcext:value-type="float">
            <text:p>3.41935328144725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1176813615256" calcext:value-type="float">
            <text:p>4.01176813615256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89995495292224" calcext:value-type="float">
            <text:p>3.89995495292224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7.94816592665463" calcext:value-type="float">
            <text:p>7.94816592665463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5.67289994760142" calcext:value-type="float">
            <text:p>5.6728999476014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15021895172922" calcext:value-type="float">
            <text:p>4.150218951729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12311887928217" calcext:value-type="float">
            <text:p>4.12311887928217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47.5442968650794" calcext:value-type="float">
            <text:p>47.5442968650794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5.6862791805417" calcext:value-type="float">
            <text:p>15.686279180541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54785933471688" calcext:value-type="float">
            <text:p>3.5478593347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1780884712488" calcext:value-type="float">
            <text:p>3.917808847124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.1823753311688" calcext:value-type="float">
            <text:p>52.1823753311688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21.4381571825397" calcext:value-type="float">
            <text:p>21.438157182539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5.26648614134232" calcext:value-type="float">
            <text:p>5.26648614134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21.3596133982684" calcext:value-type="float">
            <text:p>21.359613398268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00020155923941" calcext:value-type="float">
            <text:p>4.0002015592394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6664907534138" calcext:value-type="float">
            <text:p>1.06664907534138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28.902377018759" calcext:value-type="float">
            <text:p>28.902377018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3579226882867" calcext:value-type="float">
            <text:p>16.3579226882867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26.9983767737818" calcext:value-type="float">
            <text:p>26.998376773781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45303692504818" calcext:value-type="float">
            <text:p>4.45303692504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4.55" calcext:value-type="float">
            <text:p>44.55</text:p>
          </table:table-cell>
          <table:table-cell office:value-type="float" office:value="96.5214490223665" calcext:value-type="float">
            <text:p>96.5214490223665</text:p>
          </table:table-cell>
        </table:table-row>
        <table:table-row table:style-name="ro1">
          <table:table-cell office:value-type="float" office:value="-29.55" calcext:value-type="float">
            <text:p>-29.55</text:p>
          </table:table-cell>
          <table:table-cell office:value-type="float" office:value="-20.444589047619" calcext:value-type="float">
            <text:p>-20.444589047619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5.80503787676376" calcext:value-type="float">
            <text:p>5.8050378767637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6.16945288600288" calcext:value-type="float">
            <text:p>6.1694528860028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4748926268176" calcext:value-type="float">
            <text:p>4.34748926268176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8.48925433405483" calcext:value-type="float">
            <text:p>8.48925433405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4499662254845" calcext:value-type="float">
            <text:p>-0.144499662254845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135.83790988456" calcext:value-type="float">
            <text:p>135.8379098845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1.2822819372294" calcext:value-type="float">
            <text:p>21.2822819372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39957105520004" calcext:value-type="float">
            <text:p>4.39957105520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5269881385281" calcext:value-type="float">
            <text:p>15.526988138528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0.510948468254" calcext:value-type="float">
            <text:p>30.510948468254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37832960075426" calcext:value-type="float">
            <text:p>4.37832960075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3164550030525" calcext:value-type="float">
            <text:p>11.3164550030525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5.3238767197247" calcext:value-type="float">
            <text:p>15.32387671972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0981007670529" calcext:value-type="float">
            <text:p>0.690981007670529</text:p>
          </table:table-cell>
        </table:table-row>
        <table:table-row table:style-name="ro1">
          <table:table-cell office:value-type="float" office:value="70.38" calcext:value-type="float">
            <text:p>70.38</text:p>
          </table:table-cell>
          <table:table-cell office:value-type="float" office:value="88.5461962445887" calcext:value-type="float">
            <text:p>88.5461962445887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5.18962743519553" calcext:value-type="float">
            <text:p>5.18962743519553</text:p>
          </table:table-cell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23.7459091125541" calcext:value-type="float">
            <text:p>23.7459091125541</text:p>
          </table:table-cell>
        </table:table-row>
        <table:table-row table:style-name="ro1">
          <table:table-cell office:value-type="float" office:value="49.76" calcext:value-type="float">
            <text:p>49.76</text:p>
          </table:table-cell>
          <table:table-cell office:value-type="float" office:value="53.5538590851371" calcext:value-type="float">
            <text:p>53.553859085137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8.8701206920857" calcext:value-type="float">
            <text:p>18.870120692085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39774215367965" calcext:value-type="float">
            <text:p>7.3977421536796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64024079985806" calcext:value-type="float">
            <text:p>1.64024079985806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91519178627129" calcext:value-type="float">
            <text:p>3.91519178627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331529622846" calcext:value-type="float">
            <text:p>2.95331529622846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21.1496764285714" calcext:value-type="float">
            <text:p>21.149676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3436852316165" calcext:value-type="float">
            <text:p>2.934368523161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6402101572872" calcext:value-type="float">
            <text:p>51.6402101572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25971501554" calcext:value-type="float">
            <text:p>6.025971501554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2.9650857819958" calcext:value-type="float">
            <text:p>22.9650857819958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8.13270532287157" calcext:value-type="float">
            <text:p>8.13270532287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130920629868" calcext:value-type="float">
            <text:p>1.1913092062986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7.17350681419156" calcext:value-type="float">
            <text:p>7.17350681419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9921826268285" calcext:value-type="float">
            <text:p>0.299921826268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9337230909842" calcext:value-type="float">
            <text:p>0.969337230909842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8.24002901466955" calcext:value-type="float">
            <text:p>8.24002901466955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6.0179966504329" calcext:value-type="float">
            <text:p>16.017996650432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3074460712197" calcext:value-type="float">
            <text:p>3.63074460712197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8.7818455414191" calcext:value-type="float">
            <text:p>8.7818455414191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6.29366639527139" calcext:value-type="float">
            <text:p>6.29366639527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57373556104262" calcext:value-type="float">
            <text:p>3.57373556104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.6023319534632" calcext:value-type="float">
            <text:p>22.60233195346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396690728716" calcext:value-type="float">
            <text:p>21.8396690728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981007670529" calcext:value-type="float">
            <text:p>0.69098100767052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6.25822142857143" calcext:value-type="float">
            <text:p>6.25822142857143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20.9823843903319" calcext:value-type="float">
            <text:p>20.9823843903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3094260481284" calcext:value-type="float">
            <text:p>1.3309426048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71893055076" calcext:value-type="float">
            <text:p>0.71671893055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0.5904613979076" calcext:value-type="float">
            <text:p>10.5904613979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276197368108" calcext:value-type="float">
            <text:p>0.78427619736810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86689690707306" calcext:value-type="float">
            <text:p>3.8668969070730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994444252806" calcext:value-type="float">
            <text:p>2.799444425280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07555569648876" calcext:value-type="float">
            <text:p>0.80755556964887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1810323030588" calcext:value-type="float">
            <text:p>1.61810323030588</text:p>
          </table:table-cell>
        </table:table-row>
        <table:table-row table:style-name="ro1">
          <table:table-cell office:value-type="float" office:value="6.821" calcext:value-type="float">
            <text:p>6.821</text:p>
          </table:table-cell>
          <table:table-cell office:value-type="float" office:value="6.99603321464647" calcext:value-type="float">
            <text:p>6.9960332146464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23755682066626" calcext:value-type="float">
            <text:p>4.23755682066626</text:p>
          </table:table-cell>
        </table:table-row>
        <table:table-row table:style-name="ro1">
          <table:table-cell office:value-type="float" office:value="29.49" calcext:value-type="float">
            <text:p>29.49</text:p>
          </table:table-cell>
          <table:table-cell office:value-type="float" office:value="31.9044489664502" calcext:value-type="float">
            <text:p>31.904448966450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.2739374541847" calcext:value-type="float">
            <text:p>7.2739374541847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10.0378113713231" calcext:value-type="float">
            <text:p>10.0378113713231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7.36783352453103" calcext:value-type="float">
            <text:p>7.3678335245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957546758448" calcext:value-type="float">
            <text:p>1.82957546758448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65.115796468254" calcext:value-type="float">
            <text:p>65.11579646825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38313006218319" calcext:value-type="float">
            <text:p>4.3831300621831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9.34024681193806" calcext:value-type="float">
            <text:p>9.3402468119380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83921187950938" calcext:value-type="float">
            <text:p>4.83921187950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1716516666667" calcext:value-type="float">
            <text:p>7.2171651666666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.09884153188447" calcext:value-type="float">
            <text:p>4.0988415318844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9.32546138167388" calcext:value-type="float">
            <text:p>9.32546138167388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26.3120436255411" calcext:value-type="float">
            <text:p>26.312043625541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8.7923508155733" calcext:value-type="float">
            <text:p>18.7923508155733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60.3674464880953" calcext:value-type="float">
            <text:p>60.367446488095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08690180493172" calcext:value-type="float">
            <text:p>4.08690180493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4367110873016" calcext:value-type="float">
            <text:p>11.436711087301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.47690403474136" calcext:value-type="float">
            <text:p>4.4769040347413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51669331724137" calcext:value-type="float">
            <text:p>4.5166933172413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82175203243216" calcext:value-type="float">
            <text:p>8.82175203243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098847224998" calcext:value-type="float">
            <text:p>3.91098847224998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8.4965787301587" calcext:value-type="float">
            <text:p>18.496578730158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8.7027510080198" calcext:value-type="float">
            <text:p>18.7027510080198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98.1700595238096" calcext:value-type="float">
            <text:p>98.170059523809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0168147005772" calcext:value-type="float">
            <text:p>7.0168147005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581451578879" calcext:value-type="float">
            <text:p>1.71581451578879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9.241403488456" calcext:value-type="float">
            <text:p>19.241403488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.2425237253025" calcext:value-type="float">
            <text:p>33.2425237253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4992045012597" calcext:value-type="float">
            <text:p>5.84992045012597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8.24039517316017" calcext:value-type="float">
            <text:p>8.2403951731601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91444710952283" calcext:value-type="float">
            <text:p>1.91444710952283</text:p>
          </table:table-cell>
        </table:table-row>
        <table:table-row table:style-name="ro1">
          <table:table-cell office:value-type="float" office:value="40.34" calcext:value-type="float">
            <text:p>40.34</text:p>
          </table:table-cell>
          <table:table-cell office:value-type="float" office:value="52.749724672566" calcext:value-type="float">
            <text:p>52.74972467256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8.1221334134199" calcext:value-type="float">
            <text:p>18.12213341341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19845566521549" calcext:value-type="float">
            <text:p>4.19845566521549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5.1102458608059" calcext:value-type="float">
            <text:p>15.110245860805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3.1620539920635" calcext:value-type="float">
            <text:p>23.162053992063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.40974972222222" calcext:value-type="float">
            <text:p>5.40974972222222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8.82618953102453" calcext:value-type="float">
            <text:p>8.8261895310245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.18644844301434" calcext:value-type="float">
            <text:p>3.1864484430143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3.3232280634921" calcext:value-type="float">
            <text:p>33.323228063492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.48706845972328" calcext:value-type="float">
            <text:p>4.48706845972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8.45469185897436" calcext:value-type="float">
            <text:p>8.45469185897436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8.10329077215767" calcext:value-type="float">
            <text:p>8.1032907721576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.32207186858768" calcext:value-type="float">
            <text:p>4.32207186858768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69228550884298" calcext:value-type="float">
            <text:p>7.6922855088429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25188876772633" calcext:value-type="float">
            <text:p>1.2518887677263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19712270460993" calcext:value-type="float">
            <text:p>4.19712270460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156379329001" calcext:value-type="float">
            <text:p>1.6315637932900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0218418410712" calcext:value-type="float">
            <text:p>1.60218418410712</text:p>
          </table:table-cell>
        </table:table-row>
        <table:table-row table:style-name="ro1">
          <table:table-cell office:value-type="float" office:value="59.71" calcext:value-type="float">
            <text:p>59.71</text:p>
          </table:table-cell>
          <table:table-cell office:value-type="float" office:value="68.98079745671" calcext:value-type="float">
            <text:p>68.9807974567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58549271645022" calcext:value-type="float">
            <text:p>7.58549271645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.2010812253025" calcext:value-type="float">
            <text:p>33.20108122530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.38434617039823" calcext:value-type="float">
            <text:p>7.3843461703982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17019314866376" calcext:value-type="float">
            <text:p>4.17019314866376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7.70905701909202" calcext:value-type="float">
            <text:p>7.7090570190920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94503426826489" calcext:value-type="float">
            <text:p>3.945034268264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4606524418478" calcext:value-type="float">
            <text:p>1.54606524418478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7.65098944877345" calcext:value-type="float">
            <text:p>7.6509894487734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8.3383415537241" calcext:value-type="float">
            <text:p>18.338341553724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1000920684169" calcext:value-type="float">
            <text:p>4.4100092068416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04806444254665" calcext:value-type="float">
            <text:p>4.0480644425466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652002990645" calcext:value-type="float">
            <text:p>4.165200299064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40722387992725" calcext:value-type="float">
            <text:p>4.40722387992725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8.27845734869434" calcext:value-type="float">
            <text:p>8.27845734869434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8.3546082539682" calcext:value-type="float">
            <text:p>38.3546082539682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24.119664534632" calcext:value-type="float">
            <text:p>24.11966453463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4.1386113672439" calcext:value-type="float">
            <text:p>24.138611367243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57467591355233" calcext:value-type="float">
            <text:p>3.57467591355233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.99872541188446" calcext:value-type="float">
            <text:p>3.99872541188446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7.51057062053658" calcext:value-type="float">
            <text:p>7.510570620536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0414049273149" calcext:value-type="float">
            <text:p>3.50414049273149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73215391977887" calcext:value-type="float">
            <text:p>3.732153919778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7371430714286" calcext:value-type="float">
            <text:p>27.737143071428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6.0241861471861" calcext:value-type="float">
            <text:p>16.024186147186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08505503398316" calcext:value-type="float">
            <text:p>4.0850550339831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.2277714563492" calcext:value-type="float">
            <text:p>6.2277714563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34.7690996089466" calcext:value-type="float">
            <text:p>34.769099608946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71479711860861" calcext:value-type="float">
            <text:p>0.77147971186086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.46336400793651" calcext:value-type="float">
            <text:p>7.46336400793651</text:p>
          </table:table-cell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31.3045112301587" calcext:value-type="float">
            <text:p>31.3045112301587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37886905326352" calcext:value-type="float">
            <text:p>3.3788690532635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78408708152958" calcext:value-type="float">
            <text:p>6.7840870815295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.188885498113" calcext:value-type="float">
            <text:p>7.18888549811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33303361046211" calcext:value-type="float">
            <text:p>1.33303361046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0958471183102" calcext:value-type="float">
            <text:p>3.50958471183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99102142350496" calcext:value-type="float">
            <text:p>3.9910214235049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.0409529623155" calcext:value-type="float">
            <text:p>19.0409529623155</text:p>
          </table:table-cell>
        </table:table-row>
        <table:table-row table:style-name="ro1">
          <table:table-cell office:value-type="float" office:value="74.55" calcext:value-type="float">
            <text:p>74.55</text:p>
          </table:table-cell>
          <table:table-cell office:value-type="float" office:value="62.736444452381" calcext:value-type="float">
            <text:p>62.73644445238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1000920684169" calcext:value-type="float">
            <text:p>4.41000920684169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3.19482111245876" calcext:value-type="float">
            <text:p>-3.19482111245876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10.3406943833944" calcext:value-type="float">
            <text:p>10.3406943833944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9.72463996975247" calcext:value-type="float">
            <text:p>9.7246399697524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1464573200781" calcext:value-type="float">
            <text:p>3.1464573200781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3.5774835678211" calcext:value-type="float">
            <text:p>13.5774835678211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10.728132049062" calcext:value-type="float">
            <text:p>10.72813204906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41362758380229" calcext:value-type="float">
            <text:p>4.4136275838022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1.8877289357864" calcext:value-type="float">
            <text:p>21.8877289357864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1.2773417703375" calcext:value-type="float">
            <text:p>31.2773417703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.340314062049" calcext:value-type="float">
            <text:p>115.34031406204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.452073948829" calcext:value-type="float">
            <text:p>15.4520739488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0216619498966" calcext:value-type="float">
            <text:p>1.4021661949896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5308753195557" calcext:value-type="float">
            <text:p>1.65308753195557</text:p>
          </table:table-cell>
        </table:table-row>
        <table:table-row table:style-name="ro1">
          <table:table-cell office:value-type="float" office:value="49.51" calcext:value-type="float">
            <text:p>49.51</text:p>
          </table:table-cell>
          <table:table-cell office:value-type="float" office:value="54.9642133333333" calcext:value-type="float">
            <text:p>54.9642133333333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8.03929714686423" calcext:value-type="float">
            <text:p>8.03929714686423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.09657886392635" calcext:value-type="float">
            <text:p>4.09657886392635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0.1641468303334" calcext:value-type="float">
            <text:p>10.164146830333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58417979928398" calcext:value-type="float">
            <text:p>4.58417979928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9.86403886065543" calcext:value-type="float">
            <text:p>9.86403886065543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5.29227258662219" calcext:value-type="float">
            <text:p>5.29227258662219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15.0707618326118" calcext:value-type="float">
            <text:p>15.070761832611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05803852715121" calcext:value-type="float">
            <text:p>0.705803852715121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25.4348136580087" calcext:value-type="float">
            <text:p>25.4348136580087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1.3986730497835" calcext:value-type="float">
            <text:p>41.3986730497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722893551255" calcext:value-type="float">
            <text:p>3.97228935512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94690266743324" calcext:value-type="float">
            <text:p>3.94690266743324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49.6998858531746" calcext:value-type="float">
            <text:p>49.6998858531746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.3168729292929" calcext:value-type="float">
            <text:p>12.3168729292929</text:p>
          </table:table-cell>
        </table:table-row>
        <table:table-row table:style-name="ro1">
          <table:table-cell office:value-type="float" office:value="70.37" calcext:value-type="float">
            <text:p>70.37</text:p>
          </table:table-cell>
          <table:table-cell office:value-type="float" office:value="67.2215845779221" calcext:value-type="float">
            <text:p>67.2215845779221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.88273845877978" calcext:value-type="float">
            <text:p>6.88273845877978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24.3729490396825" calcext:value-type="float">
            <text:p>24.3729490396825</text:p>
          </table:table-cell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64.6994775238096" calcext:value-type="float">
            <text:p>64.699477523809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5.6978827145077" calcext:value-type="float">
            <text:p>15.6978827145077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7.86048705171494" calcext:value-type="float">
            <text:p>7.86048705171494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7.00055959942835" calcext:value-type="float">
            <text:p>7.00055959942835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6.9931169288881" calcext:value-type="float">
            <text:p>6.993116928888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60394013965766" calcext:value-type="float">
            <text:p>3.6039401396576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30528634185442" calcext:value-type="float">
            <text:p>4.30528634185442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35533203327761" calcext:value-type="float">
            <text:p>4.3553320332776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3381997804973" calcext:value-type="float">
            <text:p>17.3381997804973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4.0207987896825" calcext:value-type="float">
            <text:p>94.020798789682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3.81800648563464" calcext:value-type="float">
            <text:p>3.8180064856346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14067049637561" calcext:value-type="float">
            <text:p>7.14067049637561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48564460546955" calcext:value-type="float">
            <text:p>4.48564460546955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23.3892522644023" calcext:value-type="float">
            <text:p>23.389252264402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01823206645365" calcext:value-type="float">
            <text:p>4.01823206645365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7.09655972499722" calcext:value-type="float">
            <text:p>7.09655972499722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4.0570417561328" calcext:value-type="float">
            <text:p>14.057041756132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20607301098936" calcext:value-type="float">
            <text:p>4.2060730109893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1.5763189299589" calcext:value-type="float">
            <text:p>11.5763189299589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8.3466429920635" calcext:value-type="float">
            <text:p>18.346642992063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7.809525218254" calcext:value-type="float">
            <text:p>47.80952521825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.88009254880656" calcext:value-type="float">
            <text:p>6.88009254880656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7.8025636914474" calcext:value-type="float">
            <text:p>17.802563691447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.54182126262626" calcext:value-type="float">
            <text:p>8.5418212626262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5.8930002344877" calcext:value-type="float">
            <text:p>15.893000234487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0.4106433441558" calcext:value-type="float">
            <text:p>20.4106433441558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9.09677485209235" calcext:value-type="float">
            <text:p>9.09677485209235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6.79032017802974" calcext:value-type="float">
            <text:p>6.7903201780297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5.12022781852291" calcext:value-type="float">
            <text:p>5.1202278185229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1.0054577200577" calcext:value-type="float">
            <text:p>11.0054577200577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9.40628432900433" calcext:value-type="float">
            <text:p>9.40628432900433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0.3751633671299" calcext:value-type="float">
            <text:p>10.37516336712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4045833441559" calcext:value-type="float">
            <text:p>26.40458334415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.9274779004329" calcext:value-type="float">
            <text:p>27.927477900432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57004710927961" calcext:value-type="float">
            <text:p>4.57004710927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1106421706458" calcext:value-type="float">
            <text:p>3.1110642170645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5.066195275974" calcext:value-type="float">
            <text:p>25.06619527597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63466579004329" calcext:value-type="float">
            <text:p>5.6346657900432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3.28771495671" calcext:value-type="float">
            <text:p>13.2877149567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2.8778098607504" calcext:value-type="float">
            <text:p>12.87780986075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5823482312709" calcext:value-type="float">
            <text:p>1.3582348231270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772227829197" calcext:value-type="float">
            <text:p>5.4772227829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8934212429727" calcext:value-type="float">
            <text:p>3.6893421242972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8056626730566" calcext:value-type="float">
            <text:p>0.7805662673056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9.41151100954601" calcext:value-type="float">
            <text:p>9.41151100954601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37.0835803698099" calcext:value-type="float">
            <text:p>37.083580369809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02953218629849" calcext:value-type="float">
            <text:p>4.02953218629849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0.1438223881674" calcext:value-type="float">
            <text:p>20.1438223881674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7.5648502380953" calcext:value-type="float">
            <text:p>37.5648502380953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8.34651134538664" calcext:value-type="float">
            <text:p>8.34651134538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.2387366414419" calcext:value-type="float">
            <text:p>10.238736641441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11807041042291" calcext:value-type="float">
            <text:p>6.11807041042291</text:p>
          </table:table-cell>
        </table:table-row>
        <table:table-row table:style-name="ro1">
          <table:table-cell office:value-type="float" office:value="59.95" calcext:value-type="float">
            <text:p>59.95</text:p>
          </table:table-cell>
          <table:table-cell office:value-type="float" office:value="125.840074686147" calcext:value-type="float">
            <text:p>125.840074686147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7.6987744065657" calcext:value-type="float">
            <text:p>17.698774406565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18408082909292" calcext:value-type="float">
            <text:p>3.18408082909292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20920965629478" calcext:value-type="float">
            <text:p>4.20920965629478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6.15039876054888" calcext:value-type="float">
            <text:p>6.15039876054888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4.0749391690776" calcext:value-type="float">
            <text:p>4.074939169077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34691236516169" calcext:value-type="float">
            <text:p>3.34691236516169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6.35999422891763" calcext:value-type="float">
            <text:p>6.3599942289176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58.9391429950768" calcext:value-type="float">
            <text:p>58.939142995076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2.6838991738817" calcext:value-type="float">
            <text:p>12.683899173881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3.1365281030081" calcext:value-type="float">
            <text:p>23.1365281030081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9.45877798701299" calcext:value-type="float">
            <text:p>9.4587779870129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994444252806" calcext:value-type="float">
            <text:p>2.799444425280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7801239200963" calcext:value-type="float">
            <text:p>2.7801239200963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5.7867824007936" calcext:value-type="float">
            <text:p>15.7867824007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65.7174216468254" calcext:value-type="float">
            <text:p>65.717421646825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14495442648003" calcext:value-type="float">
            <text:p>4.144954426480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2789997633478" calcext:value-type="float">
            <text:p>24.2789997633478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26.1782375577201" calcext:value-type="float">
            <text:p>26.178237557720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.1013171250971" calcext:value-type="float">
            <text:p>20.1013171250971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39.3777959126984" calcext:value-type="float">
            <text:p>39.3777959126984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6.6929312362637" calcext:value-type="float">
            <text:p>26.692931236263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92146393117993" calcext:value-type="float">
            <text:p>8.9214639311799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.7116556811244" calcext:value-type="float">
            <text:p>14.7116556811244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20548664518555" calcext:value-type="float">
            <text:p>4.2054866451855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1.973144048729" calcext:value-type="float">
            <text:p>11.973144048729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38240310204297" calcext:value-type="float">
            <text:p>4.3824031020429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48046745320469" calcext:value-type="float">
            <text:p>7.48046745320469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36.2679750793651" calcext:value-type="float">
            <text:p>36.267975079365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7729164911086" calcext:value-type="float">
            <text:p>4.377291649110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121945805628" calcext:value-type="float">
            <text:p>1.4121945805628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6.0128409440837" calcext:value-type="float">
            <text:p>56.012840944083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46801047474569" calcext:value-type="float">
            <text:p>3.46801047474569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30.5263894108669" calcext:value-type="float">
            <text:p>30.526389410866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09187106152405" calcext:value-type="float">
            <text:p>4.0918710615240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83757075087979" calcext:value-type="float">
            <text:p>3.8375707508797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.55676377091943" calcext:value-type="float">
            <text:p>2.5567637709194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94313587662338" calcext:value-type="float">
            <text:p>6.9431358766233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26763185043497" calcext:value-type="float">
            <text:p>4.26763185043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1648583081869" calcext:value-type="float">
            <text:p>15.164858308186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7.74749460931485" calcext:value-type="float">
            <text:p>7.74749460931485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24.8198037626263" calcext:value-type="float">
            <text:p>24.8198037626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55835016095" calcext:value-type="float">
            <text:p>11.755835016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2435553432678" calcext:value-type="float">
            <text:p>4.72435553432678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7.4758585912698" calcext:value-type="float">
            <text:p>17.475858591269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61667288700893" calcext:value-type="float">
            <text:p>3.61667288700893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6876180306631" calcext:value-type="float">
            <text:p>3.687618030663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40014064029413" calcext:value-type="float">
            <text:p>3.40014064029413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.05752078511674" calcext:value-type="float">
            <text:p>4.05752078511674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15.053161468254" calcext:value-type="float">
            <text:p>15.053161468254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5.46541068847819" calcext:value-type="float">
            <text:p>5.46541068847819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6.59348030999066" calcext:value-type="float">
            <text:p>6.5934803099906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8.34643888528138" calcext:value-type="float">
            <text:p>8.3464388852813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.305151010101" calcext:value-type="float">
            <text:p>10.305151010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0890727869987" calcext:value-type="float">
            <text:p>3.508907278699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.0560846984127" calcext:value-type="float">
            <text:p>27.0560846984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1067157287157" calcext:value-type="float">
            <text:p>7.1106715728715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.20207458041234" calcext:value-type="float">
            <text:p>5.2020745804123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31955661113599" calcext:value-type="float">
            <text:p>3.31955661113599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9.3083981457431" calcext:value-type="float">
            <text:p>19.308398145743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39386017005703" calcext:value-type="float">
            <text:p>1.3938601700570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9.9875761038961" calcext:value-type="float">
            <text:p>29.987576103896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20763140112999" calcext:value-type="float">
            <text:p>4.20763140112999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6301083182667" calcext:value-type="float">
            <text:p>5.6301083182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.6734982287157" calcext:value-type="float">
            <text:p>32.6734982287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6030209234383" calcext:value-type="float">
            <text:p>4.760302092343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9252331150794" calcext:value-type="float">
            <text:p>16.9252331150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7085094559884" calcext:value-type="float">
            <text:p>24.7085094559884</text:p>
          </table:table-cell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14.2479525793651" calcext:value-type="float">
            <text:p>-14.247952579365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9.5491532939283" calcext:value-type="float">
            <text:p>19.5491532939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857665518939" calcext:value-type="float">
            <text:p>3.868576655189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9030092687868" calcext:value-type="float">
            <text:p>11.9030092687868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38.6886092063492" calcext:value-type="float">
            <text:p>38.688609206349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5.2667081759907" calcext:value-type="float">
            <text:p>15.2667081759907</text:p>
          </table:table-cell>
        </table:table-row>
        <table:table-row table:style-name="ro1">
          <table:table-cell office:value-type="float" office:value="56.37" calcext:value-type="float">
            <text:p>56.37</text:p>
          </table:table-cell>
          <table:table-cell office:value-type="float" office:value="46.3110236518759" calcext:value-type="float">
            <text:p>46.311023651875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94688602713639" calcext:value-type="float">
            <text:p>3.9468860271363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1661743821454" calcext:value-type="float">
            <text:p>4.0166174382145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.20094980901396" calcext:value-type="float">
            <text:p>4.20094980901396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.01661743821454" calcext:value-type="float">
            <text:p>4.0166174382145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79329540418084" calcext:value-type="float">
            <text:p>2.7932954041808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4.18664092434245" calcext:value-type="float">
            <text:p>4.18664092434245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9.55319042824822" calcext:value-type="float">
            <text:p>9.55319042824822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25.2264447602434" calcext:value-type="float">
            <text:p>25.2264447602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.3597087001645" calcext:value-type="float">
            <text:p>5.359708700164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.00106187812188" calcext:value-type="float">
            <text:p>7.0010618781218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772227829197" calcext:value-type="float">
            <text:p>5.47722278291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40995663350027" calcext:value-type="float">
            <text:p>0.74099566335002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796684919383" calcext:value-type="float">
            <text:p>1.379668491938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09401583036969" calcext:value-type="float">
            <text:p>4.09401583036969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9.4198752074315" calcext:value-type="float">
            <text:p>29.419875207431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38147185832561" calcext:value-type="float">
            <text:p>4.3814718583256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90981007670529" calcext:value-type="float">
            <text:p>0.690981007670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5308121585286" calcext:value-type="float">
            <text:p>3.25308121585286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3.9695637393571" calcext:value-type="float">
            <text:p>33.969563739357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.6612069189144" calcext:value-type="float">
            <text:p>15.6612069189144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20.2895206405349" calcext:value-type="float">
            <text:p>20.2895206405349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5959090999077" calcext:value-type="float">
            <text:p>2.5959090999077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51945989707286" calcext:value-type="float">
            <text:p>1.51945989707286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7.996537690184" calcext:value-type="float">
            <text:p>37.99653769018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64571153700825" calcext:value-type="float">
            <text:p>1.64571153700825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0.0543282748918" calcext:value-type="float">
            <text:p>20.0543282748918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9.34168502622378" calcext:value-type="float">
            <text:p>9.3416850262237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07654714156163" calcext:value-type="float">
            <text:p>3.07654714156163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03682930473405" calcext:value-type="float">
            <text:p>3.03682930473405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6.92725755772006" calcext:value-type="float">
            <text:p>6.9272575577200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9793631800601" calcext:value-type="float">
            <text:p>3.9793631800601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9.9192725209235" calcext:value-type="float">
            <text:p>19.9192725209235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51005834320392" calcext:value-type="float">
            <text:p>3.51005834320392</text:p>
          </table:table-cell>
        </table:table-row>
        <table:table-row table:style-name="ro1">
          <table:table-cell office:value-type="float" office:value="44.79" calcext:value-type="float">
            <text:p>44.79</text:p>
          </table:table-cell>
          <table:table-cell office:value-type="float" office:value="38.8587209992785" calcext:value-type="float">
            <text:p>38.8587209992785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7.2019208621934" calcext:value-type="float">
            <text:p>37.201920862193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.92146393117993" calcext:value-type="float">
            <text:p>8.92146393117993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7.52189706453283" calcext:value-type="float">
            <text:p>7.52189706453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50176545741625" calcext:value-type="float">
            <text:p>3.50176545741625</text:p>
          </table:table-cell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61.9247507287157" calcext:value-type="float">
            <text:p>61.9247507287157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15532577632197" calcext:value-type="float">
            <text:p>4.15532577632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28.3056202896825" calcext:value-type="float">
            <text:p>28.30562028968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79414000408951" calcext:value-type="float">
            <text:p>0.67941400040895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.0392733619159" calcext:value-type="float">
            <text:p>15.039273361915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25277315993138" calcext:value-type="float">
            <text:p>4.2527731599313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55968857142857" calcext:value-type="float">
            <text:p>7.55968857142857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70330833881095" calcext:value-type="float">
            <text:p>6.7033083388109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3.72078869279877" calcext:value-type="float">
            <text:p>3.7207886927987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9864888546585" calcext:value-type="float">
            <text:p>1.398648885465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9864888546585" calcext:value-type="float">
            <text:p>1.39864888546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6.4239169083694" calcext:value-type="float">
            <text:p>16.4239169083694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77.0504797258297" calcext:value-type="float">
            <text:p>77.050479725829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2339248953824" calcext:value-type="float">
            <text:p>8.233924895382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07842052666015" calcext:value-type="float">
            <text:p>4.07842052666015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6.2506355674603" calcext:value-type="float">
            <text:p>26.250635567460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1.8027358297258" calcext:value-type="float">
            <text:p>11.80273582972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3636258333333" calcext:value-type="float">
            <text:p>18.363625833333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8.6337351456877" calcext:value-type="float">
            <text:p>18.63373514568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.4969554365079" calcext:value-type="float">
            <text:p>21.49695543650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.7026928174603" calcext:value-type="float">
            <text:p>29.70269281746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8486213571429" calcext:value-type="float">
            <text:p>25.8486213571429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1.0523040055778" calcext:value-type="float">
            <text:p>11.0523040055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.81506693346615" calcext:value-type="float">
            <text:p>5.81506693346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25.0428721305916" calcext:value-type="float">
            <text:p>25.042872130591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65560908898085" calcext:value-type="float">
            <text:p>3.6556090889808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.19323319985569" calcext:value-type="float">
            <text:p>9.1932331998556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50673813747364" calcext:value-type="float">
            <text:p>3.50673813747364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0.5884880266955" calcext:value-type="float">
            <text:p>10.5884880266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10.4587582972583" calcext:value-type="float">
            <text:p>10.458758297258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8040392661321" calcext:value-type="float">
            <text:p>1.6804039266132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2372517075929" calcext:value-type="float">
            <text:p>3.623725170759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371327453559" calcext:value-type="float">
            <text:p>3.24371327453559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4.19658755074876" calcext:value-type="float">
            <text:p>4.196587550748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47919740446506" calcext:value-type="float">
            <text:p>3.47919740446506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6.50885001421781" calcext:value-type="float">
            <text:p>6.50885001421781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9.27907608225108" calcext:value-type="float">
            <text:p>9.27907608225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4413331890332" calcext:value-type="float">
            <text:p>9.64413331890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1318091718669" calcext:value-type="float">
            <text:p>0.8131809171866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6831121972038" calcext:value-type="float">
            <text:p>2.9683112197203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.4674789044942" calcext:value-type="float">
            <text:p>14.4674789044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231927147951" calcext:value-type="float">
            <text:p>1.3223192714795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.99529613830614" calcext:value-type="float">
            <text:p>4.995296138306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409283019481" calcext:value-type="float">
            <text:p>17.640928301948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6.1372632287157" calcext:value-type="float">
            <text:p>26.1372632287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.55994337728938" calcext:value-type="float">
            <text:p>8.5599433772893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.68462187229437" calcext:value-type="float">
            <text:p>7.6846218722943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82410477421074" calcext:value-type="float">
            <text:p>2.8241047742107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9.6645245957931" calcext:value-type="float">
            <text:p>19.66452459579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3362200808081" calcext:value-type="float">
            <text:p>17.3362200808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9.942183455988" calcext:value-type="float">
            <text:p>139.94218345598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54792724079008" calcext:value-type="float">
            <text:p>3.54792724079008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8.3828287914863" calcext:value-type="float">
            <text:p>18.382828791486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.77007280212541" calcext:value-type="float">
            <text:p>6.77007280212541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20.4610081768597" calcext:value-type="float">
            <text:p>20.461008176859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8.44434158008658" calcext:value-type="float">
            <text:p>8.4443415800865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17085688364762" calcext:value-type="float">
            <text:p>4.17085688364762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13.3568316477967" calcext:value-type="float">
            <text:p>13.3568316477967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.46243843369972" calcext:value-type="float">
            <text:p>6.46243843369972</text:p>
          </table:table-cell>
        </table:table-row>
        <table:table-row table:style-name="ro1">
          <table:table-cell office:value-type="float" office:value="44.35" calcext:value-type="float">
            <text:p>44.35</text:p>
          </table:table-cell>
          <table:table-cell office:value-type="float" office:value="45.8624794751082" calcext:value-type="float">
            <text:p>45.862479475108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10146589515126" calcext:value-type="float">
            <text:p>4.10146589515126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9.2894368759019" calcext:value-type="float">
            <text:p>19.289436875901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39882652452876" calcext:value-type="float">
            <text:p>4.3988265245287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38.0569404509379" calcext:value-type="float">
            <text:p>38.0569404509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1538632423236" calcext:value-type="float">
            <text:p>0.04715386324232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52208219178149" calcext:value-type="float">
            <text:p>2.522082191781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15838358352055" calcext:value-type="float">
            <text:p>7.1583835835205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.96716868771751" calcext:value-type="float">
            <text:p>6.9671686877175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4.1441059704185" calcext:value-type="float">
            <text:p>14.144105970418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994444252806" calcext:value-type="float">
            <text:p>2.7994444252806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4.1586567124542" calcext:value-type="float">
            <text:p>24.1586567124542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64.7478338492064" calcext:value-type="float">
            <text:p>64.7478338492064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1.5193783405483" calcext:value-type="float">
            <text:p>21.5193783405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187340328017" calcext:value-type="float">
            <text:p>3.8518734032801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6.3733637265512" calcext:value-type="float">
            <text:p>26.3733637265512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1.1792120565546" calcext:value-type="float">
            <text:p>11.17921205655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5021522077922" calcext:value-type="float">
            <text:p>18.502152207792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19418999992366" calcext:value-type="float">
            <text:p>4.1941899999236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.8679843373293" calcext:value-type="float">
            <text:p>14.8679843373293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20.6269572222222" calcext:value-type="float">
            <text:p>20.626957222222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4.18327605219503" calcext:value-type="float">
            <text:p>4.18327605219503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54421349938954" calcext:value-type="float">
            <text:p>3.5442134993895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0672913136546" calcext:value-type="float">
            <text:p>3.50672913136546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4.1816434285143" calcext:value-type="float">
            <text:p>4.1816434285143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22.2591783189033" calcext:value-type="float">
            <text:p>22.259178318903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.19434902107944" calcext:value-type="float">
            <text:p>4.1943490210794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.27460155372405" calcext:value-type="float">
            <text:p>6.27460155372405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7.64449020753052" calcext:value-type="float">
            <text:p>7.64449020753052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3.2446452453102" calcext:value-type="float">
            <text:p>13.244645245310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36242935162398" calcext:value-type="float">
            <text:p>3.36242935162398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23.3738583433233" calcext:value-type="float">
            <text:p>23.3738583433233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2.3678749206349" calcext:value-type="float">
            <text:p>12.36787492063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.07917457769284" calcext:value-type="float">
            <text:p>5.07917457769284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61.7167891940837" calcext:value-type="float">
            <text:p>61.716789194083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5.46147535230221" calcext:value-type="float">
            <text:p>5.4614753523022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5405197516699" calcext:value-type="float">
            <text:p>3.5405197516699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4.2942537157287" calcext:value-type="float">
            <text:p>44.2942537157287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8.2637989642857" calcext:value-type="float">
            <text:p>18.263798964285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63716633935509" calcext:value-type="float">
            <text:p>3.63716633935509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6.47139388360006" calcext:value-type="float">
            <text:p>6.4713938836000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3006538132277" calcext:value-type="float">
            <text:p>1.63006538132277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18.1118045779221" calcext:value-type="float">
            <text:p>18.1118045779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580600607946" calcext:value-type="float">
            <text:p>3.05806006079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4982285050505" calcext:value-type="float">
            <text:p>24.49822850505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6664907534138" calcext:value-type="float">
            <text:p>1.06664907534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2:52:41.551807106</meta:creation-date>
    <dc:date>2019-04-24T22:58:03.349162304</dc:date>
    <meta:editing-duration>PT19H52M20S</meta:editing-duration>
    <meta:editing-cycles>1</meta:editing-cycles>
    <meta:document-statistic meta:table-count="1" meta:cell-count="120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616cm" svg:y="0.316cm" chart:style-name="ch2">
          <text:p>Actual vs Predicted Plot for Random Forest</text:p>
        </chart:title>
        <chart:legend chart:legend-position="end" svg:x="13.252cm" svg:y="3.954cm" style:legend-expansion="high" chart:style-name="ch3"/>
        <chart:plot-area chart:style-name="ch4" table:cell-range-address="Sheet1.A1:Sheet1.B1 Sheet1.A3100:Sheet1.B3200" chart:data-source-has-labels="row" svg:x="1.33cm" svg:y="1.275cm" svg:width="11.603cm" svg:height="6.569cm">
          <chartooo:coordinate-region svg:x="2.137cm" svg:y="1.474cm" svg:width="10.796cm" svg:height="5.578cm"/>
          <chart:axis chart:dimension="x" chart:name="primary-x" chart:style-name="ch5">
            <chart:title svg:x="6.439cm" svg:y="8.024cm" chart:style-name="ch6">
              <text:p>Samples</text:p>
            </chart:title>
          </chart:axis>
          <chart:axis chart:dimension="y" chart:name="primary-y" chart:style-name="ch5">
            <chart:title svg:x="0.451cm" svg:y="5.86cm" chart:style-name="ch7">
              <text:p>Invoiced Quantity</text:p>
            </chart:title>
            <chart:grid chart:style-name="ch8" chart:class="major"/>
          </chart:axis>
          <chart:series chart:style-name="ch9" chart:values-cell-range-address="Sheet1.A3100:Sheet1.A3200" chart:label-cell-address="Sheet1.A1:Sheet1.A1" chart:class="chart:line">
            <chart:data-point chart:repeated="101"/>
          </chart:series>
          <chart:series chart:style-name="ch10" chart:values-cell-range-address="Sheet1.B3100:Sheet1.B3200" chart:label-cell-address="Sheet1.B1:Sheet1.B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A1:Sheet1.A1</svg:desc>
                </draw:g>
              </table:table-cell>
              <table:table-cell office:value-type="string">
                <text:p>predict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31">
                <text:p>29.31</text:p>
                <draw:g>
                  <svg:desc>Sheet1.A3100:Sheet1.A3200</svg:desc>
                </draw:g>
              </table:table-cell>
              <table:table-cell office:value-type="float" office:value="34.9838739375902">
                <text:p>34.9838739375902</text:p>
                <draw:g>
                  <svg:desc>Sheet1.B3100:Sheet1.B3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42">
                <text:p>61.42</text:p>
              </table:table-cell>
              <table:table-cell office:value-type="float" office:value="78.6294484523809">
                <text:p>78.6294484523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6">
                <text:p>18.6</text:p>
              </table:table-cell>
              <table:table-cell office:value-type="float" office:value="18.6811490313853">
                <text:p>18.6811490313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3">
                <text:p>3.93</text:p>
              </table:table-cell>
              <table:table-cell office:value-type="float" office:value="3.60148974605692">
                <text:p>3.60148974605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9">
                <text:p>5.39</text:p>
              </table:table-cell>
              <table:table-cell office:value-type="float" office:value="5.85776664513265">
                <text:p>5.85776664513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9">
                <text:p>4.49</text:p>
              </table:table-cell>
              <table:table-cell office:value-type="float" office:value="4.45370008906674">
                <text:p>4.4537000890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1">
                <text:p>2.71</text:p>
              </table:table-cell>
              <table:table-cell office:value-type="float" office:value="3.59423131074307">
                <text:p>3.59423131074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8">
                <text:p>23.8</text:p>
              </table:table-cell>
              <table:table-cell office:value-type="float" office:value="24.8637377404263">
                <text:p>24.8637377404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39">
                <text:p>18.39</text:p>
              </table:table-cell>
              <table:table-cell office:value-type="float" office:value="21.4439785252525">
                <text:p>21.443978525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15">
                <text:p>17.15</text:p>
              </table:table-cell>
              <table:table-cell office:value-type="float" office:value="20.8418688492064">
                <text:p>20.8418688492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">
                <text:p>7.1</text:p>
              </table:table-cell>
              <table:table-cell office:value-type="float" office:value="7.05500477997192">
                <text:p>7.05500477997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2">
                <text:p>3.52</text:p>
              </table:table-cell>
              <table:table-cell office:value-type="float" office:value="4.11940758938505">
                <text:p>4.11940758938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5.73560396470196">
                <text:p>5.73560396470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7.28069516955267">
                <text:p>7.28069516955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5">
                <text:p>4.75</text:p>
              </table:table-cell>
              <table:table-cell office:value-type="float" office:value="6.37626922466422">
                <text:p>6.37626922466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">
                <text:p>2.18</text:p>
              </table:table-cell>
              <table:table-cell office:value-type="float" office:value="3.00054832312441">
                <text:p>3.00054832312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">
                <text:p>2.3</text:p>
              </table:table-cell>
              <table:table-cell office:value-type="float" office:value="2.96999848015474">
                <text:p>2.96999848015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">
                <text:p>1.3</text:p>
              </table:table-cell>
              <table:table-cell office:value-type="float" office:value="1.75561490718615">
                <text:p>1.75561490718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471538632423236">
                <text:p>0.0471538632423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.7">
                <text:p>64.7</text:p>
              </table:table-cell>
              <table:table-cell office:value-type="float" office:value="49.8542172294372">
                <text:p>49.8542172294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.7">
                <text:p>85.7</text:p>
              </table:table-cell>
              <table:table-cell office:value-type="float" office:value="66.6715218398269">
                <text:p>66.6715218398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2">
                <text:p>8.42</text:p>
              </table:table-cell>
              <table:table-cell office:value-type="float" office:value="6.55867262806638">
                <text:p>6.55867262806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">
                <text:p>4.41</text:p>
              </table:table-cell>
              <table:table-cell office:value-type="float" office:value="3.95829353032315">
                <text:p>3.95829353032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85">
                <text:p>15.85</text:p>
              </table:table-cell>
              <table:table-cell office:value-type="float" office:value="16.7834525750361">
                <text:p>16.7834525750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58">
                <text:p>25.58</text:p>
              </table:table-cell>
              <table:table-cell office:value-type="float" office:value="27.4940242857143">
                <text:p>27.494024285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8">
                <text:p>2.88</text:p>
              </table:table-cell>
              <table:table-cell office:value-type="float" office:value="3.7223643951896">
                <text:p>3.7223643951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7">
                <text:p>9.97</text:p>
              </table:table-cell>
              <table:table-cell office:value-type="float" office:value="10.400083538961">
                <text:p>10.400083538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2">
                <text:p>4.12</text:p>
              </table:table-cell>
              <table:table-cell office:value-type="float" office:value="3.99099647784227">
                <text:p>3.99099647784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4">
                <text:p>89.4</text:p>
              </table:table-cell>
              <table:table-cell office:value-type="float" office:value="69.9193602777778">
                <text:p>69.9193602777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2.9550263649096">
                <text:p>2.9550263649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">
                <text:p>12.4</text:p>
              </table:table-cell>
              <table:table-cell office:value-type="float" office:value="9.71540033621933">
                <text:p>9.71540033621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471538632423236">
                <text:p>0.0471538632423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">
                <text:p>4.5</text:p>
              </table:table-cell>
              <table:table-cell office:value-type="float" office:value="4.08808801397522">
                <text:p>4.08808801397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">
                <text:p>13.5</text:p>
              </table:table-cell>
              <table:table-cell office:value-type="float" office:value="10.8971878790654">
                <text:p>10.8971878790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.8688418218544">
                <text:p>3.8688418218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4.08808801397522">
                <text:p>4.08808801397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8">
                <text:p>3.88</text:p>
              </table:table-cell>
              <table:table-cell office:value-type="float" office:value="2.95187078566825">
                <text:p>2.95187078566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5">
                <text:p>10.55</text:p>
              </table:table-cell>
              <table:table-cell office:value-type="float" office:value="9.50407246212121">
                <text:p>9.5040724621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4.3994879442245">
                <text:p>4.3994879442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.65895773446883">
                <text:p>3.65895773446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52">
                <text:p>14.52</text:p>
              </table:table-cell>
              <table:table-cell office:value-type="float" office:value="15.6667496622822">
                <text:p>15.6667496622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9">
                <text:p>3.29</text:p>
              </table:table-cell>
              <table:table-cell office:value-type="float" office:value="4.27164120218016">
                <text:p>4.27164120218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73">
                <text:p>5.73</text:p>
              </table:table-cell>
              <table:table-cell office:value-type="float" office:value="7.07411464923965">
                <text:p>7.07411464923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7">
                <text:p>2.97</text:p>
              </table:table-cell>
              <table:table-cell office:value-type="float" office:value="3.70283112364726">
                <text:p>3.702831123647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43">
                <text:p>10.43</text:p>
              </table:table-cell>
              <table:table-cell office:value-type="float" office:value="9.60298253357754">
                <text:p>9.60298253357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5">
                <text:p>2.45</text:p>
              </table:table-cell>
              <table:table-cell office:value-type="float" office:value="3.61117685979289">
                <text:p>3.61117685979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2">
                <text:p>4.42</text:p>
              </table:table-cell>
              <table:table-cell office:value-type="float" office:value="6.11528884884723">
                <text:p>6.11528884884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4">
                <text:p>14.4</text:p>
              </table:table-cell>
              <table:table-cell office:value-type="float" office:value="17.2166418921356">
                <text:p>17.2166418921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3.14435527641803">
                <text:p>3.144355276418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9">
                <text:p>4.59</text:p>
              </table:table-cell>
              <table:table-cell office:value-type="float" office:value="4.84414315536617">
                <text:p>4.84414315536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9">
                <text:p>3.79</text:p>
              </table:table-cell>
              <table:table-cell office:value-type="float" office:value="3.73941426113186">
                <text:p>3.73941426113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9">
                <text:p>4.89</text:p>
              </table:table-cell>
              <table:table-cell office:value-type="float" office:value="7.7786899600391">
                <text:p>7.7786899600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4.266278438768">
                <text:p>4.266278438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8">
                <text:p>4.18</text:p>
              </table:table-cell>
              <table:table-cell office:value-type="float" office:value="4.58599043003565">
                <text:p>4.58599043003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3">
                <text:p>4.33</text:p>
              </table:table-cell>
              <table:table-cell office:value-type="float" office:value="4.22576819753727">
                <text:p>4.22576819753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3">
                <text:p>3.53</text:p>
              </table:table-cell>
              <table:table-cell office:value-type="float" office:value="3.80681007487822">
                <text:p>3.80681007487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2">
                <text:p>10.72</text:p>
              </table:table-cell>
              <table:table-cell office:value-type="float" office:value="11.0174359235209">
                <text:p>11.0174359235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">
                <text:p>2.8</text:p>
              </table:table-cell>
              <table:table-cell office:value-type="float" office:value="3.48918637583911">
                <text:p>3.48918637583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.69">
                <text:p>31.69</text:p>
              </table:table-cell>
              <table:table-cell office:value-type="float" office:value="26.816981765873">
                <text:p>26.816981765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.41">
                <text:p>144.41</text:p>
              </table:table-cell>
              <table:table-cell office:value-type="float" office:value="119.779285328283">
                <text:p>119.779285328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10.6506911507936">
                <text:p>10.6506911507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2">
                <text:p>4.32</text:p>
              </table:table-cell>
              <table:table-cell office:value-type="float" office:value="3.87401072347713">
                <text:p>3.87401072347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5">
                <text:p>4.85</text:p>
              </table:table-cell>
              <table:table-cell office:value-type="float" office:value="4.42140296043384">
                <text:p>4.42140296043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39">
                <text:p>4.39</text:p>
              </table:table-cell>
              <table:table-cell office:value-type="float" office:value="4.34811233940629">
                <text:p>4.348112339406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.52">
                <text:p>55.52</text:p>
              </table:table-cell>
              <table:table-cell office:value-type="float" office:value="56.102234953824">
                <text:p>56.102234953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3">
                <text:p>4.33</text:p>
              </table:table-cell>
              <table:table-cell office:value-type="float" office:value="4.34686538980078">
                <text:p>4.34686538980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">
                <text:p>4.14</text:p>
              </table:table-cell>
              <table:table-cell office:value-type="float" office:value="4.06062593869073">
                <text:p>4.06062593869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41">
                <text:p>5.41</text:p>
              </table:table-cell>
              <table:table-cell office:value-type="float" office:value="5.85900439946165">
                <text:p>5.85900439946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1">
                <text:p>2.81</text:p>
              </table:table-cell>
              <table:table-cell office:value-type="float" office:value="3.80874368730174">
                <text:p>3.808743687301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4">
                <text:p>14.4</text:p>
              </table:table-cell>
              <table:table-cell office:value-type="float" office:value="17.402032005772">
                <text:p>17.402032005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">
                <text:p>7.5</text:p>
              </table:table-cell>
              <table:table-cell office:value-type="float" office:value="9.08206208874458">
                <text:p>9.08206208874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3">
                <text:p>7.13</text:p>
              </table:table-cell>
              <table:table-cell office:value-type="float" office:value="7.28899255053599">
                <text:p>7.28899255053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471538632423236">
                <text:p>0.0471538632423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.8">
                <text:p>155.8</text:p>
              </table:table-cell>
              <table:table-cell office:value-type="float" office:value="123.927472539683">
                <text:p>123.927472539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9">
                <text:p>4.69</text:p>
              </table:table-cell>
              <table:table-cell office:value-type="float" office:value="4.16348420491085">
                <text:p>4.16348420491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77">
                <text:p>8.77</text:p>
              </table:table-cell>
              <table:table-cell office:value-type="float" office:value="5.23766523154788">
                <text:p>5.23766523154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.2">
                <text:p>30.2</text:p>
              </table:table-cell>
              <table:table-cell office:value-type="float" office:value="19.6557845490621">
                <text:p>19.65578454906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99">
                <text:p>31.99</text:p>
              </table:table-cell>
              <table:table-cell office:value-type="float" office:value="21.7975224909812">
                <text:p>21.79752249098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6">
                <text:p>8.66</text:p>
              </table:table-cell>
              <table:table-cell office:value-type="float" office:value="5.72977099853888">
                <text:p>5.72977099853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38">
                <text:p>9.38</text:p>
              </table:table-cell>
              <table:table-cell office:value-type="float" office:value="7.69181471722722">
                <text:p>7.69181471722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7">
                <text:p>2.77</text:p>
              </table:table-cell>
              <table:table-cell office:value-type="float" office:value="3.52633175127654">
                <text:p>3.526331751276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.95">
                <text:p>39.95</text:p>
              </table:table-cell>
              <table:table-cell office:value-type="float" office:value="42.0740193668831">
                <text:p>42.07401936688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0471538632423236">
                <text:p>0.04715386324232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8">
                <text:p>5.38</text:p>
              </table:table-cell>
              <table:table-cell office:value-type="float" office:value="5.67796855404073">
                <text:p>5.677968554040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2">
                <text:p>14.72</text:p>
              </table:table-cell>
              <table:table-cell office:value-type="float" office:value="15.6138416475192">
                <text:p>15.6138416475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4.15944878260608">
                <text:p>4.15944878260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6.81303761547929">
                <text:p>6.813037615479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29">
                <text:p>10.29</text:p>
              </table:table-cell>
              <table:table-cell office:value-type="float" office:value="9.49502292243867">
                <text:p>9.49502292243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4">
                <text:p>5.54</text:p>
              </table:table-cell>
              <table:table-cell office:value-type="float" office:value="5.88088995287607">
                <text:p>5.88088995287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87">
                <text:p>9.87</text:p>
              </table:table-cell>
              <table:table-cell office:value-type="float" office:value="10.0648427597403">
                <text:p>10.0648427597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9.87407816738817">
                <text:p>9.87407816738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5">
                <text:p>6.95</text:p>
              </table:table-cell>
              <table:table-cell office:value-type="float" office:value="7.63657640607758">
                <text:p>7.63657640607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1">
                <text:p>1.11</text:p>
              </table:table-cell>
              <table:table-cell office:value-type="float" office:value="1.65613678925879">
                <text:p>1.656136789258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7">
                <text:p>1.57</text:p>
              </table:table-cell>
              <table:table-cell office:value-type="float" office:value="1.60319031266211">
                <text:p>1.60319031266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3.61409890694279">
                <text:p>3.61409890694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.3">
                <text:p>98.3</text:p>
              </table:table-cell>
              <table:table-cell office:value-type="float" office:value="110.082597027417">
                <text:p>110.082597027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19">
                <text:p>14.19</text:p>
              </table:table-cell>
              <table:table-cell office:value-type="float" office:value="17.2033267063492">
                <text:p>17.2033267063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1">
                <text:p>4.11</text:p>
              </table:table-cell>
              <table:table-cell office:value-type="float" office:value="4.16577505796515">
                <text:p>4.16577505796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77">
                <text:p>53.77</text:p>
              </table:table-cell>
              <table:table-cell office:value-type="float" office:value="61.3029594230769">
                <text:p>61.3029594230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471538632423236">
                <text:p>0.04715386324232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4">
                <text:p>10.14</text:p>
              </table:table-cell>
              <table:table-cell office:value-type="float" office:value="10.7908287784993">
                <text:p>10.7908287784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